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0.111617" calcext:value-type="float">
            <text:p>-0.111617</text:p>
          </table:table-cell>
          <table:table-cell office:value-type="float" office:value="-0.028787" calcext:value-type="float">
            <text:p>-0.028787</text:p>
          </table:table-cell>
          <table:table-cell office:value-type="float" office:value="-0.002658" calcext:value-type="float">
            <text:p>-0.002658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121707" calcext:value-type="float">
            <text:p>0.121707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498845" calcext:value-type="float">
            <text:p>-0.4988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683573" calcext:value-type="float">
            <text:p>-0.683573</text:p>
          </table:table-cell>
          <table:table-cell office:value-type="float" office:value="-0.095195" calcext:value-type="float">
            <text:p>-0.095195</text:p>
          </table:table-cell>
          <table:table-cell office:value-type="float" office:value="-0.04943" calcext:value-type="float">
            <text:p>-0.04943</text:p>
          </table:table-cell>
          <table:table-cell office:value-type="float" office:value="-0.025522" calcext:value-type="float">
            <text:p>-0.025522</text:p>
          </table:table-cell>
          <table:table-cell office:value-type="float" office:value="-0.008033" calcext:value-type="float">
            <text:p>-0.008033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18075" calcext:value-type="float">
            <text:p>0.018075</text:p>
          </table:table-cell>
          <table:table-cell office:value-type="float" office:value="0.041202" calcext:value-type="float">
            <text:p>0.041202</text:p>
          </table:table-cell>
          <table:table-cell office:value-type="float" office:value="0.081251" calcext:value-type="float">
            <text:p>0.081251</text:p>
          </table:table-cell>
          <table:table-cell office:value-type="float" office:value="0.174005" calcext:value-type="float">
            <text:p>0.174005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54381" calcext:value-type="float">
            <text:p>-0.0543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657249" calcext:value-type="float">
            <text:p>-0.657249</text:p>
          </table:table-cell>
          <table:table-cell office:value-type="float" office:value="-0.095983" calcext:value-type="float">
            <text:p>-0.095983</text:p>
          </table:table-cell>
          <table:table-cell office:value-type="float" office:value="-0.052974" calcext:value-type="float">
            <text:p>-0.052974</text:p>
          </table:table-cell>
          <table:table-cell office:value-type="float" office:value="-0.024099" calcext:value-type="float">
            <text:p>-0.024099</text:p>
          </table:table-cell>
          <table:table-cell office:value-type="float" office:value="-0.006902" calcext:value-type="float">
            <text:p>-0.006902</text:p>
          </table:table-cell>
          <table:table-cell office:value-type="float" office:value="0.006769" calcext:value-type="float">
            <text:p>0.006769</text:p>
          </table:table-cell>
          <table:table-cell office:value-type="float" office:value="0.025013" calcext:value-type="float">
            <text:p>0.025013</text:p>
          </table:table-cell>
          <table:table-cell office:value-type="float" office:value="0.047444" calcext:value-type="float">
            <text:p>0.047444</text:p>
          </table:table-cell>
          <table:table-cell office:value-type="float" office:value="0.094251" calcext:value-type="float">
            <text:p>0.094251</text:p>
          </table:table-cell>
          <table:table-cell office:value-type="float" office:value="0.210774" calcext:value-type="float">
            <text:p>0.210774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45296" calcext:value-type="float">
            <text:p>-0.0452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748206" calcext:value-type="float">
            <text:p>-0.748206</text:p>
          </table:table-cell>
          <table:table-cell office:value-type="float" office:value="-0.077833" calcext:value-type="float">
            <text:p>-0.077833</text:p>
          </table:table-cell>
          <table:table-cell office:value-type="float" office:value="-0.036593" calcext:value-type="float">
            <text:p>-0.03659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-0.001759" calcext:value-type="float">
            <text:p>-0.001759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0.027476" calcext:value-type="float">
            <text:p>0.027476</text:p>
          </table:table-cell>
          <table:table-cell office:value-type="float" office:value="0.051909" calcext:value-type="float">
            <text:p>0.051909</text:p>
          </table:table-cell>
          <table:table-cell office:value-type="float" office:value="0.11219" calcext:value-type="float">
            <text:p>0.11219</text:p>
          </table:table-cell>
          <table:table-cell office:value-type="float" office:value="0.222044" calcext:value-type="float">
            <text:p>0.222044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45885" calcext:value-type="float">
            <text:p>-0.0458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653869" calcext:value-type="float">
            <text:p>-0.653869</text:p>
          </table:table-cell>
          <table:table-cell office:value-type="float" office:value="-0.056895" calcext:value-type="float">
            <text:p>-0.056895</text:p>
          </table:table-cell>
          <table:table-cell office:value-type="float" office:value="-0.022239" calcext:value-type="float">
            <text:p>-0.022239</text:p>
          </table:table-cell>
          <table:table-cell office:value-type="float" office:value="-0.002664" calcext:value-type="float">
            <text:p>-0.002664</text:p>
          </table:table-cell>
          <table:table-cell office:value-type="float" office:value="0.007149" calcext:value-type="float">
            <text:p>0.00714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7985" calcext:value-type="float">
            <text:p>0.037985</text:p>
          </table:table-cell>
          <table:table-cell office:value-type="float" office:value="0.066299" calcext:value-type="float">
            <text:p>0.066299</text:p>
          </table:table-cell>
          <table:table-cell office:value-type="float" office:value="0.12367" calcext:value-type="float">
            <text:p>0.12367</text:p>
          </table:table-cell>
          <table:table-cell office:value-type="float" office:value="0.219824" calcext:value-type="float">
            <text:p>0.219824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25974" calcext:value-type="float">
            <text:p>-0.0259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517726" calcext:value-type="float">
            <text:p>-0.517726</text:p>
          </table:table-cell>
          <table:table-cell office:value-type="float" office:value="-0.054776" calcext:value-type="float">
            <text:p>-0.054776</text:p>
          </table:table-cell>
          <table:table-cell office:value-type="float" office:value="-0.023146" calcext:value-type="float">
            <text:p>-0.023146</text:p>
          </table:table-cell>
          <table:table-cell office:value-type="float" office:value="-0.005527" calcext:value-type="float">
            <text:p>-0.005527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17972" calcext:value-type="float">
            <text:p>0.017972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0.074686" calcext:value-type="float">
            <text:p>0.074686</text:p>
          </table:table-cell>
          <table:table-cell office:value-type="float" office:value="0.140354" calcext:value-type="float">
            <text:p>0.140354</text:p>
          </table:table-cell>
          <table:table-cell office:value-type="float" office:value="0.225833" calcext:value-type="float">
            <text:p>0.225833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10053" calcext:value-type="float">
            <text:p>-0.0100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626353" calcext:value-type="float">
            <text:p>-0.626353</text:p>
          </table:table-cell>
          <table:table-cell office:value-type="float" office:value="-0.057926" calcext:value-type="float">
            <text:p>-0.057926</text:p>
          </table:table-cell>
          <table:table-cell office:value-type="float" office:value="-0.022052" calcext:value-type="float">
            <text:p>-0.022052</text:p>
          </table:table-cell>
          <table:table-cell office:value-type="float" office:value="-0.006601" calcext:value-type="float">
            <text:p>-0.006601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034749" calcext:value-type="float">
            <text:p>0.034749</text:p>
          </table:table-cell>
          <table:table-cell office:value-type="float" office:value="0.059415" calcext:value-type="float">
            <text:p>0.059415</text:p>
          </table:table-cell>
          <table:table-cell office:value-type="float" office:value="0.112754" calcext:value-type="float">
            <text:p>0.112754</text:p>
          </table:table-cell>
          <table:table-cell office:value-type="float" office:value="0.213556" calcext:value-type="float">
            <text:p>0.213556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27334" calcext:value-type="float">
            <text:p>-0.0273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481355" calcext:value-type="float">
            <text:p>-0.481355</text:p>
          </table:table-cell>
          <table:table-cell office:value-type="float" office:value="-0.053043" calcext:value-type="float">
            <text:p>-0.053043</text:p>
          </table:table-cell>
          <table:table-cell office:value-type="float" office:value="-0.022861" calcext:value-type="float">
            <text:p>-0.022861</text:p>
          </table:table-cell>
          <table:table-cell office:value-type="float" office:value="-0.011163" calcext:value-type="float">
            <text:p>-0.01116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10266" calcext:value-type="float">
            <text:p>0.010266</text:p>
          </table:table-cell>
          <table:table-cell office:value-type="float" office:value="0.025398" calcext:value-type="float">
            <text:p>0.025398</text:p>
          </table:table-cell>
          <table:table-cell office:value-type="float" office:value="0.042391" calcext:value-type="float">
            <text:p>0.042391</text:p>
          </table:table-cell>
          <table:table-cell office:value-type="float" office:value="0.080679" calcext:value-type="float">
            <text:p>0.080679</text:p>
          </table:table-cell>
          <table:table-cell office:value-type="float" office:value="0.177854" calcext:value-type="float">
            <text:p>0.177854</text:p>
          </table:table-cell>
          <table:table-cell office:value-type="float" office:value="0.296111" calcext:value-type="float">
            <text:p>0.296111</text:p>
          </table:table-cell>
          <table:table-cell office:value-type="float" office:value="-0.023177" calcext:value-type="float">
            <text:p>-0.0231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480102" calcext:value-type="float">
            <text:p>-0.480102</text:p>
          </table:table-cell>
          <table:table-cell office:value-type="float" office:value="-0.065479" calcext:value-type="float">
            <text:p>-0.065479</text:p>
          </table:table-cell>
          <table:table-cell office:value-type="float" office:value="-0.027618" calcext:value-type="float">
            <text:p>-0.027618</text:p>
          </table:table-cell>
          <table:table-cell office:value-type="float" office:value="-0.009774" calcext:value-type="float">
            <text:p>-0.009774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061261" calcext:value-type="float">
            <text:p>0.061261</text:p>
          </table:table-cell>
          <table:table-cell office:value-type="float" office:value="0.106208" calcext:value-type="float">
            <text:p>0.106208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296422" calcext:value-type="float">
            <text:p>0.296422</text:p>
          </table:table-cell>
          <table:table-cell office:value-type="float" office:value="-0.015477" calcext:value-type="float">
            <text:p>-0.0154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495787" calcext:value-type="float">
            <text:p>-0.495787</text:p>
          </table:table-cell>
          <table:table-cell office:value-type="float" office:value="-0.077321" calcext:value-type="float">
            <text:p>-0.077321</text:p>
          </table:table-cell>
          <table:table-cell office:value-type="float" office:value="-0.029139" calcext:value-type="float">
            <text:p>-0.029139</text:p>
          </table:table-cell>
          <table:table-cell office:value-type="float" office:value="-0.005334" calcext:value-type="float">
            <text:p>-0.005334</text:p>
          </table:table-cell>
          <table:table-cell office:value-type="float" office:value="0.004886" calcext:value-type="float">
            <text:p>0.004886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39723" calcext:value-type="float">
            <text:p>0.039723</text:p>
          </table:table-cell>
          <table:table-cell office:value-type="float" office:value="0.066792" calcext:value-type="float">
            <text:p>0.066792</text:p>
          </table:table-cell>
          <table:table-cell office:value-type="float" office:value="0.110817" calcext:value-type="float">
            <text:p>0.110817</text:p>
          </table:table-cell>
          <table:table-cell office:value-type="float" office:value="0.214032" calcext:value-type="float">
            <text:p>0.214032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-0.015049" calcext:value-type="float">
            <text:p>-0.0150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534326" calcext:value-type="float">
            <text:p>-0.534326</text:p>
          </table:table-cell>
          <table:table-cell office:value-type="float" office:value="-0.077012" calcext:value-type="float">
            <text:p>-0.077012</text:p>
          </table:table-cell>
          <table:table-cell office:value-type="float" office:value="-0.028795" calcext:value-type="float">
            <text:p>-0.028795</text:p>
          </table:table-cell>
          <table:table-cell office:value-type="float" office:value="-0.003242" calcext:value-type="float">
            <text:p>-0.003242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0.042192" calcext:value-type="float">
            <text:p>0.042192</text:p>
          </table:table-cell>
          <table:table-cell office:value-type="float" office:value="0.070963" calcext:value-type="float">
            <text:p>0.070963</text:p>
          </table:table-cell>
          <table:table-cell office:value-type="float" office:value="0.110625" calcext:value-type="float">
            <text:p>0.110625</text:p>
          </table:table-cell>
          <table:table-cell office:value-type="float" office:value="0.208515" calcext:value-type="float">
            <text:p>0.208515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-0.017639" calcext:value-type="float">
            <text:p>-0.0176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590917" calcext:value-type="float">
            <text:p>-0.590917</text:p>
          </table:table-cell>
          <table:table-cell office:value-type="float" office:value="-0.075014" calcext:value-type="float">
            <text:p>-0.075014</text:p>
          </table:table-cell>
          <table:table-cell office:value-type="float" office:value="-0.026302" calcext:value-type="float">
            <text:p>-0.026302</text:p>
          </table:table-cell>
          <table:table-cell office:value-type="float" office:value="-0.001594" calcext:value-type="float">
            <text:p>-0.001594</text:p>
          </table:table-cell>
          <table:table-cell office:value-type="float" office:value="0.012934" calcext:value-type="float">
            <text:p>0.012934</text:p>
          </table:table-cell>
          <table:table-cell office:value-type="float" office:value="0.028257" calcext:value-type="float">
            <text:p>0.028257</text:p>
          </table:table-cell>
          <table:table-cell office:value-type="float" office:value="0.043724" calcext:value-type="float">
            <text:p>0.043724</text:p>
          </table:table-cell>
          <table:table-cell office:value-type="float" office:value="0.077269" calcext:value-type="float">
            <text:p>0.077269</text:p>
          </table:table-cell>
          <table:table-cell office:value-type="float" office:value="0.108469" calcext:value-type="float">
            <text:p>0.108469</text:p>
          </table:table-cell>
          <table:table-cell office:value-type="float" office:value="0.216023" calcext:value-type="float">
            <text:p>0.216023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-0.020715" calcext:value-type="float">
            <text:p>-0.0207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551856" calcext:value-type="float">
            <text:p>-0.551856</text:p>
          </table:table-cell>
          <table:table-cell office:value-type="float" office:value="-0.051648" calcext:value-type="float">
            <text:p>-0.051648</text:p>
          </table:table-cell>
          <table:table-cell office:value-type="float" office:value="-0.015137" calcext:value-type="float">
            <text:p>-0.015137</text:p>
          </table:table-cell>
          <table:table-cell office:value-type="float" office:value="0.006343" calcext:value-type="float">
            <text:p>0.006343</text:p>
          </table:table-cell>
          <table:table-cell office:value-type="float" office:value="0.018636" calcext:value-type="float">
            <text:p>0.018636</text:p>
          </table:table-cell>
          <table:table-cell office:value-type="float" office:value="0.034239" calcext:value-type="float">
            <text:p>0.034239</text:p>
          </table:table-cell>
          <table:table-cell office:value-type="float" office:value="0.05377" calcext:value-type="float">
            <text:p>0.05377</text:p>
          </table:table-cell>
          <table:table-cell office:value-type="float" office:value="0.08466" calcext:value-type="float">
            <text:p>0.08466</text:p>
          </table:table-cell>
          <table:table-cell office:value-type="float" office:value="0.118004" calcext:value-type="float">
            <text:p>0.118004</text:p>
          </table:table-cell>
          <table:table-cell office:value-type="float" office:value="0.222175" calcext:value-type="float">
            <text:p>0.222175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-0.008081" calcext:value-type="float">
            <text:p>-0.0080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395038" calcext:value-type="float">
            <text:p>-0.395038</text:p>
          </table:table-cell>
          <table:table-cell office:value-type="float" office:value="-0.043392" calcext:value-type="float">
            <text:p>-0.043392</text:p>
          </table:table-cell>
          <table:table-cell office:value-type="float" office:value="-0.014408" calcext:value-type="float">
            <text:p>-0.014408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.017752" calcext:value-type="float">
            <text:p>0.017752</text:p>
          </table:table-cell>
          <table:table-cell office:value-type="float" office:value="0.033105" calcext:value-type="float">
            <text:p>0.033105</text:p>
          </table:table-cell>
          <table:table-cell office:value-type="float" office:value="0.054068" calcext:value-type="float">
            <text:p>0.054068</text:p>
          </table:table-cell>
          <table:table-cell office:value-type="float" office:value="0.085526" calcext:value-type="float">
            <text:p>0.085526</text:p>
          </table:table-cell>
          <table:table-cell office:value-type="float" office:value="0.118462" calcext:value-type="float">
            <text:p>0.118462</text:p>
          </table:table-cell>
          <table:table-cell office:value-type="float" office:value="0.21894" calcext:value-type="float">
            <text:p>0.21894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007767" calcext:value-type="float">
            <text:p>0.0077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38637" calcext:value-type="float">
            <text:p>-0.38637</text:p>
          </table:table-cell>
          <table:table-cell office:value-type="float" office:value="-0.048399" calcext:value-type="float">
            <text:p>-0.048399</text:p>
          </table:table-cell>
          <table:table-cell office:value-type="float" office:value="-0.017685" calcext:value-type="float">
            <text:p>-0.017685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14797" calcext:value-type="float">
            <text:p>0.014797</text:p>
          </table:table-cell>
          <table:table-cell office:value-type="float" office:value="0.029302" calcext:value-type="float">
            <text:p>0.029302</text:p>
          </table:table-cell>
          <table:table-cell office:value-type="float" office:value="0.049836" calcext:value-type="float">
            <text:p>0.049836</text:p>
          </table:table-cell>
          <table:table-cell office:value-type="float" office:value="0.079816" calcext:value-type="float">
            <text:p>0.079816</text:p>
          </table:table-cell>
          <table:table-cell office:value-type="float" office:value="0.116903" calcext:value-type="float">
            <text:p>0.116903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008773" calcext:value-type="float">
            <text:p>0.0087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618574" calcext:value-type="float">
            <text:p>-0.618574</text:p>
          </table:table-cell>
          <table:table-cell office:value-type="float" office:value="-0.041645" calcext:value-type="float">
            <text:p>-0.041645</text:p>
          </table:table-cell>
          <table:table-cell office:value-type="float" office:value="-0.014212" calcext:value-type="float">
            <text:p>-0.014212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.020162" calcext:value-type="float">
            <text:p>0.020162</text:p>
          </table:table-cell>
          <table:table-cell office:value-type="float" office:value="0.037145" calcext:value-type="float">
            <text:p>0.037145</text:p>
          </table:table-cell>
          <table:table-cell office:value-type="float" office:value="0.063833" calcext:value-type="float">
            <text:p>0.063833</text:p>
          </table:table-cell>
          <table:table-cell office:value-type="float" office:value="0.092567" calcext:value-type="float">
            <text:p>0.092567</text:p>
          </table:table-cell>
          <table:table-cell office:value-type="float" office:value="0.133515" calcext:value-type="float">
            <text:p>0.133515</text:p>
          </table:table-cell>
          <table:table-cell office:value-type="float" office:value="0.267491" calcext:value-type="float">
            <text:p>0.267491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-0.005518" calcext:value-type="float">
            <text:p>-0.0055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377226" calcext:value-type="float">
            <text:p>-0.377226</text:p>
          </table:table-cell>
          <table:table-cell office:value-type="float" office:value="-0.025027" calcext:value-type="float">
            <text:p>-0.025027</text:p>
          </table:table-cell>
          <table:table-cell office:value-type="float" office:value="-0.004409" calcext:value-type="float">
            <text:p>-0.004409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7135" calcext:value-type="float">
            <text:p>0.027135</text:p>
          </table:table-cell>
          <table:table-cell office:value-type="float" office:value="0.045172" calcext:value-type="float">
            <text:p>0.045172</text:p>
          </table:table-cell>
          <table:table-cell office:value-type="float" office:value="0.068096" calcext:value-type="float">
            <text:p>0.068096</text:p>
          </table:table-cell>
          <table:table-cell office:value-type="float" office:value="0.096192" calcext:value-type="float">
            <text:p>0.096192</text:p>
          </table:table-cell>
          <table:table-cell office:value-type="float" office:value="0.13168" calcext:value-type="float">
            <text:p>0.13168</text:p>
          </table:table-cell>
          <table:table-cell office:value-type="float" office:value="0.266421" calcext:value-type="float">
            <text:p>0.266421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023909" calcext:value-type="float">
            <text:p>0.023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40085" calcext:value-type="float">
            <text:p>-0.40085</text:p>
          </table:table-cell>
          <table:table-cell office:value-type="float" office:value="-0.028484" calcext:value-type="float">
            <text:p>-0.028484</text:p>
          </table:table-cell>
          <table:table-cell office:value-type="float" office:value="-0.003653" calcext:value-type="float">
            <text:p>-0.003653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0.033279" calcext:value-type="float">
            <text:p>0.033279</text:p>
          </table:table-cell>
          <table:table-cell office:value-type="float" office:value="0.051411" calcext:value-type="float">
            <text:p>0.051411</text:p>
          </table:table-cell>
          <table:table-cell office:value-type="float" office:value="0.081306" calcext:value-type="float">
            <text:p>0.081306</text:p>
          </table:table-cell>
          <table:table-cell office:value-type="float" office:value="0.109056" calcext:value-type="float">
            <text:p>0.109056</text:p>
          </table:table-cell>
          <table:table-cell office:value-type="float" office:value="0.139822" calcext:value-type="float">
            <text:p>0.139822</text:p>
          </table:table-cell>
          <table:table-cell office:value-type="float" office:value="0.287801" calcext:value-type="float">
            <text:p>0.287801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028483" calcext:value-type="float">
            <text:p>0.02848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413206" calcext:value-type="float">
            <text:p>-0.413206</text:p>
          </table:table-cell>
          <table:table-cell office:value-type="float" office:value="-0.033853" calcext:value-type="float">
            <text:p>-0.033853</text:p>
          </table:table-cell>
          <table:table-cell office:value-type="float" office:value="-0.009228" calcext:value-type="float">
            <text:p>-0.009228</text:p>
          </table:table-cell>
          <table:table-cell office:value-type="float" office:value="0.012036" calcext:value-type="float">
            <text:p>0.012036</text:p>
          </table:table-cell>
          <table:table-cell office:value-type="float" office:value="0.032272" calcext:value-type="float">
            <text:p>0.032272</text:p>
          </table:table-cell>
          <table:table-cell office:value-type="float" office:value="0.060454" calcext:value-type="float">
            <text:p>0.060454</text:p>
          </table:table-cell>
          <table:table-cell office:value-type="float" office:value="0.091315" calcext:value-type="float">
            <text:p>0.091315</text:p>
          </table:table-cell>
          <table:table-cell office:value-type="float" office:value="0.120943" calcext:value-type="float">
            <text:p>0.120943</text:p>
          </table:table-cell>
          <table:table-cell office:value-type="float" office:value="0.167643" calcext:value-type="float">
            <text:p>0.167643</text:p>
          </table:table-cell>
          <table:table-cell office:value-type="float" office:value="0.310373" calcext:value-type="float">
            <text:p>0.310373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033875" calcext:value-type="float">
            <text:p>0.0338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634206" calcext:value-type="float">
            <text:p>-0.634206</text:p>
          </table:table-cell>
          <table:table-cell office:value-type="float" office:value="-0.03775" calcext:value-type="float">
            <text:p>-0.03775</text:p>
          </table:table-cell>
          <table:table-cell office:value-type="float" office:value="-0.011914" calcext:value-type="float">
            <text:p>-0.011914</text:p>
          </table:table-cell>
          <table:table-cell office:value-type="float" office:value="0.007572" calcext:value-type="float">
            <text:p>0.007572</text:p>
          </table:table-cell>
          <table:table-cell office:value-type="float" office:value="0.024372" calcext:value-type="float">
            <text:p>0.024372</text:p>
          </table:table-cell>
          <table:table-cell office:value-type="float" office:value="0.049276" calcext:value-type="float">
            <text:p>0.049276</text:p>
          </table:table-cell>
          <table:table-cell office:value-type="float" office:value="0.079822" calcext:value-type="float">
            <text:p>0.079822</text:p>
          </table:table-cell>
          <table:table-cell office:value-type="float" office:value="0.113089" calcext:value-type="float">
            <text:p>0.113089</text:p>
          </table:table-cell>
          <table:table-cell office:value-type="float" office:value="0.153595" calcext:value-type="float">
            <text:p>0.153595</text:p>
          </table:table-cell>
          <table:table-cell office:value-type="float" office:value="0.298991" calcext:value-type="float">
            <text:p>0.298991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04285" calcext:value-type="float">
            <text:p>0.0042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565041" calcext:value-type="float">
            <text:p>-0.565041</text:p>
          </table:table-cell>
          <table:table-cell office:value-type="float" office:value="-0.037394" calcext:value-type="float">
            <text:p>-0.037394</text:p>
          </table:table-cell>
          <table:table-cell office:value-type="float" office:value="-0.013357" calcext:value-type="float">
            <text:p>-0.013357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027537" calcext:value-type="float">
            <text:p>0.027537</text:p>
          </table:table-cell>
          <table:table-cell office:value-type="float" office:value="0.05725" calcext:value-type="float">
            <text:p>0.05725</text:p>
          </table:table-cell>
          <table:table-cell office:value-type="float" office:value="0.087264" calcext:value-type="float">
            <text:p>0.087264</text:p>
          </table:table-cell>
          <table:table-cell office:value-type="float" office:value="0.121224" calcext:value-type="float">
            <text:p>0.121224</text:p>
          </table:table-cell>
          <table:table-cell office:value-type="float" office:value="0.177306" calcext:value-type="float">
            <text:p>0.177306</text:p>
          </table:table-cell>
          <table:table-cell office:value-type="float" office:value="0.34383" calcext:value-type="float">
            <text:p>0.34383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20505" calcext:value-type="float">
            <text:p>0.0205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51598" calcext:value-type="float">
            <text:p>-0.51598</text:p>
          </table:table-cell>
          <table:table-cell office:value-type="float" office:value="-0.028146" calcext:value-type="float">
            <text:p>-0.028146</text:p>
          </table:table-cell>
          <table:table-cell office:value-type="float" office:value="-0.003921" calcext:value-type="float">
            <text:p>-0.003921</text:p>
          </table:table-cell>
          <table:table-cell office:value-type="float" office:value="0.017778" calcext:value-type="float">
            <text:p>0.017778</text:p>
          </table:table-cell>
          <table:table-cell office:value-type="float" office:value="0.045163" calcext:value-type="float">
            <text:p>0.045163</text:p>
          </table:table-cell>
          <table:table-cell office:value-type="float" office:value="0.066334" calcext:value-type="float">
            <text:p>0.066334</text:p>
          </table:table-cell>
          <table:table-cell office:value-type="float" office:value="0.091076" calcext:value-type="float">
            <text:p>0.091076</text:p>
          </table:table-cell>
          <table:table-cell office:value-type="float" office:value="0.126818" calcext:value-type="float">
            <text:p>0.126818</text:p>
          </table:table-cell>
          <table:table-cell office:value-type="float" office:value="0.183724" calcext:value-type="float">
            <text:p>0.183724</text:p>
          </table:table-cell>
          <table:table-cell office:value-type="float" office:value="0.329454" calcext:value-type="float">
            <text:p>0.329454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3123" calcext:value-type="float">
            <text:p>0.031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362138" calcext:value-type="float">
            <text:p>-0.362138</text:p>
          </table:table-cell>
          <table:table-cell office:value-type="float" office:value="-0.014902" calcext:value-type="float">
            <text:p>-0.014902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023972" calcext:value-type="float">
            <text:p>0.023972</text:p>
          </table:table-cell>
          <table:table-cell office:value-type="float" office:value="0.052487" calcext:value-type="float">
            <text:p>0.052487</text:p>
          </table:table-cell>
          <table:table-cell office:value-type="float" office:value="0.072752" calcext:value-type="float">
            <text:p>0.072752</text:p>
          </table:table-cell>
          <table:table-cell office:value-type="float" office:value="0.103515" calcext:value-type="float">
            <text:p>0.103515</text:p>
          </table:table-cell>
          <table:table-cell office:value-type="float" office:value="0.140048" calcext:value-type="float">
            <text:p>0.140048</text:p>
          </table:table-cell>
          <table:table-cell office:value-type="float" office:value="0.187521" calcext:value-type="float">
            <text:p>0.187521</text:p>
          </table:table-cell>
          <table:table-cell office:value-type="float" office:value="0.343532" calcext:value-type="float">
            <text:p>0.343532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54915" calcext:value-type="float">
            <text:p>0.05491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356332" calcext:value-type="float">
            <text:p>-0.356332</text:p>
          </table:table-cell>
          <table:table-cell office:value-type="float" office:value="-0.007077" calcext:value-type="float">
            <text:p>-0.007077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.031586" calcext:value-type="float">
            <text:p>0.031586</text:p>
          </table:table-cell>
          <table:table-cell office:value-type="float" office:value="0.055087" calcext:value-type="float">
            <text:p>0.055087</text:p>
          </table:table-cell>
          <table:table-cell office:value-type="float" office:value="0.078298" calcext:value-type="float">
            <text:p>0.078298</text:p>
          </table:table-cell>
          <table:table-cell office:value-type="float" office:value="0.106858" calcext:value-type="float">
            <text:p>0.106858</text:p>
          </table:table-cell>
          <table:table-cell office:value-type="float" office:value="0.144883" calcext:value-type="float">
            <text:p>0.144883</text:p>
          </table:table-cell>
          <table:table-cell office:value-type="float" office:value="0.198991" calcext:value-type="float">
            <text:p>0.198991</text:p>
          </table:table-cell>
          <table:table-cell office:value-type="float" office:value="0.328187" calcext:value-type="float">
            <text:p>0.328187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59331" calcext:value-type="float">
            <text:p>0.0593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548134" calcext:value-type="float">
            <text:p>-0.548134</text:p>
          </table:table-cell>
          <table:table-cell office:value-type="float" office:value="-0.009112" calcext:value-type="float">
            <text:p>-0.009112</text:p>
          </table:table-cell>
          <table:table-cell office:value-type="float" office:value="0.011321" calcext:value-type="float">
            <text:p>0.011321</text:p>
          </table:table-cell>
          <table:table-cell office:value-type="float" office:value="0.037454" calcext:value-type="float">
            <text:p>0.037454</text:p>
          </table:table-cell>
          <table:table-cell office:value-type="float" office:value="0.060972" calcext:value-type="float">
            <text:p>0.060972</text:p>
          </table:table-cell>
          <table:table-cell office:value-type="float" office:value="0.091783" calcext:value-type="float">
            <text:p>0.091783</text:p>
          </table:table-cell>
          <table:table-cell office:value-type="float" office:value="0.125137" calcext:value-type="float">
            <text:p>0.125137</text:p>
          </table:table-cell>
          <table:table-cell office:value-type="float" office:value="0.17118" calcext:value-type="float">
            <text:p>0.17118</text:p>
          </table:table-cell>
          <table:table-cell office:value-type="float" office:value="0.23394" calcext:value-type="float">
            <text:p>0.23394</text:p>
          </table:table-cell>
          <table:table-cell office:value-type="float" office:value="0.335572" calcext:value-type="float">
            <text:p>0.335572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51011" calcext:value-type="float">
            <text:p>0.0510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14376" calcext:value-type="float">
            <text:p>-0.314376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21269" calcext:value-type="float">
            <text:p>0.021269</text:p>
          </table:table-cell>
          <table:table-cell office:value-type="float" office:value="0.045413" calcext:value-type="float">
            <text:p>0.045413</text:p>
          </table:table-cell>
          <table:table-cell office:value-type="float" office:value="0.072072" calcext:value-type="float">
            <text:p>0.072072</text:p>
          </table:table-cell>
          <table:table-cell office:value-type="float" office:value="0.101415" calcext:value-type="float">
            <text:p>0.101415</text:p>
          </table:table-cell>
          <table:table-cell office:value-type="float" office:value="0.138853" calcext:value-type="float">
            <text:p>0.138853</text:p>
          </table:table-cell>
          <table:table-cell office:value-type="float" office:value="0.179949" calcext:value-type="float">
            <text:p>0.179949</text:p>
          </table:table-cell>
          <table:table-cell office:value-type="float" office:value="0.228295" calcext:value-type="float">
            <text:p>0.228295</text:p>
          </table:table-cell>
          <table:table-cell office:value-type="float" office:value="0.329038" calcext:value-type="float">
            <text:p>0.329038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80224" calcext:value-type="float">
            <text:p>0.0802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276466" calcext:value-type="float">
            <text:p>-0.276466</text:p>
          </table:table-cell>
          <table:table-cell office:value-type="float" office:value="0.006572" calcext:value-type="float">
            <text:p>0.006572</text:p>
          </table:table-cell>
          <table:table-cell office:value-type="float" office:value="0.034368" calcext:value-type="float">
            <text:p>0.034368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087921" calcext:value-type="float">
            <text:p>0.087921</text:p>
          </table:table-cell>
          <table:table-cell office:value-type="float" office:value="0.115013" calcext:value-type="float">
            <text:p>0.115013</text:p>
          </table:table-cell>
          <table:table-cell office:value-type="float" office:value="0.147924" calcext:value-type="float">
            <text:p>0.147924</text:p>
          </table:table-cell>
          <table:table-cell office:value-type="float" office:value="0.189191" calcext:value-type="float">
            <text:p>0.189191</text:p>
          </table:table-cell>
          <table:table-cell office:value-type="float" office:value="0.227166" calcext:value-type="float">
            <text:p>0.227166</text:p>
          </table:table-cell>
          <table:table-cell office:value-type="float" office:value="0.336469" calcext:value-type="float">
            <text:p>0.336469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92965" calcext:value-type="float">
            <text:p>0.09296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351362" calcext:value-type="float">
            <text:p>-0.351362</text:p>
          </table:table-cell>
          <table:table-cell office:value-type="float" office:value="0.006561" calcext:value-type="float">
            <text:p>0.006561</text:p>
          </table:table-cell>
          <table:table-cell office:value-type="float" office:value="0.042094" calcext:value-type="float">
            <text:p>0.042094</text:p>
          </table:table-cell>
          <table:table-cell office:value-type="float" office:value="0.07114" calcext:value-type="float">
            <text:p>0.07114</text:p>
          </table:table-cell>
          <table:table-cell office:value-type="float" office:value="0.098036" calcext:value-type="float">
            <text:p>0.098036</text:p>
          </table:table-cell>
          <table:table-cell office:value-type="float" office:value="0.116296" calcext:value-type="float">
            <text:p>0.116296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174363" calcext:value-type="float">
            <text:p>0.174363</text:p>
          </table:table-cell>
          <table:table-cell office:value-type="float" office:value="0.217729" calcext:value-type="float">
            <text:p>0.217729</text:p>
          </table:table-cell>
          <table:table-cell office:value-type="float" office:value="0.32664" calcext:value-type="float">
            <text:p>0.32664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083966" calcext:value-type="float">
            <text:p>0.08396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226459" calcext:value-type="float">
            <text:p>-0.22645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61458" calcext:value-type="float">
            <text:p>0.061458</text:p>
          </table:table-cell>
          <table:table-cell office:value-type="float" office:value="0.09257" calcext:value-type="float">
            <text:p>0.09257</text:p>
          </table:table-cell>
          <table:table-cell office:value-type="float" office:value="0.115484" calcext:value-type="float">
            <text:p>0.115484</text:p>
          </table:table-cell>
          <table:table-cell office:value-type="float" office:value="0.140814" calcext:value-type="float">
            <text:p>0.140814</text:p>
          </table:table-cell>
          <table:table-cell office:value-type="float" office:value="0.174346" calcext:value-type="float">
            <text:p>0.174346</text:p>
          </table:table-cell>
          <table:table-cell office:value-type="float" office:value="0.208048" calcext:value-type="float">
            <text:p>0.208048</text:p>
          </table:table-cell>
          <table:table-cell office:value-type="float" office:value="0.247148" calcext:value-type="float">
            <text:p>0.247148</text:p>
          </table:table-cell>
          <table:table-cell office:value-type="float" office:value="0.356326" calcext:value-type="float">
            <text:p>0.356326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119766" calcext:value-type="float">
            <text:p>0.11976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383496" calcext:value-type="float">
            <text:p>-0.383496</text:p>
          </table:table-cell>
          <table:table-cell office:value-type="float" office:value="0.013287" calcext:value-type="float">
            <text:p>0.013287</text:p>
          </table:table-cell>
          <table:table-cell office:value-type="float" office:value="0.045891" calcext:value-type="float">
            <text:p>0.045891</text:p>
          </table:table-cell>
          <table:table-cell office:value-type="float" office:value="0.079368" calcext:value-type="float">
            <text:p>0.079368</text:p>
          </table:table-cell>
          <table:table-cell office:value-type="float" office:value="0.105623" calcext:value-type="float">
            <text:p>0.105623</text:p>
          </table:table-cell>
          <table:table-cell office:value-type="float" office:value="0.135964" calcext:value-type="float">
            <text:p>0.135964</text:p>
          </table:table-cell>
          <table:table-cell office:value-type="float" office:value="0.168353" calcext:value-type="float">
            <text:p>0.168353</text:p>
          </table:table-cell>
          <table:table-cell office:value-type="float" office:value="0.201985" calcext:value-type="float">
            <text:p>0.201985</text:p>
          </table:table-cell>
          <table:table-cell office:value-type="float" office:value="0.249927" calcext:value-type="float">
            <text:p>0.249927</text:p>
          </table:table-cell>
          <table:table-cell office:value-type="float" office:value="0.352292" calcext:value-type="float">
            <text:p>0.352292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096919" calcext:value-type="float">
            <text:p>0.0969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660203" calcext:value-type="float">
            <text:p>-0.660203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45093" calcext:value-type="float">
            <text:p>0.045093</text:p>
          </table:table-cell>
          <table:table-cell office:value-type="float" office:value="0.075771" calcext:value-type="float">
            <text:p>0.07577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131596" calcext:value-type="float">
            <text:p>0.131596</text:p>
          </table:table-cell>
          <table:table-cell office:value-type="float" office:value="0.168123" calcext:value-type="float">
            <text:p>0.168123</text:p>
          </table:table-cell>
          <table:table-cell office:value-type="float" office:value="0.21536" calcext:value-type="float">
            <text:p>0.21536</text:p>
          </table:table-cell>
          <table:table-cell office:value-type="float" office:value="0.265671" calcext:value-type="float">
            <text:p>0.265671</text:p>
          </table:table-cell>
          <table:table-cell office:value-type="float" office:value="0.355104" calcext:value-type="float">
            <text:p>0.355104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070113" calcext:value-type="float">
            <text:p>0.07011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389789" calcext:value-type="float">
            <text:p>-0.389789</text:p>
          </table:table-cell>
          <table:table-cell office:value-type="float" office:value="0.015891" calcext:value-type="float">
            <text:p>0.015891</text:p>
          </table:table-cell>
          <table:table-cell office:value-type="float" office:value="0.057438" calcext:value-type="float">
            <text:p>0.057438</text:p>
          </table:table-cell>
          <table:table-cell office:value-type="float" office:value="0.090862" calcext:value-type="float">
            <text:p>0.090862</text:p>
          </table:table-cell>
          <table:table-cell office:value-type="float" office:value="0.117582" calcext:value-type="float">
            <text:p>0.117582</text:p>
          </table:table-cell>
          <table:table-cell office:value-type="float" office:value="0.141791" calcext:value-type="float">
            <text:p>0.141791</text:p>
          </table:table-cell>
          <table:table-cell office:value-type="float" office:value="0.176199" calcext:value-type="float">
            <text:p>0.176199</text:p>
          </table:table-cell>
          <table:table-cell office:value-type="float" office:value="0.216164" calcext:value-type="float">
            <text:p>0.216164</text:p>
          </table:table-cell>
          <table:table-cell office:value-type="float" office:value="0.268654" calcext:value-type="float">
            <text:p>0.268654</text:p>
          </table:table-cell>
          <table:table-cell office:value-type="float" office:value="0.369027" calcext:value-type="float">
            <text:p>0.369027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106382" calcext:value-type="float">
            <text:p>0.1063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314028" calcext:value-type="float">
            <text:p>-0.314028</text:p>
          </table:table-cell>
          <table:table-cell office:value-type="float" office:value="0.017303" calcext:value-type="float">
            <text:p>0.017303</text:p>
          </table:table-cell>
          <table:table-cell office:value-type="float" office:value="0.053995" calcext:value-type="float">
            <text:p>0.053995</text:p>
          </table:table-cell>
          <table:table-cell office:value-type="float" office:value="0.086336" calcext:value-type="float">
            <text:p>0.086336</text:p>
          </table:table-cell>
          <table:table-cell office:value-type="float" office:value="0.115353" calcext:value-type="float">
            <text:p>0.115353</text:p>
          </table:table-cell>
          <table:table-cell office:value-type="float" office:value="0.142011" calcext:value-type="float">
            <text:p>0.142011</text:p>
          </table:table-cell>
          <table:table-cell office:value-type="float" office:value="0.173308" calcext:value-type="float">
            <text:p>0.173308</text:p>
          </table:table-cell>
          <table:table-cell office:value-type="float" office:value="0.215134" calcext:value-type="float">
            <text:p>0.215134</text:p>
          </table:table-cell>
          <table:table-cell office:value-type="float" office:value="0.270908" calcext:value-type="float">
            <text:p>0.270908</text:p>
          </table:table-cell>
          <table:table-cell office:value-type="float" office:value="0.370511" calcext:value-type="float">
            <text:p>0.370511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113083" calcext:value-type="float">
            <text:p>0.11308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426766" calcext:value-type="float">
            <text:p>-0.426766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56075" calcext:value-type="float">
            <text:p>0.056075</text:p>
          </table:table-cell>
          <table:table-cell office:value-type="float" office:value="0.094074" calcext:value-type="float">
            <text:p>0.094074</text:p>
          </table:table-cell>
          <table:table-cell office:value-type="float" office:value="0.124378" calcext:value-type="float">
            <text:p>0.124378</text:p>
          </table:table-cell>
          <table:table-cell office:value-type="float" office:value="0.143149" calcext:value-type="float">
            <text:p>0.143149</text:p>
          </table:table-cell>
          <table:table-cell office:value-type="float" office:value="0.171417" calcext:value-type="float">
            <text:p>0.171417</text:p>
          </table:table-cell>
          <table:table-cell office:value-type="float" office:value="0.220199" calcext:value-type="float">
            <text:p>0.220199</text:p>
          </table:table-cell>
          <table:table-cell office:value-type="float" office:value="0.277885" calcext:value-type="float">
            <text:p>0.277885</text:p>
          </table:table-cell>
          <table:table-cell office:value-type="float" office:value="0.369751" calcext:value-type="float">
            <text:p>0.369751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104394" calcext:value-type="float">
            <text:p>0.10439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540762" calcext:value-type="float">
            <text:p>-0.540762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0.056795" calcext:value-type="float">
            <text:p>0.056795</text:p>
          </table:table-cell>
          <table:table-cell office:value-type="float" office:value="0.098023" calcext:value-type="float">
            <text:p>0.098023</text:p>
          </table:table-cell>
          <table:table-cell office:value-type="float" office:value="0.121341" calcext:value-type="float">
            <text:p>0.121341</text:p>
          </table:table-cell>
          <table:table-cell office:value-type="float" office:value="0.143363" calcext:value-type="float">
            <text:p>0.143363</text:p>
          </table:table-cell>
          <table:table-cell office:value-type="float" office:value="0.175454" calcext:value-type="float">
            <text:p>0.175454</text:p>
          </table:table-cell>
          <table:table-cell office:value-type="float" office:value="0.204997" calcext:value-type="float">
            <text:p>0.204997</text:p>
          </table:table-cell>
          <table:table-cell office:value-type="float" office:value="0.249098" calcext:value-type="float">
            <text:p>0.249098</text:p>
          </table:table-cell>
          <table:table-cell office:value-type="float" office:value="0.354069" calcext:value-type="float">
            <text:p>0.354069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088103" calcext:value-type="float">
            <text:p>0.0881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652308" calcext:value-type="float">
            <text:p>-0.652308</text:p>
          </table:table-cell>
          <table:table-cell office:value-type="float" office:value="0.016403" calcext:value-type="float">
            <text:p>0.016403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0.086688" calcext:value-type="float">
            <text:p>0.086688</text:p>
          </table:table-cell>
          <table:table-cell office:value-type="float" office:value="0.114104" calcext:value-type="float">
            <text:p>0.114104</text:p>
          </table:table-cell>
          <table:table-cell office:value-type="float" office:value="0.134036" calcext:value-type="float">
            <text:p>0.134036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7367" calcext:value-type="float">
            <text:p>0.197367</text:p>
          </table:table-cell>
          <table:table-cell office:value-type="float" office:value="0.24358" calcext:value-type="float">
            <text:p>0.24358</text:p>
          </table:table-cell>
          <table:table-cell office:value-type="float" office:value="0.350035" calcext:value-type="float">
            <text:p>0.35003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070601" calcext:value-type="float">
            <text:p>0.07060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651486" calcext:value-type="float">
            <text:p>-0.651486</text:p>
          </table:table-cell>
          <table:table-cell office:value-type="float" office:value="0.018809" calcext:value-type="float">
            <text:p>0.018809</text:p>
          </table:table-cell>
          <table:table-cell office:value-type="float" office:value="0.055016" calcext:value-type="float">
            <text:p>0.055016</text:p>
          </table:table-cell>
          <table:table-cell office:value-type="float" office:value="0.082174" calcext:value-type="float">
            <text:p>0.082174</text:p>
          </table:table-cell>
          <table:table-cell office:value-type="float" office:value="0.112397" calcext:value-type="float">
            <text:p>0.112397</text:p>
          </table:table-cell>
          <table:table-cell office:value-type="float" office:value="0.138075" calcext:value-type="float">
            <text:p>0.138075</text:p>
          </table:table-cell>
          <table:table-cell office:value-type="float" office:value="0.172903" calcext:value-type="float">
            <text:p>0.172903</text:p>
          </table:table-cell>
          <table:table-cell office:value-type="float" office:value="0.207426" calcext:value-type="float">
            <text:p>0.207426</text:p>
          </table:table-cell>
          <table:table-cell office:value-type="float" office:value="0.254424" calcext:value-type="float">
            <text:p>0.254424</text:p>
          </table:table-cell>
          <table:table-cell office:value-type="float" office:value="0.353053" calcext:value-type="float">
            <text:p>0.353053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074279" calcext:value-type="float">
            <text:p>0.07427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662954" calcext:value-type="float">
            <text:p>-0.662954</text:p>
          </table:table-cell>
          <table:table-cell office:value-type="float" office:value="0.014109" calcext:value-type="float">
            <text:p>0.014109</text:p>
          </table:table-cell>
          <table:table-cell office:value-type="float" office:value="0.059312" calcext:value-type="float">
            <text:p>0.059312</text:p>
          </table:table-cell>
          <table:table-cell office:value-type="float" office:value="0.08723" calcext:value-type="float">
            <text:p>0.08723</text:p>
          </table:table-cell>
          <table:table-cell office:value-type="float" office:value="0.110415" calcext:value-type="float">
            <text:p>0.110415</text:p>
          </table:table-cell>
          <table:table-cell office:value-type="float" office:value="0.132023" calcext:value-type="float">
            <text:p>0.132023</text:p>
          </table:table-cell>
          <table:table-cell office:value-type="float" office:value="0.159372" calcext:value-type="float">
            <text:p>0.159372</text:p>
          </table:table-cell>
          <table:table-cell office:value-type="float" office:value="0.193086" calcext:value-type="float">
            <text:p>0.193086</text:p>
          </table:table-cell>
          <table:table-cell office:value-type="float" office:value="0.234466" calcext:value-type="float">
            <text:p>0.234466</text:p>
          </table:table-cell>
          <table:table-cell office:value-type="float" office:value="0.34951" calcext:value-type="float">
            <text:p>0.34951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067657" calcext:value-type="float">
            <text:p>0.0676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306991" calcext:value-type="float">
            <text:p>-0.30699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72322" calcext:value-type="float">
            <text:p>0.072322</text:p>
          </table:table-cell>
          <table:table-cell office:value-type="float" office:value="0.097173" calcext:value-type="float">
            <text:p>0.097173</text:p>
          </table:table-cell>
          <table:table-cell office:value-type="float" office:value="0.120572" calcext:value-type="float">
            <text:p>0.120572</text:p>
          </table:table-cell>
          <table:table-cell office:value-type="float" office:value="0.142915" calcext:value-type="float">
            <text:p>0.142915</text:p>
          </table:table-cell>
          <table:table-cell office:value-type="float" office:value="0.166485" calcext:value-type="float">
            <text:p>0.166485</text:p>
          </table:table-cell>
          <table:table-cell office:value-type="float" office:value="0.195976" calcext:value-type="float">
            <text:p>0.195976</text:p>
          </table:table-cell>
          <table:table-cell office:value-type="float" office:value="0.244072" calcext:value-type="float">
            <text:p>0.244072</text:p>
          </table:table-cell>
          <table:table-cell office:value-type="float" office:value="0.343849" calcext:value-type="float">
            <text:p>0.343849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11187" calcext:value-type="float">
            <text:p>0.11118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36713" calcext:value-type="float">
            <text:p>-0.36713</text:p>
          </table:table-cell>
          <table:table-cell office:value-type="float" office:value="0.045238" calcext:value-type="float">
            <text:p>0.045238</text:p>
          </table:table-cell>
          <table:table-cell office:value-type="float" office:value="0.075713" calcext:value-type="float">
            <text:p>0.075713</text:p>
          </table:table-cell>
          <table:table-cell office:value-type="float" office:value="0.094585" calcext:value-type="float">
            <text:p>0.094585</text:p>
          </table:table-cell>
          <table:table-cell office:value-type="float" office:value="0.119059" calcext:value-type="float">
            <text:p>0.119059</text:p>
          </table:table-cell>
          <table:table-cell office:value-type="float" office:value="0.141221" calcext:value-type="float">
            <text:p>0.141221</text:p>
          </table:table-cell>
          <table:table-cell office:value-type="float" office:value="0.162043" calcext:value-type="float">
            <text:p>0.162043</text:p>
          </table:table-cell>
          <table:table-cell office:value-type="float" office:value="0.193021" calcext:value-type="float">
            <text:p>0.193021</text:p>
          </table:table-cell>
          <table:table-cell office:value-type="float" office:value="0.240095" calcext:value-type="float">
            <text:p>0.240095</text:p>
          </table:table-cell>
          <table:table-cell office:value-type="float" office:value="0.341898" calcext:value-type="float">
            <text:p>0.34189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04574" calcext:value-type="float">
            <text:p>0.1045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248957" calcext:value-type="float">
            <text:p>-0.248957</text:p>
          </table:table-cell>
          <table:table-cell office:value-type="float" office:value="0.047986" calcext:value-type="float">
            <text:p>0.047986</text:p>
          </table:table-cell>
          <table:table-cell office:value-type="float" office:value="0.080139" calcext:value-type="float">
            <text:p>0.080139</text:p>
          </table:table-cell>
          <table:table-cell office:value-type="float" office:value="0.100925" calcext:value-type="float">
            <text:p>0.100925</text:p>
          </table:table-cell>
          <table:table-cell office:value-type="float" office:value="0.121443" calcext:value-type="float">
            <text:p>0.121443</text:p>
          </table:table-cell>
          <table:table-cell office:value-type="float" office:value="0.146764" calcext:value-type="float">
            <text:p>0.146764</text:p>
          </table:table-cell>
          <table:table-cell office:value-type="float" office:value="0.169728" calcext:value-type="float">
            <text:p>0.169728</text:p>
          </table:table-cell>
          <table:table-cell office:value-type="float" office:value="0.193467" calcext:value-type="float">
            <text:p>0.193467</text:p>
          </table:table-cell>
          <table:table-cell office:value-type="float" office:value="0.243517" calcext:value-type="float">
            <text:p>0.243517</text:p>
          </table:table-cell>
          <table:table-cell office:value-type="float" office:value="0.34336" calcext:value-type="float">
            <text:p>0.34336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19837" calcext:value-type="float">
            <text:p>0.11983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45502" calcext:value-type="float">
            <text:p>-0.45502</text:p>
          </table:table-cell>
          <table:table-cell office:value-type="float" office:value="0.036109" calcext:value-type="float">
            <text:p>0.036109</text:p>
          </table:table-cell>
          <table:table-cell office:value-type="float" office:value="0.073366" calcext:value-type="float">
            <text:p>0.073366</text:p>
          </table:table-cell>
          <table:table-cell office:value-type="float" office:value="0.096074" calcext:value-type="float">
            <text:p>0.096074</text:p>
          </table:table-cell>
          <table:table-cell office:value-type="float" office:value="0.123892" calcext:value-type="float">
            <text:p>0.123892</text:p>
          </table:table-cell>
          <table:table-cell office:value-type="float" office:value="0.151913" calcext:value-type="float">
            <text:p>0.151913</text:p>
          </table:table-cell>
          <table:table-cell office:value-type="float" office:value="0.177065" calcext:value-type="float">
            <text:p>0.177065</text:p>
          </table:table-cell>
          <table:table-cell office:value-type="float" office:value="0.204363" calcext:value-type="float">
            <text:p>0.204363</text:p>
          </table:table-cell>
          <table:table-cell office:value-type="float" office:value="0.264566" calcext:value-type="float">
            <text:p>0.264566</text:p>
          </table:table-cell>
          <table:table-cell office:value-type="float" office:value="0.352533" calcext:value-type="float">
            <text:p>0.352533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02486" calcext:value-type="float">
            <text:p>0.10248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337282" calcext:value-type="float">
            <text:p>-0.337282</text:p>
          </table:table-cell>
          <table:table-cell office:value-type="float" office:value="0.042896" calcext:value-type="float">
            <text:p>0.042896</text:p>
          </table:table-cell>
          <table:table-cell office:value-type="float" office:value="0.078342" calcext:value-type="float">
            <text:p>0.078342</text:p>
          </table:table-cell>
          <table:table-cell office:value-type="float" office:value="0.101591" calcext:value-type="float">
            <text:p>0.101591</text:p>
          </table:table-cell>
          <table:table-cell office:value-type="float" office:value="0.120974" calcext:value-type="float">
            <text:p>0.120974</text:p>
          </table:table-cell>
          <table:table-cell office:value-type="float" office:value="0.151779" calcext:value-type="float">
            <text:p>0.151779</text:p>
          </table:table-cell>
          <table:table-cell office:value-type="float" office:value="0.191298" calcext:value-type="float">
            <text:p>0.191298</text:p>
          </table:table-cell>
          <table:table-cell office:value-type="float" office:value="0.223998" calcext:value-type="float">
            <text:p>0.223998</text:p>
          </table:table-cell>
          <table:table-cell office:value-type="float" office:value="0.276597" calcext:value-type="float">
            <text:p>0.276597</text:p>
          </table:table-cell>
          <table:table-cell office:value-type="float" office:value="0.363878" calcext:value-type="float">
            <text:p>0.36387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21407" calcext:value-type="float">
            <text:p>0.12140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375324" calcext:value-type="float">
            <text:p>-0.375324</text:p>
          </table:table-cell>
          <table:table-cell office:value-type="float" office:value="0.041517" calcext:value-type="float">
            <text:p>0.041517</text:p>
          </table:table-cell>
          <table:table-cell office:value-type="float" office:value="0.068625" calcext:value-type="float">
            <text:p>0.068625</text:p>
          </table:table-cell>
          <table:table-cell office:value-type="float" office:value="0.097484" calcext:value-type="float">
            <text:p>0.097484</text:p>
          </table:table-cell>
          <table:table-cell office:value-type="float" office:value="0.120901" calcext:value-type="float">
            <text:p>0.120901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193414" calcext:value-type="float">
            <text:p>0.193414</text:p>
          </table:table-cell>
          <table:table-cell office:value-type="float" office:value="0.224256" calcext:value-type="float">
            <text:p>0.224256</text:p>
          </table:table-cell>
          <table:table-cell office:value-type="float" office:value="0.271918" calcext:value-type="float">
            <text:p>0.271918</text:p>
          </table:table-cell>
          <table:table-cell office:value-type="float" office:value="0.358786" calcext:value-type="float">
            <text:p>0.358786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15876" calcext:value-type="float">
            <text:p>0.1158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574374" calcext:value-type="float">
            <text:p>-0.574374</text:p>
          </table:table-cell>
          <table:table-cell office:value-type="float" office:value="0.033603" calcext:value-type="float">
            <text:p>0.033603</text:p>
          </table:table-cell>
          <table:table-cell office:value-type="float" office:value="0.071384" calcext:value-type="float">
            <text:p>0.071384</text:p>
          </table:table-cell>
          <table:table-cell office:value-type="float" office:value="0.106765" calcext:value-type="float">
            <text:p>0.106765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16281" calcext:value-type="float">
            <text:p>0.16281</text:p>
          </table:table-cell>
          <table:table-cell office:value-type="float" office:value="0.194877" calcext:value-type="float">
            <text:p>0.194877</text:p>
          </table:table-cell>
          <table:table-cell office:value-type="float" office:value="0.229891" calcext:value-type="float">
            <text:p>0.229891</text:p>
          </table:table-cell>
          <table:table-cell office:value-type="float" office:value="0.278203" calcext:value-type="float">
            <text:p>0.278203</text:p>
          </table:table-cell>
          <table:table-cell office:value-type="float" office:value="0.361447" calcext:value-type="float">
            <text:p>0.361447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00486" calcext:value-type="float">
            <text:p>0.10048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366579" calcext:value-type="float">
            <text:p>-0.366579</text:p>
          </table:table-cell>
          <table:table-cell office:value-type="float" office:value="0.040317" calcext:value-type="float">
            <text:p>0.040317</text:p>
          </table:table-cell>
          <table:table-cell office:value-type="float" office:value="0.077816" calcext:value-type="float">
            <text:p>0.077816</text:p>
          </table:table-cell>
          <table:table-cell office:value-type="float" office:value="0.115274" calcext:value-type="float">
            <text:p>0.115274</text:p>
          </table:table-cell>
          <table:table-cell office:value-type="float" office:value="0.147452" calcext:value-type="float">
            <text:p>0.147452</text:p>
          </table:table-cell>
          <table:table-cell office:value-type="float" office:value="0.175586" calcext:value-type="float">
            <text:p>0.175586</text:p>
          </table:table-cell>
          <table:table-cell office:value-type="float" office:value="0.206964" calcext:value-type="float">
            <text:p>0.206964</text:p>
          </table:table-cell>
          <table:table-cell office:value-type="float" office:value="0.243506" calcext:value-type="float">
            <text:p>0.243506</text:p>
          </table:table-cell>
          <table:table-cell office:value-type="float" office:value="0.292356" calcext:value-type="float">
            <text:p>0.292356</text:p>
          </table:table-cell>
          <table:table-cell office:value-type="float" office:value="0.377142" calcext:value-type="float">
            <text:p>0.377142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30983" calcext:value-type="float">
            <text:p>0.13098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331739" calcext:value-type="float">
            <text:p>-0.331739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0.068723" calcext:value-type="float">
            <text:p>0.068723</text:p>
          </table:table-cell>
          <table:table-cell office:value-type="float" office:value="0.101466" calcext:value-type="float">
            <text:p>0.101466</text:p>
          </table:table-cell>
          <table:table-cell office:value-type="float" office:value="0.130223" calcext:value-type="float">
            <text:p>0.130223</text:p>
          </table:table-cell>
          <table:table-cell office:value-type="float" office:value="0.165709" calcext:value-type="float">
            <text:p>0.165709</text:p>
          </table:table-cell>
          <table:table-cell office:value-type="float" office:value="0.197618" calcext:value-type="float">
            <text:p>0.197618</text:p>
          </table:table-cell>
          <table:table-cell office:value-type="float" office:value="0.236788" calcext:value-type="float">
            <text:p>0.236788</text:p>
          </table:table-cell>
          <table:table-cell office:value-type="float" office:value="0.275776" calcext:value-type="float">
            <text:p>0.275776</text:p>
          </table:table-cell>
          <table:table-cell office:value-type="float" office:value="0.362847" calcext:value-type="float">
            <text:p>0.362847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23495" calcext:value-type="float">
            <text:p>0.12349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453612" calcext:value-type="float">
            <text:p>-0.453612</text:p>
          </table:table-cell>
          <table:table-cell office:value-type="float" office:value="0.028626" calcext:value-type="float">
            <text:p>0.028626</text:p>
          </table:table-cell>
          <table:table-cell office:value-type="float" office:value="0.071989" calcext:value-type="float">
            <text:p>0.071989</text:p>
          </table:table-cell>
          <table:table-cell office:value-type="float" office:value="0.105962" calcext:value-type="float">
            <text:p>0.105962</text:p>
          </table:table-cell>
          <table:table-cell office:value-type="float" office:value="0.134001" calcext:value-type="float">
            <text:p>0.134001</text:p>
          </table:table-cell>
          <table:table-cell office:value-type="float" office:value="0.169205" calcext:value-type="float">
            <text:p>0.169205</text:p>
          </table:table-cell>
          <table:table-cell office:value-type="float" office:value="0.199905" calcext:value-type="float">
            <text:p>0.199905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80582" calcext:value-type="float">
            <text:p>0.280582</text:p>
          </table:table-cell>
          <table:table-cell office:value-type="float" office:value="0.369965" calcext:value-type="float">
            <text:p>0.36996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14612" calcext:value-type="float">
            <text:p>0.1146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491682" calcext:value-type="float">
            <text:p>-0.491682</text:p>
          </table:table-cell>
          <table:table-cell office:value-type="float" office:value="0.037802" calcext:value-type="float">
            <text:p>0.037802</text:p>
          </table:table-cell>
          <table:table-cell office:value-type="float" office:value="0.082816" calcext:value-type="float">
            <text:p>0.082816</text:p>
          </table:table-cell>
          <table:table-cell office:value-type="float" office:value="0.109147" calcext:value-type="float">
            <text:p>0.109147</text:p>
          </table:table-cell>
          <table:table-cell office:value-type="float" office:value="0.139682" calcext:value-type="float">
            <text:p>0.139682</text:p>
          </table:table-cell>
          <table:table-cell office:value-type="float" office:value="0.177485" calcext:value-type="float">
            <text:p>0.177485</text:p>
          </table:table-cell>
          <table:table-cell office:value-type="float" office:value="0.21185" calcext:value-type="float">
            <text:p>0.21185</text:p>
          </table:table-cell>
          <table:table-cell office:value-type="float" office:value="0.24472" calcext:value-type="float">
            <text:p>0.24472</text:p>
          </table:table-cell>
          <table:table-cell office:value-type="float" office:value="0.287184" calcext:value-type="float">
            <text:p>0.287184</text:p>
          </table:table-cell>
          <table:table-cell office:value-type="float" office:value="0.374382" calcext:value-type="float">
            <text:p>0.374382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17339" calcext:value-type="float">
            <text:p>0.11733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289172" calcext:value-type="float">
            <text:p>-0.289172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10143" calcext:value-type="float">
            <text:p>0.10143</text:p>
          </table:table-cell>
          <table:table-cell office:value-type="float" office:value="0.125019" calcext:value-type="float">
            <text:p>0.125019</text:p>
          </table:table-cell>
          <table:table-cell office:value-type="float" office:value="0.153239" calcext:value-type="float">
            <text:p>0.153239</text:p>
          </table:table-cell>
          <table:table-cell office:value-type="float" office:value="0.187802" calcext:value-type="float">
            <text:p>0.187802</text:p>
          </table:table-cell>
          <table:table-cell office:value-type="float" office:value="0.221351" calcext:value-type="float">
            <text:p>0.221351</text:p>
          </table:table-cell>
          <table:table-cell office:value-type="float" office:value="0.254404" calcext:value-type="float">
            <text:p>0.254404</text:p>
          </table:table-cell>
          <table:table-cell office:value-type="float" office:value="0.302939" calcext:value-type="float">
            <text:p>0.302939</text:p>
          </table:table-cell>
          <table:table-cell office:value-type="float" office:value="0.378752" calcext:value-type="float">
            <text:p>0.378752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9785" calcext:value-type="float">
            <text:p>0.14978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249685" calcext:value-type="float">
            <text:p>-0.249685</text:p>
          </table:table-cell>
          <table:table-cell office:value-type="float" office:value="0.064246" calcext:value-type="float">
            <text:p>0.064246</text:p>
          </table:table-cell>
          <table:table-cell office:value-type="float" office:value="0.095031" calcext:value-type="float">
            <text:p>0.095031</text:p>
          </table:table-cell>
          <table:table-cell office:value-type="float" office:value="0.117124" calcext:value-type="float">
            <text:p>0.117124</text:p>
          </table:table-cell>
          <table:table-cell office:value-type="float" office:value="0.141821" calcext:value-type="float">
            <text:p>0.141821</text:p>
          </table:table-cell>
          <table:table-cell office:value-type="float" office:value="0.169099" calcext:value-type="float">
            <text:p>0.169099</text:p>
          </table:table-cell>
          <table:table-cell office:value-type="float" office:value="0.201694" calcext:value-type="float">
            <text:p>0.201694</text:p>
          </table:table-cell>
          <table:table-cell office:value-type="float" office:value="0.240027" calcext:value-type="float">
            <text:p>0.240027</text:p>
          </table:table-cell>
          <table:table-cell office:value-type="float" office:value="0.288026" calcext:value-type="float">
            <text:p>0.288026</text:p>
          </table:table-cell>
          <table:table-cell office:value-type="float" office:value="0.376245" calcext:value-type="float">
            <text:p>0.37624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4363" calcext:value-type="float">
            <text:p>0.1443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373068" calcext:value-type="float">
            <text:p>-0.373068</text:p>
          </table:table-cell>
          <table:table-cell office:value-type="float" office:value="0.068487" calcext:value-type="float">
            <text:p>0.068487</text:p>
          </table:table-cell>
          <table:table-cell office:value-type="float" office:value="0.093439" calcext:value-type="float">
            <text:p>0.093439</text:p>
          </table:table-cell>
          <table:table-cell office:value-type="float" office:value="0.113264" calcext:value-type="float">
            <text:p>0.113264</text:p>
          </table:table-cell>
          <table:table-cell office:value-type="float" office:value="0.137334" calcext:value-type="float">
            <text:p>0.137334</text:p>
          </table:table-cell>
          <table:table-cell office:value-type="float" office:value="0.157035" calcext:value-type="float">
            <text:p>0.157035</text:p>
          </table:table-cell>
          <table:table-cell office:value-type="float" office:value="0.190672" calcext:value-type="float">
            <text:p>0.190672</text:p>
          </table:table-cell>
          <table:table-cell office:value-type="float" office:value="0.234263" calcext:value-type="float">
            <text:p>0.234263</text:p>
          </table:table-cell>
          <table:table-cell office:value-type="float" office:value="0.290532" calcext:value-type="float">
            <text:p>0.290532</text:p>
          </table:table-cell>
          <table:table-cell office:value-type="float" office:value="0.377163" calcext:value-type="float">
            <text:p>0.377163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28912" calcext:value-type="float">
            <text:p>0.12891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324541" calcext:value-type="float">
            <text:p>-0.324541</text:p>
          </table:table-cell>
          <table:table-cell office:value-type="float" office:value="0.066951" calcext:value-type="float">
            <text:p>0.066951</text:p>
          </table:table-cell>
          <table:table-cell office:value-type="float" office:value="0.091884" calcext:value-type="float">
            <text:p>0.091884</text:p>
          </table:table-cell>
          <table:table-cell office:value-type="float" office:value="0.113479" calcext:value-type="float">
            <text:p>0.113479</text:p>
          </table:table-cell>
          <table:table-cell office:value-type="float" office:value="0.13981" calcext:value-type="float">
            <text:p>0.13981</text:p>
          </table:table-cell>
          <table:table-cell office:value-type="float" office:value="0.172065" calcext:value-type="float">
            <text:p>0.172065</text:p>
          </table:table-cell>
          <table:table-cell office:value-type="float" office:value="0.213515" calcext:value-type="float">
            <text:p>0.213515</text:p>
          </table:table-cell>
          <table:table-cell office:value-type="float" office:value="0.252678" calcext:value-type="float">
            <text:p>0.252678</text:p>
          </table:table-cell>
          <table:table-cell office:value-type="float" office:value="0.313578" calcext:value-type="float">
            <text:p>0.313578</text:p>
          </table:table-cell>
          <table:table-cell office:value-type="float" office:value="0.383698" calcext:value-type="float">
            <text:p>0.38369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2312" calcext:value-type="float">
            <text:p>0.1423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19492" calcext:value-type="float">
            <text:p>-0.19492</text:p>
          </table:table-cell>
          <table:table-cell office:value-type="float" office:value="0.074394" calcext:value-type="float">
            <text:p>0.074394</text:p>
          </table:table-cell>
          <table:table-cell office:value-type="float" office:value="0.104302" calcext:value-type="float">
            <text:p>0.104302</text:p>
          </table:table-cell>
          <table:table-cell office:value-type="float" office:value="0.129121" calcext:value-type="float">
            <text:p>0.129121</text:p>
          </table:table-cell>
          <table:table-cell office:value-type="float" office:value="0.155901" calcext:value-type="float">
            <text:p>0.155901</text:p>
          </table:table-cell>
          <table:table-cell office:value-type="float" office:value="0.183787" calcext:value-type="float">
            <text:p>0.183787</text:p>
          </table:table-cell>
          <table:table-cell office:value-type="float" office:value="0.218171" calcext:value-type="float">
            <text:p>0.218171</text:p>
          </table:table-cell>
          <table:table-cell office:value-type="float" office:value="0.265243" calcext:value-type="float">
            <text:p>0.265243</text:p>
          </table:table-cell>
          <table:table-cell office:value-type="float" office:value="0.312895" calcext:value-type="float">
            <text:p>0.312895</text:p>
          </table:table-cell>
          <table:table-cell office:value-type="float" office:value="0.375772" calcext:value-type="float">
            <text:p>0.375772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2467" calcext:value-type="float">
            <text:p>0.16246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124491" calcext:value-type="float">
            <text:p>-0.124491</text:p>
          </table:table-cell>
          <table:table-cell office:value-type="float" office:value="0.064681" calcext:value-type="float">
            <text:p>0.064681</text:p>
          </table:table-cell>
          <table:table-cell office:value-type="float" office:value="0.09901" calcext:value-type="float">
            <text:p>0.09901</text:p>
          </table:table-cell>
          <table:table-cell office:value-type="float" office:value="0.123913" calcext:value-type="float">
            <text:p>0.123913</text:p>
          </table:table-cell>
          <table:table-cell office:value-type="float" office:value="0.148141" calcext:value-type="float">
            <text:p>0.148141</text:p>
          </table:table-cell>
          <table:table-cell office:value-type="float" office:value="0.175778" calcext:value-type="float">
            <text:p>0.175778</text:p>
          </table:table-cell>
          <table:table-cell office:value-type="float" office:value="0.214551" calcext:value-type="float">
            <text:p>0.214551</text:p>
          </table:table-cell>
          <table:table-cell office:value-type="float" office:value="0.263496" calcext:value-type="float">
            <text:p>0.263496</text:p>
          </table:table-cell>
          <table:table-cell office:value-type="float" office:value="0.319813" calcext:value-type="float">
            <text:p>0.319813</text:p>
          </table:table-cell>
          <table:table-cell office:value-type="float" office:value="0.386779" calcext:value-type="float">
            <text:p>0.386779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7167" calcext:value-type="float">
            <text:p>0.16716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658652" calcext:value-type="float">
            <text:p>-0.658652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0.083361" calcext:value-type="float">
            <text:p>0.083361</text:p>
          </table:table-cell>
          <table:table-cell office:value-type="float" office:value="0.111457" calcext:value-type="float">
            <text:p>0.111457</text:p>
          </table:table-cell>
          <table:table-cell office:value-type="float" office:value="0.141478" calcext:value-type="float">
            <text:p>0.141478</text:p>
          </table:table-cell>
          <table:table-cell office:value-type="float" office:value="0.173063" calcext:value-type="float">
            <text:p>0.173063</text:p>
          </table:table-cell>
          <table:table-cell office:value-type="float" office:value="0.206244" calcext:value-type="float">
            <text:p>0.206244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312661" calcext:value-type="float">
            <text:p>0.312661</text:p>
          </table:table-cell>
          <table:table-cell office:value-type="float" office:value="0.386938" calcext:value-type="float">
            <text:p>0.38693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03949" calcext:value-type="float">
            <text:p>0.10394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249071" calcext:value-type="float">
            <text:p>-0.249071</text:p>
          </table:table-cell>
          <table:table-cell office:value-type="float" office:value="0.049425" calcext:value-type="float">
            <text:p>0.049425</text:p>
          </table:table-cell>
          <table:table-cell office:value-type="float" office:value="0.088627" calcext:value-type="float">
            <text:p>0.088627</text:p>
          </table:table-cell>
          <table:table-cell office:value-type="float" office:value="0.122342" calcext:value-type="float">
            <text:p>0.122342</text:p>
          </table:table-cell>
          <table:table-cell office:value-type="float" office:value="0.147309" calcext:value-type="float">
            <text:p>0.147309</text:p>
          </table:table-cell>
          <table:table-cell office:value-type="float" office:value="0.174469" calcext:value-type="float">
            <text:p>0.174469</text:p>
          </table:table-cell>
          <table:table-cell office:value-type="float" office:value="0.213492" calcext:value-type="float">
            <text:p>0.213492</text:p>
          </table:table-cell>
          <table:table-cell office:value-type="float" office:value="0.259842" calcext:value-type="float">
            <text:p>0.259842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0.38161" calcext:value-type="float">
            <text:p>0.38161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50685" calcext:value-type="float">
            <text:p>0.15068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208807" calcext:value-type="float">
            <text:p>-0.208807</text:p>
          </table:table-cell>
          <table:table-cell office:value-type="float" office:value="0.049972" calcext:value-type="float">
            <text:p>0.049972</text:p>
          </table:table-cell>
          <table:table-cell office:value-type="float" office:value="0.086494" calcext:value-type="float">
            <text:p>0.086494</text:p>
          </table:table-cell>
          <table:table-cell office:value-type="float" office:value="0.112895" calcext:value-type="float">
            <text:p>0.112895</text:p>
          </table:table-cell>
          <table:table-cell office:value-type="float" office:value="0.140171" calcext:value-type="float">
            <text:p>0.140171</text:p>
          </table:table-cell>
          <table:table-cell office:value-type="float" office:value="0.163803" calcext:value-type="float">
            <text:p>0.163803</text:p>
          </table:table-cell>
          <table:table-cell office:value-type="float" office:value="0.196236" calcext:value-type="float">
            <text:p>0.196236</text:p>
          </table:table-cell>
          <table:table-cell office:value-type="float" office:value="0.241556" calcext:value-type="float">
            <text:p>0.241556</text:p>
          </table:table-cell>
          <table:table-cell office:value-type="float" office:value="0.305784" calcext:value-type="float">
            <text:p>0.305784</text:p>
          </table:table-cell>
          <table:table-cell office:value-type="float" office:value="0.382655" calcext:value-type="float">
            <text:p>0.38265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7076" calcext:value-type="float">
            <text:p>0.1470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301968" calcext:value-type="float">
            <text:p>-0.301968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77699" calcext:value-type="float">
            <text:p>0.077699</text:p>
          </table:table-cell>
          <table:table-cell office:value-type="float" office:value="0.104362" calcext:value-type="float">
            <text:p>0.104362</text:p>
          </table:table-cell>
          <table:table-cell office:value-type="float" office:value="0.126049" calcext:value-type="float">
            <text:p>0.126049</text:p>
          </table:table-cell>
          <table:table-cell office:value-type="float" office:value="0.154568" calcext:value-type="float">
            <text:p>0.154568</text:p>
          </table:table-cell>
          <table:table-cell office:value-type="float" office:value="0.192859" calcext:value-type="float">
            <text:p>0.192859</text:p>
          </table:table-cell>
          <table:table-cell office:value-type="float" office:value="0.239478" calcext:value-type="float">
            <text:p>0.239478</text:p>
          </table:table-cell>
          <table:table-cell office:value-type="float" office:value="0.299731" calcext:value-type="float">
            <text:p>0.299731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32047" calcext:value-type="float">
            <text:p>0.13204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129621" calcext:value-type="float">
            <text:p>-0.129621</text:p>
          </table:table-cell>
          <table:table-cell office:value-type="float" office:value="0.057027" calcext:value-type="float">
            <text:p>0.057027</text:p>
          </table:table-cell>
          <table:table-cell office:value-type="float" office:value="0.094178" calcext:value-type="float">
            <text:p>0.094178</text:p>
          </table:table-cell>
          <table:table-cell office:value-type="float" office:value="0.121077" calcext:value-type="float">
            <text:p>0.121077</text:p>
          </table:table-cell>
          <table:table-cell office:value-type="float" office:value="0.148692" calcext:value-type="float">
            <text:p>0.148692</text:p>
          </table:table-cell>
          <table:table-cell office:value-type="float" office:value="0.168831" calcext:value-type="float">
            <text:p>0.168831</text:p>
          </table:table-cell>
          <table:table-cell office:value-type="float" office:value="0.208467" calcext:value-type="float">
            <text:p>0.208467</text:p>
          </table:table-cell>
          <table:table-cell office:value-type="float" office:value="0.256805" calcext:value-type="float">
            <text:p>0.256805</text:p>
          </table:table-cell>
          <table:table-cell office:value-type="float" office:value="0.30623" calcext:value-type="float">
            <text:p>0.30623</text:p>
          </table:table-cell>
          <table:table-cell office:value-type="float" office:value="0.383708" calcext:value-type="float">
            <text:p>0.38370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1539" calcext:value-type="float">
            <text:p>0.1615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381206" calcext:value-type="float">
            <text:p>-0.381206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98664" calcext:value-type="float">
            <text:p>0.098664</text:p>
          </table:table-cell>
          <table:table-cell office:value-type="float" office:value="0.132998" calcext:value-type="float">
            <text:p>0.132998</text:p>
          </table:table-cell>
          <table:table-cell office:value-type="float" office:value="0.152915" calcext:value-type="float">
            <text:p>0.152915</text:p>
          </table:table-cell>
          <table:table-cell office:value-type="float" office:value="0.176649" calcext:value-type="float">
            <text:p>0.176649</text:p>
          </table:table-cell>
          <table:table-cell office:value-type="float" office:value="0.214209" calcext:value-type="float">
            <text:p>0.214209</text:p>
          </table:table-cell>
          <table:table-cell office:value-type="float" office:value="0.271213" calcext:value-type="float">
            <text:p>0.271213</text:p>
          </table:table-cell>
          <table:table-cell office:value-type="float" office:value="0.323988" calcext:value-type="float">
            <text:p>0.323988</text:p>
          </table:table-cell>
          <table:table-cell office:value-type="float" office:value="0.395275" calcext:value-type="float">
            <text:p>0.39527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3595" calcext:value-type="float">
            <text:p>0.14359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413467" calcext:value-type="float">
            <text:p>-0.413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.097387" calcext:value-type="float">
            <text:p>0.097387</text:p>
          </table:table-cell>
          <table:table-cell office:value-type="float" office:value="0.131184" calcext:value-type="float">
            <text:p>0.131184</text:p>
          </table:table-cell>
          <table:table-cell office:value-type="float" office:value="0.154205" calcext:value-type="float">
            <text:p>0.154205</text:p>
          </table:table-cell>
          <table:table-cell office:value-type="float" office:value="0.180237" calcext:value-type="float">
            <text:p>0.180237</text:p>
          </table:table-cell>
          <table:table-cell office:value-type="float" office:value="0.227137" calcext:value-type="float">
            <text:p>0.227137</text:p>
          </table:table-cell>
          <table:table-cell office:value-type="float" office:value="0.277918" calcext:value-type="float">
            <text:p>0.277918</text:p>
          </table:table-cell>
          <table:table-cell office:value-type="float" office:value="0.327858" calcext:value-type="float">
            <text:p>0.327858</text:p>
          </table:table-cell>
          <table:table-cell office:value-type="float" office:value="0.395321" calcext:value-type="float">
            <text:p>0.395321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3231" calcext:value-type="float">
            <text:p>0.1432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278613" calcext:value-type="float">
            <text:p>-0.278613</text:p>
          </table:table-cell>
          <table:table-cell office:value-type="float" office:value="0.068284" calcext:value-type="float">
            <text:p>0.068284</text:p>
          </table:table-cell>
          <table:table-cell office:value-type="float" office:value="0.103086" calcext:value-type="float">
            <text:p>0.103086</text:p>
          </table:table-cell>
          <table:table-cell office:value-type="float" office:value="0.132253" calcext:value-type="float">
            <text:p>0.132253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189421" calcext:value-type="float">
            <text:p>0.189421</text:p>
          </table:table-cell>
          <table:table-cell office:value-type="float" office:value="0.228931" calcext:value-type="float">
            <text:p>0.228931</text:p>
          </table:table-cell>
          <table:table-cell office:value-type="float" office:value="0.278725" calcext:value-type="float">
            <text:p>0.278725</text:p>
          </table:table-cell>
          <table:table-cell office:value-type="float" office:value="0.327019" calcext:value-type="float">
            <text:p>0.327019</text:p>
          </table:table-cell>
          <table:table-cell office:value-type="float" office:value="0.397133" calcext:value-type="float">
            <text:p>0.397133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028" calcext:value-type="float">
            <text:p>0.160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147353" calcext:value-type="float">
            <text:p>-0.147353</text:p>
          </table:table-cell>
          <table:table-cell office:value-type="float" office:value="0.077634" calcext:value-type="float">
            <text:p>0.077634</text:p>
          </table:table-cell>
          <table:table-cell office:value-type="float" office:value="0.108121" calcext:value-type="float">
            <text:p>0.108121</text:p>
          </table:table-cell>
          <table:table-cell office:value-type="float" office:value="0.139949" calcext:value-type="float">
            <text:p>0.139949</text:p>
          </table:table-cell>
          <table:table-cell office:value-type="float" office:value="0.166639" calcext:value-type="float">
            <text:p>0.166639</text:p>
          </table:table-cell>
          <table:table-cell office:value-type="float" office:value="0.196851" calcext:value-type="float">
            <text:p>0.196851</text:p>
          </table:table-cell>
          <table:table-cell office:value-type="float" office:value="0.237659" calcext:value-type="float">
            <text:p>0.237659</text:p>
          </table:table-cell>
          <table:table-cell office:value-type="float" office:value="0.279859" calcext:value-type="float">
            <text:p>0.279859</text:p>
          </table:table-cell>
          <table:table-cell office:value-type="float" office:value="0.326594" calcext:value-type="float">
            <text:p>0.326594</text:p>
          </table:table-cell>
          <table:table-cell office:value-type="float" office:value="0.408723" calcext:value-type="float">
            <text:p>0.408723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79468" calcext:value-type="float">
            <text:p>0.17946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225411" calcext:value-type="float">
            <text:p>-0.225411</text:p>
          </table:table-cell>
          <table:table-cell office:value-type="float" office:value="0.073158" calcext:value-type="float">
            <text:p>0.073158</text:p>
          </table:table-cell>
          <table:table-cell office:value-type="float" office:value="0.103519" calcext:value-type="float">
            <text:p>0.103519</text:p>
          </table:table-cell>
          <table:table-cell office:value-type="float" office:value="0.133371" calcext:value-type="float">
            <text:p>0.133371</text:p>
          </table:table-cell>
          <table:table-cell office:value-type="float" office:value="0.164694" calcext:value-type="float">
            <text:p>0.164694</text:p>
          </table:table-cell>
          <table:table-cell office:value-type="float" office:value="0.196192" calcext:value-type="float">
            <text:p>0.196192</text:p>
          </table:table-cell>
          <table:table-cell office:value-type="float" office:value="0.232847" calcext:value-type="float">
            <text:p>0.232847</text:p>
          </table:table-cell>
          <table:table-cell office:value-type="float" office:value="0.278061" calcext:value-type="float">
            <text:p>0.278061</text:p>
          </table:table-cell>
          <table:table-cell office:value-type="float" office:value="0.31233" calcext:value-type="float">
            <text:p>0.31233</text:p>
          </table:table-cell>
          <table:table-cell office:value-type="float" office:value="0.390925" calcext:value-type="float">
            <text:p>0.390925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5969" calcext:value-type="float">
            <text:p>0.1659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351233" calcext:value-type="float">
            <text:p>-0.351233</text:p>
          </table:table-cell>
          <table:table-cell office:value-type="float" office:value="0.066387" calcext:value-type="float">
            <text:p>0.066387</text:p>
          </table:table-cell>
          <table:table-cell office:value-type="float" office:value="0.099738" calcext:value-type="float">
            <text:p>0.099738</text:p>
          </table:table-cell>
          <table:table-cell office:value-type="float" office:value="0.125597" calcext:value-type="float">
            <text:p>0.125597</text:p>
          </table:table-cell>
          <table:table-cell office:value-type="float" office:value="0.160044" calcext:value-type="float">
            <text:p>0.160044</text:p>
          </table:table-cell>
          <table:table-cell office:value-type="float" office:value="0.193705" calcext:value-type="float">
            <text:p>0.193705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88449" calcext:value-type="float">
            <text:p>0.288449</text:p>
          </table:table-cell>
          <table:table-cell office:value-type="float" office:value="0.315394" calcext:value-type="float">
            <text:p>0.315394</text:p>
          </table:table-cell>
          <table:table-cell office:value-type="float" office:value="0.391797" calcext:value-type="float">
            <text:p>0.391797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52592" calcext:value-type="float">
            <text:p>0.1525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263091" calcext:value-type="float">
            <text:p>-0.263091</text:p>
          </table:table-cell>
          <table:table-cell office:value-type="float" office:value="0.066465" calcext:value-type="float">
            <text:p>0.066465</text:p>
          </table:table-cell>
          <table:table-cell office:value-type="float" office:value="0.094869" calcext:value-type="float">
            <text:p>0.094869</text:p>
          </table:table-cell>
          <table:table-cell office:value-type="float" office:value="0.130486" calcext:value-type="float">
            <text:p>0.130486</text:p>
          </table:table-cell>
          <table:table-cell office:value-type="float" office:value="0.172259" calcext:value-type="float">
            <text:p>0.172259</text:p>
          </table:table-cell>
          <table:table-cell office:value-type="float" office:value="0.203085" calcext:value-type="float">
            <text:p>0.203085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0.297939" calcext:value-type="float">
            <text:p>0.297939</text:p>
          </table:table-cell>
          <table:table-cell office:value-type="float" office:value="0.32697" calcext:value-type="float">
            <text:p>0.32697</text:p>
          </table:table-cell>
          <table:table-cell office:value-type="float" office:value="0.402814" calcext:value-type="float">
            <text:p>0.402814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7541" calcext:value-type="float">
            <text:p>0.1675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391289" calcext:value-type="float">
            <text:p>-0.391289</text:p>
          </table:table-cell>
          <table:table-cell office:value-type="float" office:value="0.064332" calcext:value-type="float">
            <text:p>0.064332</text:p>
          </table:table-cell>
          <table:table-cell office:value-type="float" office:value="0.09454" calcext:value-type="float">
            <text:p>0.09454</text:p>
          </table:table-cell>
          <table:table-cell office:value-type="float" office:value="0.124114" calcext:value-type="float">
            <text:p>0.124114</text:p>
          </table:table-cell>
          <table:table-cell office:value-type="float" office:value="0.169727" calcext:value-type="float">
            <text:p>0.169727</text:p>
          </table:table-cell>
          <table:table-cell office:value-type="float" office:value="0.205472" calcext:value-type="float">
            <text:p>0.205472</text:p>
          </table:table-cell>
          <table:table-cell office:value-type="float" office:value="0.250253" calcext:value-type="float">
            <text:p>0.250253</text:p>
          </table:table-cell>
          <table:table-cell office:value-type="float" office:value="0.301193" calcext:value-type="float">
            <text:p>0.301193</text:p>
          </table:table-cell>
          <table:table-cell office:value-type="float" office:value="0.330245" calcext:value-type="float">
            <text:p>0.330245</text:p>
          </table:table-cell>
          <table:table-cell office:value-type="float" office:value="0.396532" calcext:value-type="float">
            <text:p>0.396532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54512" calcext:value-type="float">
            <text:p>0.1545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356863" calcext:value-type="float">
            <text:p>-0.356863</text:p>
          </table:table-cell>
          <table:table-cell office:value-type="float" office:value="0.064049" calcext:value-type="float">
            <text:p>0.064049</text:p>
          </table:table-cell>
          <table:table-cell office:value-type="float" office:value="0.099807" calcext:value-type="float">
            <text:p>0.099807</text:p>
          </table:table-cell>
          <table:table-cell office:value-type="float" office:value="0.133332" calcext:value-type="float">
            <text:p>0.133332</text:p>
          </table:table-cell>
          <table:table-cell office:value-type="float" office:value="0.180189" calcext:value-type="float">
            <text:p>0.180189</text:p>
          </table:table-cell>
          <table:table-cell office:value-type="float" office:value="0.210812" calcext:value-type="float">
            <text:p>0.210812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301122" calcext:value-type="float">
            <text:p>0.301122</text:p>
          </table:table-cell>
          <table:table-cell office:value-type="float" office:value="0.327416" calcext:value-type="float">
            <text:p>0.327416</text:p>
          </table:table-cell>
          <table:table-cell office:value-type="float" office:value="0.401738" calcext:value-type="float">
            <text:p>0.40173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62381" calcext:value-type="float">
            <text:p>0.16238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649295" calcext:value-type="float">
            <text:p>-0.649295</text:p>
          </table:table-cell>
          <table:table-cell office:value-type="float" office:value="0.047621" calcext:value-type="float">
            <text:p>0.047621</text:p>
          </table:table-cell>
          <table:table-cell office:value-type="float" office:value="0.090986" calcext:value-type="float">
            <text:p>0.090986</text:p>
          </table:table-cell>
          <table:table-cell office:value-type="float" office:value="0.127869" calcext:value-type="float">
            <text:p>0.127869</text:p>
          </table:table-cell>
          <table:table-cell office:value-type="float" office:value="0.173747" calcext:value-type="float">
            <text:p>0.173747</text:p>
          </table:table-cell>
          <table:table-cell office:value-type="float" office:value="0.21197" calcext:value-type="float">
            <text:p>0.21197</text:p>
          </table:table-cell>
          <table:table-cell office:value-type="float" office:value="0.258821" calcext:value-type="float">
            <text:p>0.258821</text:p>
          </table:table-cell>
          <table:table-cell office:value-type="float" office:value="0.292569" calcext:value-type="float">
            <text:p>0.292569</text:p>
          </table:table-cell>
          <table:table-cell office:value-type="float" office:value="0.320039" calcext:value-type="float">
            <text:p>0.320039</text:p>
          </table:table-cell>
          <table:table-cell office:value-type="float" office:value="0.390419" calcext:value-type="float">
            <text:p>0.390419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26475" calcext:value-type="float">
            <text:p>0.1264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406157" calcext:value-type="float">
            <text:p>-0.406157</text:p>
          </table:table-cell>
          <table:table-cell office:value-type="float" office:value="0.059601" calcext:value-type="float">
            <text:p>0.059601</text:p>
          </table:table-cell>
          <table:table-cell office:value-type="float" office:value="0.102086" calcext:value-type="float">
            <text:p>0.102086</text:p>
          </table:table-cell>
          <table:table-cell office:value-type="float" office:value="0.142099" calcext:value-type="float">
            <text:p>0.142099</text:p>
          </table:table-cell>
          <table:table-cell office:value-type="float" office:value="0.182534" calcext:value-type="float">
            <text:p>0.182534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51742" calcext:value-type="float">
            <text:p>0.251742</text:p>
          </table:table-cell>
          <table:table-cell office:value-type="float" office:value="0.286605" calcext:value-type="float">
            <text:p>0.286605</text:p>
          </table:table-cell>
          <table:table-cell office:value-type="float" office:value="0.325344" calcext:value-type="float">
            <text:p>0.325344</text:p>
          </table:table-cell>
          <table:table-cell office:value-type="float" office:value="0.404534" calcext:value-type="float">
            <text:p>0.404534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56614" calcext:value-type="float">
            <text:p>0.15661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362314" calcext:value-type="float">
            <text:p>-0.362314</text:p>
          </table:table-cell>
          <table:table-cell office:value-type="float" office:value="0.057833" calcext:value-type="float">
            <text:p>0.057833</text:p>
          </table:table-cell>
          <table:table-cell office:value-type="float" office:value="0.088778" calcext:value-type="float">
            <text:p>0.088778</text:p>
          </table:table-cell>
          <table:table-cell office:value-type="float" office:value="0.124171" calcext:value-type="float">
            <text:p>0.124171</text:p>
          </table:table-cell>
          <table:table-cell office:value-type="float" office:value="0.173933" calcext:value-type="float">
            <text:p>0.173933</text:p>
          </table:table-cell>
          <table:table-cell office:value-type="float" office:value="0.217461" calcext:value-type="float">
            <text:p>0.217461</text:p>
          </table:table-cell>
          <table:table-cell office:value-type="float" office:value="0.253348" calcext:value-type="float">
            <text:p>0.253348</text:p>
          </table:table-cell>
          <table:table-cell office:value-type="float" office:value="0.28453" calcext:value-type="float">
            <text:p>0.28453</text:p>
          </table:table-cell>
          <table:table-cell office:value-type="float" office:value="0.318506" calcext:value-type="float">
            <text:p>0.318506</text:p>
          </table:table-cell>
          <table:table-cell office:value-type="float" office:value="0.398138" calcext:value-type="float">
            <text:p>0.398138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55438" calcext:value-type="float">
            <text:p>0.15543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520745" calcext:value-type="float">
            <text:p>-0.520745</text:p>
          </table:table-cell>
          <table:table-cell office:value-type="float" office:value="0.036348" calcext:value-type="float">
            <text:p>0.036348</text:p>
          </table:table-cell>
          <table:table-cell office:value-type="float" office:value="0.075539" calcext:value-type="float">
            <text:p>0.075539</text:p>
          </table:table-cell>
          <table:table-cell office:value-type="float" office:value="0.109306" calcext:value-type="float">
            <text:p>0.109306</text:p>
          </table:table-cell>
          <table:table-cell office:value-type="float" office:value="0.144869" calcext:value-type="float">
            <text:p>0.144869</text:p>
          </table:table-cell>
          <table:table-cell office:value-type="float" office:value="0.179649" calcext:value-type="float">
            <text:p>0.179649</text:p>
          </table:table-cell>
          <table:table-cell office:value-type="float" office:value="0.217741" calcext:value-type="float">
            <text:p>0.217741</text:p>
          </table:table-cell>
          <table:table-cell office:value-type="float" office:value="0.267637" calcext:value-type="float">
            <text:p>0.267637</text:p>
          </table:table-cell>
          <table:table-cell office:value-type="float" office:value="0.313616" calcext:value-type="float">
            <text:p>0.313616</text:p>
          </table:table-cell>
          <table:table-cell office:value-type="float" office:value="0.394094" calcext:value-type="float">
            <text:p>0.394094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21805" calcext:value-type="float">
            <text:p>0.12180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-0.290837" calcext:value-type="float">
            <text:p>-0.290837</text:p>
          </table:table-cell>
          <table:table-cell office:value-type="float" office:value="0.047702" calcext:value-type="float">
            <text:p>0.047702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120135" calcext:value-type="float">
            <text:p>0.120135</text:p>
          </table:table-cell>
          <table:table-cell office:value-type="float" office:value="0.159107" calcext:value-type="float">
            <text:p>0.159107</text:p>
          </table:table-cell>
          <table:table-cell office:value-type="float" office:value="0.190496" calcext:value-type="float">
            <text:p>0.190496</text:p>
          </table:table-cell>
          <table:table-cell office:value-type="float" office:value="0.223982" calcext:value-type="float">
            <text:p>0.223982</text:p>
          </table:table-cell>
          <table:table-cell office:value-type="float" office:value="0.264235" calcext:value-type="float">
            <text:p>0.264235</text:p>
          </table:table-cell>
          <table:table-cell office:value-type="float" office:value="0.308933" calcext:value-type="float">
            <text:p>0.308933</text:p>
          </table:table-cell>
          <table:table-cell office:value-type="float" office:value="0.386279" calcext:value-type="float">
            <text:p>0.386279</text:p>
          </table:table-cell>
          <table:table-cell office:value-type="float" office:value="0.454694" calcext:value-type="float">
            <text:p>0.454694</text:p>
          </table:table-cell>
          <table:table-cell office:value-type="float" office:value="0.149404" calcext:value-type="float">
            <text:p>0.14940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291677" calcext:value-type="float">
            <text:p>-0.291677</text:p>
          </table:table-cell>
          <table:table-cell office:value-type="float" office:value="0.036679" calcext:value-type="float">
            <text:p>0.036679</text:p>
          </table:table-cell>
          <table:table-cell office:value-type="float" office:value="0.072346" calcext:value-type="float">
            <text:p>0.072346</text:p>
          </table:table-cell>
          <table:table-cell office:value-type="float" office:value="0.109926" calcext:value-type="float">
            <text:p>0.109926</text:p>
          </table:table-cell>
          <table:table-cell office:value-type="float" office:value="0.152091" calcext:value-type="float">
            <text:p>0.152091</text:p>
          </table:table-cell>
          <table:table-cell office:value-type="float" office:value="0.18258" calcext:value-type="float">
            <text:p>0.18258</text:p>
          </table:table-cell>
          <table:table-cell office:value-type="float" office:value="0.216863" calcext:value-type="float">
            <text:p>0.216863</text:p>
          </table:table-cell>
          <table:table-cell office:value-type="float" office:value="0.255947" calcext:value-type="float">
            <text:p>0.255947</text:p>
          </table:table-cell>
          <table:table-cell office:value-type="float" office:value="0.301758" calcext:value-type="float">
            <text:p>0.301758</text:p>
          </table:table-cell>
          <table:table-cell office:value-type="float" office:value="0.388597" calcext:value-type="float">
            <text:p>0.388597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42511" calcext:value-type="float">
            <text:p>0.1425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-0.338532" calcext:value-type="float">
            <text:p>-0.338532</text:p>
          </table:table-cell>
          <table:table-cell office:value-type="float" office:value="0.024478" calcext:value-type="float">
            <text:p>0.024478</text:p>
          </table:table-cell>
          <table:table-cell office:value-type="float" office:value="0.068056" calcext:value-type="float">
            <text:p>0.068056</text:p>
          </table:table-cell>
          <table:table-cell office:value-type="float" office:value="0.094997" calcext:value-type="float">
            <text:p>0.094997</text:p>
          </table:table-cell>
          <table:table-cell office:value-type="float" office:value="0.124106" calcext:value-type="float">
            <text:p>0.124106</text:p>
          </table:table-cell>
          <table:table-cell office:value-type="float" office:value="0.153987" calcext:value-type="float">
            <text:p>0.153987</text:p>
          </table:table-cell>
          <table:table-cell office:value-type="float" office:value="0.191167" calcext:value-type="float">
            <text:p>0.191167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300664" calcext:value-type="float">
            <text:p>0.300664</text:p>
          </table:table-cell>
          <table:table-cell office:value-type="float" office:value="0.387879" calcext:value-type="float">
            <text:p>0.387879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25892" calcext:value-type="float">
            <text:p>0.12589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498594" calcext:value-type="float">
            <text:p>-0.498594</text:p>
          </table:table-cell>
          <table:table-cell office:value-type="float" office:value="0.026662" calcext:value-type="float">
            <text:p>0.026662</text:p>
          </table:table-cell>
          <table:table-cell office:value-type="float" office:value="0.065166" calcext:value-type="float">
            <text:p>0.065166</text:p>
          </table:table-cell>
          <table:table-cell office:value-type="float" office:value="0.09438" calcext:value-type="float">
            <text:p>0.09438</text:p>
          </table:table-cell>
          <table:table-cell office:value-type="float" office:value="0.122805" calcext:value-type="float">
            <text:p>0.122805</text:p>
          </table:table-cell>
          <table:table-cell office:value-type="float" office:value="0.157504" calcext:value-type="float">
            <text:p>0.157504</text:p>
          </table:table-cell>
          <table:table-cell office:value-type="float" office:value="0.19719" calcext:value-type="float">
            <text:p>0.19719</text:p>
          </table:table-cell>
          <table:table-cell office:value-type="float" office:value="0.252195" calcext:value-type="float">
            <text:p>0.252195</text:p>
          </table:table-cell>
          <table:table-cell office:value-type="float" office:value="0.31206" calcext:value-type="float">
            <text:p>0.31206</text:p>
          </table:table-cell>
          <table:table-cell office:value-type="float" office:value="0.392835" calcext:value-type="float">
            <text:p>0.392835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1222" calcext:value-type="float">
            <text:p>0.1122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-0.252293" calcext:value-type="float">
            <text:p>-0.252293</text:p>
          </table:table-cell>
          <table:table-cell office:value-type="float" office:value="0.045165" calcext:value-type="float">
            <text:p>0.045165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107818" calcext:value-type="float">
            <text:p>0.107818</text:p>
          </table:table-cell>
          <table:table-cell office:value-type="float" office:value="0.140428" calcext:value-type="float">
            <text:p>0.140428</text:p>
          </table:table-cell>
          <table:table-cell office:value-type="float" office:value="0.176371" calcext:value-type="float">
            <text:p>0.176371</text:p>
          </table:table-cell>
          <table:table-cell office:value-type="float" office:value="0.219593" calcext:value-type="float">
            <text:p>0.219593</text:p>
          </table:table-cell>
          <table:table-cell office:value-type="float" office:value="0.264059" calcext:value-type="float">
            <text:p>0.264059</text:p>
          </table:table-cell>
          <table:table-cell office:value-type="float" office:value="0.321332" calcext:value-type="float">
            <text:p>0.321332</text:p>
          </table:table-cell>
          <table:table-cell office:value-type="float" office:value="0.399671" calcext:value-type="float">
            <text:p>0.399671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49978" calcext:value-type="float">
            <text:p>0.1499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-0.41518" calcext:value-type="float">
            <text:p>-0.41518</text:p>
          </table:table-cell>
          <table:table-cell office:value-type="float" office:value="0.024837" calcext:value-type="float">
            <text:p>0.024837</text:p>
          </table:table-cell>
          <table:table-cell office:value-type="float" office:value="0.065227" calcext:value-type="float">
            <text:p>0.065227</text:p>
          </table:table-cell>
          <table:table-cell office:value-type="float" office:value="0.097354" calcext:value-type="float">
            <text:p>0.097354</text:p>
          </table:table-cell>
          <table:table-cell office:value-type="float" office:value="0.135701" calcext:value-type="float">
            <text:p>0.135701</text:p>
          </table:table-cell>
          <table:table-cell office:value-type="float" office:value="0.170915" calcext:value-type="float">
            <text:p>0.170915</text:p>
          </table:table-cell>
          <table:table-cell office:value-type="float" office:value="0.219538" calcext:value-type="float">
            <text:p>0.219538</text:p>
          </table:table-cell>
          <table:table-cell office:value-type="float" office:value="0.271241" calcext:value-type="float">
            <text:p>0.271241</text:p>
          </table:table-cell>
          <table:table-cell office:value-type="float" office:value="0.324737" calcext:value-type="float">
            <text:p>0.324737</text:p>
          </table:table-cell>
          <table:table-cell office:value-type="float" office:value="0.402942" calcext:value-type="float">
            <text:p>0.402942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29731" calcext:value-type="float">
            <text:p>0.1297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220669" calcext:value-type="float">
            <text:p>-0.220669</text:p>
          </table:table-cell>
          <table:table-cell office:value-type="float" office:value="0.035881" calcext:value-type="float">
            <text:p>0.035881</text:p>
          </table:table-cell>
          <table:table-cell office:value-type="float" office:value="0.074454" calcext:value-type="float">
            <text:p>0.074454</text:p>
          </table:table-cell>
          <table:table-cell office:value-type="float" office:value="0.108745" calcext:value-type="float">
            <text:p>0.108745</text:p>
          </table:table-cell>
          <table:table-cell office:value-type="float" office:value="0.144031" calcext:value-type="float">
            <text:p>0.144031</text:p>
          </table:table-cell>
          <table:table-cell office:value-type="float" office:value="0.182271" calcext:value-type="float">
            <text:p>0.182271</text:p>
          </table:table-cell>
          <table:table-cell office:value-type="float" office:value="0.221051" calcext:value-type="float">
            <text:p>0.221051</text:p>
          </table:table-cell>
          <table:table-cell office:value-type="float" office:value="0.273517" calcext:value-type="float">
            <text:p>0.273517</text:p>
          </table:table-cell>
          <table:table-cell office:value-type="float" office:value="0.325192" calcext:value-type="float">
            <text:p>0.325192</text:p>
          </table:table-cell>
          <table:table-cell office:value-type="float" office:value="0.403375" calcext:value-type="float">
            <text:p>0.403375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54785" calcext:value-type="float">
            <text:p>0.1547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-0.330871" calcext:value-type="float">
            <text:p>-0.330871</text:p>
          </table:table-cell>
          <table:table-cell office:value-type="float" office:value="0.033938" calcext:value-type="float">
            <text:p>0.033938</text:p>
          </table:table-cell>
          <table:table-cell office:value-type="float" office:value="0.069926" calcext:value-type="float">
            <text:p>0.06992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34063" calcext:value-type="float">
            <text:p>0.134063</text:p>
          </table:table-cell>
          <table:table-cell office:value-type="float" office:value="0.170448" calcext:value-type="float">
            <text:p>0.170448</text:p>
          </table:table-cell>
          <table:table-cell office:value-type="float" office:value="0.209983" calcext:value-type="float">
            <text:p>0.209983</text:p>
          </table:table-cell>
          <table:table-cell office:value-type="float" office:value="0.257342" calcext:value-type="float">
            <text:p>0.257342</text:p>
          </table:table-cell>
          <table:table-cell office:value-type="float" office:value="0.30959" calcext:value-type="float">
            <text:p>0.30959</text:p>
          </table:table-cell>
          <table:table-cell office:value-type="float" office:value="0.384406" calcext:value-type="float">
            <text:p>0.384406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33523" calcext:value-type="float">
            <text:p>0.13352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-0.487947" calcext:value-type="float">
            <text:p>-0.487947</text:p>
          </table:table-cell>
          <table:table-cell office:value-type="float" office:value="0.033107" calcext:value-type="float">
            <text:p>0.033107</text:p>
          </table:table-cell>
          <table:table-cell office:value-type="float" office:value="0.074141" calcext:value-type="float">
            <text:p>0.074141</text:p>
          </table:table-cell>
          <table:table-cell office:value-type="float" office:value="0.108647" calcext:value-type="float">
            <text:p>0.108647</text:p>
          </table:table-cell>
          <table:table-cell office:value-type="float" office:value="0.146813" calcext:value-type="float">
            <text:p>0.146813</text:p>
          </table:table-cell>
          <table:table-cell office:value-type="float" office:value="0.184332" calcext:value-type="float">
            <text:p>0.184332</text:p>
          </table:table-cell>
          <table:table-cell office:value-type="float" office:value="0.215857" calcext:value-type="float">
            <text:p>0.215857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0.316429" calcext:value-type="float">
            <text:p>0.316429</text:p>
          </table:table-cell>
          <table:table-cell office:value-type="float" office:value="0.396766" calcext:value-type="float">
            <text:p>0.396766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25118" calcext:value-type="float">
            <text:p>0.1251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0.203384" calcext:value-type="float">
            <text:p>-0.203384</text:p>
          </table:table-cell>
          <table:table-cell office:value-type="float" office:value="0.053214" calcext:value-type="float">
            <text:p>0.053214</text:p>
          </table:table-cell>
          <table:table-cell office:value-type="float" office:value="0.086032" calcext:value-type="float">
            <text:p>0.086032</text:p>
          </table:table-cell>
          <table:table-cell office:value-type="float" office:value="0.118353" calcext:value-type="float">
            <text:p>0.118353</text:p>
          </table:table-cell>
          <table:table-cell office:value-type="float" office:value="0.155908" calcext:value-type="float">
            <text:p>0.155908</text:p>
          </table:table-cell>
          <table:table-cell office:value-type="float" office:value="0.191917" calcext:value-type="float">
            <text:p>0.191917</text:p>
          </table:table-cell>
          <table:table-cell office:value-type="float" office:value="0.232388" calcext:value-type="float">
            <text:p>0.232388</text:p>
          </table:table-cell>
          <table:table-cell office:value-type="float" office:value="0.279903" calcext:value-type="float">
            <text:p>0.279903</text:p>
          </table:table-cell>
          <table:table-cell office:value-type="float" office:value="0.338114" calcext:value-type="float">
            <text:p>0.338114</text:p>
          </table:table-cell>
          <table:table-cell office:value-type="float" office:value="0.411507" calcext:value-type="float">
            <text:p>0.411507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6395" calcext:value-type="float">
            <text:p>0.16639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525705" calcext:value-type="float">
            <text:p>-0.525705</text:p>
          </table:table-cell>
          <table:table-cell office:value-type="float" office:value="0.039495" calcext:value-type="float">
            <text:p>0.039495</text:p>
          </table:table-cell>
          <table:table-cell office:value-type="float" office:value="0.079821" calcext:value-type="float">
            <text:p>0.079821</text:p>
          </table:table-cell>
          <table:table-cell office:value-type="float" office:value="0.112629" calcext:value-type="float">
            <text:p>0.112629</text:p>
          </table:table-cell>
          <table:table-cell office:value-type="float" office:value="0.162524" calcext:value-type="float">
            <text:p>0.162524</text:p>
          </table:table-cell>
          <table:table-cell office:value-type="float" office:value="0.200505" calcext:value-type="float">
            <text:p>0.200505</text:p>
          </table:table-cell>
          <table:table-cell office:value-type="float" office:value="0.253576" calcext:value-type="float">
            <text:p>0.253576</text:p>
          </table:table-cell>
          <table:table-cell office:value-type="float" office:value="0.300237" calcext:value-type="float">
            <text:p>0.300237</text:p>
          </table:table-cell>
          <table:table-cell office:value-type="float" office:value="0.342395" calcext:value-type="float">
            <text:p>0.342395</text:p>
          </table:table-cell>
          <table:table-cell office:value-type="float" office:value="0.414211" calcext:value-type="float">
            <text:p>0.41421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37969" calcext:value-type="float">
            <text:p>0.13796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0.477429" calcext:value-type="float">
            <text:p>-0.477429</text:p>
          </table:table-cell>
          <table:table-cell office:value-type="float" office:value="0.049551" calcext:value-type="float">
            <text:p>0.049551</text:p>
          </table:table-cell>
          <table:table-cell office:value-type="float" office:value="0.086718" calcext:value-type="float">
            <text:p>0.086718</text:p>
          </table:table-cell>
          <table:table-cell office:value-type="float" office:value="0.122094" calcext:value-type="float">
            <text:p>0.122094</text:p>
          </table:table-cell>
          <table:table-cell office:value-type="float" office:value="0.170648" calcext:value-type="float">
            <text:p>0.170648</text:p>
          </table:table-cell>
          <table:table-cell office:value-type="float" office:value="0.203724" calcext:value-type="float">
            <text:p>0.203724</text:p>
          </table:table-cell>
          <table:table-cell office:value-type="float" office:value="0.250922" calcext:value-type="float">
            <text:p>0.250922</text:p>
          </table:table-cell>
          <table:table-cell office:value-type="float" office:value="0.295512" calcext:value-type="float">
            <text:p>0.295512</text:p>
          </table:table-cell>
          <table:table-cell office:value-type="float" office:value="0.333204" calcext:value-type="float">
            <text:p>0.333204</text:p>
          </table:table-cell>
          <table:table-cell office:value-type="float" office:value="0.409926" calcext:value-type="float">
            <text:p>0.409926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44487" calcext:value-type="float">
            <text:p>0.14448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-0.641182" calcext:value-type="float">
            <text:p>-0.641182</text:p>
          </table:table-cell>
          <table:table-cell office:value-type="float" office:value="0.044661" calcext:value-type="float">
            <text:p>0.044661</text:p>
          </table:table-cell>
          <table:table-cell office:value-type="float" office:value="0.079835" calcext:value-type="float">
            <text:p>0.079835</text:p>
          </table:table-cell>
          <table:table-cell office:value-type="float" office:value="0.111087" calcext:value-type="float">
            <text:p>0.111087</text:p>
          </table:table-cell>
          <table:table-cell office:value-type="float" office:value="0.153059" calcext:value-type="float">
            <text:p>0.153059</text:p>
          </table:table-cell>
          <table:table-cell office:value-type="float" office:value="0.200988" calcext:value-type="float">
            <text:p>0.200988</text:p>
          </table:table-cell>
          <table:table-cell office:value-type="float" office:value="0.248699" calcext:value-type="float">
            <text:p>0.248699</text:p>
          </table:table-cell>
          <table:table-cell office:value-type="float" office:value="0.296117" calcext:value-type="float">
            <text:p>0.296117</text:p>
          </table:table-cell>
          <table:table-cell office:value-type="float" office:value="0.323966" calcext:value-type="float">
            <text:p>0.323966</text:p>
          </table:table-cell>
          <table:table-cell office:value-type="float" office:value="0.401914" calcext:value-type="float">
            <text:p>0.401914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21914" calcext:value-type="float">
            <text:p>0.12191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-0.315653" calcext:value-type="float">
            <text:p>-0.315653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33915" calcext:value-type="float">
            <text:p>0.133915</text:p>
          </table:table-cell>
          <table:table-cell office:value-type="float" office:value="0.172782" calcext:value-type="float">
            <text:p>0.172782</text:p>
          </table:table-cell>
          <table:table-cell office:value-type="float" office:value="0.208201" calcext:value-type="float">
            <text:p>0.208201</text:p>
          </table:table-cell>
          <table:table-cell office:value-type="float" office:value="0.257918" calcext:value-type="float">
            <text:p>0.257918</text:p>
          </table:table-cell>
          <table:table-cell office:value-type="float" office:value="0.296843" calcext:value-type="float">
            <text:p>0.296843</text:p>
          </table:table-cell>
          <table:table-cell office:value-type="float" office:value="0.331594" calcext:value-type="float">
            <text:p>0.331594</text:p>
          </table:table-cell>
          <table:table-cell office:value-type="float" office:value="0.41154" calcext:value-type="float">
            <text:p>0.41154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5408" calcext:value-type="float">
            <text:p>0.16540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-0.288565" calcext:value-type="float">
            <text:p>-0.288565</text:p>
          </table:table-cell>
          <table:table-cell office:value-type="float" office:value="0.055366" calcext:value-type="float">
            <text:p>0.055366</text:p>
          </table:table-cell>
          <table:table-cell office:value-type="float" office:value="0.089037" calcext:value-type="float">
            <text:p>0.089037</text:p>
          </table:table-cell>
          <table:table-cell office:value-type="float" office:value="0.124389" calcext:value-type="float">
            <text:p>0.124389</text:p>
          </table:table-cell>
          <table:table-cell office:value-type="float" office:value="0.159555" calcext:value-type="float">
            <text:p>0.159555</text:p>
          </table:table-cell>
          <table:table-cell office:value-type="float" office:value="0.196205" calcext:value-type="float">
            <text:p>0.196205</text:p>
          </table:table-cell>
          <table:table-cell office:value-type="float" office:value="0.250976" calcext:value-type="float">
            <text:p>0.250976</text:p>
          </table:table-cell>
          <table:table-cell office:value-type="float" office:value="0.28598" calcext:value-type="float">
            <text:p>0.28598</text:p>
          </table:table-cell>
          <table:table-cell office:value-type="float" office:value="0.323982" calcext:value-type="float">
            <text:p>0.323982</text:p>
          </table:table-cell>
          <table:table-cell office:value-type="float" office:value="0.406813" calcext:value-type="float">
            <text:p>0.406813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0374" calcext:value-type="float">
            <text:p>0.16037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-0.152808" calcext:value-type="float">
            <text:p>-0.152808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0.089044" calcext:value-type="float">
            <text:p>0.089044</text:p>
          </table:table-cell>
          <table:table-cell office:value-type="float" office:value="0.121133" calcext:value-type="float">
            <text:p>0.121133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94608" calcext:value-type="float">
            <text:p>0.194608</text:p>
          </table:table-cell>
          <table:table-cell office:value-type="float" office:value="0.248671" calcext:value-type="float">
            <text:p>0.248671</text:p>
          </table:table-cell>
          <table:table-cell office:value-type="float" office:value="0.288774" calcext:value-type="float">
            <text:p>0.288774</text:p>
          </table:table-cell>
          <table:table-cell office:value-type="float" office:value="0.335973" calcext:value-type="float">
            <text:p>0.335973</text:p>
          </table:table-cell>
          <table:table-cell office:value-type="float" office:value="0.40523" calcext:value-type="float">
            <text:p>0.40523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4576" calcext:value-type="float">
            <text:p>0.1745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-0.276165" calcext:value-type="float">
            <text:p>-0.276165</text:p>
          </table:table-cell>
          <table:table-cell office:value-type="float" office:value="0.060642" calcext:value-type="float">
            <text:p>0.060642</text:p>
          </table:table-cell>
          <table:table-cell office:value-type="float" office:value="0.095459" calcext:value-type="float">
            <text:p>0.095459</text:p>
          </table:table-cell>
          <table:table-cell office:value-type="float" office:value="0.127863" calcext:value-type="float">
            <text:p>0.127863</text:p>
          </table:table-cell>
          <table:table-cell office:value-type="float" office:value="0.17106" calcext:value-type="float">
            <text:p>0.17106</text:p>
          </table:table-cell>
          <table:table-cell office:value-type="float" office:value="0.212389" calcext:value-type="float">
            <text:p>0.212389</text:p>
          </table:table-cell>
          <table:table-cell office:value-type="float" office:value="0.255294" calcext:value-type="float">
            <text:p>0.255294</text:p>
          </table:table-cell>
          <table:table-cell office:value-type="float" office:value="0.291643" calcext:value-type="float">
            <text:p>0.291643</text:p>
          </table:table-cell>
          <table:table-cell office:value-type="float" office:value="0.332167" calcext:value-type="float">
            <text:p>0.332167</text:p>
          </table:table-cell>
          <table:table-cell office:value-type="float" office:value="0.397946" calcext:value-type="float">
            <text:p>0.397946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683" calcext:value-type="float">
            <text:p>0.1668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319534" calcext:value-type="float">
            <text:p>-0.319534</text:p>
          </table:table-cell>
          <table:table-cell office:value-type="float" office:value="0.051804" calcext:value-type="float">
            <text:p>0.051804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143044" calcext:value-type="float">
            <text:p>0.143044</text:p>
          </table:table-cell>
          <table:table-cell office:value-type="float" office:value="0.179764" calcext:value-type="float">
            <text:p>0.179764</text:p>
          </table:table-cell>
          <table:table-cell office:value-type="float" office:value="0.218733" calcext:value-type="float">
            <text:p>0.218733</text:p>
          </table:table-cell>
          <table:table-cell office:value-type="float" office:value="0.260055" calcext:value-type="float">
            <text:p>0.260055</text:p>
          </table:table-cell>
          <table:table-cell office:value-type="float" office:value="0.296531" calcext:value-type="float">
            <text:p>0.296531</text:p>
          </table:table-cell>
          <table:table-cell office:value-type="float" office:value="0.342168" calcext:value-type="float">
            <text:p>0.342168</text:p>
          </table:table-cell>
          <table:table-cell office:value-type="float" office:value="0.403677" calcext:value-type="float">
            <text:p>0.403677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7664" calcext:value-type="float">
            <text:p>0.1676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-0.314484" calcext:value-type="float">
            <text:p>-0.314484</text:p>
          </table:table-cell>
          <table:table-cell office:value-type="float" office:value="0.060045" calcext:value-type="float">
            <text:p>0.060045</text:p>
          </table:table-cell>
          <table:table-cell office:value-type="float" office:value="0.105826" calcext:value-type="float">
            <text:p>0.105826</text:p>
          </table:table-cell>
          <table:table-cell office:value-type="float" office:value="0.145206" calcext:value-type="float">
            <text:p>0.145206</text:p>
          </table:table-cell>
          <table:table-cell office:value-type="float" office:value="0.179362" calcext:value-type="float">
            <text:p>0.179362</text:p>
          </table:table-cell>
          <table:table-cell office:value-type="float" office:value="0.222111" calcext:value-type="float">
            <text:p>0.222111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0.305554" calcext:value-type="float">
            <text:p>0.305554</text:p>
          </table:table-cell>
          <table:table-cell office:value-type="float" office:value="0.348979" calcext:value-type="float">
            <text:p>0.348979</text:p>
          </table:table-cell>
          <table:table-cell office:value-type="float" office:value="0.40765" calcext:value-type="float">
            <text:p>0.40765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2461" calcext:value-type="float">
            <text:p>0.17246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-0.227844" calcext:value-type="float">
            <text:p>-0.227844</text:p>
          </table:table-cell>
          <table:table-cell office:value-type="float" office:value="0.064836" calcext:value-type="float">
            <text:p>0.064836</text:p>
          </table:table-cell>
          <table:table-cell office:value-type="float" office:value="0.102963" calcext:value-type="float">
            <text:p>0.10296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83707" calcext:value-type="float">
            <text:p>0.183707</text:p>
          </table:table-cell>
          <table:table-cell office:value-type="float" office:value="0.22478" calcext:value-type="float">
            <text:p>0.22478</text:p>
          </table:table-cell>
          <table:table-cell office:value-type="float" office:value="0.271284" calcext:value-type="float">
            <text:p>0.271284</text:p>
          </table:table-cell>
          <table:table-cell office:value-type="float" office:value="0.312035" calcext:value-type="float">
            <text:p>0.312035</text:p>
          </table:table-cell>
          <table:table-cell office:value-type="float" office:value="0.355097" calcext:value-type="float">
            <text:p>0.355097</text:p>
          </table:table-cell>
          <table:table-cell office:value-type="float" office:value="0.406487" calcext:value-type="float">
            <text:p>0.406487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3814" calcext:value-type="float">
            <text:p>0.18381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0.392882" calcext:value-type="float">
            <text:p>-0.392882</text:p>
          </table:table-cell>
          <table:table-cell office:value-type="float" office:value="0.050077" calcext:value-type="float">
            <text:p>0.050077</text:p>
          </table:table-cell>
          <table:table-cell office:value-type="float" office:value="0.088371" calcext:value-type="float">
            <text:p>0.088371</text:p>
          </table:table-cell>
          <table:table-cell office:value-type="float" office:value="0.135773" calcext:value-type="float">
            <text:p>0.135773</text:p>
          </table:table-cell>
          <table:table-cell office:value-type="float" office:value="0.176042" calcext:value-type="float">
            <text:p>0.176042</text:p>
          </table:table-cell>
          <table:table-cell office:value-type="float" office:value="0.222119" calcext:value-type="float">
            <text:p>0.222119</text:p>
          </table:table-cell>
          <table:table-cell office:value-type="float" office:value="0.269213" calcext:value-type="float">
            <text:p>0.269213</text:p>
          </table:table-cell>
          <table:table-cell office:value-type="float" office:value="0.311858" calcext:value-type="float">
            <text:p>0.311858</text:p>
          </table:table-cell>
          <table:table-cell office:value-type="float" office:value="0.355125" calcext:value-type="float">
            <text:p>0.355125</text:p>
          </table:table-cell>
          <table:table-cell office:value-type="float" office:value="0.408371" calcext:value-type="float">
            <text:p>0.40837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2407" calcext:value-type="float">
            <text:p>0.16240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396502" calcext:value-type="float">
            <text:p>-0.396502</text:p>
          </table:table-cell>
          <table:table-cell office:value-type="float" office:value="0.052569" calcext:value-type="float">
            <text:p>0.052569</text:p>
          </table:table-cell>
          <table:table-cell office:value-type="float" office:value="0.085497" calcext:value-type="float">
            <text:p>0.085497</text:p>
          </table:table-cell>
          <table:table-cell office:value-type="float" office:value="0.127334" calcext:value-type="float">
            <text:p>0.127334</text:p>
          </table:table-cell>
          <table:table-cell office:value-type="float" office:value="0.173385" calcext:value-type="float">
            <text:p>0.173385</text:p>
          </table:table-cell>
          <table:table-cell office:value-type="float" office:value="0.215085" calcext:value-type="float">
            <text:p>0.215085</text:p>
          </table:table-cell>
          <table:table-cell office:value-type="float" office:value="0.261305" calcext:value-type="float">
            <text:p>0.261305</text:p>
          </table:table-cell>
          <table:table-cell office:value-type="float" office:value="0.302484" calcext:value-type="float">
            <text:p>0.302484</text:p>
          </table:table-cell>
          <table:table-cell office:value-type="float" office:value="0.359177" calcext:value-type="float">
            <text:p>0.359177</text:p>
          </table:table-cell>
          <table:table-cell office:value-type="float" office:value="0.418185" calcext:value-type="float">
            <text:p>0.418185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59852" calcext:value-type="float">
            <text:p>0.15985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22186" calcext:value-type="float">
            <text:p>-0.22186</text:p>
          </table:table-cell>
          <table:table-cell office:value-type="float" office:value="0.065406" calcext:value-type="float">
            <text:p>0.065406</text:p>
          </table:table-cell>
          <table:table-cell office:value-type="float" office:value="0.090995" calcext:value-type="float">
            <text:p>0.090995</text:p>
          </table:table-cell>
          <table:table-cell office:value-type="float" office:value="0.12412" calcext:value-type="float">
            <text:p>0.12412</text:p>
          </table:table-cell>
          <table:table-cell office:value-type="float" office:value="0.184518" calcext:value-type="float">
            <text:p>0.184518</text:p>
          </table:table-cell>
          <table:table-cell office:value-type="float" office:value="0.220553" calcext:value-type="float">
            <text:p>0.220553</text:p>
          </table:table-cell>
          <table:table-cell office:value-type="float" office:value="0.260148" calcext:value-type="float">
            <text:p>0.260148</text:p>
          </table:table-cell>
          <table:table-cell office:value-type="float" office:value="0.309521" calcext:value-type="float">
            <text:p>0.309521</text:p>
          </table:table-cell>
          <table:table-cell office:value-type="float" office:value="0.36097" calcext:value-type="float">
            <text:p>0.36097</text:p>
          </table:table-cell>
          <table:table-cell office:value-type="float" office:value="0.421979" calcext:value-type="float">
            <text:p>0.421979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1635" calcext:value-type="float">
            <text:p>0.18163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-0.439874" calcext:value-type="float">
            <text:p>-0.439874</text:p>
          </table:table-cell>
          <table:table-cell office:value-type="float" office:value="0.044213" calcext:value-type="float">
            <text:p>0.044213</text:p>
          </table:table-cell>
          <table:table-cell office:value-type="float" office:value="0.081996" calcext:value-type="float">
            <text:p>0.081996</text:p>
          </table:table-cell>
          <table:table-cell office:value-type="float" office:value="0.109043" calcext:value-type="float">
            <text:p>0.109043</text:p>
          </table:table-cell>
          <table:table-cell office:value-type="float" office:value="0.165441" calcext:value-type="float">
            <text:p>0.165441</text:p>
          </table:table-cell>
          <table:table-cell office:value-type="float" office:value="0.219132" calcext:value-type="float">
            <text:p>0.219132</text:p>
          </table:table-cell>
          <table:table-cell office:value-type="float" office:value="0.265773" calcext:value-type="float">
            <text:p>0.265773</text:p>
          </table:table-cell>
          <table:table-cell office:value-type="float" office:value="0.308714" calcext:value-type="float">
            <text:p>0.308714</text:p>
          </table:table-cell>
          <table:table-cell office:value-type="float" office:value="0.357517" calcext:value-type="float">
            <text:p>0.357517</text:p>
          </table:table-cell>
          <table:table-cell office:value-type="float" office:value="0.419719" calcext:value-type="float">
            <text:p>0.419719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53167" calcext:value-type="float">
            <text:p>0.15316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-0.310642" calcext:value-type="float">
            <text:p>-0.310642</text:p>
          </table:table-cell>
          <table:table-cell office:value-type="float" office:value="0.055645" calcext:value-type="float">
            <text:p>0.055645</text:p>
          </table:table-cell>
          <table:table-cell office:value-type="float" office:value="0.092804" calcext:value-type="float">
            <text:p>0.092804</text:p>
          </table:table-cell>
          <table:table-cell office:value-type="float" office:value="0.117581" calcext:value-type="float">
            <text:p>0.117581</text:p>
          </table:table-cell>
          <table:table-cell office:value-type="float" office:value="0.15745" calcext:value-type="float">
            <text:p>0.15745</text:p>
          </table:table-cell>
          <table:table-cell office:value-type="float" office:value="0.210455" calcext:value-type="float">
            <text:p>0.210455</text:p>
          </table:table-cell>
          <table:table-cell office:value-type="float" office:value="0.260546" calcext:value-type="float">
            <text:p>0.260546</text:p>
          </table:table-cell>
          <table:table-cell office:value-type="float" office:value="0.308149" calcext:value-type="float">
            <text:p>0.308149</text:p>
          </table:table-cell>
          <table:table-cell office:value-type="float" office:value="0.356848" calcext:value-type="float">
            <text:p>0.356848</text:p>
          </table:table-cell>
          <table:table-cell office:value-type="float" office:value="0.41961" calcext:value-type="float">
            <text:p>0.4196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6845" calcext:value-type="float">
            <text:p>0.16684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-0.307262" calcext:value-type="float">
            <text:p>-0.307262</text:p>
          </table:table-cell>
          <table:table-cell office:value-type="float" office:value="0.056588" calcext:value-type="float">
            <text:p>0.056588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70195" calcext:value-type="float">
            <text:p>0.170195</text:p>
          </table:table-cell>
          <table:table-cell office:value-type="float" office:value="0.231296" calcext:value-type="float">
            <text:p>0.231296</text:p>
          </table:table-cell>
          <table:table-cell office:value-type="float" office:value="0.277248" calcext:value-type="float">
            <text:p>0.277248</text:p>
          </table:table-cell>
          <table:table-cell office:value-type="float" office:value="0.315966" calcext:value-type="float">
            <text:p>0.315966</text:p>
          </table:table-cell>
          <table:table-cell office:value-type="float" office:value="0.365632" calcext:value-type="float">
            <text:p>0.365632</text:p>
          </table:table-cell>
          <table:table-cell office:value-type="float" office:value="0.42794" calcext:value-type="float">
            <text:p>0.42794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7182" calcext:value-type="float">
            <text:p>0.1771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0.472169" calcext:value-type="float">
            <text:p>-0.472169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0.101849" calcext:value-type="float">
            <text:p>0.101849</text:p>
          </table:table-cell>
          <table:table-cell office:value-type="float" office:value="0.157393" calcext:value-type="float">
            <text:p>0.157393</text:p>
          </table:table-cell>
          <table:table-cell office:value-type="float" office:value="0.217514" calcext:value-type="float">
            <text:p>0.217514</text:p>
          </table:table-cell>
          <table:table-cell office:value-type="float" office:value="0.260917" calcext:value-type="float">
            <text:p>0.260917</text:p>
          </table:table-cell>
          <table:table-cell office:value-type="float" office:value="0.294901" calcext:value-type="float">
            <text:p>0.294901</text:p>
          </table:table-cell>
          <table:table-cell office:value-type="float" office:value="0.32548" calcext:value-type="float">
            <text:p>0.32548</text:p>
          </table:table-cell>
          <table:table-cell office:value-type="float" office:value="0.37059" calcext:value-type="float">
            <text:p>0.37059</text:p>
          </table:table-cell>
          <table:table-cell office:value-type="float" office:value="0.426427" calcext:value-type="float">
            <text:p>0.426427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3716" calcext:value-type="float">
            <text:p>0.1737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-0.342075" calcext:value-type="float">
            <text:p>-0.342075</text:p>
          </table:table-cell>
          <table:table-cell office:value-type="float" office:value="0.074731" calcext:value-type="float">
            <text:p>0.074731</text:p>
          </table:table-cell>
          <table:table-cell office:value-type="float" office:value="0.114573" calcext:value-type="float">
            <text:p>0.114573</text:p>
          </table:table-cell>
          <table:table-cell office:value-type="float" office:value="0.170028" calcext:value-type="float">
            <text:p>0.170028</text:p>
          </table:table-cell>
          <table:table-cell office:value-type="float" office:value="0.22042" calcext:value-type="float">
            <text:p>0.22042</text:p>
          </table:table-cell>
          <table:table-cell office:value-type="float" office:value="0.275274" calcext:value-type="float">
            <text:p>0.275274</text:p>
          </table:table-cell>
          <table:table-cell office:value-type="float" office:value="0.307995" calcext:value-type="float">
            <text:p>0.307995</text:p>
          </table:table-cell>
          <table:table-cell office:value-type="float" office:value="0.343038" calcext:value-type="float">
            <text:p>0.343038</text:p>
          </table:table-cell>
          <table:table-cell office:value-type="float" office:value="0.383115" calcext:value-type="float">
            <text:p>0.383115</text:p>
          </table:table-cell>
          <table:table-cell office:value-type="float" office:value="0.430543" calcext:value-type="float">
            <text:p>0.430543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97764" calcext:value-type="float">
            <text:p>0.1977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-0.798607" calcext:value-type="float">
            <text:p>-0.798607</text:p>
          </table:table-cell>
          <table:table-cell office:value-type="float" office:value="0.037927" calcext:value-type="float">
            <text:p>0.037927</text:p>
          </table:table-cell>
          <table:table-cell office:value-type="float" office:value="0.076557" calcext:value-type="float">
            <text:p>0.076557</text:p>
          </table:table-cell>
          <table:table-cell office:value-type="float" office:value="0.125434" calcext:value-type="float">
            <text:p>0.125434</text:p>
          </table:table-cell>
          <table:table-cell office:value-type="float" office:value="0.189416" calcext:value-type="float">
            <text:p>0.189416</text:p>
          </table:table-cell>
          <table:table-cell office:value-type="float" office:value="0.251415" calcext:value-type="float">
            <text:p>0.251415</text:p>
          </table:table-cell>
          <table:table-cell office:value-type="float" office:value="0.297383" calcext:value-type="float">
            <text:p>0.297383</text:p>
          </table:table-cell>
          <table:table-cell office:value-type="float" office:value="0.332829" calcext:value-type="float">
            <text:p>0.332829</text:p>
          </table:table-cell>
          <table:table-cell office:value-type="float" office:value="0.376585" calcext:value-type="float">
            <text:p>0.376585</text:p>
          </table:table-cell>
          <table:table-cell office:value-type="float" office:value="0.424634" calcext:value-type="float">
            <text:p>0.424634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31357" calcext:value-type="float">
            <text:p>0.13135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-0.350785" calcext:value-type="float">
            <text:p>-0.350785</text:p>
          </table:table-cell>
          <table:table-cell office:value-type="float" office:value="0.048276" calcext:value-type="float">
            <text:p>0.048276</text:p>
          </table:table-cell>
          <table:table-cell office:value-type="float" office:value="0.085302" calcext:value-type="float">
            <text:p>0.085302</text:p>
          </table:table-cell>
          <table:table-cell office:value-type="float" office:value="0.124228" calcext:value-type="float">
            <text:p>0.124228</text:p>
          </table:table-cell>
          <table:table-cell office:value-type="float" office:value="0.187584" calcext:value-type="float">
            <text:p>0.187584</text:p>
          </table:table-cell>
          <table:table-cell office:value-type="float" office:value="0.259675" calcext:value-type="float">
            <text:p>0.259675</text:p>
          </table:table-cell>
          <table:table-cell office:value-type="float" office:value="0.300446" calcext:value-type="float">
            <text:p>0.300446</text:p>
          </table:table-cell>
          <table:table-cell office:value-type="float" office:value="0.334628" calcext:value-type="float">
            <text:p>0.334628</text:p>
          </table:table-cell>
          <table:table-cell office:value-type="float" office:value="0.381673" calcext:value-type="float">
            <text:p>0.381673</text:p>
          </table:table-cell>
          <table:table-cell office:value-type="float" office:value="0.427766" calcext:value-type="float">
            <text:p>0.427766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9879" calcext:value-type="float">
            <text:p>0.17987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-0.265062" calcext:value-type="float">
            <text:p>-0.265062</text:p>
          </table:table-cell>
          <table:table-cell office:value-type="float" office:value="0.056852" calcext:value-type="float">
            <text:p>0.056852</text:p>
          </table:table-cell>
          <table:table-cell office:value-type="float" office:value="0.088792" calcext:value-type="float">
            <text:p>0.088792</text:p>
          </table:table-cell>
          <table:table-cell office:value-type="float" office:value="0.122224" calcext:value-type="float">
            <text:p>0.122224</text:p>
          </table:table-cell>
          <table:table-cell office:value-type="float" office:value="0.170331" calcext:value-type="float">
            <text:p>0.170331</text:p>
          </table:table-cell>
          <table:table-cell office:value-type="float" office:value="0.233791" calcext:value-type="float">
            <text:p>0.233791</text:p>
          </table:table-cell>
          <table:table-cell office:value-type="float" office:value="0.293858" calcext:value-type="float">
            <text:p>0.293858</text:p>
          </table:table-cell>
          <table:table-cell office:value-type="float" office:value="0.327954" calcext:value-type="float">
            <text:p>0.327954</text:p>
          </table:table-cell>
          <table:table-cell office:value-type="float" office:value="0.368682" calcext:value-type="float">
            <text:p>0.368682</text:p>
          </table:table-cell>
          <table:table-cell office:value-type="float" office:value="0.42233" calcext:value-type="float">
            <text:p>0.42233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1975" calcext:value-type="float">
            <text:p>0.1819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-0.264409" calcext:value-type="float">
            <text:p>-0.264409</text:p>
          </table:table-cell>
          <table:table-cell office:value-type="float" office:value="0.057524" calcext:value-type="float">
            <text:p>0.057524</text:p>
          </table:table-cell>
          <table:table-cell office:value-type="float" office:value="0.084754" calcext:value-type="float">
            <text:p>0.084754</text:p>
          </table:table-cell>
          <table:table-cell office:value-type="float" office:value="0.115335" calcext:value-type="float">
            <text:p>0.115335</text:p>
          </table:table-cell>
          <table:table-cell office:value-type="float" office:value="0.163004" calcext:value-type="float">
            <text:p>0.163004</text:p>
          </table:table-cell>
          <table:table-cell office:value-type="float" office:value="0.230206" calcext:value-type="float">
            <text:p>0.230206</text:p>
          </table:table-cell>
          <table:table-cell office:value-type="float" office:value="0.295636" calcext:value-type="float">
            <text:p>0.295636</text:p>
          </table:table-cell>
          <table:table-cell office:value-type="float" office:value="0.33077" calcext:value-type="float">
            <text:p>0.33077</text:p>
          </table:table-cell>
          <table:table-cell office:value-type="float" office:value="0.362225" calcext:value-type="float">
            <text:p>0.362225</text:p>
          </table:table-cell>
          <table:table-cell office:value-type="float" office:value="0.418749" calcext:value-type="float">
            <text:p>0.418749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9379" calcext:value-type="float">
            <text:p>0.17937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-0.390698" calcext:value-type="float">
            <text:p>-0.390698</text:p>
          </table:table-cell>
          <table:table-cell office:value-type="float" office:value="0.050369" calcext:value-type="float">
            <text:p>0.050369</text:p>
          </table:table-cell>
          <table:table-cell office:value-type="float" office:value="0.078496" calcext:value-type="float">
            <text:p>0.078496</text:p>
          </table:table-cell>
          <table:table-cell office:value-type="float" office:value="0.108932" calcext:value-type="float">
            <text:p>0.108932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87059" calcext:value-type="float">
            <text:p>0.187059</text:p>
          </table:table-cell>
          <table:table-cell office:value-type="float" office:value="0.25865" calcext:value-type="float">
            <text:p>0.25865</text:p>
          </table:table-cell>
          <table:table-cell office:value-type="float" office:value="0.311592" calcext:value-type="float">
            <text:p>0.311592</text:p>
          </table:table-cell>
          <table:table-cell office:value-type="float" office:value="0.350696" calcext:value-type="float">
            <text:p>0.350696</text:p>
          </table:table-cell>
          <table:table-cell office:value-type="float" office:value="0.403352" calcext:value-type="float">
            <text:p>0.403352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49935" calcext:value-type="float">
            <text:p>0.14993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-0.237587" calcext:value-type="float">
            <text:p>-0.237587</text:p>
          </table:table-cell>
          <table:table-cell office:value-type="float" office:value="0.044919" calcext:value-type="float">
            <text:p>0.044919</text:p>
          </table:table-cell>
          <table:table-cell office:value-type="float" office:value="0.074536" calcext:value-type="float">
            <text:p>0.074536</text:p>
          </table:table-cell>
          <table:table-cell office:value-type="float" office:value="0.100991" calcext:value-type="float">
            <text:p>0.100991</text:p>
          </table:table-cell>
          <table:table-cell office:value-type="float" office:value="0.138719" calcext:value-type="float">
            <text:p>0.138719</text:p>
          </table:table-cell>
          <table:table-cell office:value-type="float" office:value="0.188604" calcext:value-type="float">
            <text:p>0.188604</text:p>
          </table:table-cell>
          <table:table-cell office:value-type="float" office:value="0.232238" calcext:value-type="float">
            <text:p>0.232238</text:p>
          </table:table-cell>
          <table:table-cell office:value-type="float" office:value="0.280533" calcext:value-type="float">
            <text:p>0.280533</text:p>
          </table:table-cell>
          <table:table-cell office:value-type="float" office:value="0.330429" calcext:value-type="float">
            <text:p>0.330429</text:p>
          </table:table-cell>
          <table:table-cell office:value-type="float" office:value="0.402539" calcext:value-type="float">
            <text:p>0.402539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55592" calcext:value-type="float">
            <text:p>0.15559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-0.190319" calcext:value-type="float">
            <text:p>-0.190319</text:p>
          </table:table-cell>
          <table:table-cell office:value-type="float" office:value="0.042814" calcext:value-type="float">
            <text:p>0.042814</text:p>
          </table:table-cell>
          <table:table-cell office:value-type="float" office:value="0.071379" calcext:value-type="float">
            <text:p>0.071379</text:p>
          </table:table-cell>
          <table:table-cell office:value-type="float" office:value="0.10388" calcext:value-type="float">
            <text:p>0.10388</text:p>
          </table:table-cell>
          <table:table-cell office:value-type="float" office:value="0.145088" calcext:value-type="float">
            <text:p>0.145088</text:p>
          </table:table-cell>
          <table:table-cell office:value-type="float" office:value="0.192663" calcext:value-type="float">
            <text:p>0.192663</text:p>
          </table:table-cell>
          <table:table-cell office:value-type="float" office:value="0.234397" calcext:value-type="float">
            <text:p>0.234397</text:p>
          </table:table-cell>
          <table:table-cell office:value-type="float" office:value="0.280726" calcext:value-type="float">
            <text:p>0.280726</text:p>
          </table:table-cell>
          <table:table-cell office:value-type="float" office:value="0.330827" calcext:value-type="float">
            <text:p>0.330827</text:p>
          </table:table-cell>
          <table:table-cell office:value-type="float" office:value="0.405159" calcext:value-type="float">
            <text:p>0.405159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1661" calcext:value-type="float">
            <text:p>0.16166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-0.271199" calcext:value-type="float">
            <text:p>-0.271199</text:p>
          </table:table-cell>
          <table:table-cell office:value-type="float" office:value="0.043932" calcext:value-type="float">
            <text:p>0.043932</text:p>
          </table:table-cell>
          <table:table-cell office:value-type="float" office:value="0.087614" calcext:value-type="float">
            <text:p>0.087614</text:p>
          </table:table-cell>
          <table:table-cell office:value-type="float" office:value="0.118069" calcext:value-type="float">
            <text:p>0.118069</text:p>
          </table:table-cell>
          <table:table-cell office:value-type="float" office:value="0.174896" calcext:value-type="float">
            <text:p>0.174896</text:p>
          </table:table-cell>
          <table:table-cell office:value-type="float" office:value="0.210108" calcext:value-type="float">
            <text:p>0.210108</text:p>
          </table:table-cell>
          <table:table-cell office:value-type="float" office:value="0.253717" calcext:value-type="float">
            <text:p>0.253717</text:p>
          </table:table-cell>
          <table:table-cell office:value-type="float" office:value="0.28997" calcext:value-type="float">
            <text:p>0.28997</text:p>
          </table:table-cell>
          <table:table-cell office:value-type="float" office:value="0.32966" calcext:value-type="float">
            <text:p>0.32966</text:p>
          </table:table-cell>
          <table:table-cell office:value-type="float" office:value="0.394868" calcext:value-type="float">
            <text:p>0.394868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3163" calcext:value-type="float">
            <text:p>0.16316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-0.323013" calcext:value-type="float">
            <text:p>-0.323013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110364" calcext:value-type="float">
            <text:p>0.110364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202494" calcext:value-type="float">
            <text:p>0.202494</text:p>
          </table:table-cell>
          <table:table-cell office:value-type="float" office:value="0.261233" calcext:value-type="float">
            <text:p>0.261233</text:p>
          </table:table-cell>
          <table:table-cell office:value-type="float" office:value="0.295885" calcext:value-type="float">
            <text:p>0.295885</text:p>
          </table:table-cell>
          <table:table-cell office:value-type="float" office:value="0.344855" calcext:value-type="float">
            <text:p>0.344855</text:p>
          </table:table-cell>
          <table:table-cell office:value-type="float" office:value="0.399931" calcext:value-type="float">
            <text:p>0.39993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54963" calcext:value-type="float">
            <text:p>0.1549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-0.44087" calcext:value-type="float">
            <text:p>-0.44087</text:p>
          </table:table-cell>
          <table:table-cell office:value-type="float" office:value="0.039746" calcext:value-type="float">
            <text:p>0.039746</text:p>
          </table:table-cell>
          <table:table-cell office:value-type="float" office:value="0.079915" calcext:value-type="float">
            <text:p>0.079915</text:p>
          </table:table-cell>
          <table:table-cell office:value-type="float" office:value="0.11024" calcext:value-type="float">
            <text:p>0.11024</text:p>
          </table:table-cell>
          <table:table-cell office:value-type="float" office:value="0.15706" calcext:value-type="float">
            <text:p>0.15706</text:p>
          </table:table-cell>
          <table:table-cell office:value-type="float" office:value="0.200842" calcext:value-type="float">
            <text:p>0.200842</text:p>
          </table:table-cell>
          <table:table-cell office:value-type="float" office:value="0.258757" calcext:value-type="float">
            <text:p>0.258757</text:p>
          </table:table-cell>
          <table:table-cell office:value-type="float" office:value="0.29636" calcext:value-type="float">
            <text:p>0.29636</text:p>
          </table:table-cell>
          <table:table-cell office:value-type="float" office:value="0.34523" calcext:value-type="float">
            <text:p>0.34523</text:p>
          </table:table-cell>
          <table:table-cell office:value-type="float" office:value="0.39471" calcext:value-type="float">
            <text:p>0.3947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44199" calcext:value-type="float">
            <text:p>0.14419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-0.229623" calcext:value-type="float">
            <text:p>-0.229623</text:p>
          </table:table-cell>
          <table:table-cell office:value-type="float" office:value="0.056875" calcext:value-type="float">
            <text:p>0.056875</text:p>
          </table:table-cell>
          <table:table-cell office:value-type="float" office:value="0.090907" calcext:value-type="float">
            <text:p>0.090907</text:p>
          </table:table-cell>
          <table:table-cell office:value-type="float" office:value="0.129511" calcext:value-type="float">
            <text:p>0.129511</text:p>
          </table:table-cell>
          <table:table-cell office:value-type="float" office:value="0.172786" calcext:value-type="float">
            <text:p>0.172786</text:p>
          </table:table-cell>
          <table:table-cell office:value-type="float" office:value="0.218536" calcext:value-type="float">
            <text:p>0.218536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298704" calcext:value-type="float">
            <text:p>0.298704</text:p>
          </table:table-cell>
          <table:table-cell office:value-type="float" office:value="0.347522" calcext:value-type="float">
            <text:p>0.347522</text:p>
          </table:table-cell>
          <table:table-cell office:value-type="float" office:value="0.398415" calcext:value-type="float">
            <text:p>0.398415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4833" calcext:value-type="float">
            <text:p>0.17483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-0.477318" calcext:value-type="float">
            <text:p>-0.477318</text:p>
          </table:table-cell>
          <table:table-cell office:value-type="float" office:value="0.047784" calcext:value-type="float">
            <text:p>0.047784</text:p>
          </table:table-cell>
          <table:table-cell office:value-type="float" office:value="0.083467" calcext:value-type="float">
            <text:p>0.083467</text:p>
          </table:table-cell>
          <table:table-cell office:value-type="float" office:value="0.11652" calcext:value-type="float">
            <text:p>0.11652</text:p>
          </table:table-cell>
          <table:table-cell office:value-type="float" office:value="0.157913" calcext:value-type="float">
            <text:p>0.157913</text:p>
          </table:table-cell>
          <table:table-cell office:value-type="float" office:value="0.215216" calcext:value-type="float">
            <text:p>0.215216</text:p>
          </table:table-cell>
          <table:table-cell office:value-type="float" office:value="0.262093" calcext:value-type="float">
            <text:p>0.262093</text:p>
          </table:table-cell>
          <table:table-cell office:value-type="float" office:value="0.29577" calcext:value-type="float">
            <text:p>0.29577</text:p>
          </table:table-cell>
          <table:table-cell office:value-type="float" office:value="0.338707" calcext:value-type="float">
            <text:p>0.338707</text:p>
          </table:table-cell>
          <table:table-cell office:value-type="float" office:value="0.394333" calcext:value-type="float">
            <text:p>0.394333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43449" calcext:value-type="float">
            <text:p>0.14344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-0.395427" calcext:value-type="float">
            <text:p>-0.395427</text:p>
          </table:table-cell>
          <table:table-cell office:value-type="float" office:value="0.045719" calcext:value-type="float">
            <text:p>0.045719</text:p>
          </table:table-cell>
          <table:table-cell office:value-type="float" office:value="0.086723" calcext:value-type="float">
            <text:p>0.086723</text:p>
          </table:table-cell>
          <table:table-cell office:value-type="float" office:value="0.125969" calcext:value-type="float">
            <text:p>0.125969</text:p>
          </table:table-cell>
          <table:table-cell office:value-type="float" office:value="0.17808" calcext:value-type="float">
            <text:p>0.17808</text:p>
          </table:table-cell>
          <table:table-cell office:value-type="float" office:value="0.225486" calcext:value-type="float">
            <text:p>0.225486</text:p>
          </table:table-cell>
          <table:table-cell office:value-type="float" office:value="0.271826" calcext:value-type="float">
            <text:p>0.271826</text:p>
          </table:table-cell>
          <table:table-cell office:value-type="float" office:value="0.313191" calcext:value-type="float">
            <text:p>0.313191</text:p>
          </table:table-cell>
          <table:table-cell office:value-type="float" office:value="0.346395" calcext:value-type="float">
            <text:p>0.346395</text:p>
          </table:table-cell>
          <table:table-cell office:value-type="float" office:value="0.404143" calcext:value-type="float">
            <text:p>0.404143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0211" calcext:value-type="float">
            <text:p>0.16021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0.190313" calcext:value-type="float">
            <text:p>-0.190313</text:p>
          </table:table-cell>
          <table:table-cell office:value-type="float" office:value="0.052168" calcext:value-type="float">
            <text:p>0.052168</text:p>
          </table:table-cell>
          <table:table-cell office:value-type="float" office:value="0.084259" calcext:value-type="float">
            <text:p>0.084259</text:p>
          </table:table-cell>
          <table:table-cell office:value-type="float" office:value="0.119481" calcext:value-type="float">
            <text:p>0.119481</text:p>
          </table:table-cell>
          <table:table-cell office:value-type="float" office:value="0.17481" calcext:value-type="float">
            <text:p>0.17481</text:p>
          </table:table-cell>
          <table:table-cell office:value-type="float" office:value="0.219722" calcext:value-type="float">
            <text:p>0.219722</text:p>
          </table:table-cell>
          <table:table-cell office:value-type="float" office:value="0.273984" calcext:value-type="float">
            <text:p>0.273984</text:p>
          </table:table-cell>
          <table:table-cell office:value-type="float" office:value="0.309108" calcext:value-type="float">
            <text:p>0.309108</text:p>
          </table:table-cell>
          <table:table-cell office:value-type="float" office:value="0.358068" calcext:value-type="float">
            <text:p>0.358068</text:p>
          </table:table-cell>
          <table:table-cell office:value-type="float" office:value="0.414059" calcext:value-type="float">
            <text:p>0.414059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1535" calcext:value-type="float">
            <text:p>0.18153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220524" calcext:value-type="float">
            <text:p>-0.220524</text:p>
          </table:table-cell>
          <table:table-cell office:value-type="float" office:value="0.070982" calcext:value-type="float">
            <text:p>0.070982</text:p>
          </table:table-cell>
          <table:table-cell office:value-type="float" office:value="0.102444" calcext:value-type="float">
            <text:p>0.102444</text:p>
          </table:table-cell>
          <table:table-cell office:value-type="float" office:value="0.142075" calcext:value-type="float">
            <text:p>0.142075</text:p>
          </table:table-cell>
          <table:table-cell office:value-type="float" office:value="0.184355" calcext:value-type="float">
            <text:p>0.184355</text:p>
          </table:table-cell>
          <table:table-cell office:value-type="float" office:value="0.226067" calcext:value-type="float">
            <text:p>0.226067</text:p>
          </table:table-cell>
          <table:table-cell office:value-type="float" office:value="0.278992" calcext:value-type="float">
            <text:p>0.278992</text:p>
          </table:table-cell>
          <table:table-cell office:value-type="float" office:value="0.316547" calcext:value-type="float">
            <text:p>0.316547</text:p>
          </table:table-cell>
          <table:table-cell office:value-type="float" office:value="0.357284" calcext:value-type="float">
            <text:p>0.357284</text:p>
          </table:table-cell>
          <table:table-cell office:value-type="float" office:value="0.409588" calcext:value-type="float">
            <text:p>0.409588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6781" calcext:value-type="float">
            <text:p>0.18678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0.275567" calcext:value-type="float">
            <text:p>-0.275567</text:p>
          </table:table-cell>
          <table:table-cell office:value-type="float" office:value="0.056266" calcext:value-type="float">
            <text:p>0.056266</text:p>
          </table:table-cell>
          <table:table-cell office:value-type="float" office:value="0.087198" calcext:value-type="float">
            <text:p>0.087198</text:p>
          </table:table-cell>
          <table:table-cell office:value-type="float" office:value="0.124182" calcext:value-type="float">
            <text:p>0.124182</text:p>
          </table:table-cell>
          <table:table-cell office:value-type="float" office:value="0.17534" calcext:value-type="float">
            <text:p>0.17534</text:p>
          </table:table-cell>
          <table:table-cell office:value-type="float" office:value="0.215526" calcext:value-type="float">
            <text:p>0.215526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308972" calcext:value-type="float">
            <text:p>0.308972</text:p>
          </table:table-cell>
          <table:table-cell office:value-type="float" office:value="0.35617" calcext:value-type="float">
            <text:p>0.35617</text:p>
          </table:table-cell>
          <table:table-cell office:value-type="float" office:value="0.403517" calcext:value-type="float">
            <text:p>0.403517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71285" calcext:value-type="float">
            <text:p>0.17128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0.19177" calcext:value-type="float">
            <text:p>-0.19177</text:p>
          </table:table-cell>
          <table:table-cell office:value-type="float" office:value="0.048995" calcext:value-type="float">
            <text:p>0.048995</text:p>
          </table:table-cell>
          <table:table-cell office:value-type="float" office:value="0.078439" calcext:value-type="float">
            <text:p>0.078439</text:p>
          </table:table-cell>
          <table:table-cell office:value-type="float" office:value="0.107026" calcext:value-type="float">
            <text:p>0.107026</text:p>
          </table:table-cell>
          <table:table-cell office:value-type="float" office:value="0.157946" calcext:value-type="float">
            <text:p>0.157946</text:p>
          </table:table-cell>
          <table:table-cell office:value-type="float" office:value="0.203004" calcext:value-type="float">
            <text:p>0.203004</text:p>
          </table:table-cell>
          <table:table-cell office:value-type="float" office:value="0.251144" calcext:value-type="float">
            <text:p>0.251144</text:p>
          </table:table-cell>
          <table:table-cell office:value-type="float" office:value="0.298111" calcext:value-type="float">
            <text:p>0.298111</text:p>
          </table:table-cell>
          <table:table-cell office:value-type="float" office:value="0.344077" calcext:value-type="float">
            <text:p>0.344077</text:p>
          </table:table-cell>
          <table:table-cell office:value-type="float" office:value="0.401608" calcext:value-type="float">
            <text:p>0.401608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69858" calcext:value-type="float">
            <text:p>0.16985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-0.226457" calcext:value-type="float">
            <text:p>-0.226457</text:p>
          </table:table-cell>
          <table:table-cell office:value-type="float" office:value="0.05472" calcext:value-type="float">
            <text:p>0.05472</text:p>
          </table:table-cell>
          <table:table-cell office:value-type="float" office:value="0.084143" calcext:value-type="float">
            <text:p>0.084143</text:p>
          </table:table-cell>
          <table:table-cell office:value-type="float" office:value="0.122964" calcext:value-type="float">
            <text:p>0.122964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243488" calcext:value-type="float">
            <text:p>0.243488</text:p>
          </table:table-cell>
          <table:table-cell office:value-type="float" office:value="0.285958" calcext:value-type="float">
            <text:p>0.285958</text:p>
          </table:table-cell>
          <table:table-cell office:value-type="float" office:value="0.321235" calcext:value-type="float">
            <text:p>0.321235</text:p>
          </table:table-cell>
          <table:table-cell office:value-type="float" office:value="0.356113" calcext:value-type="float">
            <text:p>0.356113</text:p>
          </table:table-cell>
          <table:table-cell office:value-type="float" office:value="0.407251" calcext:value-type="float">
            <text:p>0.40725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3601" calcext:value-type="float">
            <text:p>0.18360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-0.105762" calcext:value-type="float">
            <text:p>-0.105762</text:p>
          </table:table-cell>
          <table:table-cell office:value-type="float" office:value="0.056881" calcext:value-type="float">
            <text:p>0.056881</text:p>
          </table:table-cell>
          <table:table-cell office:value-type="float" office:value="0.094124" calcext:value-type="float">
            <text:p>0.094124</text:p>
          </table:table-cell>
          <table:table-cell office:value-type="float" office:value="0.139846" calcext:value-type="float">
            <text:p>0.139846</text:p>
          </table:table-cell>
          <table:table-cell office:value-type="float" office:value="0.196789" calcext:value-type="float">
            <text:p>0.196789</text:p>
          </table:table-cell>
          <table:table-cell office:value-type="float" office:value="0.246248" calcext:value-type="float">
            <text:p>0.246248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0.31156" calcext:value-type="float">
            <text:p>0.31156</text:p>
          </table:table-cell>
          <table:table-cell office:value-type="float" office:value="0.345301" calcext:value-type="float">
            <text:p>0.345301</text:p>
          </table:table-cell>
          <table:table-cell office:value-type="float" office:value="0.402074" calcext:value-type="float">
            <text:p>0.402074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97025" calcext:value-type="float">
            <text:p>0.1970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0.101819" calcext:value-type="float">
            <text:p>-0.101819</text:p>
          </table:table-cell>
          <table:table-cell office:value-type="float" office:value="0.052987" calcext:value-type="float">
            <text:p>0.052987</text:p>
          </table:table-cell>
          <table:table-cell office:value-type="float" office:value="0.086485" calcext:value-type="float">
            <text:p>0.086485</text:p>
          </table:table-cell>
          <table:table-cell office:value-type="float" office:value="0.115757" calcext:value-type="float">
            <text:p>0.115757</text:p>
          </table:table-cell>
          <table:table-cell office:value-type="float" office:value="0.175529" calcext:value-type="float">
            <text:p>0.175529</text:p>
          </table:table-cell>
          <table:table-cell office:value-type="float" office:value="0.236023" calcext:value-type="float">
            <text:p>0.236023</text:p>
          </table:table-cell>
          <table:table-cell office:value-type="float" office:value="0.274294" calcext:value-type="float">
            <text:p>0.274294</text:p>
          </table:table-cell>
          <table:table-cell office:value-type="float" office:value="0.305068" calcext:value-type="float">
            <text:p>0.305068</text:p>
          </table:table-cell>
          <table:table-cell office:value-type="float" office:value="0.336106" calcext:value-type="float">
            <text:p>0.336106</text:p>
          </table:table-cell>
          <table:table-cell office:value-type="float" office:value="0.392278" calcext:value-type="float">
            <text:p>0.392278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7271" calcext:value-type="float">
            <text:p>0.18727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-0.148412" calcext:value-type="float">
            <text:p>-0.148412</text:p>
          </table:table-cell>
          <table:table-cell office:value-type="float" office:value="0.055283" calcext:value-type="float">
            <text:p>0.055283</text:p>
          </table:table-cell>
          <table:table-cell office:value-type="float" office:value="0.090881" calcext:value-type="float">
            <text:p>0.090881</text:p>
          </table:table-cell>
          <table:table-cell office:value-type="float" office:value="0.12404" calcext:value-type="float">
            <text:p>0.12404</text:p>
          </table:table-cell>
          <table:table-cell office:value-type="float" office:value="0.180558" calcext:value-type="float">
            <text:p>0.180558</text:p>
          </table:table-cell>
          <table:table-cell office:value-type="float" office:value="0.233224" calcext:value-type="float">
            <text:p>0.233224</text:p>
          </table:table-cell>
          <table:table-cell office:value-type="float" office:value="0.277777" calcext:value-type="float">
            <text:p>0.277777</text:p>
          </table:table-cell>
          <table:table-cell office:value-type="float" office:value="0.314656" calcext:value-type="float">
            <text:p>0.314656</text:p>
          </table:table-cell>
          <table:table-cell office:value-type="float" office:value="0.344804" calcext:value-type="float">
            <text:p>0.344804</text:p>
          </table:table-cell>
          <table:table-cell office:value-type="float" office:value="0.399165" calcext:value-type="float">
            <text:p>0.399165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7198" calcext:value-type="float">
            <text:p>0.18719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-0.151542" calcext:value-type="float">
            <text:p>-0.151542</text:p>
          </table:table-cell>
          <table:table-cell office:value-type="float" office:value="0.059042" calcext:value-type="float">
            <text:p>0.059042</text:p>
          </table:table-cell>
          <table:table-cell office:value-type="float" office:value="0.09129" calcext:value-type="float">
            <text:p>0.09129</text:p>
          </table:table-cell>
          <table:table-cell office:value-type="float" office:value="0.120589" calcext:value-type="float">
            <text:p>0.120589</text:p>
          </table:table-cell>
          <table:table-cell office:value-type="float" office:value="0.170093" calcext:value-type="float">
            <text:p>0.170093</text:p>
          </table:table-cell>
          <table:table-cell office:value-type="float" office:value="0.227907" calcext:value-type="float">
            <text:p>0.227907</text:p>
          </table:table-cell>
          <table:table-cell office:value-type="float" office:value="0.274895" calcext:value-type="float">
            <text:p>0.274895</text:p>
          </table:table-cell>
          <table:table-cell office:value-type="float" office:value="0.312204" calcext:value-type="float">
            <text:p>0.312204</text:p>
          </table:table-cell>
          <table:table-cell office:value-type="float" office:value="0.341166" calcext:value-type="float">
            <text:p>0.341166</text:p>
          </table:table-cell>
          <table:table-cell office:value-type="float" office:value="0.405555" calcext:value-type="float">
            <text:p>0.405555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8512" calcext:value-type="float">
            <text:p>0.1851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0.106739" calcext:value-type="float">
            <text:p>-0.106739</text:p>
          </table:table-cell>
          <table:table-cell office:value-type="float" office:value="0.054713" calcext:value-type="float">
            <text:p>0.054713</text:p>
          </table:table-cell>
          <table:table-cell office:value-type="float" office:value="0.090138" calcext:value-type="float">
            <text:p>0.090138</text:p>
          </table:table-cell>
          <table:table-cell office:value-type="float" office:value="0.125498" calcext:value-type="float">
            <text:p>0.125498</text:p>
          </table:table-cell>
          <table:table-cell office:value-type="float" office:value="0.179422" calcext:value-type="float">
            <text:p>0.179422</text:p>
          </table:table-cell>
          <table:table-cell office:value-type="float" office:value="0.225781" calcext:value-type="float">
            <text:p>0.225781</text:p>
          </table:table-cell>
          <table:table-cell office:value-type="float" office:value="0.276951" calcext:value-type="float">
            <text:p>0.276951</text:p>
          </table:table-cell>
          <table:table-cell office:value-type="float" office:value="0.313696" calcext:value-type="float">
            <text:p>0.313696</text:p>
          </table:table-cell>
          <table:table-cell office:value-type="float" office:value="0.345285" calcext:value-type="float">
            <text:p>0.345285</text:p>
          </table:table-cell>
          <table:table-cell office:value-type="float" office:value="0.412222" calcext:value-type="float">
            <text:p>0.412222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0.191697" calcext:value-type="float">
            <text:p>0.19169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0.108635" calcext:value-type="float">
            <text:p>-0.108635</text:p>
          </table:table-cell>
          <table:table-cell office:value-type="float" office:value="0.057522" calcext:value-type="float">
            <text:p>0.057522</text:p>
          </table:table-cell>
          <table:table-cell office:value-type="float" office:value="0.094356" calcext:value-type="float">
            <text:p>0.094356</text:p>
          </table:table-cell>
          <table:table-cell office:value-type="float" office:value="0.140645" calcext:value-type="float">
            <text:p>0.140645</text:p>
          </table:table-cell>
          <table:table-cell office:value-type="float" office:value="0.209642" calcext:value-type="float">
            <text:p>0.209642</text:p>
          </table:table-cell>
          <table:table-cell office:value-type="float" office:value="0.268114" calcext:value-type="float">
            <text:p>0.268114</text:p>
          </table:table-cell>
          <table:table-cell office:value-type="float" office:value="0.307098" calcext:value-type="float">
            <text:p>0.307098</text:p>
          </table:table-cell>
          <table:table-cell office:value-type="float" office:value="0.333956" calcext:value-type="float">
            <text:p>0.333956</text:p>
          </table:table-cell>
          <table:table-cell office:value-type="float" office:value="0.363402" calcext:value-type="float">
            <text:p>0.363402</text:p>
          </table:table-cell>
          <table:table-cell office:value-type="float" office:value="0.418191" calcext:value-type="float">
            <text:p>0.418191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08429" calcext:value-type="float">
            <text:p>0.20842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1083" calcext:value-type="float">
            <text:p>-0.01083</text:p>
          </table:table-cell>
          <table:table-cell office:value-type="float" office:value="0.032281" calcext:value-type="float">
            <text:p>0.032281</text:p>
          </table:table-cell>
          <table:table-cell office:value-type="float" office:value="0.068591" calcext:value-type="float">
            <text:p>0.068591</text:p>
          </table:table-cell>
          <table:table-cell office:value-type="float" office:value="0.105169" calcext:value-type="float">
            <text:p>0.105169</text:p>
          </table:table-cell>
          <table:table-cell office:value-type="float" office:value="0.163629" calcext:value-type="float">
            <text:p>0.163629</text:p>
          </table:table-cell>
          <table:table-cell office:value-type="float" office:value="0.221914" calcext:value-type="float">
            <text:p>0.221914</text:p>
          </table:table-cell>
          <table:table-cell office:value-type="float" office:value="0.265533" calcext:value-type="float">
            <text:p>0.265533</text:p>
          </table:table-cell>
          <table:table-cell office:value-type="float" office:value="0.298735" calcext:value-type="float">
            <text:p>0.298735</text:p>
          </table:table-cell>
          <table:table-cell office:value-type="float" office:value="0.327834" calcext:value-type="float">
            <text:p>0.327834</text:p>
          </table:table-cell>
          <table:table-cell office:value-type="float" office:value="0.358808" calcext:value-type="float">
            <text:p>0.358808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25639" calcext:value-type="float">
            <text:p>0.22563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0.172023" calcext:value-type="float">
            <text:p>-0.172023</text:p>
          </table:table-cell>
          <table:table-cell office:value-type="float" office:value="0.064845" calcext:value-type="float">
            <text:p>0.064845</text:p>
          </table:table-cell>
          <table:table-cell office:value-type="float" office:value="0.094064" calcext:value-type="float">
            <text:p>0.094064</text:p>
          </table:table-cell>
          <table:table-cell office:value-type="float" office:value="0.154235" calcext:value-type="float">
            <text:p>0.154235</text:p>
          </table:table-cell>
          <table:table-cell office:value-type="float" office:value="0.21167" calcext:value-type="float">
            <text:p>0.21167</text:p>
          </table:table-cell>
          <table:table-cell office:value-type="float" office:value="0.269953" calcext:value-type="float">
            <text:p>0.269953</text:p>
          </table:table-cell>
          <table:table-cell office:value-type="float" office:value="0.30282" calcext:value-type="float">
            <text:p>0.30282</text:p>
          </table:table-cell>
          <table:table-cell office:value-type="float" office:value="0.327715" calcext:value-type="float">
            <text:p>0.327715</text:p>
          </table:table-cell>
          <table:table-cell office:value-type="float" office:value="0.366743" calcext:value-type="float">
            <text:p>0.366743</text:p>
          </table:table-cell>
          <table:table-cell office:value-type="float" office:value="0.417659" calcext:value-type="float">
            <text:p>0.417659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03768" calcext:value-type="float">
            <text:p>0.20376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0.088868" calcext:value-type="float">
            <text:p>-0.088868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93213" calcext:value-type="float">
            <text:p>0.093213</text:p>
          </table:table-cell>
          <table:table-cell office:value-type="float" office:value="0.136963" calcext:value-type="float">
            <text:p>0.136963</text:p>
          </table:table-cell>
          <table:table-cell office:value-type="float" office:value="0.189223" calcext:value-type="float">
            <text:p>0.189223</text:p>
          </table:table-cell>
          <table:table-cell office:value-type="float" office:value="0.237436" calcext:value-type="float">
            <text:p>0.237436</text:p>
          </table:table-cell>
          <table:table-cell office:value-type="float" office:value="0.286877" calcext:value-type="float">
            <text:p>0.286877</text:p>
          </table:table-cell>
          <table:table-cell office:value-type="float" office:value="0.323216" calcext:value-type="float">
            <text:p>0.323216</text:p>
          </table:table-cell>
          <table:table-cell office:value-type="float" office:value="0.370214" calcext:value-type="float">
            <text:p>0.370214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03343" calcext:value-type="float">
            <text:p>0.20334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0.137392" calcext:value-type="float">
            <text:p>-0.137392</text:p>
          </table:table-cell>
          <table:table-cell office:value-type="float" office:value="0.064406" calcext:value-type="float">
            <text:p>0.064406</text:p>
          </table:table-cell>
          <table:table-cell office:value-type="float" office:value="0.087012" calcext:value-type="float">
            <text:p>0.087012</text:p>
          </table:table-cell>
          <table:table-cell office:value-type="float" office:value="0.120885" calcext:value-type="float">
            <text:p>0.120885</text:p>
          </table:table-cell>
          <table:table-cell office:value-type="float" office:value="0.174907" calcext:value-type="float">
            <text:p>0.174907</text:p>
          </table:table-cell>
          <table:table-cell office:value-type="float" office:value="0.223738" calcext:value-type="float">
            <text:p>0.223738</text:p>
          </table:table-cell>
          <table:table-cell office:value-type="float" office:value="0.271201" calcext:value-type="float">
            <text:p>0.271201</text:p>
          </table:table-cell>
          <table:table-cell office:value-type="float" office:value="0.310626" calcext:value-type="float">
            <text:p>0.310626</text:p>
          </table:table-cell>
          <table:table-cell office:value-type="float" office:value="0.346125" calcext:value-type="float">
            <text:p>0.346125</text:p>
          </table:table-cell>
          <table:table-cell office:value-type="float" office:value="0.409962" calcext:value-type="float">
            <text:p>0.409962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187147" calcext:value-type="float">
            <text:p>0.18714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3442" calcext:value-type="float">
            <text:p>0.03442</text:p>
          </table:table-cell>
          <table:table-cell office:value-type="float" office:value="0.077263" calcext:value-type="float">
            <text:p>0.077263</text:p>
          </table:table-cell>
          <table:table-cell office:value-type="float" office:value="0.10964" calcext:value-type="float">
            <text:p>0.10964</text:p>
          </table:table-cell>
          <table:table-cell office:value-type="float" office:value="0.145111" calcext:value-type="float">
            <text:p>0.145111</text:p>
          </table:table-cell>
          <table:table-cell office:value-type="float" office:value="0.192682" calcext:value-type="float">
            <text:p>0.192682</text:p>
          </table:table-cell>
          <table:table-cell office:value-type="float" office:value="0.235151" calcext:value-type="float">
            <text:p>0.235151</text:p>
          </table:table-cell>
          <table:table-cell office:value-type="float" office:value="0.290193" calcext:value-type="float">
            <text:p>0.290193</text:p>
          </table:table-cell>
          <table:table-cell office:value-type="float" office:value="0.323668" calcext:value-type="float">
            <text:p>0.323668</text:p>
          </table:table-cell>
          <table:table-cell office:value-type="float" office:value="0.363564" calcext:value-type="float">
            <text:p>0.363564</text:p>
          </table:table-cell>
          <table:table-cell office:value-type="float" office:value="0.41894" calcext:value-type="float">
            <text:p>0.41894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19063" calcext:value-type="float">
            <text:p>0.21906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88698" calcext:value-type="float">
            <text:p>0.088698</text:p>
          </table:table-cell>
          <table:table-cell office:value-type="float" office:value="0.131559" calcext:value-type="float">
            <text:p>0.131559</text:p>
          </table:table-cell>
          <table:table-cell office:value-type="float" office:value="0.188867" calcext:value-type="float">
            <text:p>0.188867</text:p>
          </table:table-cell>
          <table:table-cell office:value-type="float" office:value="0.226245" calcext:value-type="float">
            <text:p>0.226245</text:p>
          </table:table-cell>
          <table:table-cell office:value-type="float" office:value="0.278054" calcext:value-type="float">
            <text:p>0.278054</text:p>
          </table:table-cell>
          <table:table-cell office:value-type="float" office:value="0.309284" calcext:value-type="float">
            <text:p>0.309284</text:p>
          </table:table-cell>
          <table:table-cell office:value-type="float" office:value="0.340439" calcext:value-type="float">
            <text:p>0.340439</text:p>
          </table:table-cell>
          <table:table-cell office:value-type="float" office:value="0.378695" calcext:value-type="float">
            <text:p>0.378695</text:p>
          </table:table-cell>
          <table:table-cell office:value-type="float" office:value="0.425125" calcext:value-type="float">
            <text:p>0.425125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36736" calcext:value-type="float">
            <text:p>0.23673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1121" calcext:value-type="float">
            <text:p>-0.01121</text:p>
          </table:table-cell>
          <table:table-cell office:value-type="float" office:value="0.040235" calcext:value-type="float">
            <text:p>0.040235</text:p>
          </table:table-cell>
          <table:table-cell office:value-type="float" office:value="0.080377" calcext:value-type="float">
            <text:p>0.080377</text:p>
          </table:table-cell>
          <table:table-cell office:value-type="float" office:value="0.113937" calcext:value-type="float">
            <text:p>0.113937</text:p>
          </table:table-cell>
          <table:table-cell office:value-type="float" office:value="0.165511" calcext:value-type="float">
            <text:p>0.165511</text:p>
          </table:table-cell>
          <table:table-cell office:value-type="float" office:value="0.218411" calcext:value-type="float">
            <text:p>0.218411</text:p>
          </table:table-cell>
          <table:table-cell office:value-type="float" office:value="0.269935" calcext:value-type="float">
            <text:p>0.269935</text:p>
          </table:table-cell>
          <table:table-cell office:value-type="float" office:value="0.309554" calcext:value-type="float">
            <text:p>0.309554</text:p>
          </table:table-cell>
          <table:table-cell office:value-type="float" office:value="0.337299" calcext:value-type="float">
            <text:p>0.337299</text:p>
          </table:table-cell>
          <table:table-cell office:value-type="float" office:value="0.367562" calcext:value-type="float">
            <text:p>0.367562</text:p>
          </table:table-cell>
          <table:table-cell office:value-type="float" office:value="0.41928" calcext:value-type="float">
            <text:p>0.41928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3221" calcext:value-type="float">
            <text:p>0.2322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0.082914" calcext:value-type="float">
            <text:p>-0.082914</text:p>
          </table:table-cell>
          <table:table-cell office:value-type="float" office:value="0.094456" calcext:value-type="float">
            <text:p>0.094456</text:p>
          </table:table-cell>
          <table:table-cell office:value-type="float" office:value="0.145325" calcext:value-type="float">
            <text:p>0.145325</text:p>
          </table:table-cell>
          <table:table-cell office:value-type="float" office:value="0.195289" calcext:value-type="float">
            <text:p>0.195289</text:p>
          </table:table-cell>
          <table:table-cell office:value-type="float" office:value="0.235397" calcext:value-type="float">
            <text:p>0.235397</text:p>
          </table:table-cell>
          <table:table-cell office:value-type="float" office:value="0.278316" calcext:value-type="float">
            <text:p>0.278316</text:p>
          </table:table-cell>
          <table:table-cell office:value-type="float" office:value="0.30651" calcext:value-type="float">
            <text:p>0.30651</text:p>
          </table:table-cell>
          <table:table-cell office:value-type="float" office:value="0.341172" calcext:value-type="float">
            <text:p>0.341172</text:p>
          </table:table-cell>
          <table:table-cell office:value-type="float" office:value="0.375218" calcext:value-type="float">
            <text:p>0.375218</text:p>
          </table:table-cell>
          <table:table-cell office:value-type="float" office:value="0.420909" calcext:value-type="float">
            <text:p>0.420909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30968" calcext:value-type="float">
            <text:p>0.23096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0.047486" calcext:value-type="float">
            <text:p>-0.047486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141433" calcext:value-type="float">
            <text:p>0.141433</text:p>
          </table:table-cell>
          <table:table-cell office:value-type="float" office:value="0.180644" calcext:value-type="float">
            <text:p>0.180644</text:p>
          </table:table-cell>
          <table:table-cell office:value-type="float" office:value="0.227582" calcext:value-type="float">
            <text:p>0.227582</text:p>
          </table:table-cell>
          <table:table-cell office:value-type="float" office:value="0.282487" calcext:value-type="float">
            <text:p>0.282487</text:p>
          </table:table-cell>
          <table:table-cell office:value-type="float" office:value="0.312271" calcext:value-type="float">
            <text:p>0.312271</text:p>
          </table:table-cell>
          <table:table-cell office:value-type="float" office:value="0.343135" calcext:value-type="float">
            <text:p>0.343135</text:p>
          </table:table-cell>
          <table:table-cell office:value-type="float" office:value="0.379119" calcext:value-type="float">
            <text:p>0.379119</text:p>
          </table:table-cell>
          <table:table-cell office:value-type="float" office:value="0.428716" calcext:value-type="float">
            <text:p>0.428716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33213" calcext:value-type="float">
            <text:p>0.23321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52312" calcext:value-type="float">
            <text:p>0.052312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.160352" calcext:value-type="float">
            <text:p>0.160352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247823" calcext:value-type="float">
            <text:p>0.247823</text:p>
          </table:table-cell>
          <table:table-cell office:value-type="float" office:value="0.289217" calcext:value-type="float">
            <text:p>0.289217</text:p>
          </table:table-cell>
          <table:table-cell office:value-type="float" office:value="0.312645" calcext:value-type="float">
            <text:p>0.312645</text:p>
          </table:table-cell>
          <table:table-cell office:value-type="float" office:value="0.348328" calcext:value-type="float">
            <text:p>0.348328</text:p>
          </table:table-cell>
          <table:table-cell office:value-type="float" office:value="0.376623" calcext:value-type="float">
            <text:p>0.376623</text:p>
          </table:table-cell>
          <table:table-cell office:value-type="float" office:value="0.424413" calcext:value-type="float">
            <text:p>0.424413</text:p>
          </table:table-cell>
          <table:table-cell office:value-type="float" office:value="0.458698" calcext:value-type="float">
            <text:p>0.458698</text:p>
          </table:table-cell>
          <table:table-cell office:value-type="float" office:value="0.252576" calcext:value-type="float">
            <text:p>0.25257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.109219" calcext:value-type="float">
            <text:p>0.109219</text:p>
          </table:table-cell>
          <table:table-cell office:value-type="float" office:value="0.166503" calcext:value-type="float">
            <text:p>0.166503</text:p>
          </table:table-cell>
          <table:table-cell office:value-type="float" office:value="0.203994" calcext:value-type="float">
            <text:p>0.203994</text:p>
          </table:table-cell>
          <table:table-cell office:value-type="float" office:value="0.253571" calcext:value-type="float">
            <text:p>0.253571</text:p>
          </table:table-cell>
          <table:table-cell office:value-type="float" office:value="0.29106" calcext:value-type="float">
            <text:p>0.29106</text:p>
          </table:table-cell>
          <table:table-cell office:value-type="float" office:value="0.318193" calcext:value-type="float">
            <text:p>0.318193</text:p>
          </table:table-cell>
          <table:table-cell office:value-type="float" office:value="0.352848" calcext:value-type="float">
            <text:p>0.352848</text:p>
          </table:table-cell>
          <table:table-cell office:value-type="float" office:value="0.381708" calcext:value-type="float">
            <text:p>0.381708</text:p>
          </table:table-cell>
          <table:table-cell office:value-type="float" office:value="0.431463" calcext:value-type="float">
            <text:p>0.431463</text:p>
          </table:table-cell>
          <table:table-cell office:value-type="float" office:value="0.474132" calcext:value-type="float">
            <text:p>0.474132</text:p>
          </table:table-cell>
          <table:table-cell office:value-type="float" office:value="0.25113" calcext:value-type="float">
            <text:p>0.251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01543" calcext:value-type="float">
            <text:p>-0.001543</text:p>
          </table:table-cell>
          <table:table-cell office:value-type="float" office:value="0.056253" calcext:value-type="float">
            <text:p>0.056253</text:p>
          </table:table-cell>
          <table:table-cell office:value-type="float" office:value="0.113817" calcext:value-type="float">
            <text:p>0.113817</text:p>
          </table:table-cell>
          <table:table-cell office:value-type="float" office:value="0.16892" calcext:value-type="float">
            <text:p>0.16892</text:p>
          </table:table-cell>
          <table:table-cell office:value-type="float" office:value="0.218277" calcext:value-type="float">
            <text:p>0.218277</text:p>
          </table:table-cell>
          <table:table-cell office:value-type="float" office:value="0.260897" calcext:value-type="float">
            <text:p>0.260897</text:p>
          </table:table-cell>
          <table:table-cell office:value-type="float" office:value="0.292686" calcext:value-type="float">
            <text:p>0.292686</text:p>
          </table:table-cell>
          <table:table-cell office:value-type="float" office:value="0.31909" calcext:value-type="float">
            <text:p>0.31909</text:p>
          </table:table-cell>
          <table:table-cell office:value-type="float" office:value="0.352353" calcext:value-type="float">
            <text:p>0.352353</text:p>
          </table:table-cell>
          <table:table-cell office:value-type="float" office:value="0.382818" calcext:value-type="float">
            <text:p>0.382818</text:p>
          </table:table-cell>
          <table:table-cell office:value-type="float" office:value="0.433553" calcext:value-type="float">
            <text:p>0.433553</text:p>
          </table:table-cell>
          <table:table-cell office:value-type="float" office:value="0.474132" calcext:value-type="float">
            <text:p>0.474132</text:p>
          </table:table-cell>
          <table:table-cell office:value-type="float" office:value="0.259866" calcext:value-type="float">
            <text:p>0.25986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0.011912" calcext:value-type="float">
            <text:p>0.011912</text:p>
          </table:table-cell>
          <table:table-cell office:value-type="float" office:value="0.110203" calcext:value-type="float">
            <text:p>0.110203</text:p>
          </table:table-cell>
          <table:table-cell office:value-type="float" office:value="0.163504" calcext:value-type="float">
            <text:p>0.163504</text:p>
          </table:table-cell>
          <table:table-cell office:value-type="float" office:value="0.213771" calcext:value-type="float">
            <text:p>0.213771</text:p>
          </table:table-cell>
          <table:table-cell office:value-type="float" office:value="0.259903" calcext:value-type="float">
            <text:p>0.259903</text:p>
          </table:table-cell>
          <table:table-cell office:value-type="float" office:value="0.293277" calcext:value-type="float">
            <text:p>0.293277</text:p>
          </table:table-cell>
          <table:table-cell office:value-type="float" office:value="0.328239" calcext:value-type="float">
            <text:p>0.328239</text:p>
          </table:table-cell>
          <table:table-cell office:value-type="float" office:value="0.360782" calcext:value-type="float">
            <text:p>0.360782</text:p>
          </table:table-cell>
          <table:table-cell office:value-type="float" office:value="0.393792" calcext:value-type="float">
            <text:p>0.393792</text:p>
          </table:table-cell>
          <table:table-cell office:value-type="float" office:value="0.425666" calcext:value-type="float">
            <text:p>0.425666</text:p>
          </table:table-cell>
          <table:table-cell office:value-type="float" office:value="0.474132" calcext:value-type="float">
            <text:p>0.474132</text:p>
          </table:table-cell>
          <table:table-cell office:value-type="float" office:value="0.256105" calcext:value-type="float">
            <text:p>0.25610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017971" calcext:value-type="float">
            <text:p>0.017971</text:p>
          </table:table-cell>
          <table:table-cell office:value-type="float" office:value="0.119604" calcext:value-type="float">
            <text:p>0.119604</text:p>
          </table:table-cell>
          <table:table-cell office:value-type="float" office:value="0.170563" calcext:value-type="float">
            <text:p>0.170563</text:p>
          </table:table-cell>
          <table:table-cell office:value-type="float" office:value="0.220227" calcext:value-type="float">
            <text:p>0.220227</text:p>
          </table:table-cell>
          <table:table-cell office:value-type="float" office:value="0.266303" calcext:value-type="float">
            <text:p>0.266303</text:p>
          </table:table-cell>
          <table:table-cell office:value-type="float" office:value="0.295239" calcext:value-type="float">
            <text:p>0.295239</text:p>
          </table:table-cell>
          <table:table-cell office:value-type="float" office:value="0.330295" calcext:value-type="float">
            <text:p>0.330295</text:p>
          </table:table-cell>
          <table:table-cell office:value-type="float" office:value="0.360984" calcext:value-type="float">
            <text:p>0.360984</text:p>
          </table:table-cell>
          <table:table-cell office:value-type="float" office:value="0.386645" calcext:value-type="float">
            <text:p>0.386645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474132" calcext:value-type="float">
            <text:p>0.474132</text:p>
          </table:table-cell>
          <table:table-cell office:value-type="float" office:value="0.259369" calcext:value-type="float">
            <text:p>0.25936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0.107484" calcext:value-type="float">
            <text:p>0.107484</text:p>
          </table:table-cell>
          <table:table-cell office:value-type="float" office:value="0.154547" calcext:value-type="float">
            <text:p>0.154547</text:p>
          </table:table-cell>
          <table:table-cell office:value-type="float" office:value="0.216759" calcext:value-type="float">
            <text:p>0.216759</text:p>
          </table:table-cell>
          <table:table-cell office:value-type="float" office:value="0.257797" calcext:value-type="float">
            <text:p>0.257797</text:p>
          </table:table-cell>
          <table:table-cell office:value-type="float" office:value="0.29475" calcext:value-type="float">
            <text:p>0.29475</text:p>
          </table:table-cell>
          <table:table-cell office:value-type="float" office:value="0.331794" calcext:value-type="float">
            <text:p>0.331794</text:p>
          </table:table-cell>
          <table:table-cell office:value-type="float" office:value="0.359252" calcext:value-type="float">
            <text:p>0.359252</text:p>
          </table:table-cell>
          <table:table-cell office:value-type="float" office:value="0.381751" calcext:value-type="float">
            <text:p>0.381751</text:p>
          </table:table-cell>
          <table:table-cell office:value-type="float" office:value="0.41983" calcext:value-type="float">
            <text:p>0.41983</text:p>
          </table:table-cell>
          <table:table-cell office:value-type="float" office:value="0.474132" calcext:value-type="float">
            <text:p>0.474132</text:p>
          </table:table-cell>
          <table:table-cell office:value-type="float" office:value="0.253497" calcext:value-type="float">
            <text:p>0.25349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105637" calcext:value-type="float">
            <text:p>0.105637</text:p>
          </table:table-cell>
          <table:table-cell office:value-type="float" office:value="0.137524" calcext:value-type="float">
            <text:p>0.137524</text:p>
          </table:table-cell>
          <table:table-cell office:value-type="float" office:value="0.203478" calcext:value-type="float">
            <text:p>0.203478</text:p>
          </table:table-cell>
          <table:table-cell office:value-type="float" office:value="0.248919" calcext:value-type="float">
            <text:p>0.248919</text:p>
          </table:table-cell>
          <table:table-cell office:value-type="float" office:value="0.289768" calcext:value-type="float">
            <text:p>0.289768</text:p>
          </table:table-cell>
          <table:table-cell office:value-type="float" office:value="0.328754" calcext:value-type="float">
            <text:p>0.328754</text:p>
          </table:table-cell>
          <table:table-cell office:value-type="float" office:value="0.357359" calcext:value-type="float">
            <text:p>0.357359</text:p>
          </table:table-cell>
          <table:table-cell office:value-type="float" office:value="0.389144" calcext:value-type="float">
            <text:p>0.389144</text:p>
          </table:table-cell>
          <table:table-cell office:value-type="float" office:value="0.430024" calcext:value-type="float">
            <text:p>0.43002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9517" calcext:value-type="float">
            <text:p>0.24951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0.038091" calcext:value-type="float">
            <text:p>-0.038091</text:p>
          </table:table-cell>
          <table:table-cell office:value-type="float" office:value="0.111309" calcext:value-type="float">
            <text:p>0.111309</text:p>
          </table:table-cell>
          <table:table-cell office:value-type="float" office:value="0.16923" calcext:value-type="float">
            <text:p>0.16923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258159" calcext:value-type="float">
            <text:p>0.258159</text:p>
          </table:table-cell>
          <table:table-cell office:value-type="float" office:value="0.297005" calcext:value-type="float">
            <text:p>0.297005</text:p>
          </table:table-cell>
          <table:table-cell office:value-type="float" office:value="0.335484" calcext:value-type="float">
            <text:p>0.335484</text:p>
          </table:table-cell>
          <table:table-cell office:value-type="float" office:value="0.367227" calcext:value-type="float">
            <text:p>0.367227</text:p>
          </table:table-cell>
          <table:table-cell office:value-type="float" office:value="0.396467" calcext:value-type="float">
            <text:p>0.396467</text:p>
          </table:table-cell>
          <table:table-cell office:value-type="float" office:value="0.430607" calcext:value-type="float">
            <text:p>0.430607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5089" calcext:value-type="float">
            <text:p>0.25508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0.102123" calcext:value-type="float">
            <text:p>0.102123</text:p>
          </table:table-cell>
          <table:table-cell office:value-type="float" office:value="0.142466" calcext:value-type="float">
            <text:p>0.142466</text:p>
          </table:table-cell>
          <table:table-cell office:value-type="float" office:value="0.196675" calcext:value-type="float">
            <text:p>0.196675</text:p>
          </table:table-cell>
          <table:table-cell office:value-type="float" office:value="0.24385" calcext:value-type="float">
            <text:p>0.24385</text:p>
          </table:table-cell>
          <table:table-cell office:value-type="float" office:value="0.27345" calcext:value-type="float">
            <text:p>0.27345</text:p>
          </table:table-cell>
          <table:table-cell office:value-type="float" office:value="0.312959" calcext:value-type="float">
            <text:p>0.312959</text:p>
          </table:table-cell>
          <table:table-cell office:value-type="float" office:value="0.35495" calcext:value-type="float">
            <text:p>0.35495</text:p>
          </table:table-cell>
          <table:table-cell office:value-type="float" office:value="0.389715" calcext:value-type="float">
            <text:p>0.389715</text:p>
          </table:table-cell>
          <table:table-cell office:value-type="float" office:value="0.424241" calcext:value-type="float">
            <text:p>0.42424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4612" calcext:value-type="float">
            <text:p>0.24461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10087" calcext:value-type="float">
            <text:p>-0.010087</text:p>
          </table:table-cell>
          <table:table-cell office:value-type="float" office:value="0.046933" calcext:value-type="float">
            <text:p>0.046933</text:p>
          </table:table-cell>
          <table:table-cell office:value-type="float" office:value="0.098066" calcext:value-type="float">
            <text:p>0.098066</text:p>
          </table:table-cell>
          <table:table-cell office:value-type="float" office:value="0.140387" calcext:value-type="float">
            <text:p>0.140387</text:p>
          </table:table-cell>
          <table:table-cell office:value-type="float" office:value="0.199692" calcext:value-type="float">
            <text:p>0.199692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78476" calcext:value-type="float">
            <text:p>0.278476</text:p>
          </table:table-cell>
          <table:table-cell office:value-type="float" office:value="0.311686" calcext:value-type="float">
            <text:p>0.311686</text:p>
          </table:table-cell>
          <table:table-cell office:value-type="float" office:value="0.348553" calcext:value-type="float">
            <text:p>0.348553</text:p>
          </table:table-cell>
          <table:table-cell office:value-type="float" office:value="0.384599" calcext:value-type="float">
            <text:p>0.384599</text:p>
          </table:table-cell>
          <table:table-cell office:value-type="float" office:value="0.423249" calcext:value-type="float">
            <text:p>0.423249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7709" calcext:value-type="float">
            <text:p>0.24770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51333" calcext:value-type="float">
            <text:p>0.051333</text:p>
          </table:table-cell>
          <table:table-cell office:value-type="float" office:value="0.107714" calcext:value-type="float">
            <text:p>0.107714</text:p>
          </table:table-cell>
          <table:table-cell office:value-type="float" office:value="0.154305" calcext:value-type="float">
            <text:p>0.154305</text:p>
          </table:table-cell>
          <table:table-cell office:value-type="float" office:value="0.204343" calcext:value-type="float">
            <text:p>0.204343</text:p>
          </table:table-cell>
          <table:table-cell office:value-type="float" office:value="0.259645" calcext:value-type="float">
            <text:p>0.259645</text:p>
          </table:table-cell>
          <table:table-cell office:value-type="float" office:value="0.300389" calcext:value-type="float">
            <text:p>0.300389</text:p>
          </table:table-cell>
          <table:table-cell office:value-type="float" office:value="0.336958" calcext:value-type="float">
            <text:p>0.336958</text:p>
          </table:table-cell>
          <table:table-cell office:value-type="float" office:value="0.360898" calcext:value-type="float">
            <text:p>0.360898</text:p>
          </table:table-cell>
          <table:table-cell office:value-type="float" office:value="0.386399" calcext:value-type="float">
            <text:p>0.386399</text:p>
          </table:table-cell>
          <table:table-cell office:value-type="float" office:value="0.428891" calcext:value-type="float">
            <text:p>0.42889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9087" calcext:value-type="float">
            <text:p>0.25908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108149" calcext:value-type="float">
            <text:p>0.108149</text:p>
          </table:table-cell>
          <table:table-cell office:value-type="float" office:value="0.172728" calcext:value-type="float">
            <text:p>0.172728</text:p>
          </table:table-cell>
          <table:table-cell office:value-type="float" office:value="0.219228" calcext:value-type="float">
            <text:p>0.21922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00887" calcext:value-type="float">
            <text:p>0.300887</text:p>
          </table:table-cell>
          <table:table-cell office:value-type="float" office:value="0.331965" calcext:value-type="float">
            <text:p>0.331965</text:p>
          </table:table-cell>
          <table:table-cell office:value-type="float" office:value="0.361988" calcext:value-type="float">
            <text:p>0.361988</text:p>
          </table:table-cell>
          <table:table-cell office:value-type="float" office:value="0.392342" calcext:value-type="float">
            <text:p>0.392342</text:p>
          </table:table-cell>
          <table:table-cell office:value-type="float" office:value="0.431085" calcext:value-type="float">
            <text:p>0.43108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8784" calcext:value-type="float">
            <text:p>0.25878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9404" calcext:value-type="float">
            <text:p>0.009404</text:p>
          </table:table-cell>
          <table:table-cell office:value-type="float" office:value="0.058599" calcext:value-type="float">
            <text:p>0.058599</text:p>
          </table:table-cell>
          <table:table-cell office:value-type="float" office:value="0.120389" calcext:value-type="float">
            <text:p>0.120389</text:p>
          </table:table-cell>
          <table:table-cell office:value-type="float" office:value="0.173852" calcext:value-type="float">
            <text:p>0.173852</text:p>
          </table:table-cell>
          <table:table-cell office:value-type="float" office:value="0.222941" calcext:value-type="float">
            <text:p>0.222941</text:p>
          </table:table-cell>
          <table:table-cell office:value-type="float" office:value="0.271146" calcext:value-type="float">
            <text:p>0.271146</text:p>
          </table:table-cell>
          <table:table-cell office:value-type="float" office:value="0.314451" calcext:value-type="float">
            <text:p>0.314451</text:p>
          </table:table-cell>
          <table:table-cell office:value-type="float" office:value="0.340222" calcext:value-type="float">
            <text:p>0.340222</text:p>
          </table:table-cell>
          <table:table-cell office:value-type="float" office:value="0.366323" calcext:value-type="float">
            <text:p>0.366323</text:p>
          </table:table-cell>
          <table:table-cell office:value-type="float" office:value="0.392271" calcext:value-type="float">
            <text:p>0.392271</text:p>
          </table:table-cell>
          <table:table-cell office:value-type="float" office:value="0.432346" calcext:value-type="float">
            <text:p>0.43234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9254" calcext:value-type="float">
            <text:p>0.26925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0.02249" calcext:value-type="float">
            <text:p>0.02249</text:p>
          </table:table-cell>
          <table:table-cell office:value-type="float" office:value="0.115198" calcext:value-type="float">
            <text:p>0.115198</text:p>
          </table:table-cell>
          <table:table-cell office:value-type="float" office:value="0.165131" calcext:value-type="float">
            <text:p>0.165131</text:p>
          </table:table-cell>
          <table:table-cell office:value-type="float" office:value="0.229498" calcext:value-type="float">
            <text:p>0.229498</text:p>
          </table:table-cell>
          <table:table-cell office:value-type="float" office:value="0.284438" calcext:value-type="float">
            <text:p>0.284438</text:p>
          </table:table-cell>
          <table:table-cell office:value-type="float" office:value="0.321567" calcext:value-type="float">
            <text:p>0.321567</text:p>
          </table:table-cell>
          <table:table-cell office:value-type="float" office:value="0.353358" calcext:value-type="float">
            <text:p>0.353358</text:p>
          </table:table-cell>
          <table:table-cell office:value-type="float" office:value="0.378584" calcext:value-type="float">
            <text:p>0.378584</text:p>
          </table:table-cell>
          <table:table-cell office:value-type="float" office:value="0.39881" calcext:value-type="float">
            <text:p>0.39881</text:p>
          </table:table-cell>
          <table:table-cell office:value-type="float" office:value="0.434061" calcext:value-type="float">
            <text:p>0.43406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0314" calcext:value-type="float">
            <text:p>0.27031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031592" calcext:value-type="float">
            <text:p>0.031592</text:p>
          </table:table-cell>
          <table:table-cell office:value-type="float" office:value="0.135958" calcext:value-type="float">
            <text:p>0.135958</text:p>
          </table:table-cell>
          <table:table-cell office:value-type="float" office:value="0.186629" calcext:value-type="float">
            <text:p>0.186629</text:p>
          </table:table-cell>
          <table:table-cell office:value-type="float" office:value="0.231224" calcext:value-type="float">
            <text:p>0.231224</text:p>
          </table:table-cell>
          <table:table-cell office:value-type="float" office:value="0.269659" calcext:value-type="float">
            <text:p>0.269659</text:p>
          </table:table-cell>
          <table:table-cell office:value-type="float" office:value="0.317805" calcext:value-type="float">
            <text:p>0.317805</text:p>
          </table:table-cell>
          <table:table-cell office:value-type="float" office:value="0.346627" calcext:value-type="float">
            <text:p>0.346627</text:p>
          </table:table-cell>
          <table:table-cell office:value-type="float" office:value="0.374284" calcext:value-type="float">
            <text:p>0.374284</text:p>
          </table:table-cell>
          <table:table-cell office:value-type="float" office:value="0.393334" calcext:value-type="float">
            <text:p>0.393334</text:p>
          </table:table-cell>
          <table:table-cell office:value-type="float" office:value="0.430614" calcext:value-type="float">
            <text:p>0.43061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1773" calcext:value-type="float">
            <text:p>0.27177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0.081169" calcext:value-type="float">
            <text:p>0.081169</text:p>
          </table:table-cell>
          <table:table-cell office:value-type="float" office:value="0.163007" calcext:value-type="float">
            <text:p>0.163007</text:p>
          </table:table-cell>
          <table:table-cell office:value-type="float" office:value="0.216145" calcext:value-type="float">
            <text:p>0.216145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290397" calcext:value-type="float">
            <text:p>0.290397</text:p>
          </table:table-cell>
          <table:table-cell office:value-type="float" office:value="0.327462" calcext:value-type="float">
            <text:p>0.327462</text:p>
          </table:table-cell>
          <table:table-cell office:value-type="float" office:value="0.349516" calcext:value-type="float">
            <text:p>0.349516</text:p>
          </table:table-cell>
          <table:table-cell office:value-type="float" office:value="0.372721" calcext:value-type="float">
            <text:p>0.372721</text:p>
          </table:table-cell>
          <table:table-cell office:value-type="float" office:value="0.392717" calcext:value-type="float">
            <text:p>0.392717</text:p>
          </table:table-cell>
          <table:table-cell office:value-type="float" office:value="0.426235" calcext:value-type="float">
            <text:p>0.42623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87513" calcext:value-type="float">
            <text:p>0.2875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77538" calcext:value-type="float">
            <text:p>0.077538</text:p>
          </table:table-cell>
          <table:table-cell office:value-type="float" office:value="0.150827" calcext:value-type="float">
            <text:p>0.150827</text:p>
          </table:table-cell>
          <table:table-cell office:value-type="float" office:value="0.200988" calcext:value-type="float">
            <text:p>0.200988</text:p>
          </table:table-cell>
          <table:table-cell office:value-type="float" office:value="0.248078" calcext:value-type="float">
            <text:p>0.248078</text:p>
          </table:table-cell>
          <table:table-cell office:value-type="float" office:value="0.286594" calcext:value-type="float">
            <text:p>0.286594</text:p>
          </table:table-cell>
          <table:table-cell office:value-type="float" office:value="0.326328" calcext:value-type="float">
            <text:p>0.326328</text:p>
          </table:table-cell>
          <table:table-cell office:value-type="float" office:value="0.348809" calcext:value-type="float">
            <text:p>0.348809</text:p>
          </table:table-cell>
          <table:table-cell office:value-type="float" office:value="0.372101" calcext:value-type="float">
            <text:p>0.372101</text:p>
          </table:table-cell>
          <table:table-cell office:value-type="float" office:value="0.395519" calcext:value-type="float">
            <text:p>0.395519</text:p>
          </table:table-cell>
          <table:table-cell office:value-type="float" office:value="0.43158" calcext:value-type="float">
            <text:p>0.43158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83836" calcext:value-type="float">
            <text:p>0.28383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00548" calcext:value-type="float">
            <text:p>-0.000548</text:p>
          </table:table-cell>
          <table:table-cell office:value-type="float" office:value="0.070783" calcext:value-type="float">
            <text:p>0.070783</text:p>
          </table:table-cell>
          <table:table-cell office:value-type="float" office:value="0.140365" calcext:value-type="float">
            <text:p>0.140365</text:p>
          </table:table-cell>
          <table:table-cell office:value-type="float" office:value="0.189193" calcext:value-type="float">
            <text:p>0.189193</text:p>
          </table:table-cell>
          <table:table-cell office:value-type="float" office:value="0.248145" calcext:value-type="float">
            <text:p>0.248145</text:p>
          </table:table-cell>
          <table:table-cell office:value-type="float" office:value="0.284751" calcext:value-type="float">
            <text:p>0.284751</text:p>
          </table:table-cell>
          <table:table-cell office:value-type="float" office:value="0.312336" calcext:value-type="float">
            <text:p>0.312336</text:p>
          </table:table-cell>
          <table:table-cell office:value-type="float" office:value="0.343447" calcext:value-type="float">
            <text:p>0.343447</text:p>
          </table:table-cell>
          <table:table-cell office:value-type="float" office:value="0.366838" calcext:value-type="float">
            <text:p>0.366838</text:p>
          </table:table-cell>
          <table:table-cell office:value-type="float" office:value="0.386701" calcext:value-type="float">
            <text:p>0.386701</text:p>
          </table:table-cell>
          <table:table-cell office:value-type="float" office:value="0.426404" calcext:value-type="float">
            <text:p>0.42640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6896" calcext:value-type="float">
            <text:p>0.27689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6025" calcext:value-type="float">
            <text:p>0.026025</text:p>
          </table:table-cell>
          <table:table-cell office:value-type="float" office:value="0.071411" calcext:value-type="float">
            <text:p>0.071411</text:p>
          </table:table-cell>
          <table:table-cell office:value-type="float" office:value="0.133099" calcext:value-type="float">
            <text:p>0.133099</text:p>
          </table:table-cell>
          <table:table-cell office:value-type="float" office:value="0.189112" calcext:value-type="float">
            <text:p>0.189112</text:p>
          </table:table-cell>
          <table:table-cell office:value-type="float" office:value="0.235274" calcext:value-type="float">
            <text:p>0.235274</text:p>
          </table:table-cell>
          <table:table-cell office:value-type="float" office:value="0.276553" calcext:value-type="float">
            <text:p>0.276553</text:p>
          </table:table-cell>
          <table:table-cell office:value-type="float" office:value="0.30612" calcext:value-type="float">
            <text:p>0.30612</text:p>
          </table:table-cell>
          <table:table-cell office:value-type="float" office:value="0.331078" calcext:value-type="float">
            <text:p>0.331078</text:p>
          </table:table-cell>
          <table:table-cell office:value-type="float" office:value="0.355797" calcext:value-type="float">
            <text:p>0.355797</text:p>
          </table:table-cell>
          <table:table-cell office:value-type="float" office:value="0.382862" calcext:value-type="float">
            <text:p>0.382862</text:p>
          </table:table-cell>
          <table:table-cell office:value-type="float" office:value="0.424336" calcext:value-type="float">
            <text:p>0.42433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0564" calcext:value-type="float">
            <text:p>0.27056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03176" calcext:value-type="float">
            <text:p>-0.003176</text:p>
          </table:table-cell>
          <table:table-cell office:value-type="float" office:value="0.053294" calcext:value-type="float">
            <text:p>0.053294</text:p>
          </table:table-cell>
          <table:table-cell office:value-type="float" office:value="0.11491" calcext:value-type="float">
            <text:p>0.11491</text:p>
          </table:table-cell>
          <table:table-cell office:value-type="float" office:value="0.158759" calcext:value-type="float">
            <text:p>0.158759</text:p>
          </table:table-cell>
          <table:table-cell office:value-type="float" office:value="0.202542" calcext:value-type="float">
            <text:p>0.202542</text:p>
          </table:table-cell>
          <table:table-cell office:value-type="float" office:value="0.261501" calcext:value-type="float">
            <text:p>0.261501</text:p>
          </table:table-cell>
          <table:table-cell office:value-type="float" office:value="0.307149" calcext:value-type="float">
            <text:p>0.307149</text:p>
          </table:table-cell>
          <table:table-cell office:value-type="float" office:value="0.332792" calcext:value-type="float">
            <text:p>0.332792</text:p>
          </table:table-cell>
          <table:table-cell office:value-type="float" office:value="0.360654" calcext:value-type="float">
            <text:p>0.360654</text:p>
          </table:table-cell>
          <table:table-cell office:value-type="float" office:value="0.388763" calcext:value-type="float">
            <text:p>0.388763</text:p>
          </table:table-cell>
          <table:table-cell office:value-type="float" office:value="0.424972" calcext:value-type="float">
            <text:p>0.42497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0534" calcext:value-type="float">
            <text:p>0.26053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-0.023662" calcext:value-type="float">
            <text:p>-0.023662</text:p>
          </table:table-cell>
          <table:table-cell office:value-type="float" office:value="0.120158" calcext:value-type="float">
            <text:p>0.120158</text:p>
          </table:table-cell>
          <table:table-cell office:value-type="float" office:value="0.158257" calcext:value-type="float">
            <text:p>0.158257</text:p>
          </table:table-cell>
          <table:table-cell office:value-type="float" office:value="0.202529" calcext:value-type="float">
            <text:p>0.202529</text:p>
          </table:table-cell>
          <table:table-cell office:value-type="float" office:value="0.250395" calcext:value-type="float">
            <text:p>0.250395</text:p>
          </table:table-cell>
          <table:table-cell office:value-type="float" office:value="0.28844" calcext:value-type="float">
            <text:p>0.28844</text:p>
          </table:table-cell>
          <table:table-cell office:value-type="float" office:value="0.31404" calcext:value-type="float">
            <text:p>0.31404</text:p>
          </table:table-cell>
          <table:table-cell office:value-type="float" office:value="0.344732" calcext:value-type="float">
            <text:p>0.344732</text:p>
          </table:table-cell>
          <table:table-cell office:value-type="float" office:value="0.380209" calcext:value-type="float">
            <text:p>0.380209</text:p>
          </table:table-cell>
          <table:table-cell office:value-type="float" office:value="0.421205" calcext:value-type="float">
            <text:p>0.42120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563" calcext:value-type="float">
            <text:p>0.2456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20776" calcext:value-type="float">
            <text:p>-0.020776</text:p>
          </table:table-cell>
          <table:table-cell office:value-type="float" office:value="0.052132" calcext:value-type="float">
            <text:p>0.052132</text:p>
          </table:table-cell>
          <table:table-cell office:value-type="float" office:value="0.099622" calcext:value-type="float">
            <text:p>0.099622</text:p>
          </table:table-cell>
          <table:table-cell office:value-type="float" office:value="0.156487" calcext:value-type="float">
            <text:p>0.156487</text:p>
          </table:table-cell>
          <table:table-cell office:value-type="float" office:value="0.209411" calcext:value-type="float">
            <text:p>0.209411</text:p>
          </table:table-cell>
          <table:table-cell office:value-type="float" office:value="0.255218" calcext:value-type="float">
            <text:p>0.255218</text:p>
          </table:table-cell>
          <table:table-cell office:value-type="float" office:value="0.29313" calcext:value-type="float">
            <text:p>0.29313</text:p>
          </table:table-cell>
          <table:table-cell office:value-type="float" office:value="0.319767" calcext:value-type="float">
            <text:p>0.319767</text:p>
          </table:table-cell>
          <table:table-cell office:value-type="float" office:value="0.351108" calcext:value-type="float">
            <text:p>0.351108</text:p>
          </table:table-cell>
          <table:table-cell office:value-type="float" office:value="0.377707" calcext:value-type="float">
            <text:p>0.377707</text:p>
          </table:table-cell>
          <table:table-cell office:value-type="float" office:value="0.420761" calcext:value-type="float">
            <text:p>0.42076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3534" calcext:value-type="float">
            <text:p>0.25353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39358" calcext:value-type="float">
            <text:p>-0.039358</text:p>
          </table:table-cell>
          <table:table-cell office:value-type="float" office:value="0.041965" calcext:value-type="float">
            <text:p>0.041965</text:p>
          </table:table-cell>
          <table:table-cell office:value-type="float" office:value="0.09272" calcext:value-type="float">
            <text:p>0.09272</text:p>
          </table:table-cell>
          <table:table-cell office:value-type="float" office:value="0.136923" calcext:value-type="float">
            <text:p>0.136923</text:p>
          </table:table-cell>
          <table:table-cell office:value-type="float" office:value="0.192125" calcext:value-type="float">
            <text:p>0.192125</text:p>
          </table:table-cell>
          <table:table-cell office:value-type="float" office:value="0.233224" calcext:value-type="float">
            <text:p>0.233224</text:p>
          </table:table-cell>
          <table:table-cell office:value-type="float" office:value="0.281175" calcext:value-type="float">
            <text:p>0.281175</text:p>
          </table:table-cell>
          <table:table-cell office:value-type="float" office:value="0.309276" calcext:value-type="float">
            <text:p>0.309276</text:p>
          </table:table-cell>
          <table:table-cell office:value-type="float" office:value="0.346128" calcext:value-type="float">
            <text:p>0.346128</text:p>
          </table:table-cell>
          <table:table-cell office:value-type="float" office:value="0.377747" calcext:value-type="float">
            <text:p>0.377747</text:p>
          </table:table-cell>
          <table:table-cell office:value-type="float" office:value="0.42142" calcext:value-type="float">
            <text:p>0.4214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327" calcext:value-type="float">
            <text:p>0.2432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20776" calcext:value-type="float">
            <text:p>-0.020776</text:p>
          </table:table-cell>
          <table:table-cell office:value-type="float" office:value="0.045175" calcext:value-type="float">
            <text:p>0.045175</text:p>
          </table:table-cell>
          <table:table-cell office:value-type="float" office:value="0.095552" calcext:value-type="float">
            <text:p>0.095552</text:p>
          </table:table-cell>
          <table:table-cell office:value-type="float" office:value="0.135034" calcext:value-type="float">
            <text:p>0.135034</text:p>
          </table:table-cell>
          <table:table-cell office:value-type="float" office:value="0.188976" calcext:value-type="float">
            <text:p>0.188976</text:p>
          </table:table-cell>
          <table:table-cell office:value-type="float" office:value="0.231295" calcext:value-type="float">
            <text:p>0.231295</text:p>
          </table:table-cell>
          <table:table-cell office:value-type="float" office:value="0.279688" calcext:value-type="float">
            <text:p>0.279688</text:p>
          </table:table-cell>
          <table:table-cell office:value-type="float" office:value="0.310826" calcext:value-type="float">
            <text:p>0.310826</text:p>
          </table:table-cell>
          <table:table-cell office:value-type="float" office:value="0.346501" calcext:value-type="float">
            <text:p>0.346501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0.429871" calcext:value-type="float">
            <text:p>0.42987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4436" calcext:value-type="float">
            <text:p>0.24443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0.043878" calcext:value-type="float">
            <text:p>-0.043878</text:p>
          </table:table-cell>
          <table:table-cell office:value-type="float" office:value="0.087902" calcext:value-type="float">
            <text:p>0.087902</text:p>
          </table:table-cell>
          <table:table-cell office:value-type="float" office:value="0.125423" calcext:value-type="float">
            <text:p>0.125423</text:p>
          </table:table-cell>
          <table:table-cell office:value-type="float" office:value="0.178197" calcext:value-type="float">
            <text:p>0.178197</text:p>
          </table:table-cell>
          <table:table-cell office:value-type="float" office:value="0.224924" calcext:value-type="float">
            <text:p>0.224924</text:p>
          </table:table-cell>
          <table:table-cell office:value-type="float" office:value="0.272967" calcext:value-type="float">
            <text:p>0.272967</text:p>
          </table:table-cell>
          <table:table-cell office:value-type="float" office:value="0.304269" calcext:value-type="float">
            <text:p>0.304269</text:p>
          </table:table-cell>
          <table:table-cell office:value-type="float" office:value="0.335524" calcext:value-type="float">
            <text:p>0.335524</text:p>
          </table:table-cell>
          <table:table-cell office:value-type="float" office:value="0.375965" calcext:value-type="float">
            <text:p>0.375965</text:p>
          </table:table-cell>
          <table:table-cell office:value-type="float" office:value="0.430154" calcext:value-type="float">
            <text:p>0.43015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29145" calcext:value-type="float">
            <text:p>0.22914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-0.012981" calcext:value-type="float">
            <text:p>-0.012981</text:p>
          </table:table-cell>
          <table:table-cell office:value-type="float" office:value="0.083824" calcext:value-type="float">
            <text:p>0.083824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0.173593" calcext:value-type="float">
            <text:p>0.173593</text:p>
          </table:table-cell>
          <table:table-cell office:value-type="float" office:value="0.221993" calcext:value-type="float">
            <text:p>0.221993</text:p>
          </table:table-cell>
          <table:table-cell office:value-type="float" office:value="0.272579" calcext:value-type="float">
            <text:p>0.272579</text:p>
          </table:table-cell>
          <table:table-cell office:value-type="float" office:value="0.308421" calcext:value-type="float">
            <text:p>0.308421</text:p>
          </table:table-cell>
          <table:table-cell office:value-type="float" office:value="0.339449" calcext:value-type="float">
            <text:p>0.339449</text:p>
          </table:table-cell>
          <table:table-cell office:value-type="float" office:value="0.37782" calcext:value-type="float">
            <text:p>0.37782</text:p>
          </table:table-cell>
          <table:table-cell office:value-type="float" office:value="0.42955" calcext:value-type="float">
            <text:p>0.4295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31234" calcext:value-type="float">
            <text:p>0.23123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-0.06969" calcext:value-type="float">
            <text:p>-0.06969</text:p>
          </table:table-cell>
          <table:table-cell office:value-type="float" office:value="0.069418" calcext:value-type="float">
            <text:p>0.069418</text:p>
          </table:table-cell>
          <table:table-cell office:value-type="float" office:value="0.112703" calcext:value-type="float">
            <text:p>0.112703</text:p>
          </table:table-cell>
          <table:table-cell office:value-type="float" office:value="0.159825" calcext:value-type="float">
            <text:p>0.159825</text:p>
          </table:table-cell>
          <table:table-cell office:value-type="float" office:value="0.217954" calcext:value-type="float">
            <text:p>0.217954</text:p>
          </table:table-cell>
          <table:table-cell office:value-type="float" office:value="0.268339" calcext:value-type="float">
            <text:p>0.268339</text:p>
          </table:table-cell>
          <table:table-cell office:value-type="float" office:value="0.309296" calcext:value-type="float">
            <text:p>0.309296</text:p>
          </table:table-cell>
          <table:table-cell office:value-type="float" office:value="0.338327" calcext:value-type="float">
            <text:p>0.338327</text:p>
          </table:table-cell>
          <table:table-cell office:value-type="float" office:value="0.375164" calcext:value-type="float">
            <text:p>0.375164</text:p>
          </table:table-cell>
          <table:table-cell office:value-type="float" office:value="0.429594" calcext:value-type="float">
            <text:p>0.42959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21093" calcext:value-type="float">
            <text:p>0.22109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-0.09126" calcext:value-type="float">
            <text:p>-0.09126</text:p>
          </table:table-cell>
          <table:table-cell office:value-type="float" office:value="0.076345" calcext:value-type="float">
            <text:p>0.076345</text:p>
          </table:table-cell>
          <table:table-cell office:value-type="float" office:value="0.112857" calcext:value-type="float">
            <text:p>0.112857</text:p>
          </table:table-cell>
          <table:table-cell office:value-type="float" office:value="0.162519" calcext:value-type="float">
            <text:p>0.162519</text:p>
          </table:table-cell>
          <table:table-cell office:value-type="float" office:value="0.217967" calcext:value-type="float">
            <text:p>0.217967</text:p>
          </table:table-cell>
          <table:table-cell office:value-type="float" office:value="0.265325" calcext:value-type="float">
            <text:p>0.265325</text:p>
          </table:table-cell>
          <table:table-cell office:value-type="float" office:value="0.308326" calcext:value-type="float">
            <text:p>0.308326</text:p>
          </table:table-cell>
          <table:table-cell office:value-type="float" office:value="0.337188" calcext:value-type="float">
            <text:p>0.337188</text:p>
          </table:table-cell>
          <table:table-cell office:value-type="float" office:value="0.367929" calcext:value-type="float">
            <text:p>0.367929</text:p>
          </table:table-cell>
          <table:table-cell office:value-type="float" office:value="0.422361" calcext:value-type="float">
            <text:p>0.42236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17956" calcext:value-type="float">
            <text:p>0.2179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0.09952" calcext:value-type="float">
            <text:p>-0.09952</text:p>
          </table:table-cell>
          <table:table-cell office:value-type="float" office:value="0.070089" calcext:value-type="float">
            <text:p>0.070089</text:p>
          </table:table-cell>
          <table:table-cell office:value-type="float" office:value="0.106103" calcext:value-type="float">
            <text:p>0.106103</text:p>
          </table:table-cell>
          <table:table-cell office:value-type="float" office:value="0.156325" calcext:value-type="float">
            <text:p>0.156325</text:p>
          </table:table-cell>
          <table:table-cell office:value-type="float" office:value="0.208852" calcext:value-type="float">
            <text:p>0.208852</text:p>
          </table:table-cell>
          <table:table-cell office:value-type="float" office:value="0.26033" calcext:value-type="float">
            <text:p>0.26033</text:p>
          </table:table-cell>
          <table:table-cell office:value-type="float" office:value="0.299607" calcext:value-type="float">
            <text:p>0.299607</text:p>
          </table:table-cell>
          <table:table-cell office:value-type="float" office:value="0.332214" calcext:value-type="float">
            <text:p>0.332214</text:p>
          </table:table-cell>
          <table:table-cell office:value-type="float" office:value="0.371138" calcext:value-type="float">
            <text:p>0.371138</text:p>
          </table:table-cell>
          <table:table-cell office:value-type="float" office:value="0.430473" calcext:value-type="float">
            <text:p>0.430473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13561" calcext:value-type="float">
            <text:p>0.21356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0.135931" calcext:value-type="float">
            <text:p>-0.135931</text:p>
          </table:table-cell>
          <table:table-cell office:value-type="float" office:value="0.077085" calcext:value-type="float">
            <text:p>0.077085</text:p>
          </table:table-cell>
          <table:table-cell office:value-type="float" office:value="0.10765" calcext:value-type="float">
            <text:p>0.10765</text:p>
          </table:table-cell>
          <table:table-cell office:value-type="float" office:value="0.169934" calcext:value-type="float">
            <text:p>0.169934</text:p>
          </table:table-cell>
          <table:table-cell office:value-type="float" office:value="0.225217" calcext:value-type="float">
            <text:p>0.225217</text:p>
          </table:table-cell>
          <table:table-cell office:value-type="float" office:value="0.264773" calcext:value-type="float">
            <text:p>0.264773</text:p>
          </table:table-cell>
          <table:table-cell office:value-type="float" office:value="0.29335" calcext:value-type="float">
            <text:p>0.29335</text:p>
          </table:table-cell>
          <table:table-cell office:value-type="float" office:value="0.327073" calcext:value-type="float">
            <text:p>0.327073</text:p>
          </table:table-cell>
          <table:table-cell office:value-type="float" office:value="0.365874" calcext:value-type="float">
            <text:p>0.365874</text:p>
          </table:table-cell>
          <table:table-cell office:value-type="float" office:value="0.428558" calcext:value-type="float">
            <text:p>0.428558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12358" calcext:value-type="float">
            <text:p>0.21235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0.058714" calcext:value-type="float">
            <text:p>-0.058714</text:p>
          </table:table-cell>
          <table:table-cell office:value-type="float" office:value="0.06803" calcext:value-type="float">
            <text:p>0.06803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56959" calcext:value-type="float">
            <text:p>0.156959</text:p>
          </table:table-cell>
          <table:table-cell office:value-type="float" office:value="0.216389" calcext:value-type="float">
            <text:p>0.216389</text:p>
          </table:table-cell>
          <table:table-cell office:value-type="float" office:value="0.262794" calcext:value-type="float">
            <text:p>0.262794</text:p>
          </table:table-cell>
          <table:table-cell office:value-type="float" office:value="0.293973" calcext:value-type="float">
            <text:p>0.293973</text:p>
          </table:table-cell>
          <table:table-cell office:value-type="float" office:value="0.317907" calcext:value-type="float">
            <text:p>0.317907</text:p>
          </table:table-cell>
          <table:table-cell office:value-type="float" office:value="0.350408" calcext:value-type="float">
            <text:p>0.350408</text:p>
          </table:table-cell>
          <table:table-cell office:value-type="float" office:value="0.427757" calcext:value-type="float">
            <text:p>0.427757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1341" calcext:value-type="float">
            <text:p>0.2134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0.023841" calcext:value-type="float">
            <text:p>-0.023841</text:p>
          </table:table-cell>
          <table:table-cell office:value-type="float" office:value="0.058951" calcext:value-type="float">
            <text:p>0.058951</text:p>
          </table:table-cell>
          <table:table-cell office:value-type="float" office:value="0.093918" calcext:value-type="float">
            <text:p>0.093918</text:p>
          </table:table-cell>
          <table:table-cell office:value-type="float" office:value="0.147974" calcext:value-type="float">
            <text:p>0.147974</text:p>
          </table:table-cell>
          <table:table-cell office:value-type="float" office:value="0.211231" calcext:value-type="float">
            <text:p>0.211231</text:p>
          </table:table-cell>
          <table:table-cell office:value-type="float" office:value="0.259444" calcext:value-type="float">
            <text:p>0.259444</text:p>
          </table:table-cell>
          <table:table-cell office:value-type="float" office:value="0.296958" calcext:value-type="float">
            <text:p>0.296958</text:p>
          </table:table-cell>
          <table:table-cell office:value-type="float" office:value="0.330792" calcext:value-type="float">
            <text:p>0.330792</text:p>
          </table:table-cell>
          <table:table-cell office:value-type="float" office:value="0.379558" calcext:value-type="float">
            <text:p>0.379558</text:p>
          </table:table-cell>
          <table:table-cell office:value-type="float" office:value="0.430507" calcext:value-type="float">
            <text:p>0.430507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18549" calcext:value-type="float">
            <text:p>0.21854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0.228963" calcext:value-type="float">
            <text:p>-0.228963</text:p>
          </table:table-cell>
          <table:table-cell office:value-type="float" office:value="0.064107" calcext:value-type="float">
            <text:p>0.064107</text:p>
          </table:table-cell>
          <table:table-cell office:value-type="float" office:value="0.098036" calcext:value-type="float">
            <text:p>0.098036</text:p>
          </table:table-cell>
          <table:table-cell office:value-type="float" office:value="0.155096" calcext:value-type="float">
            <text:p>0.155096</text:p>
          </table:table-cell>
          <table:table-cell office:value-type="float" office:value="0.227289" calcext:value-type="float">
            <text:p>0.227289</text:p>
          </table:table-cell>
          <table:table-cell office:value-type="float" office:value="0.26963" calcext:value-type="float">
            <text:p>0.26963</text:p>
          </table:table-cell>
          <table:table-cell office:value-type="float" office:value="0.30667" calcext:value-type="float">
            <text:p>0.30667</text:p>
          </table:table-cell>
          <table:table-cell office:value-type="float" office:value="0.342494" calcext:value-type="float">
            <text:p>0.342494</text:p>
          </table:table-cell>
          <table:table-cell office:value-type="float" office:value="0.390407" calcext:value-type="float">
            <text:p>0.390407</text:p>
          </table:table-cell>
          <table:table-cell office:value-type="float" office:value="0.433951" calcext:value-type="float">
            <text:p>0.43395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05872" calcext:value-type="float">
            <text:p>0.20587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0.11203" calcext:value-type="float">
            <text:p>-0.11203</text:p>
          </table:table-cell>
          <table:table-cell office:value-type="float" office:value="0.064216" calcext:value-type="float">
            <text:p>0.064216</text:p>
          </table:table-cell>
          <table:table-cell office:value-type="float" office:value="0.096332" calcext:value-type="float">
            <text:p>0.096332</text:p>
          </table:table-cell>
          <table:table-cell office:value-type="float" office:value="0.144192" calcext:value-type="float">
            <text:p>0.144192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0.263874" calcext:value-type="float">
            <text:p>0.263874</text:p>
          </table:table-cell>
          <table:table-cell office:value-type="float" office:value="0.309279" calcext:value-type="float">
            <text:p>0.309279</text:p>
          </table:table-cell>
          <table:table-cell office:value-type="float" office:value="0.343894" calcext:value-type="float">
            <text:p>0.343894</text:p>
          </table:table-cell>
          <table:table-cell office:value-type="float" office:value="0.387424" calcext:value-type="float">
            <text:p>0.387424</text:p>
          </table:table-cell>
          <table:table-cell office:value-type="float" office:value="0.42944" calcext:value-type="float">
            <text:p>0.4294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12999" calcext:value-type="float">
            <text:p>0.21299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0.06404" calcext:value-type="float">
            <text:p>-0.06404</text:p>
          </table:table-cell>
          <table:table-cell office:value-type="float" office:value="0.076485" calcext:value-type="float">
            <text:p>0.076485</text:p>
          </table:table-cell>
          <table:table-cell office:value-type="float" office:value="0.118093" calcext:value-type="float">
            <text:p>0.118093</text:p>
          </table:table-cell>
          <table:table-cell office:value-type="float" office:value="0.163922" calcext:value-type="float">
            <text:p>0.163922</text:p>
          </table:table-cell>
          <table:table-cell office:value-type="float" office:value="0.21767" calcext:value-type="float">
            <text:p>0.21767</text:p>
          </table:table-cell>
          <table:table-cell office:value-type="float" office:value="0.261604" calcext:value-type="float">
            <text:p>0.261604</text:p>
          </table:table-cell>
          <table:table-cell office:value-type="float" office:value="0.313513" calcext:value-type="float">
            <text:p>0.313513</text:p>
          </table:table-cell>
          <table:table-cell office:value-type="float" office:value="0.353418" calcext:value-type="float">
            <text:p>0.353418</text:p>
          </table:table-cell>
          <table:table-cell office:value-type="float" office:value="0.385583" calcext:value-type="float">
            <text:p>0.385583</text:p>
          </table:table-cell>
          <table:table-cell office:value-type="float" office:value="0.427472" calcext:value-type="float">
            <text:p>0.42747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25372" calcext:value-type="float">
            <text:p>0.22537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0.01298" calcext:value-type="float">
            <text:p>-0.01298</text:p>
          </table:table-cell>
          <table:table-cell office:value-type="float" office:value="0.072138" calcext:value-type="float">
            <text:p>0.072138</text:p>
          </table:table-cell>
          <table:table-cell office:value-type="float" office:value="0.11923" calcext:value-type="float">
            <text:p>0.11923</text:p>
          </table:table-cell>
          <table:table-cell office:value-type="float" office:value="0.169737" calcext:value-type="float">
            <text:p>0.169737</text:p>
          </table:table-cell>
          <table:table-cell office:value-type="float" office:value="0.222818" calcext:value-type="float">
            <text:p>0.222818</text:p>
          </table:table-cell>
          <table:table-cell office:value-type="float" office:value="0.261655" calcext:value-type="float">
            <text:p>0.261655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0.349971" calcext:value-type="float">
            <text:p>0.349971</text:p>
          </table:table-cell>
          <table:table-cell office:value-type="float" office:value="0.389041" calcext:value-type="float">
            <text:p>0.389041</text:p>
          </table:table-cell>
          <table:table-cell office:value-type="float" office:value="0.433097" calcext:value-type="float">
            <text:p>0.433097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30868" calcext:value-type="float">
            <text:p>0.2308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049843" calcext:value-type="float">
            <text:p>-0.049843</text:p>
          </table:table-cell>
          <table:table-cell office:value-type="float" office:value="0.029233" calcext:value-type="float">
            <text:p>0.029233</text:p>
          </table:table-cell>
          <table:table-cell office:value-type="float" office:value="0.090524" calcext:value-type="float">
            <text:p>0.090524</text:p>
          </table:table-cell>
          <table:table-cell office:value-type="float" office:value="0.132378" calcext:value-type="float">
            <text:p>0.132378</text:p>
          </table:table-cell>
          <table:table-cell office:value-type="float" office:value="0.177186" calcext:value-type="float">
            <text:p>0.177186</text:p>
          </table:table-cell>
          <table:table-cell office:value-type="float" office:value="0.227816" calcext:value-type="float">
            <text:p>0.227816</text:p>
          </table:table-cell>
          <table:table-cell office:value-type="float" office:value="0.262375" calcext:value-type="float">
            <text:p>0.262375</text:p>
          </table:table-cell>
          <table:table-cell office:value-type="float" office:value="0.300846" calcext:value-type="float">
            <text:p>0.300846</text:p>
          </table:table-cell>
          <table:table-cell office:value-type="float" office:value="0.350338" calcext:value-type="float">
            <text:p>0.350338</text:p>
          </table:table-cell>
          <table:table-cell office:value-type="float" office:value="0.394172" calcext:value-type="float">
            <text:p>0.394172</text:p>
          </table:table-cell>
          <table:table-cell office:value-type="float" office:value="0.440632" calcext:value-type="float">
            <text:p>0.44063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055" calcext:value-type="float">
            <text:p>0.2405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84033" calcext:value-type="float">
            <text:p>0.084033</text:p>
          </table:table-cell>
          <table:table-cell office:value-type="float" office:value="0.11904" calcext:value-type="float">
            <text:p>0.11904</text:p>
          </table:table-cell>
          <table:table-cell office:value-type="float" office:value="0.162623" calcext:value-type="float">
            <text:p>0.162623</text:p>
          </table:table-cell>
          <table:table-cell office:value-type="float" office:value="0.216088" calcext:value-type="float">
            <text:p>0.216088</text:p>
          </table:table-cell>
          <table:table-cell office:value-type="float" office:value="0.261951" calcext:value-type="float">
            <text:p>0.261951</text:p>
          </table:table-cell>
          <table:table-cell office:value-type="float" office:value="0.300452" calcext:value-type="float">
            <text:p>0.300452</text:p>
          </table:table-cell>
          <table:table-cell office:value-type="float" office:value="0.348891" calcext:value-type="float">
            <text:p>0.348891</text:p>
          </table:table-cell>
          <table:table-cell office:value-type="float" office:value="0.395896" calcext:value-type="float">
            <text:p>0.395896</text:p>
          </table:table-cell>
          <table:table-cell office:value-type="float" office:value="0.440102" calcext:value-type="float">
            <text:p>0.44010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32984" calcext:value-type="float">
            <text:p>0.23298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0.096215" calcext:value-type="float">
            <text:p>0.096215</text:p>
          </table:table-cell>
          <table:table-cell office:value-type="float" office:value="0.132657" calcext:value-type="float">
            <text:p>0.132657</text:p>
          </table:table-cell>
          <table:table-cell office:value-type="float" office:value="0.185003" calcext:value-type="float">
            <text:p>0.185003</text:p>
          </table:table-cell>
          <table:table-cell office:value-type="float" office:value="0.242769" calcext:value-type="float">
            <text:p>0.242769</text:p>
          </table:table-cell>
          <table:table-cell office:value-type="float" office:value="0.281932" calcext:value-type="float">
            <text:p>0.281932</text:p>
          </table:table-cell>
          <table:table-cell office:value-type="float" office:value="0.322856" calcext:value-type="float">
            <text:p>0.322856</text:p>
          </table:table-cell>
          <table:table-cell office:value-type="float" office:value="0.36595" calcext:value-type="float">
            <text:p>0.36595</text:p>
          </table:table-cell>
          <table:table-cell office:value-type="float" office:value="0.399427" calcext:value-type="float">
            <text:p>0.399427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34159" calcext:value-type="float">
            <text:p>0.234159</text:p>
          </table:table-cell>
          <table:table-cell>
            <draw:frame draw:z-index="0" draw:style-name="gr1" draw:text-style-name="P1" svg:width="22.348cm" svg:height="12.57cm" svg:x="0.003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91626" calcext:value-type="float">
            <text:p>0.091626</text:p>
          </table:table-cell>
          <table:table-cell office:value-type="float" office:value="0.141333" calcext:value-type="float">
            <text:p>0.141333</text:p>
          </table:table-cell>
          <table:table-cell office:value-type="float" office:value="0.217157" calcext:value-type="float">
            <text:p>0.217157</text:p>
          </table:table-cell>
          <table:table-cell office:value-type="float" office:value="0.258216" calcext:value-type="float">
            <text:p>0.258216</text:p>
          </table:table-cell>
          <table:table-cell office:value-type="float" office:value="0.298654" calcext:value-type="float">
            <text:p>0.29865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0.361781" calcext:value-type="float">
            <text:p>0.361781</text:p>
          </table:table-cell>
          <table:table-cell office:value-type="float" office:value="0.399389" calcext:value-type="float">
            <text:p>0.399389</text:p>
          </table:table-cell>
          <table:table-cell office:value-type="float" office:value="0.434665" calcext:value-type="float">
            <text:p>0.43466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3529" calcext:value-type="float">
            <text:p>0.25352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044752" calcext:value-type="float">
            <text:p>-0.044752</text:p>
          </table:table-cell>
          <table:table-cell office:value-type="float" office:value="0.040007" calcext:value-type="float">
            <text:p>0.040007</text:p>
          </table:table-cell>
          <table:table-cell office:value-type="float" office:value="0.098378" calcext:value-type="float">
            <text:p>0.098378</text:p>
          </table:table-cell>
          <table:table-cell office:value-type="float" office:value="0.151551" calcext:value-type="float">
            <text:p>0.151551</text:p>
          </table:table-cell>
          <table:table-cell office:value-type="float" office:value="0.221457" calcext:value-type="float">
            <text:p>0.221457</text:p>
          </table:table-cell>
          <table:table-cell office:value-type="float" office:value="0.277355" calcext:value-type="float">
            <text:p>0.277355</text:p>
          </table:table-cell>
          <table:table-cell office:value-type="float" office:value="0.315226" calcext:value-type="float">
            <text:p>0.315226</text:p>
          </table:table-cell>
          <table:table-cell office:value-type="float" office:value="0.350522" calcext:value-type="float">
            <text:p>0.350522</text:p>
          </table:table-cell>
          <table:table-cell office:value-type="float" office:value="0.380429" calcext:value-type="float">
            <text:p>0.380429</text:p>
          </table:table-cell>
          <table:table-cell office:value-type="float" office:value="0.408094" calcext:value-type="float">
            <text:p>0.408094</text:p>
          </table:table-cell>
          <table:table-cell office:value-type="float" office:value="0.440015" calcext:value-type="float">
            <text:p>0.44001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8303" calcext:value-type="float">
            <text:p>0.26830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0.029846" calcext:value-type="float">
            <text:p>-0.029846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59419" calcext:value-type="float">
            <text:p>0.159419</text:p>
          </table:table-cell>
          <table:table-cell office:value-type="float" office:value="0.215616" calcext:value-type="float">
            <text:p>0.215616</text:p>
          </table:table-cell>
          <table:table-cell office:value-type="float" office:value="0.265686" calcext:value-type="float">
            <text:p>0.265686</text:p>
          </table:table-cell>
          <table:table-cell office:value-type="float" office:value="0.307608" calcext:value-type="float">
            <text:p>0.307608</text:p>
          </table:table-cell>
          <table:table-cell office:value-type="float" office:value="0.345681" calcext:value-type="float">
            <text:p>0.345681</text:p>
          </table:table-cell>
          <table:table-cell office:value-type="float" office:value="0.372167" calcext:value-type="float">
            <text:p>0.372167</text:p>
          </table:table-cell>
          <table:table-cell office:value-type="float" office:value="0.402935" calcext:value-type="float">
            <text:p>0.402935</text:p>
          </table:table-cell>
          <table:table-cell office:value-type="float" office:value="0.437803" calcext:value-type="float">
            <text:p>0.437803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8497" calcext:value-type="float">
            <text:p>0.25849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0674" calcext:value-type="float">
            <text:p>0.040674</text:p>
          </table:table-cell>
          <table:table-cell office:value-type="float" office:value="0.07231" calcext:value-type="float">
            <text:p>0.07231</text:p>
          </table:table-cell>
          <table:table-cell office:value-type="float" office:value="0.11989" calcext:value-type="float">
            <text:p>0.11989</text:p>
          </table:table-cell>
          <table:table-cell office:value-type="float" office:value="0.175233" calcext:value-type="float">
            <text:p>0.175233</text:p>
          </table:table-cell>
          <table:table-cell office:value-type="float" office:value="0.227814" calcext:value-type="float">
            <text:p>0.227814</text:p>
          </table:table-cell>
          <table:table-cell office:value-type="float" office:value="0.269003" calcext:value-type="float">
            <text:p>0.269003</text:p>
          </table:table-cell>
          <table:table-cell office:value-type="float" office:value="0.308119" calcext:value-type="float">
            <text:p>0.308119</text:p>
          </table:table-cell>
          <table:table-cell office:value-type="float" office:value="0.342797" calcext:value-type="float">
            <text:p>0.342797</text:p>
          </table:table-cell>
          <table:table-cell office:value-type="float" office:value="0.372879" calcext:value-type="float">
            <text:p>0.372879</text:p>
          </table:table-cell>
          <table:table-cell office:value-type="float" office:value="0.401031" calcext:value-type="float">
            <text:p>0.401031</text:p>
          </table:table-cell>
          <table:table-cell office:value-type="float" office:value="0.435439" calcext:value-type="float">
            <text:p>0.435439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2451" calcext:value-type="float">
            <text:p>0.27245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0.020751" calcext:value-type="float">
            <text:p>-0.020751</text:p>
          </table:table-cell>
          <table:table-cell office:value-type="float" office:value="0.116646" calcext:value-type="float">
            <text:p>0.116646</text:p>
          </table:table-cell>
          <table:table-cell office:value-type="float" office:value="0.174799" calcext:value-type="float">
            <text:p>0.174799</text:p>
          </table:table-cell>
          <table:table-cell office:value-type="float" office:value="0.213582" calcext:value-type="float">
            <text:p>0.213582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298621" calcext:value-type="float">
            <text:p>0.298621</text:p>
          </table:table-cell>
          <table:table-cell office:value-type="float" office:value="0.34402" calcext:value-type="float">
            <text:p>0.34402</text:p>
          </table:table-cell>
          <table:table-cell office:value-type="float" office:value="0.375526" calcext:value-type="float">
            <text:p>0.375526</text:p>
          </table:table-cell>
          <table:table-cell office:value-type="float" office:value="0.402237" calcext:value-type="float">
            <text:p>0.402237</text:p>
          </table:table-cell>
          <table:table-cell office:value-type="float" office:value="0.439095" calcext:value-type="float">
            <text:p>0.43909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9987" calcext:value-type="float">
            <text:p>0.25998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019347" calcext:value-type="float">
            <text:p>0.019347</text:p>
          </table:table-cell>
          <table:table-cell office:value-type="float" office:value="0.106429" calcext:value-type="float">
            <text:p>0.106429</text:p>
          </table:table-cell>
          <table:table-cell office:value-type="float" office:value="0.160612" calcext:value-type="float">
            <text:p>0.160612</text:p>
          </table:table-cell>
          <table:table-cell office:value-type="float" office:value="0.205631" calcext:value-type="float">
            <text:p>0.205631</text:p>
          </table:table-cell>
          <table:table-cell office:value-type="float" office:value="0.256238" calcext:value-type="float">
            <text:p>0.256238</text:p>
          </table:table-cell>
          <table:table-cell office:value-type="float" office:value="0.296105" calcext:value-type="float">
            <text:p>0.296105</text:p>
          </table:table-cell>
          <table:table-cell office:value-type="float" office:value="0.335189" calcext:value-type="float">
            <text:p>0.335189</text:p>
          </table:table-cell>
          <table:table-cell office:value-type="float" office:value="0.369405" calcext:value-type="float">
            <text:p>0.369405</text:p>
          </table:table-cell>
          <table:table-cell office:value-type="float" office:value="0.399893" calcext:value-type="float">
            <text:p>0.399893</text:p>
          </table:table-cell>
          <table:table-cell office:value-type="float" office:value="0.439435" calcext:value-type="float">
            <text:p>0.43943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8828" calcext:value-type="float">
            <text:p>0.25882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3239" calcext:value-type="float">
            <text:p>0.013239</text:p>
          </table:table-cell>
          <table:table-cell office:value-type="float" office:value="0.057042" calcext:value-type="float">
            <text:p>0.057042</text:p>
          </table:table-cell>
          <table:table-cell office:value-type="float" office:value="0.109132" calcext:value-type="float">
            <text:p>0.109132</text:p>
          </table:table-cell>
          <table:table-cell office:value-type="float" office:value="0.157116" calcext:value-type="float">
            <text:p>0.157116</text:p>
          </table:table-cell>
          <table:table-cell office:value-type="float" office:value="0.199464" calcext:value-type="float">
            <text:p>0.199464</text:p>
          </table:table-cell>
          <table:table-cell office:value-type="float" office:value="0.243987" calcext:value-type="float">
            <text:p>0.243987</text:p>
          </table:table-cell>
          <table:table-cell office:value-type="float" office:value="0.291723" calcext:value-type="float">
            <text:p>0.291723</text:p>
          </table:table-cell>
          <table:table-cell office:value-type="float" office:value="0.333558" calcext:value-type="float">
            <text:p>0.333558</text:p>
          </table:table-cell>
          <table:table-cell office:value-type="float" office:value="0.370837" calcext:value-type="float">
            <text:p>0.370837</text:p>
          </table:table-cell>
          <table:table-cell office:value-type="float" office:value="0.398787" calcext:value-type="float">
            <text:p>0.398787</text:p>
          </table:table-cell>
          <table:table-cell office:value-type="float" office:value="0.437456" calcext:value-type="float">
            <text:p>0.43745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991" calcext:value-type="float">
            <text:p>0.2599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0.107481" calcext:value-type="float">
            <text:p>0.107481</text:p>
          </table:table-cell>
          <table:table-cell office:value-type="float" office:value="0.157853" calcext:value-type="float">
            <text:p>0.157853</text:p>
          </table:table-cell>
          <table:table-cell office:value-type="float" office:value="0.204337" calcext:value-type="float">
            <text:p>0.204337</text:p>
          </table:table-cell>
          <table:table-cell office:value-type="float" office:value="0.259781" calcext:value-type="float">
            <text:p>0.259781</text:p>
          </table:table-cell>
          <table:table-cell office:value-type="float" office:value="0.297861" calcext:value-type="float">
            <text:p>0.297861</text:p>
          </table:table-cell>
          <table:table-cell office:value-type="float" office:value="0.334687" calcext:value-type="float">
            <text:p>0.334687</text:p>
          </table:table-cell>
          <table:table-cell office:value-type="float" office:value="0.375943" calcext:value-type="float">
            <text:p>0.375943</text:p>
          </table:table-cell>
          <table:table-cell office:value-type="float" office:value="0.407258" calcext:value-type="float">
            <text:p>0.407258</text:p>
          </table:table-cell>
          <table:table-cell office:value-type="float" office:value="0.448343" calcext:value-type="float">
            <text:p>0.448343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0449" calcext:value-type="float">
            <text:p>0.26044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0.027761" calcext:value-type="float">
            <text:p>-0.027761</text:p>
          </table:table-cell>
          <table:table-cell office:value-type="float" office:value="0.093739" calcext:value-type="float">
            <text:p>0.093739</text:p>
          </table:table-cell>
          <table:table-cell office:value-type="float" office:value="0.132349" calcext:value-type="float">
            <text:p>0.132349</text:p>
          </table:table-cell>
          <table:table-cell office:value-type="float" office:value="0.175638" calcext:value-type="float">
            <text:p>0.175638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0.267192" calcext:value-type="float">
            <text:p>0.267192</text:p>
          </table:table-cell>
          <table:table-cell office:value-type="float" office:value="0.311072" calcext:value-type="float">
            <text:p>0.311072</text:p>
          </table:table-cell>
          <table:table-cell office:value-type="float" office:value="0.356198" calcext:value-type="float">
            <text:p>0.356198</text:p>
          </table:table-cell>
          <table:table-cell office:value-type="float" office:value="0.391499" calcext:value-type="float">
            <text:p>0.391499</text:p>
          </table:table-cell>
          <table:table-cell office:value-type="float" office:value="0.435471" calcext:value-type="float">
            <text:p>0.43547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36555" calcext:value-type="float">
            <text:p>0.2365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0.023817" calcext:value-type="float">
            <text:p>-0.023817</text:p>
          </table:table-cell>
          <table:table-cell office:value-type="float" office:value="0.100723" calcext:value-type="float">
            <text:p>0.100723</text:p>
          </table:table-cell>
          <table:table-cell office:value-type="float" office:value="0.156664" calcext:value-type="float">
            <text:p>0.156664</text:p>
          </table:table-cell>
          <table:table-cell office:value-type="float" office:value="0.212188" calcext:value-type="float">
            <text:p>0.212188</text:p>
          </table:table-cell>
          <table:table-cell office:value-type="float" office:value="0.251156" calcext:value-type="float">
            <text:p>0.251156</text:p>
          </table:table-cell>
          <table:table-cell office:value-type="float" office:value="0.292851" calcext:value-type="float">
            <text:p>0.292851</text:p>
          </table:table-cell>
          <table:table-cell office:value-type="float" office:value="0.337105" calcext:value-type="float">
            <text:p>0.337105</text:p>
          </table:table-cell>
          <table:table-cell office:value-type="float" office:value="0.372929" calcext:value-type="float">
            <text:p>0.372929</text:p>
          </table:table-cell>
          <table:table-cell office:value-type="float" office:value="0.402908" calcext:value-type="float">
            <text:p>0.402908</text:p>
          </table:table-cell>
          <table:table-cell office:value-type="float" office:value="0.441045" calcext:value-type="float">
            <text:p>0.44104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4375" calcext:value-type="float">
            <text:p>0.25437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0.120045" calcext:value-type="float">
            <text:p>0.120045</text:p>
          </table:table-cell>
          <table:table-cell office:value-type="float" office:value="0.185364" calcext:value-type="float">
            <text:p>0.185364</text:p>
          </table:table-cell>
          <table:table-cell office:value-type="float" office:value="0.230551" calcext:value-type="float">
            <text:p>0.230551</text:p>
          </table:table-cell>
          <table:table-cell office:value-type="float" office:value="0.270942" calcext:value-type="float">
            <text:p>0.270942</text:p>
          </table:table-cell>
          <table:table-cell office:value-type="float" office:value="0.297662" calcext:value-type="float">
            <text:p>0.297662</text:p>
          </table:table-cell>
          <table:table-cell office:value-type="float" office:value="0.333279" calcext:value-type="float">
            <text:p>0.333279</text:p>
          </table:table-cell>
          <table:table-cell office:value-type="float" office:value="0.371881" calcext:value-type="float">
            <text:p>0.371881</text:p>
          </table:table-cell>
          <table:table-cell office:value-type="float" office:value="0.404115" calcext:value-type="float">
            <text:p>0.404115</text:p>
          </table:table-cell>
          <table:table-cell office:value-type="float" office:value="0.432149" calcext:value-type="float">
            <text:p>0.432149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5494" calcext:value-type="float">
            <text:p>0.26549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0.065355" calcext:value-type="float">
            <text:p>-0.065355</text:p>
          </table:table-cell>
          <table:table-cell office:value-type="float" office:value="0.119987" calcext:value-type="float">
            <text:p>0.119987</text:p>
          </table:table-cell>
          <table:table-cell office:value-type="float" office:value="0.182195" calcext:value-type="float">
            <text:p>0.182195</text:p>
          </table:table-cell>
          <table:table-cell office:value-type="float" office:value="0.231585" calcext:value-type="float">
            <text:p>0.231585</text:p>
          </table:table-cell>
          <table:table-cell office:value-type="float" office:value="0.278954" calcext:value-type="float">
            <text:p>0.278954</text:p>
          </table:table-cell>
          <table:table-cell office:value-type="float" office:value="0.304128" calcext:value-type="float">
            <text:p>0.304128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0.366819" calcext:value-type="float">
            <text:p>0.366819</text:p>
          </table:table-cell>
          <table:table-cell office:value-type="float" office:value="0.397181" calcext:value-type="float">
            <text:p>0.397181</text:p>
          </table:table-cell>
          <table:table-cell office:value-type="float" office:value="0.430606" calcext:value-type="float">
            <text:p>0.43060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8473" calcext:value-type="float">
            <text:p>0.25847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0.029418" calcext:value-type="float">
            <text:p>-0.029418</text:p>
          </table:table-cell>
          <table:table-cell office:value-type="float" office:value="0.108208" calcext:value-type="float">
            <text:p>0.108208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0.218259" calcext:value-type="float">
            <text:p>0.218259</text:p>
          </table:table-cell>
          <table:table-cell office:value-type="float" office:value="0.262596" calcext:value-type="float">
            <text:p>0.262596</text:p>
          </table:table-cell>
          <table:table-cell office:value-type="float" office:value="0.303602" calcext:value-type="float">
            <text:p>0.303602</text:p>
          </table:table-cell>
          <table:table-cell office:value-type="float" office:value="0.329824" calcext:value-type="float">
            <text:p>0.329824</text:p>
          </table:table-cell>
          <table:table-cell office:value-type="float" office:value="0.357879" calcext:value-type="float">
            <text:p>0.357879</text:p>
          </table:table-cell>
          <table:table-cell office:value-type="float" office:value="0.383229" calcext:value-type="float">
            <text:p>0.383229</text:p>
          </table:table-cell>
          <table:table-cell office:value-type="float" office:value="0.431377" calcext:value-type="float">
            <text:p>0.431377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3089" calcext:value-type="float">
            <text:p>0.2530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0.157074" calcext:value-type="float">
            <text:p>-0.157074</text:p>
          </table:table-cell>
          <table:table-cell office:value-type="float" office:value="0.108063" calcext:value-type="float">
            <text:p>0.108063</text:p>
          </table:table-cell>
          <table:table-cell office:value-type="float" office:value="0.175756" calcext:value-type="float">
            <text:p>0.175756</text:p>
          </table:table-cell>
          <table:table-cell office:value-type="float" office:value="0.237207" calcext:value-type="float">
            <text:p>0.237207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0.316595" calcext:value-type="float">
            <text:p>0.316595</text:p>
          </table:table-cell>
          <table:table-cell office:value-type="float" office:value="0.345844" calcext:value-type="float">
            <text:p>0.345844</text:p>
          </table:table-cell>
          <table:table-cell office:value-type="float" office:value="0.360956" calcext:value-type="float">
            <text:p>0.360956</text:p>
          </table:table-cell>
          <table:table-cell office:value-type="float" office:value="0.383615" calcext:value-type="float">
            <text:p>0.383615</text:p>
          </table:table-cell>
          <table:table-cell office:value-type="float" office:value="0.426496" calcext:value-type="float">
            <text:p>0.42649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8742" calcext:value-type="float">
            <text:p>0.24874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018074" calcext:value-type="float">
            <text:p>0.018074</text:p>
          </table:table-cell>
          <table:table-cell office:value-type="float" office:value="0.121224" calcext:value-type="float">
            <text:p>0.121224</text:p>
          </table:table-cell>
          <table:table-cell office:value-type="float" office:value="0.185007" calcext:value-type="float">
            <text:p>0.185007</text:p>
          </table:table-cell>
          <table:table-cell office:value-type="float" office:value="0.247484" calcext:value-type="float">
            <text:p>0.247484</text:p>
          </table:table-cell>
          <table:table-cell office:value-type="float" office:value="0.296778" calcext:value-type="float">
            <text:p>0.296778</text:p>
          </table:table-cell>
          <table:table-cell office:value-type="float" office:value="0.330406" calcext:value-type="float">
            <text:p>0.330406</text:p>
          </table:table-cell>
          <table:table-cell office:value-type="float" office:value="0.354424" calcext:value-type="float">
            <text:p>0.354424</text:p>
          </table:table-cell>
          <table:table-cell office:value-type="float" office:value="0.372725" calcext:value-type="float">
            <text:p>0.372725</text:p>
          </table:table-cell>
          <table:table-cell office:value-type="float" office:value="0.399763" calcext:value-type="float">
            <text:p>0.399763</text:p>
          </table:table-cell>
          <table:table-cell office:value-type="float" office:value="0.435748" calcext:value-type="float">
            <text:p>0.435748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6163" calcext:value-type="float">
            <text:p>0.27616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015363" calcext:value-type="float">
            <text:p>-0.015363</text:p>
          </table:table-cell>
          <table:table-cell office:value-type="float" office:value="0.055651" calcext:value-type="float">
            <text:p>0.055651</text:p>
          </table:table-cell>
          <table:table-cell office:value-type="float" office:value="0.105923" calcext:value-type="float">
            <text:p>0.105923</text:p>
          </table:table-cell>
          <table:table-cell office:value-type="float" office:value="0.174277" calcext:value-type="float">
            <text:p>0.174277</text:p>
          </table:table-cell>
          <table:table-cell office:value-type="float" office:value="0.229946" calcext:value-type="float">
            <text:p>0.229946</text:p>
          </table:table-cell>
          <table:table-cell office:value-type="float" office:value="0.270231" calcext:value-type="float">
            <text:p>0.270231</text:p>
          </table:table-cell>
          <table:table-cell office:value-type="float" office:value="0.301931" calcext:value-type="float">
            <text:p>0.301931</text:p>
          </table:table-cell>
          <table:table-cell office:value-type="float" office:value="0.340135" calcext:value-type="float">
            <text:p>0.340135</text:p>
          </table:table-cell>
          <table:table-cell office:value-type="float" office:value="0.361782" calcext:value-type="float">
            <text:p>0.361782</text:p>
          </table:table-cell>
          <table:table-cell office:value-type="float" office:value="0.38887" calcext:value-type="float">
            <text:p>0.38887</text:p>
          </table:table-cell>
          <table:table-cell office:value-type="float" office:value="0.430318" calcext:value-type="float">
            <text:p>0.430318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5906" calcext:value-type="float">
            <text:p>0.26590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0.025653" calcext:value-type="float">
            <text:p>-0.025653</text:p>
          </table:table-cell>
          <table:table-cell office:value-type="float" office:value="0.108111" calcext:value-type="float">
            <text:p>0.108111</text:p>
          </table:table-cell>
          <table:table-cell office:value-type="float" office:value="0.170348" calcext:value-type="float">
            <text:p>0.170348</text:p>
          </table:table-cell>
          <table:table-cell office:value-type="float" office:value="0.229226" calcext:value-type="float">
            <text:p>0.229226</text:p>
          </table:table-cell>
          <table:table-cell office:value-type="float" office:value="0.273464" calcext:value-type="float">
            <text:p>0.273464</text:p>
          </table:table-cell>
          <table:table-cell office:value-type="float" office:value="0.307821" calcext:value-type="float">
            <text:p>0.307821</text:p>
          </table:table-cell>
          <table:table-cell office:value-type="float" office:value="0.343027" calcext:value-type="float">
            <text:p>0.343027</text:p>
          </table:table-cell>
          <table:table-cell office:value-type="float" office:value="0.364477" calcext:value-type="float">
            <text:p>0.364477</text:p>
          </table:table-cell>
          <table:table-cell office:value-type="float" office:value="0.39496" calcext:value-type="float">
            <text:p>0.39496</text:p>
          </table:table-cell>
          <table:table-cell office:value-type="float" office:value="0.43055" calcext:value-type="float">
            <text:p>0.4305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9633" calcext:value-type="float">
            <text:p>0.25963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0.015557" calcext:value-type="float">
            <text:p>-0.015557</text:p>
          </table:table-cell>
          <table:table-cell office:value-type="float" office:value="0.112329" calcext:value-type="float">
            <text:p>0.112329</text:p>
          </table:table-cell>
          <table:table-cell office:value-type="float" office:value="0.17682" calcext:value-type="float">
            <text:p>0.17682</text:p>
          </table:table-cell>
          <table:table-cell office:value-type="float" office:value="0.229875" calcext:value-type="float">
            <text:p>0.229875</text:p>
          </table:table-cell>
          <table:table-cell office:value-type="float" office:value="0.273921" calcext:value-type="float">
            <text:p>0.273921</text:p>
          </table:table-cell>
          <table:table-cell office:value-type="float" office:value="0.301248" calcext:value-type="float">
            <text:p>0.301248</text:p>
          </table:table-cell>
          <table:table-cell office:value-type="float" office:value="0.339366" calcext:value-type="float">
            <text:p>0.339366</text:p>
          </table:table-cell>
          <table:table-cell office:value-type="float" office:value="0.365092" calcext:value-type="float">
            <text:p>0.365092</text:p>
          </table:table-cell>
          <table:table-cell office:value-type="float" office:value="0.389223" calcext:value-type="float">
            <text:p>0.389223</text:p>
          </table:table-cell>
          <table:table-cell office:value-type="float" office:value="0.431236" calcext:value-type="float">
            <text:p>0.43123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0355" calcext:value-type="float">
            <text:p>0.26035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8698" calcext:value-type="float">
            <text:p>0.018698</text:p>
          </table:table-cell>
          <table:table-cell office:value-type="float" office:value="0.072771" calcext:value-type="float">
            <text:p>0.072771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195571" calcext:value-type="float">
            <text:p>0.195571</text:p>
          </table:table-cell>
          <table:table-cell office:value-type="float" office:value="0.235245" calcext:value-type="float">
            <text:p>0.235245</text:p>
          </table:table-cell>
          <table:table-cell office:value-type="float" office:value="0.275368" calcext:value-type="float">
            <text:p>0.275368</text:p>
          </table:table-cell>
          <table:table-cell office:value-type="float" office:value="0.30837" calcext:value-type="float">
            <text:p>0.30837</text:p>
          </table:table-cell>
          <table:table-cell office:value-type="float" office:value="0.344797" calcext:value-type="float">
            <text:p>0.344797</text:p>
          </table:table-cell>
          <table:table-cell office:value-type="float" office:value="0.368033" calcext:value-type="float">
            <text:p>0.368033</text:p>
          </table:table-cell>
          <table:table-cell office:value-type="float" office:value="0.391931" calcext:value-type="float">
            <text:p>0.391931</text:p>
          </table:table-cell>
          <table:table-cell office:value-type="float" office:value="0.434495" calcext:value-type="float">
            <text:p>0.43449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5985" calcext:value-type="float">
            <text:p>0.27598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024584" calcext:value-type="float">
            <text:p>-0.024584</text:p>
          </table:table-cell>
          <table:table-cell office:value-type="float" office:value="0.067473" calcext:value-type="float">
            <text:p>0.067473</text:p>
          </table:table-cell>
          <table:table-cell office:value-type="float" office:value="0.131451" calcext:value-type="float">
            <text:p>0.131451</text:p>
          </table:table-cell>
          <table:table-cell office:value-type="float" office:value="0.190703" calcext:value-type="float">
            <text:p>0.190703</text:p>
          </table:table-cell>
          <table:table-cell office:value-type="float" office:value="0.236011" calcext:value-type="float">
            <text:p>0.236011</text:p>
          </table:table-cell>
          <table:table-cell office:value-type="float" office:value="0.27869" calcext:value-type="float">
            <text:p>0.27869</text:p>
          </table:table-cell>
          <table:table-cell office:value-type="float" office:value="0.310496" calcext:value-type="float">
            <text:p>0.310496</text:p>
          </table:table-cell>
          <table:table-cell office:value-type="float" office:value="0.347131" calcext:value-type="float">
            <text:p>0.347131</text:p>
          </table:table-cell>
          <table:table-cell office:value-type="float" office:value="0.37298" calcext:value-type="float">
            <text:p>0.37298</text:p>
          </table:table-cell>
          <table:table-cell office:value-type="float" office:value="0.397495" calcext:value-type="float">
            <text:p>0.397495</text:p>
          </table:table-cell>
          <table:table-cell office:value-type="float" office:value="0.42969" calcext:value-type="float">
            <text:p>0.42969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76212" calcext:value-type="float">
            <text:p>0.27621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0.071697" calcext:value-type="float">
            <text:p>-0.071697</text:p>
          </table:table-cell>
          <table:table-cell office:value-type="float" office:value="0.099116" calcext:value-type="float">
            <text:p>0.099116</text:p>
          </table:table-cell>
          <table:table-cell office:value-type="float" office:value="0.144012" calcext:value-type="float">
            <text:p>0.144012</text:p>
          </table:table-cell>
          <table:table-cell office:value-type="float" office:value="0.203058" calcext:value-type="float">
            <text:p>0.203058</text:p>
          </table:table-cell>
          <table:table-cell office:value-type="float" office:value="0.255489" calcext:value-type="float">
            <text:p>0.255489</text:p>
          </table:table-cell>
          <table:table-cell office:value-type="float" office:value="0.294443" calcext:value-type="float">
            <text:p>0.294443</text:p>
          </table:table-cell>
          <table:table-cell office:value-type="float" office:value="0.336359" calcext:value-type="float">
            <text:p>0.336359</text:p>
          </table:table-cell>
          <table:table-cell office:value-type="float" office:value="0.356265" calcext:value-type="float">
            <text:p>0.356265</text:p>
          </table:table-cell>
          <table:table-cell office:value-type="float" office:value="0.382332" calcext:value-type="float">
            <text:p>0.382332</text:p>
          </table:table-cell>
          <table:table-cell office:value-type="float" office:value="0.425782" calcext:value-type="float">
            <text:p>0.42578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2516" calcext:value-type="float">
            <text:p>0.24251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0.066011" calcext:value-type="float">
            <text:p>-0.066011</text:p>
          </table:table-cell>
          <table:table-cell office:value-type="float" office:value="0.107995" calcext:value-type="float">
            <text:p>0.107995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204087" calcext:value-type="float">
            <text:p>0.204087</text:p>
          </table:table-cell>
          <table:table-cell office:value-type="float" office:value="0.249301" calcext:value-type="float">
            <text:p>0.249301</text:p>
          </table:table-cell>
          <table:table-cell office:value-type="float" office:value="0.288124" calcext:value-type="float">
            <text:p>0.288124</text:p>
          </table:table-cell>
          <table:table-cell office:value-type="float" office:value="0.331736" calcext:value-type="float">
            <text:p>0.331736</text:p>
          </table:table-cell>
          <table:table-cell office:value-type="float" office:value="0.358034" calcext:value-type="float">
            <text:p>0.358034</text:p>
          </table:table-cell>
          <table:table-cell office:value-type="float" office:value="0.375852" calcext:value-type="float">
            <text:p>0.375852</text:p>
          </table:table-cell>
          <table:table-cell office:value-type="float" office:value="0.417982" calcext:value-type="float">
            <text:p>0.417982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4305" calcext:value-type="float">
            <text:p>0.2430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0.026661" calcext:value-type="float">
            <text:p>-0.026661</text:p>
          </table:table-cell>
          <table:table-cell office:value-type="float" office:value="0.115726" calcext:value-type="float">
            <text:p>0.115726</text:p>
          </table:table-cell>
          <table:table-cell office:value-type="float" office:value="0.169265" calcext:value-type="float">
            <text:p>0.169265</text:p>
          </table:table-cell>
          <table:table-cell office:value-type="float" office:value="0.215166" calcext:value-type="float">
            <text:p>0.215166</text:p>
          </table:table-cell>
          <table:table-cell office:value-type="float" office:value="0.263992" calcext:value-type="float">
            <text:p>0.263992</text:p>
          </table:table-cell>
          <table:table-cell office:value-type="float" office:value="0.306215" calcext:value-type="float">
            <text:p>0.306215</text:p>
          </table:table-cell>
          <table:table-cell office:value-type="float" office:value="0.346244" calcext:value-type="float">
            <text:p>0.346244</text:p>
          </table:table-cell>
          <table:table-cell office:value-type="float" office:value="0.369405" calcext:value-type="float">
            <text:p>0.369405</text:p>
          </table:table-cell>
          <table:table-cell office:value-type="float" office:value="0.393382" calcext:value-type="float">
            <text:p>0.393382</text:p>
          </table:table-cell>
          <table:table-cell office:value-type="float" office:value="0.432386" calcext:value-type="float">
            <text:p>0.432386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8512" calcext:value-type="float">
            <text:p>0.25851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0.188886" calcext:value-type="float">
            <text:p>-0.188886</text:p>
          </table:table-cell>
          <table:table-cell office:value-type="float" office:value="0.137079" calcext:value-type="float">
            <text:p>0.137079</text:p>
          </table:table-cell>
          <table:table-cell office:value-type="float" office:value="0.197224" calcext:value-type="float">
            <text:p>0.197224</text:p>
          </table:table-cell>
          <table:table-cell office:value-type="float" office:value="0.24802" calcext:value-type="float">
            <text:p>0.24802</text:p>
          </table:table-cell>
          <table:table-cell office:value-type="float" office:value="0.282338" calcext:value-type="float">
            <text:p>0.282338</text:p>
          </table:table-cell>
          <table:table-cell office:value-type="float" office:value="0.323028" calcext:value-type="float">
            <text:p>0.323028</text:p>
          </table:table-cell>
          <table:table-cell office:value-type="float" office:value="0.355795" calcext:value-type="float">
            <text:p>0.355795</text:p>
          </table:table-cell>
          <table:table-cell office:value-type="float" office:value="0.373229" calcext:value-type="float">
            <text:p>0.373229</text:p>
          </table:table-cell>
          <table:table-cell office:value-type="float" office:value="0.394164" calcext:value-type="float">
            <text:p>0.394164</text:p>
          </table:table-cell>
          <table:table-cell office:value-type="float" office:value="0.428901" calcext:value-type="float">
            <text:p>0.42890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5089" calcext:value-type="float">
            <text:p>0.25508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0.055487" calcext:value-type="float">
            <text:p>-0.055487</text:p>
          </table:table-cell>
          <table:table-cell office:value-type="float" office:value="0.149593" calcext:value-type="float">
            <text:p>0.149593</text:p>
          </table:table-cell>
          <table:table-cell office:value-type="float" office:value="0.196023" calcext:value-type="float">
            <text:p>0.196023</text:p>
          </table:table-cell>
          <table:table-cell office:value-type="float" office:value="0.248652" calcext:value-type="float">
            <text:p>0.248652</text:p>
          </table:table-cell>
          <table:table-cell office:value-type="float" office:value="0.280696" calcext:value-type="float">
            <text:p>0.280696</text:p>
          </table:table-cell>
          <table:table-cell office:value-type="float" office:value="0.320489" calcext:value-type="float">
            <text:p>0.320489</text:p>
          </table:table-cell>
          <table:table-cell office:value-type="float" office:value="0.351011" calcext:value-type="float">
            <text:p>0.351011</text:p>
          </table:table-cell>
          <table:table-cell office:value-type="float" office:value="0.373442" calcext:value-type="float">
            <text:p>0.373442</text:p>
          </table:table-cell>
          <table:table-cell office:value-type="float" office:value="0.394728" calcext:value-type="float">
            <text:p>0.394728</text:p>
          </table:table-cell>
          <table:table-cell office:value-type="float" office:value="0.425215" calcext:value-type="float">
            <text:p>0.425215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8436" calcext:value-type="float">
            <text:p>0.26843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0.010025" calcext:value-type="float">
            <text:p>-0.010025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93454" calcext:value-type="float">
            <text:p>0.193454</text:p>
          </table:table-cell>
          <table:table-cell office:value-type="float" office:value="0.240555" calcext:value-type="float">
            <text:p>0.240555</text:p>
          </table:table-cell>
          <table:table-cell office:value-type="float" office:value="0.269924" calcext:value-type="float">
            <text:p>0.269924</text:p>
          </table:table-cell>
          <table:table-cell office:value-type="float" office:value="0.300691" calcext:value-type="float">
            <text:p>0.300691</text:p>
          </table:table-cell>
          <table:table-cell office:value-type="float" office:value="0.336058" calcext:value-type="float">
            <text:p>0.336058</text:p>
          </table:table-cell>
          <table:table-cell office:value-type="float" office:value="0.36825" calcext:value-type="float">
            <text:p>0.36825</text:p>
          </table:table-cell>
          <table:table-cell office:value-type="float" office:value="0.392499" calcext:value-type="float">
            <text:p>0.392499</text:p>
          </table:table-cell>
          <table:table-cell office:value-type="float" office:value="0.424421" calcext:value-type="float">
            <text:p>0.424421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65676" calcext:value-type="float">
            <text:p>0.26567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0.02162" calcext:value-type="float">
            <text:p>-0.02162</text:p>
          </table:table-cell>
          <table:table-cell office:value-type="float" office:value="0.121741" calcext:value-type="float">
            <text:p>0.121741</text:p>
          </table:table-cell>
          <table:table-cell office:value-type="float" office:value="0.175691" calcext:value-type="float">
            <text:p>0.175691</text:p>
          </table:table-cell>
          <table:table-cell office:value-type="float" office:value="0.222233" calcext:value-type="float">
            <text:p>0.222233</text:p>
          </table:table-cell>
          <table:table-cell office:value-type="float" office:value="0.264183" calcext:value-type="float">
            <text:p>0.264183</text:p>
          </table:table-cell>
          <table:table-cell office:value-type="float" office:value="0.284907" calcext:value-type="float">
            <text:p>0.284907</text:p>
          </table:table-cell>
          <table:table-cell office:value-type="float" office:value="0.313771" calcext:value-type="float">
            <text:p>0.313771</text:p>
          </table:table-cell>
          <table:table-cell office:value-type="float" office:value="0.343313" calcext:value-type="float">
            <text:p>0.343313</text:p>
          </table:table-cell>
          <table:table-cell office:value-type="float" office:value="0.381993" calcext:value-type="float">
            <text:p>0.381993</text:p>
          </table:table-cell>
          <table:table-cell office:value-type="float" office:value="0.423378" calcext:value-type="float">
            <text:p>0.423378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0.250959" calcext:value-type="float">
            <text:p>0.2509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3:48:48.137019911</dc:date>
    <meta:editing-duration>PT1M53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201 mcc.C1:mcc.N201" chart:data-source-has-labels="both" svg:x="1.427cm" svg:y="0.251cm" svg:width="17.692cm" svg:height="11.118cm">
          <chart:coordinate-region svg:x="2.298cm" svg:y="0.453cm" svg:width="16.821cm" svg:height="10.71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0.111617">
                <text:p>-0.111617</text:p>
                <draw:g>
                  <svg:desc>mcc.H2:mcc.H201</svg:desc>
                </draw:g>
              </table:table-cell>
              <table:table-cell office:value-type="float" office:value="-0.028787">
                <text:p>-0.028787</text:p>
                <draw:g>
                  <svg:desc>mcc.I2:mcc.I201</svg:desc>
                </draw:g>
              </table:table-cell>
              <table:table-cell office:value-type="float" office:value="-0.002658">
                <text:p>-0.002658</text:p>
                <draw:g>
                  <svg:desc>mcc.J2:mcc.J201</svg:desc>
                </draw:g>
              </table:table-cell>
              <table:table-cell office:value-type="float" office:value="0.0329">
                <text:p>0.0329</text:p>
                <draw:g>
                  <svg:desc>mcc.K2:mcc.K201</svg:desc>
                </draw:g>
              </table:table-cell>
              <table:table-cell office:value-type="float" office:value="0.121707">
                <text:p>0.121707</text:p>
                <draw:g>
                  <svg:desc>mcc.L2:mcc.L201</svg:desc>
                </draw:g>
              </table:table-cell>
              <table:table-cell office:value-type="float" office:value="0.296111">
                <text:p>0.296111</text:p>
                <draw:g>
                  <svg:desc>mcc.M2:mcc.M201</svg:desc>
                </draw:g>
              </table:table-cell>
              <table:table-cell office:value-type="float" office:value="-0.498845">
                <text:p>-0.498845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683573">
                <text:p>-0.683573</text:p>
              </table:table-cell>
              <table:table-cell office:value-type="float" office:value="-0.095195">
                <text:p>-0.095195</text:p>
              </table:table-cell>
              <table:table-cell office:value-type="float" office:value="-0.04943">
                <text:p>-0.04943</text:p>
              </table:table-cell>
              <table:table-cell office:value-type="float" office:value="-0.025522">
                <text:p>-0.025522</text:p>
              </table:table-cell>
              <table:table-cell office:value-type="float" office:value="-0.008033">
                <text:p>-0.008033</text:p>
              </table:table-cell>
              <table:table-cell office:value-type="float" office:value="0.003409">
                <text:p>0.003409</text:p>
              </table:table-cell>
              <table:table-cell office:value-type="float" office:value="0.018075">
                <text:p>0.018075</text:p>
              </table:table-cell>
              <table:table-cell office:value-type="float" office:value="0.041202">
                <text:p>0.041202</text:p>
              </table:table-cell>
              <table:table-cell office:value-type="float" office:value="0.081251">
                <text:p>0.081251</text:p>
              </table:table-cell>
              <table:table-cell office:value-type="float" office:value="0.174005">
                <text:p>0.174005</text:p>
              </table:table-cell>
              <table:table-cell office:value-type="float" office:value="0.296111">
                <text:p>0.296111</text:p>
              </table:table-cell>
              <table:table-cell office:value-type="float" office:value="-0.054381">
                <text:p>-0.0543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657249">
                <text:p>-0.657249</text:p>
              </table:table-cell>
              <table:table-cell office:value-type="float" office:value="-0.095983">
                <text:p>-0.095983</text:p>
              </table:table-cell>
              <table:table-cell office:value-type="float" office:value="-0.052974">
                <text:p>-0.052974</text:p>
              </table:table-cell>
              <table:table-cell office:value-type="float" office:value="-0.024099">
                <text:p>-0.024099</text:p>
              </table:table-cell>
              <table:table-cell office:value-type="float" office:value="-0.006902">
                <text:p>-0.006902</text:p>
              </table:table-cell>
              <table:table-cell office:value-type="float" office:value="0.006769">
                <text:p>0.006769</text:p>
              </table:table-cell>
              <table:table-cell office:value-type="float" office:value="0.025013">
                <text:p>0.025013</text:p>
              </table:table-cell>
              <table:table-cell office:value-type="float" office:value="0.047444">
                <text:p>0.047444</text:p>
              </table:table-cell>
              <table:table-cell office:value-type="float" office:value="0.094251">
                <text:p>0.094251</text:p>
              </table:table-cell>
              <table:table-cell office:value-type="float" office:value="0.210774">
                <text:p>0.210774</text:p>
              </table:table-cell>
              <table:table-cell office:value-type="float" office:value="0.296111">
                <text:p>0.296111</text:p>
              </table:table-cell>
              <table:table-cell office:value-type="float" office:value="-0.045296">
                <text:p>-0.0452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748206">
                <text:p>-0.748206</text:p>
              </table:table-cell>
              <table:table-cell office:value-type="float" office:value="-0.077833">
                <text:p>-0.077833</text:p>
              </table:table-cell>
              <table:table-cell office:value-type="float" office:value="-0.036593">
                <text:p>-0.036593</text:p>
              </table:table-cell>
              <table:table-cell office:value-type="float" office:value="-0.018886">
                <text:p>-0.018886</text:p>
              </table:table-cell>
              <table:table-cell office:value-type="float" office:value="-0.001759">
                <text:p>-0.001759</text:p>
              </table:table-cell>
              <table:table-cell office:value-type="float" office:value="0.010811">
                <text:p>0.010811</text:p>
              </table:table-cell>
              <table:table-cell office:value-type="float" office:value="0.027476">
                <text:p>0.027476</text:p>
              </table:table-cell>
              <table:table-cell office:value-type="float" office:value="0.051909">
                <text:p>0.051909</text:p>
              </table:table-cell>
              <table:table-cell office:value-type="float" office:value="0.11219">
                <text:p>0.11219</text:p>
              </table:table-cell>
              <table:table-cell office:value-type="float" office:value="0.222044">
                <text:p>0.222044</text:p>
              </table:table-cell>
              <table:table-cell office:value-type="float" office:value="0.296111">
                <text:p>0.296111</text:p>
              </table:table-cell>
              <table:table-cell office:value-type="float" office:value="-0.045885">
                <text:p>-0.0458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53869">
                <text:p>-0.653869</text:p>
              </table:table-cell>
              <table:table-cell office:value-type="float" office:value="-0.056895">
                <text:p>-0.056895</text:p>
              </table:table-cell>
              <table:table-cell office:value-type="float" office:value="-0.022239">
                <text:p>-0.022239</text:p>
              </table:table-cell>
              <table:table-cell office:value-type="float" office:value="-0.002664">
                <text:p>-0.002664</text:p>
              </table:table-cell>
              <table:table-cell office:value-type="float" office:value="0.007149">
                <text:p>0.007149</text:p>
              </table:table-cell>
              <table:table-cell office:value-type="float" office:value="0.021">
                <text:p>0.021</text:p>
              </table:table-cell>
              <table:table-cell office:value-type="float" office:value="0.037985">
                <text:p>0.037985</text:p>
              </table:table-cell>
              <table:table-cell office:value-type="float" office:value="0.066299">
                <text:p>0.066299</text:p>
              </table:table-cell>
              <table:table-cell office:value-type="float" office:value="0.12367">
                <text:p>0.12367</text:p>
              </table:table-cell>
              <table:table-cell office:value-type="float" office:value="0.219824">
                <text:p>0.219824</text:p>
              </table:table-cell>
              <table:table-cell office:value-type="float" office:value="0.296111">
                <text:p>0.296111</text:p>
              </table:table-cell>
              <table:table-cell office:value-type="float" office:value="-0.025974">
                <text:p>-0.0259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517726">
                <text:p>-0.517726</text:p>
              </table:table-cell>
              <table:table-cell office:value-type="float" office:value="-0.054776">
                <text:p>-0.054776</text:p>
              </table:table-cell>
              <table:table-cell office:value-type="float" office:value="-0.023146">
                <text:p>-0.023146</text:p>
              </table:table-cell>
              <table:table-cell office:value-type="float" office:value="-0.005527">
                <text:p>-0.005527</text:p>
              </table:table-cell>
              <table:table-cell office:value-type="float" office:value="0.003678">
                <text:p>0.003678</text:p>
              </table:table-cell>
              <table:table-cell office:value-type="float" office:value="0.017972">
                <text:p>0.017972</text:p>
              </table:table-cell>
              <table:table-cell office:value-type="float" office:value="0.038117">
                <text:p>0.038117</text:p>
              </table:table-cell>
              <table:table-cell office:value-type="float" office:value="0.074686">
                <text:p>0.074686</text:p>
              </table:table-cell>
              <table:table-cell office:value-type="float" office:value="0.140354">
                <text:p>0.140354</text:p>
              </table:table-cell>
              <table:table-cell office:value-type="float" office:value="0.225833">
                <text:p>0.225833</text:p>
              </table:table-cell>
              <table:table-cell office:value-type="float" office:value="0.296111">
                <text:p>0.296111</text:p>
              </table:table-cell>
              <table:table-cell office:value-type="float" office:value="-0.010053">
                <text:p>-0.0100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626353">
                <text:p>-0.626353</text:p>
              </table:table-cell>
              <table:table-cell office:value-type="float" office:value="-0.057926">
                <text:p>-0.057926</text:p>
              </table:table-cell>
              <table:table-cell office:value-type="float" office:value="-0.022052">
                <text:p>-0.022052</text:p>
              </table:table-cell>
              <table:table-cell office:value-type="float" office:value="-0.006601">
                <text:p>-0.006601</text:p>
              </table:table-cell>
              <table:table-cell office:value-type="float" office:value="0.003522">
                <text:p>0.003522</text:p>
              </table:table-cell>
              <table:table-cell office:value-type="float" office:value="0.015598">
                <text:p>0.015598</text:p>
              </table:table-cell>
              <table:table-cell office:value-type="float" office:value="0.034749">
                <text:p>0.034749</text:p>
              </table:table-cell>
              <table:table-cell office:value-type="float" office:value="0.059415">
                <text:p>0.059415</text:p>
              </table:table-cell>
              <table:table-cell office:value-type="float" office:value="0.112754">
                <text:p>0.112754</text:p>
              </table:table-cell>
              <table:table-cell office:value-type="float" office:value="0.213556">
                <text:p>0.213556</text:p>
              </table:table-cell>
              <table:table-cell office:value-type="float" office:value="0.296111">
                <text:p>0.296111</text:p>
              </table:table-cell>
              <table:table-cell office:value-type="float" office:value="-0.027334">
                <text:p>-0.0273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481355">
                <text:p>-0.481355</text:p>
              </table:table-cell>
              <table:table-cell office:value-type="float" office:value="-0.053043">
                <text:p>-0.053043</text:p>
              </table:table-cell>
              <table:table-cell office:value-type="float" office:value="-0.022861">
                <text:p>-0.022861</text:p>
              </table:table-cell>
              <table:table-cell office:value-type="float" office:value="-0.011163">
                <text:p>-0.011163</text:p>
              </table:table-cell>
              <table:table-cell office:value-type="float" office:value="0.000069">
                <text:p>0.000069</text:p>
              </table:table-cell>
              <table:table-cell office:value-type="float" office:value="0.010266">
                <text:p>0.010266</text:p>
              </table:table-cell>
              <table:table-cell office:value-type="float" office:value="0.025398">
                <text:p>0.025398</text:p>
              </table:table-cell>
              <table:table-cell office:value-type="float" office:value="0.042391">
                <text:p>0.042391</text:p>
              </table:table-cell>
              <table:table-cell office:value-type="float" office:value="0.080679">
                <text:p>0.080679</text:p>
              </table:table-cell>
              <table:table-cell office:value-type="float" office:value="0.177854">
                <text:p>0.177854</text:p>
              </table:table-cell>
              <table:table-cell office:value-type="float" office:value="0.296111">
                <text:p>0.296111</text:p>
              </table:table-cell>
              <table:table-cell office:value-type="float" office:value="-0.023177">
                <text:p>-0.0231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80102">
                <text:p>-0.480102</text:p>
              </table:table-cell>
              <table:table-cell office:value-type="float" office:value="-0.065479">
                <text:p>-0.065479</text:p>
              </table:table-cell>
              <table:table-cell office:value-type="float" office:value="-0.027618">
                <text:p>-0.027618</text:p>
              </table:table-cell>
              <table:table-cell office:value-type="float" office:value="-0.009774">
                <text:p>-0.009774</text:p>
              </table:table-cell>
              <table:table-cell office:value-type="float" office:value="0.003409">
                <text:p>0.003409</text:p>
              </table:table-cell>
              <table:table-cell office:value-type="float" office:value="0.019786">
                <text:p>0.019786</text:p>
              </table:table-cell>
              <table:table-cell office:value-type="float" office:value="0.03836">
                <text:p>0.03836</text:p>
              </table:table-cell>
              <table:table-cell office:value-type="float" office:value="0.061261">
                <text:p>0.061261</text:p>
              </table:table-cell>
              <table:table-cell office:value-type="float" office:value="0.106208">
                <text:p>0.106208</text:p>
              </table:table-cell>
              <table:table-cell office:value-type="float" office:value="0.19918">
                <text:p>0.19918</text:p>
              </table:table-cell>
              <table:table-cell office:value-type="float" office:value="0.296422">
                <text:p>0.296422</text:p>
              </table:table-cell>
              <table:table-cell office:value-type="float" office:value="-0.015477">
                <text:p>-0.0154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495787">
                <text:p>-0.495787</text:p>
              </table:table-cell>
              <table:table-cell office:value-type="float" office:value="-0.077321">
                <text:p>-0.077321</text:p>
              </table:table-cell>
              <table:table-cell office:value-type="float" office:value="-0.029139">
                <text:p>-0.029139</text:p>
              </table:table-cell>
              <table:table-cell office:value-type="float" office:value="-0.005334">
                <text:p>-0.005334</text:p>
              </table:table-cell>
              <table:table-cell office:value-type="float" office:value="0.004886">
                <text:p>0.004886</text:p>
              </table:table-cell>
              <table:table-cell office:value-type="float" office:value="0.02084">
                <text:p>0.02084</text:p>
              </table:table-cell>
              <table:table-cell office:value-type="float" office:value="0.039723">
                <text:p>0.039723</text:p>
              </table:table-cell>
              <table:table-cell office:value-type="float" office:value="0.066792">
                <text:p>0.066792</text:p>
              </table:table-cell>
              <table:table-cell office:value-type="float" office:value="0.110817">
                <text:p>0.110817</text:p>
              </table:table-cell>
              <table:table-cell office:value-type="float" office:value="0.214032">
                <text:p>0.214032</text:p>
              </table:table-cell>
              <table:table-cell office:value-type="float" office:value="0.42885">
                <text:p>0.42885</text:p>
              </table:table-cell>
              <table:table-cell office:value-type="float" office:value="-0.015049">
                <text:p>-0.015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34326">
                <text:p>-0.534326</text:p>
              </table:table-cell>
              <table:table-cell office:value-type="float" office:value="-0.077012">
                <text:p>-0.077012</text:p>
              </table:table-cell>
              <table:table-cell office:value-type="float" office:value="-0.028795">
                <text:p>-0.028795</text:p>
              </table:table-cell>
              <table:table-cell office:value-type="float" office:value="-0.003242">
                <text:p>-0.003242</text:p>
              </table:table-cell>
              <table:table-cell office:value-type="float" office:value="0.00835">
                <text:p>0.00835</text:p>
              </table:table-cell>
              <table:table-cell office:value-type="float" office:value="0.026344">
                <text:p>0.026344</text:p>
              </table:table-cell>
              <table:table-cell office:value-type="float" office:value="0.042192">
                <text:p>0.042192</text:p>
              </table:table-cell>
              <table:table-cell office:value-type="float" office:value="0.070963">
                <text:p>0.070963</text:p>
              </table:table-cell>
              <table:table-cell office:value-type="float" office:value="0.110625">
                <text:p>0.110625</text:p>
              </table:table-cell>
              <table:table-cell office:value-type="float" office:value="0.208515">
                <text:p>0.208515</text:p>
              </table:table-cell>
              <table:table-cell office:value-type="float" office:value="0.42885">
                <text:p>0.42885</text:p>
              </table:table-cell>
              <table:table-cell office:value-type="float" office:value="-0.017639">
                <text:p>-0.0176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590917">
                <text:p>-0.590917</text:p>
              </table:table-cell>
              <table:table-cell office:value-type="float" office:value="-0.075014">
                <text:p>-0.075014</text:p>
              </table:table-cell>
              <table:table-cell office:value-type="float" office:value="-0.026302">
                <text:p>-0.026302</text:p>
              </table:table-cell>
              <table:table-cell office:value-type="float" office:value="-0.001594">
                <text:p>-0.001594</text:p>
              </table:table-cell>
              <table:table-cell office:value-type="float" office:value="0.012934">
                <text:p>0.012934</text:p>
              </table:table-cell>
              <table:table-cell office:value-type="float" office:value="0.028257">
                <text:p>0.028257</text:p>
              </table:table-cell>
              <table:table-cell office:value-type="float" office:value="0.043724">
                <text:p>0.043724</text:p>
              </table:table-cell>
              <table:table-cell office:value-type="float" office:value="0.077269">
                <text:p>0.077269</text:p>
              </table:table-cell>
              <table:table-cell office:value-type="float" office:value="0.108469">
                <text:p>0.108469</text:p>
              </table:table-cell>
              <table:table-cell office:value-type="float" office:value="0.216023">
                <text:p>0.216023</text:p>
              </table:table-cell>
              <table:table-cell office:value-type="float" office:value="0.42885">
                <text:p>0.42885</text:p>
              </table:table-cell>
              <table:table-cell office:value-type="float" office:value="-0.020715">
                <text:p>-0.0207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51856">
                <text:p>-0.551856</text:p>
              </table:table-cell>
              <table:table-cell office:value-type="float" office:value="-0.051648">
                <text:p>-0.051648</text:p>
              </table:table-cell>
              <table:table-cell office:value-type="float" office:value="-0.015137">
                <text:p>-0.015137</text:p>
              </table:table-cell>
              <table:table-cell office:value-type="float" office:value="0.006343">
                <text:p>0.006343</text:p>
              </table:table-cell>
              <table:table-cell office:value-type="float" office:value="0.018636">
                <text:p>0.018636</text:p>
              </table:table-cell>
              <table:table-cell office:value-type="float" office:value="0.034239">
                <text:p>0.034239</text:p>
              </table:table-cell>
              <table:table-cell office:value-type="float" office:value="0.05377">
                <text:p>0.05377</text:p>
              </table:table-cell>
              <table:table-cell office:value-type="float" office:value="0.08466">
                <text:p>0.08466</text:p>
              </table:table-cell>
              <table:table-cell office:value-type="float" office:value="0.118004">
                <text:p>0.118004</text:p>
              </table:table-cell>
              <table:table-cell office:value-type="float" office:value="0.222175">
                <text:p>0.222175</text:p>
              </table:table-cell>
              <table:table-cell office:value-type="float" office:value="0.42885">
                <text:p>0.42885</text:p>
              </table:table-cell>
              <table:table-cell office:value-type="float" office:value="-0.008081">
                <text:p>-0.0080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95038">
                <text:p>-0.395038</text:p>
              </table:table-cell>
              <table:table-cell office:value-type="float" office:value="-0.043392">
                <text:p>-0.043392</text:p>
              </table:table-cell>
              <table:table-cell office:value-type="float" office:value="-0.014408">
                <text:p>-0.014408</text:p>
              </table:table-cell>
              <table:table-cell office:value-type="float" office:value="0.002656">
                <text:p>0.002656</text:p>
              </table:table-cell>
              <table:table-cell office:value-type="float" office:value="0.017752">
                <text:p>0.017752</text:p>
              </table:table-cell>
              <table:table-cell office:value-type="float" office:value="0.033105">
                <text:p>0.033105</text:p>
              </table:table-cell>
              <table:table-cell office:value-type="float" office:value="0.054068">
                <text:p>0.054068</text:p>
              </table:table-cell>
              <table:table-cell office:value-type="float" office:value="0.085526">
                <text:p>0.085526</text:p>
              </table:table-cell>
              <table:table-cell office:value-type="float" office:value="0.118462">
                <text:p>0.118462</text:p>
              </table:table-cell>
              <table:table-cell office:value-type="float" office:value="0.21894">
                <text:p>0.21894</text:p>
              </table:table-cell>
              <table:table-cell office:value-type="float" office:value="0.42885">
                <text:p>0.42885</text:p>
              </table:table-cell>
              <table:table-cell office:value-type="float" office:value="0.007767">
                <text:p>0.0077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38637">
                <text:p>-0.38637</text:p>
              </table:table-cell>
              <table:table-cell office:value-type="float" office:value="-0.048399">
                <text:p>-0.048399</text:p>
              </table:table-cell>
              <table:table-cell office:value-type="float" office:value="-0.017685">
                <text:p>-0.017685</text:p>
              </table:table-cell>
              <table:table-cell office:value-type="float" office:value="0.001241">
                <text:p>0.001241</text:p>
              </table:table-cell>
              <table:table-cell office:value-type="float" office:value="0.014797">
                <text:p>0.014797</text:p>
              </table:table-cell>
              <table:table-cell office:value-type="float" office:value="0.029302">
                <text:p>0.029302</text:p>
              </table:table-cell>
              <table:table-cell office:value-type="float" office:value="0.049836">
                <text:p>0.049836</text:p>
              </table:table-cell>
              <table:table-cell office:value-type="float" office:value="0.079816">
                <text:p>0.079816</text:p>
              </table:table-cell>
              <table:table-cell office:value-type="float" office:value="0.116903">
                <text:p>0.116903</text:p>
              </table:table-cell>
              <table:table-cell office:value-type="float" office:value="0.248294">
                <text:p>0.248294</text:p>
              </table:table-cell>
              <table:table-cell office:value-type="float" office:value="0.42885">
                <text:p>0.42885</text:p>
              </table:table-cell>
              <table:table-cell office:value-type="float" office:value="0.008773">
                <text:p>0.0087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18574">
                <text:p>-0.618574</text:p>
              </table:table-cell>
              <table:table-cell office:value-type="float" office:value="-0.041645">
                <text:p>-0.041645</text:p>
              </table:table-cell>
              <table:table-cell office:value-type="float" office:value="-0.014212">
                <text:p>-0.014212</text:p>
              </table:table-cell>
              <table:table-cell office:value-type="float" office:value="0.004543">
                <text:p>0.004543</text:p>
              </table:table-cell>
              <table:table-cell office:value-type="float" office:value="0.020162">
                <text:p>0.020162</text:p>
              </table:table-cell>
              <table:table-cell office:value-type="float" office:value="0.037145">
                <text:p>0.037145</text:p>
              </table:table-cell>
              <table:table-cell office:value-type="float" office:value="0.063833">
                <text:p>0.063833</text:p>
              </table:table-cell>
              <table:table-cell office:value-type="float" office:value="0.092567">
                <text:p>0.092567</text:p>
              </table:table-cell>
              <table:table-cell office:value-type="float" office:value="0.133515">
                <text:p>0.133515</text:p>
              </table:table-cell>
              <table:table-cell office:value-type="float" office:value="0.267491">
                <text:p>0.267491</text:p>
              </table:table-cell>
              <table:table-cell office:value-type="float" office:value="0.42885">
                <text:p>0.42885</text:p>
              </table:table-cell>
              <table:table-cell office:value-type="float" office:value="-0.005518">
                <text:p>-0.0055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377226">
                <text:p>-0.377226</text:p>
              </table:table-cell>
              <table:table-cell office:value-type="float" office:value="-0.025027">
                <text:p>-0.025027</text:p>
              </table:table-cell>
              <table:table-cell office:value-type="float" office:value="-0.004409">
                <text:p>-0.004409</text:p>
              </table:table-cell>
              <table:table-cell office:value-type="float" office:value="0.01106">
                <text:p>0.01106</text:p>
              </table:table-cell>
              <table:table-cell office:value-type="float" office:value="0.027135">
                <text:p>0.027135</text:p>
              </table:table-cell>
              <table:table-cell office:value-type="float" office:value="0.045172">
                <text:p>0.045172</text:p>
              </table:table-cell>
              <table:table-cell office:value-type="float" office:value="0.068096">
                <text:p>0.068096</text:p>
              </table:table-cell>
              <table:table-cell office:value-type="float" office:value="0.096192">
                <text:p>0.096192</text:p>
              </table:table-cell>
              <table:table-cell office:value-type="float" office:value="0.13168">
                <text:p>0.13168</text:p>
              </table:table-cell>
              <table:table-cell office:value-type="float" office:value="0.266421">
                <text:p>0.266421</text:p>
              </table:table-cell>
              <table:table-cell office:value-type="float" office:value="0.42885">
                <text:p>0.42885</text:p>
              </table:table-cell>
              <table:table-cell office:value-type="float" office:value="0.023909">
                <text:p>0.0239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0085">
                <text:p>-0.40085</text:p>
              </table:table-cell>
              <table:table-cell office:value-type="float" office:value="-0.028484">
                <text:p>-0.028484</text:p>
              </table:table-cell>
              <table:table-cell office:value-type="float" office:value="-0.003653">
                <text:p>-0.003653</text:p>
              </table:table-cell>
              <table:table-cell office:value-type="float" office:value="0.015145">
                <text:p>0.015145</text:p>
              </table:table-cell>
              <table:table-cell office:value-type="float" office:value="0.033279">
                <text:p>0.033279</text:p>
              </table:table-cell>
              <table:table-cell office:value-type="float" office:value="0.051411">
                <text:p>0.051411</text:p>
              </table:table-cell>
              <table:table-cell office:value-type="float" office:value="0.081306">
                <text:p>0.081306</text:p>
              </table:table-cell>
              <table:table-cell office:value-type="float" office:value="0.109056">
                <text:p>0.109056</text:p>
              </table:table-cell>
              <table:table-cell office:value-type="float" office:value="0.139822">
                <text:p>0.139822</text:p>
              </table:table-cell>
              <table:table-cell office:value-type="float" office:value="0.287801">
                <text:p>0.287801</text:p>
              </table:table-cell>
              <table:table-cell office:value-type="float" office:value="0.42885">
                <text:p>0.42885</text:p>
              </table:table-cell>
              <table:table-cell office:value-type="float" office:value="0.028483">
                <text:p>0.0284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413206">
                <text:p>-0.413206</text:p>
              </table:table-cell>
              <table:table-cell office:value-type="float" office:value="-0.033853">
                <text:p>-0.033853</text:p>
              </table:table-cell>
              <table:table-cell office:value-type="float" office:value="-0.009228">
                <text:p>-0.009228</text:p>
              </table:table-cell>
              <table:table-cell office:value-type="float" office:value="0.012036">
                <text:p>0.012036</text:p>
              </table:table-cell>
              <table:table-cell office:value-type="float" office:value="0.032272">
                <text:p>0.032272</text:p>
              </table:table-cell>
              <table:table-cell office:value-type="float" office:value="0.060454">
                <text:p>0.060454</text:p>
              </table:table-cell>
              <table:table-cell office:value-type="float" office:value="0.091315">
                <text:p>0.091315</text:p>
              </table:table-cell>
              <table:table-cell office:value-type="float" office:value="0.120943">
                <text:p>0.120943</text:p>
              </table:table-cell>
              <table:table-cell office:value-type="float" office:value="0.167643">
                <text:p>0.167643</text:p>
              </table:table-cell>
              <table:table-cell office:value-type="float" office:value="0.310373">
                <text:p>0.310373</text:p>
              </table:table-cell>
              <table:table-cell office:value-type="float" office:value="0.42885">
                <text:p>0.42885</text:p>
              </table:table-cell>
              <table:table-cell office:value-type="float" office:value="0.033875">
                <text:p>0.0338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634206">
                <text:p>-0.634206</text:p>
              </table:table-cell>
              <table:table-cell office:value-type="float" office:value="-0.03775">
                <text:p>-0.03775</text:p>
              </table:table-cell>
              <table:table-cell office:value-type="float" office:value="-0.011914">
                <text:p>-0.011914</text:p>
              </table:table-cell>
              <table:table-cell office:value-type="float" office:value="0.007572">
                <text:p>0.007572</text:p>
              </table:table-cell>
              <table:table-cell office:value-type="float" office:value="0.024372">
                <text:p>0.024372</text:p>
              </table:table-cell>
              <table:table-cell office:value-type="float" office:value="0.049276">
                <text:p>0.049276</text:p>
              </table:table-cell>
              <table:table-cell office:value-type="float" office:value="0.079822">
                <text:p>0.079822</text:p>
              </table:table-cell>
              <table:table-cell office:value-type="float" office:value="0.113089">
                <text:p>0.113089</text:p>
              </table:table-cell>
              <table:table-cell office:value-type="float" office:value="0.153595">
                <text:p>0.153595</text:p>
              </table:table-cell>
              <table:table-cell office:value-type="float" office:value="0.298991">
                <text:p>0.298991</text:p>
              </table:table-cell>
              <table:table-cell office:value-type="float" office:value="0.42998">
                <text:p>0.42998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65041">
                <text:p>-0.565041</text:p>
              </table:table-cell>
              <table:table-cell office:value-type="float" office:value="-0.037394">
                <text:p>-0.037394</text:p>
              </table:table-cell>
              <table:table-cell office:value-type="float" office:value="-0.013357">
                <text:p>-0.013357</text:p>
              </table:table-cell>
              <table:table-cell office:value-type="float" office:value="0.006431">
                <text:p>0.006431</text:p>
              </table:table-cell>
              <table:table-cell office:value-type="float" office:value="0.027537">
                <text:p>0.027537</text:p>
              </table:table-cell>
              <table:table-cell office:value-type="float" office:value="0.05725">
                <text:p>0.05725</text:p>
              </table:table-cell>
              <table:table-cell office:value-type="float" office:value="0.087264">
                <text:p>0.087264</text:p>
              </table:table-cell>
              <table:table-cell office:value-type="float" office:value="0.121224">
                <text:p>0.121224</text:p>
              </table:table-cell>
              <table:table-cell office:value-type="float" office:value="0.177306">
                <text:p>0.177306</text:p>
              </table:table-cell>
              <table:table-cell office:value-type="float" office:value="0.34383">
                <text:p>0.34383</text:p>
              </table:table-cell>
              <table:table-cell office:value-type="float" office:value="0.42998">
                <text:p>0.42998</text:p>
              </table:table-cell>
              <table:table-cell office:value-type="float" office:value="0.020505">
                <text:p>0.0205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1598">
                <text:p>-0.51598</text:p>
              </table:table-cell>
              <table:table-cell office:value-type="float" office:value="-0.028146">
                <text:p>-0.028146</text:p>
              </table:table-cell>
              <table:table-cell office:value-type="float" office:value="-0.003921">
                <text:p>-0.003921</text:p>
              </table:table-cell>
              <table:table-cell office:value-type="float" office:value="0.017778">
                <text:p>0.017778</text:p>
              </table:table-cell>
              <table:table-cell office:value-type="float" office:value="0.045163">
                <text:p>0.045163</text:p>
              </table:table-cell>
              <table:table-cell office:value-type="float" office:value="0.066334">
                <text:p>0.066334</text:p>
              </table:table-cell>
              <table:table-cell office:value-type="float" office:value="0.091076">
                <text:p>0.091076</text:p>
              </table:table-cell>
              <table:table-cell office:value-type="float" office:value="0.126818">
                <text:p>0.126818</text:p>
              </table:table-cell>
              <table:table-cell office:value-type="float" office:value="0.183724">
                <text:p>0.183724</text:p>
              </table:table-cell>
              <table:table-cell office:value-type="float" office:value="0.329454">
                <text:p>0.329454</text:p>
              </table:table-cell>
              <table:table-cell office:value-type="float" office:value="0.42998">
                <text:p>0.42998</text:p>
              </table:table-cell>
              <table:table-cell office:value-type="float" office:value="0.03123">
                <text:p>0.031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62138">
                <text:p>-0.362138</text:p>
              </table:table-cell>
              <table:table-cell office:value-type="float" office:value="-0.014902">
                <text:p>-0.014902</text:p>
              </table:table-cell>
              <table:table-cell office:value-type="float" office:value="0.002362">
                <text:p>0.002362</text:p>
              </table:table-cell>
              <table:table-cell office:value-type="float" office:value="0.023972">
                <text:p>0.023972</text:p>
              </table:table-cell>
              <table:table-cell office:value-type="float" office:value="0.052487">
                <text:p>0.052487</text:p>
              </table:table-cell>
              <table:table-cell office:value-type="float" office:value="0.072752">
                <text:p>0.072752</text:p>
              </table:table-cell>
              <table:table-cell office:value-type="float" office:value="0.103515">
                <text:p>0.103515</text:p>
              </table:table-cell>
              <table:table-cell office:value-type="float" office:value="0.140048">
                <text:p>0.140048</text:p>
              </table:table-cell>
              <table:table-cell office:value-type="float" office:value="0.187521">
                <text:p>0.187521</text:p>
              </table:table-cell>
              <table:table-cell office:value-type="float" office:value="0.343532">
                <text:p>0.343532</text:p>
              </table:table-cell>
              <table:table-cell office:value-type="float" office:value="0.42998">
                <text:p>0.42998</text:p>
              </table:table-cell>
              <table:table-cell office:value-type="float" office:value="0.054915">
                <text:p>0.0549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56332">
                <text:p>-0.356332</text:p>
              </table:table-cell>
              <table:table-cell office:value-type="float" office:value="-0.007077">
                <text:p>-0.007077</text:p>
              </table:table-cell>
              <table:table-cell office:value-type="float" office:value="0.012827">
                <text:p>0.012827</text:p>
              </table:table-cell>
              <table:table-cell office:value-type="float" office:value="0.031586">
                <text:p>0.031586</text:p>
              </table:table-cell>
              <table:table-cell office:value-type="float" office:value="0.055087">
                <text:p>0.055087</text:p>
              </table:table-cell>
              <table:table-cell office:value-type="float" office:value="0.078298">
                <text:p>0.078298</text:p>
              </table:table-cell>
              <table:table-cell office:value-type="float" office:value="0.106858">
                <text:p>0.106858</text:p>
              </table:table-cell>
              <table:table-cell office:value-type="float" office:value="0.144883">
                <text:p>0.144883</text:p>
              </table:table-cell>
              <table:table-cell office:value-type="float" office:value="0.198991">
                <text:p>0.198991</text:p>
              </table:table-cell>
              <table:table-cell office:value-type="float" office:value="0.328187">
                <text:p>0.328187</text:p>
              </table:table-cell>
              <table:table-cell office:value-type="float" office:value="0.42998">
                <text:p>0.42998</text:p>
              </table:table-cell>
              <table:table-cell office:value-type="float" office:value="0.059331">
                <text:p>0.0593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48134">
                <text:p>-0.548134</text:p>
              </table:table-cell>
              <table:table-cell office:value-type="float" office:value="-0.009112">
                <text:p>-0.009112</text:p>
              </table:table-cell>
              <table:table-cell office:value-type="float" office:value="0.011321">
                <text:p>0.011321</text:p>
              </table:table-cell>
              <table:table-cell office:value-type="float" office:value="0.037454">
                <text:p>0.037454</text:p>
              </table:table-cell>
              <table:table-cell office:value-type="float" office:value="0.060972">
                <text:p>0.060972</text:p>
              </table:table-cell>
              <table:table-cell office:value-type="float" office:value="0.091783">
                <text:p>0.091783</text:p>
              </table:table-cell>
              <table:table-cell office:value-type="float" office:value="0.125137">
                <text:p>0.125137</text:p>
              </table:table-cell>
              <table:table-cell office:value-type="float" office:value="0.17118">
                <text:p>0.17118</text:p>
              </table:table-cell>
              <table:table-cell office:value-type="float" office:value="0.23394">
                <text:p>0.23394</text:p>
              </table:table-cell>
              <table:table-cell office:value-type="float" office:value="0.335572">
                <text:p>0.335572</text:p>
              </table:table-cell>
              <table:table-cell office:value-type="float" office:value="0.42998">
                <text:p>0.42998</text:p>
              </table:table-cell>
              <table:table-cell office:value-type="float" office:value="0.051011">
                <text:p>0.0510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14376">
                <text:p>-0.314376</text:p>
              </table:table-cell>
              <table:table-cell office:value-type="float" office:value="0.000308">
                <text:p>0.000308</text:p>
              </table:table-cell>
              <table:table-cell office:value-type="float" office:value="0.021269">
                <text:p>0.021269</text:p>
              </table:table-cell>
              <table:table-cell office:value-type="float" office:value="0.045413">
                <text:p>0.045413</text:p>
              </table:table-cell>
              <table:table-cell office:value-type="float" office:value="0.072072">
                <text:p>0.072072</text:p>
              </table:table-cell>
              <table:table-cell office:value-type="float" office:value="0.101415">
                <text:p>0.101415</text:p>
              </table:table-cell>
              <table:table-cell office:value-type="float" office:value="0.138853">
                <text:p>0.138853</text:p>
              </table:table-cell>
              <table:table-cell office:value-type="float" office:value="0.179949">
                <text:p>0.179949</text:p>
              </table:table-cell>
              <table:table-cell office:value-type="float" office:value="0.228295">
                <text:p>0.228295</text:p>
              </table:table-cell>
              <table:table-cell office:value-type="float" office:value="0.329038">
                <text:p>0.329038</text:p>
              </table:table-cell>
              <table:table-cell office:value-type="float" office:value="0.42998">
                <text:p>0.42998</text:p>
              </table:table-cell>
              <table:table-cell office:value-type="float" office:value="0.080224">
                <text:p>0.0802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76466">
                <text:p>-0.276466</text:p>
              </table:table-cell>
              <table:table-cell office:value-type="float" office:value="0.006572">
                <text:p>0.006572</text:p>
              </table:table-cell>
              <table:table-cell office:value-type="float" office:value="0.034368">
                <text:p>0.034368</text:p>
              </table:table-cell>
              <table:table-cell office:value-type="float" office:value="0.061494">
                <text:p>0.061494</text:p>
              </table:table-cell>
              <table:table-cell office:value-type="float" office:value="0.087921">
                <text:p>0.087921</text:p>
              </table:table-cell>
              <table:table-cell office:value-type="float" office:value="0.115013">
                <text:p>0.115013</text:p>
              </table:table-cell>
              <table:table-cell office:value-type="float" office:value="0.147924">
                <text:p>0.147924</text:p>
              </table:table-cell>
              <table:table-cell office:value-type="float" office:value="0.189191">
                <text:p>0.189191</text:p>
              </table:table-cell>
              <table:table-cell office:value-type="float" office:value="0.227166">
                <text:p>0.227166</text:p>
              </table:table-cell>
              <table:table-cell office:value-type="float" office:value="0.336469">
                <text:p>0.336469</text:p>
              </table:table-cell>
              <table:table-cell office:value-type="float" office:value="0.42998">
                <text:p>0.42998</text:p>
              </table:table-cell>
              <table:table-cell office:value-type="float" office:value="0.092965">
                <text:p>0.0929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351362">
                <text:p>-0.351362</text:p>
              </table:table-cell>
              <table:table-cell office:value-type="float" office:value="0.006561">
                <text:p>0.006561</text:p>
              </table:table-cell>
              <table:table-cell office:value-type="float" office:value="0.042094">
                <text:p>0.042094</text:p>
              </table:table-cell>
              <table:table-cell office:value-type="float" office:value="0.07114">
                <text:p>0.07114</text:p>
              </table:table-cell>
              <table:table-cell office:value-type="float" office:value="0.098036">
                <text:p>0.098036</text:p>
              </table:table-cell>
              <table:table-cell office:value-type="float" office:value="0.116296">
                <text:p>0.116296</text:p>
              </table:table-cell>
              <table:table-cell office:value-type="float" office:value="0.13816">
                <text:p>0.13816</text:p>
              </table:table-cell>
              <table:table-cell office:value-type="float" office:value="0.174363">
                <text:p>0.174363</text:p>
              </table:table-cell>
              <table:table-cell office:value-type="float" office:value="0.217729">
                <text:p>0.217729</text:p>
              </table:table-cell>
              <table:table-cell office:value-type="float" office:value="0.32664">
                <text:p>0.32664</text:p>
              </table:table-cell>
              <table:table-cell office:value-type="float" office:value="0.42998">
                <text:p>0.42998</text:p>
              </table:table-cell>
              <table:table-cell office:value-type="float" office:value="0.083966">
                <text:p>0.0839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226459">
                <text:p>-0.226459</text:p>
              </table:table-cell>
              <table:table-cell office:value-type="float" office:value="0.02793">
                <text:p>0.02793</text:p>
              </table:table-cell>
              <table:table-cell office:value-type="float" office:value="0.061458">
                <text:p>0.061458</text:p>
              </table:table-cell>
              <table:table-cell office:value-type="float" office:value="0.09257">
                <text:p>0.09257</text:p>
              </table:table-cell>
              <table:table-cell office:value-type="float" office:value="0.115484">
                <text:p>0.115484</text:p>
              </table:table-cell>
              <table:table-cell office:value-type="float" office:value="0.140814">
                <text:p>0.140814</text:p>
              </table:table-cell>
              <table:table-cell office:value-type="float" office:value="0.174346">
                <text:p>0.174346</text:p>
              </table:table-cell>
              <table:table-cell office:value-type="float" office:value="0.208048">
                <text:p>0.208048</text:p>
              </table:table-cell>
              <table:table-cell office:value-type="float" office:value="0.247148">
                <text:p>0.247148</text:p>
              </table:table-cell>
              <table:table-cell office:value-type="float" office:value="0.356326">
                <text:p>0.356326</text:p>
              </table:table-cell>
              <table:table-cell office:value-type="float" office:value="0.443105">
                <text:p>0.443105</text:p>
              </table:table-cell>
              <table:table-cell office:value-type="float" office:value="0.119766">
                <text:p>0.1197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83496">
                <text:p>-0.383496</text:p>
              </table:table-cell>
              <table:table-cell office:value-type="float" office:value="0.013287">
                <text:p>0.013287</text:p>
              </table:table-cell>
              <table:table-cell office:value-type="float" office:value="0.045891">
                <text:p>0.045891</text:p>
              </table:table-cell>
              <table:table-cell office:value-type="float" office:value="0.079368">
                <text:p>0.079368</text:p>
              </table:table-cell>
              <table:table-cell office:value-type="float" office:value="0.105623">
                <text:p>0.105623</text:p>
              </table:table-cell>
              <table:table-cell office:value-type="float" office:value="0.135964">
                <text:p>0.135964</text:p>
              </table:table-cell>
              <table:table-cell office:value-type="float" office:value="0.168353">
                <text:p>0.168353</text:p>
              </table:table-cell>
              <table:table-cell office:value-type="float" office:value="0.201985">
                <text:p>0.201985</text:p>
              </table:table-cell>
              <table:table-cell office:value-type="float" office:value="0.249927">
                <text:p>0.249927</text:p>
              </table:table-cell>
              <table:table-cell office:value-type="float" office:value="0.352292">
                <text:p>0.352292</text:p>
              </table:table-cell>
              <table:table-cell office:value-type="float" office:value="0.443105">
                <text:p>0.443105</text:p>
              </table:table-cell>
              <table:table-cell office:value-type="float" office:value="0.096919">
                <text:p>0.0969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660203">
                <text:p>-0.660203</text:p>
              </table:table-cell>
              <table:table-cell office:value-type="float" office:value="0.001448">
                <text:p>0.001448</text:p>
              </table:table-cell>
              <table:table-cell office:value-type="float" office:value="0.045093">
                <text:p>0.045093</text:p>
              </table:table-cell>
              <table:table-cell office:value-type="float" office:value="0.075771">
                <text:p>0.075771</text:p>
              </table:table-cell>
              <table:table-cell office:value-type="float" office:value="0.103166">
                <text:p>0.103166</text:p>
              </table:table-cell>
              <table:table-cell office:value-type="float" office:value="0.131596">
                <text:p>0.131596</text:p>
              </table:table-cell>
              <table:table-cell office:value-type="float" office:value="0.168123">
                <text:p>0.168123</text:p>
              </table:table-cell>
              <table:table-cell office:value-type="float" office:value="0.21536">
                <text:p>0.21536</text:p>
              </table:table-cell>
              <table:table-cell office:value-type="float" office:value="0.265671">
                <text:p>0.265671</text:p>
              </table:table-cell>
              <table:table-cell office:value-type="float" office:value="0.355104">
                <text:p>0.355104</text:p>
              </table:table-cell>
              <table:table-cell office:value-type="float" office:value="0.443105">
                <text:p>0.443105</text:p>
              </table:table-cell>
              <table:table-cell office:value-type="float" office:value="0.070113">
                <text:p>0.0701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89789">
                <text:p>-0.389789</text:p>
              </table:table-cell>
              <table:table-cell office:value-type="float" office:value="0.015891">
                <text:p>0.015891</text:p>
              </table:table-cell>
              <table:table-cell office:value-type="float" office:value="0.057438">
                <text:p>0.057438</text:p>
              </table:table-cell>
              <table:table-cell office:value-type="float" office:value="0.090862">
                <text:p>0.090862</text:p>
              </table:table-cell>
              <table:table-cell office:value-type="float" office:value="0.117582">
                <text:p>0.117582</text:p>
              </table:table-cell>
              <table:table-cell office:value-type="float" office:value="0.141791">
                <text:p>0.141791</text:p>
              </table:table-cell>
              <table:table-cell office:value-type="float" office:value="0.176199">
                <text:p>0.176199</text:p>
              </table:table-cell>
              <table:table-cell office:value-type="float" office:value="0.216164">
                <text:p>0.216164</text:p>
              </table:table-cell>
              <table:table-cell office:value-type="float" office:value="0.268654">
                <text:p>0.268654</text:p>
              </table:table-cell>
              <table:table-cell office:value-type="float" office:value="0.369027">
                <text:p>0.369027</text:p>
              </table:table-cell>
              <table:table-cell office:value-type="float" office:value="0.443105">
                <text:p>0.443105</text:p>
              </table:table-cell>
              <table:table-cell office:value-type="float" office:value="0.106382">
                <text:p>0.1063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14028">
                <text:p>-0.314028</text:p>
              </table:table-cell>
              <table:table-cell office:value-type="float" office:value="0.017303">
                <text:p>0.017303</text:p>
              </table:table-cell>
              <table:table-cell office:value-type="float" office:value="0.053995">
                <text:p>0.053995</text:p>
              </table:table-cell>
              <table:table-cell office:value-type="float" office:value="0.086336">
                <text:p>0.086336</text:p>
              </table:table-cell>
              <table:table-cell office:value-type="float" office:value="0.115353">
                <text:p>0.115353</text:p>
              </table:table-cell>
              <table:table-cell office:value-type="float" office:value="0.142011">
                <text:p>0.142011</text:p>
              </table:table-cell>
              <table:table-cell office:value-type="float" office:value="0.173308">
                <text:p>0.173308</text:p>
              </table:table-cell>
              <table:table-cell office:value-type="float" office:value="0.215134">
                <text:p>0.215134</text:p>
              </table:table-cell>
              <table:table-cell office:value-type="float" office:value="0.270908">
                <text:p>0.270908</text:p>
              </table:table-cell>
              <table:table-cell office:value-type="float" office:value="0.370511">
                <text:p>0.370511</text:p>
              </table:table-cell>
              <table:table-cell office:value-type="float" office:value="0.443105">
                <text:p>0.443105</text:p>
              </table:table-cell>
              <table:table-cell office:value-type="float" office:value="0.113083">
                <text:p>0.1130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26766">
                <text:p>-0.426766</text:p>
              </table:table-cell>
              <table:table-cell office:value-type="float" office:value="0.013779">
                <text:p>0.013779</text:p>
              </table:table-cell>
              <table:table-cell office:value-type="float" office:value="0.056075">
                <text:p>0.056075</text:p>
              </table:table-cell>
              <table:table-cell office:value-type="float" office:value="0.094074">
                <text:p>0.094074</text:p>
              </table:table-cell>
              <table:table-cell office:value-type="float" office:value="0.124378">
                <text:p>0.124378</text:p>
              </table:table-cell>
              <table:table-cell office:value-type="float" office:value="0.143149">
                <text:p>0.143149</text:p>
              </table:table-cell>
              <table:table-cell office:value-type="float" office:value="0.171417">
                <text:p>0.171417</text:p>
              </table:table-cell>
              <table:table-cell office:value-type="float" office:value="0.220199">
                <text:p>0.220199</text:p>
              </table:table-cell>
              <table:table-cell office:value-type="float" office:value="0.277885">
                <text:p>0.277885</text:p>
              </table:table-cell>
              <table:table-cell office:value-type="float" office:value="0.369751">
                <text:p>0.369751</text:p>
              </table:table-cell>
              <table:table-cell office:value-type="float" office:value="0.443105">
                <text:p>0.443105</text:p>
              </table:table-cell>
              <table:table-cell office:value-type="float" office:value="0.104394">
                <text:p>0.1043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40762">
                <text:p>-0.540762</text:p>
              </table:table-cell>
              <table:table-cell office:value-type="float" office:value="0.018651">
                <text:p>0.018651</text:p>
              </table:table-cell>
              <table:table-cell office:value-type="float" office:value="0.056795">
                <text:p>0.056795</text:p>
              </table:table-cell>
              <table:table-cell office:value-type="float" office:value="0.098023">
                <text:p>0.098023</text:p>
              </table:table-cell>
              <table:table-cell office:value-type="float" office:value="0.121341">
                <text:p>0.121341</text:p>
              </table:table-cell>
              <table:table-cell office:value-type="float" office:value="0.143363">
                <text:p>0.143363</text:p>
              </table:table-cell>
              <table:table-cell office:value-type="float" office:value="0.175454">
                <text:p>0.175454</text:p>
              </table:table-cell>
              <table:table-cell office:value-type="float" office:value="0.204997">
                <text:p>0.204997</text:p>
              </table:table-cell>
              <table:table-cell office:value-type="float" office:value="0.249098">
                <text:p>0.249098</text:p>
              </table:table-cell>
              <table:table-cell office:value-type="float" office:value="0.354069">
                <text:p>0.354069</text:p>
              </table:table-cell>
              <table:table-cell office:value-type="float" office:value="0.454694">
                <text:p>0.454694</text:p>
              </table:table-cell>
              <table:table-cell office:value-type="float" office:value="0.088103">
                <text:p>0.0881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652308">
                <text:p>-0.652308</text:p>
              </table:table-cell>
              <table:table-cell office:value-type="float" office:value="0.016403">
                <text:p>0.016403</text:p>
              </table:table-cell>
              <table:table-cell office:value-type="float" office:value="0.05218">
                <text:p>0.05218</text:p>
              </table:table-cell>
              <table:table-cell office:value-type="float" office:value="0.086688">
                <text:p>0.086688</text:p>
              </table:table-cell>
              <table:table-cell office:value-type="float" office:value="0.114104">
                <text:p>0.114104</text:p>
              </table:table-cell>
              <table:table-cell office:value-type="float" office:value="0.134036">
                <text:p>0.134036</text:p>
              </table:table-cell>
              <table:table-cell office:value-type="float" office:value="0.163925">
                <text:p>0.163925</text:p>
              </table:table-cell>
              <table:table-cell office:value-type="float" office:value="0.197367">
                <text:p>0.197367</text:p>
              </table:table-cell>
              <table:table-cell office:value-type="float" office:value="0.24358">
                <text:p>0.24358</text:p>
              </table:table-cell>
              <table:table-cell office:value-type="float" office:value="0.350035">
                <text:p>0.350035</text:p>
              </table:table-cell>
              <table:table-cell office:value-type="float" office:value="0.454694">
                <text:p>0.454694</text:p>
              </table:table-cell>
              <table:table-cell office:value-type="float" office:value="0.070601">
                <text:p>0.0706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651486">
                <text:p>-0.651486</text:p>
              </table:table-cell>
              <table:table-cell office:value-type="float" office:value="0.018809">
                <text:p>0.018809</text:p>
              </table:table-cell>
              <table:table-cell office:value-type="float" office:value="0.055016">
                <text:p>0.055016</text:p>
              </table:table-cell>
              <table:table-cell office:value-type="float" office:value="0.082174">
                <text:p>0.082174</text:p>
              </table:table-cell>
              <table:table-cell office:value-type="float" office:value="0.112397">
                <text:p>0.112397</text:p>
              </table:table-cell>
              <table:table-cell office:value-type="float" office:value="0.138075">
                <text:p>0.138075</text:p>
              </table:table-cell>
              <table:table-cell office:value-type="float" office:value="0.172903">
                <text:p>0.172903</text:p>
              </table:table-cell>
              <table:table-cell office:value-type="float" office:value="0.207426">
                <text:p>0.207426</text:p>
              </table:table-cell>
              <table:table-cell office:value-type="float" office:value="0.254424">
                <text:p>0.254424</text:p>
              </table:table-cell>
              <table:table-cell office:value-type="float" office:value="0.353053">
                <text:p>0.353053</text:p>
              </table:table-cell>
              <table:table-cell office:value-type="float" office:value="0.454694">
                <text:p>0.454694</text:p>
              </table:table-cell>
              <table:table-cell office:value-type="float" office:value="0.074279">
                <text:p>0.07427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62954">
                <text:p>-0.662954</text:p>
              </table:table-cell>
              <table:table-cell office:value-type="float" office:value="0.014109">
                <text:p>0.014109</text:p>
              </table:table-cell>
              <table:table-cell office:value-type="float" office:value="0.059312">
                <text:p>0.059312</text:p>
              </table:table-cell>
              <table:table-cell office:value-type="float" office:value="0.08723">
                <text:p>0.08723</text:p>
              </table:table-cell>
              <table:table-cell office:value-type="float" office:value="0.110415">
                <text:p>0.110415</text:p>
              </table:table-cell>
              <table:table-cell office:value-type="float" office:value="0.132023">
                <text:p>0.132023</text:p>
              </table:table-cell>
              <table:table-cell office:value-type="float" office:value="0.159372">
                <text:p>0.159372</text:p>
              </table:table-cell>
              <table:table-cell office:value-type="float" office:value="0.193086">
                <text:p>0.193086</text:p>
              </table:table-cell>
              <table:table-cell office:value-type="float" office:value="0.234466">
                <text:p>0.234466</text:p>
              </table:table-cell>
              <table:table-cell office:value-type="float" office:value="0.34951">
                <text:p>0.34951</text:p>
              </table:table-cell>
              <table:table-cell office:value-type="float" office:value="0.454694">
                <text:p>0.454694</text:p>
              </table:table-cell>
              <table:table-cell office:value-type="float" office:value="0.067657">
                <text:p>0.0676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6991">
                <text:p>-0.306991</text:p>
              </table:table-cell>
              <table:table-cell office:value-type="float" office:value="0.0355">
                <text:p>0.0355</text:p>
              </table:table-cell>
              <table:table-cell office:value-type="float" office:value="0.072322">
                <text:p>0.072322</text:p>
              </table:table-cell>
              <table:table-cell office:value-type="float" office:value="0.097173">
                <text:p>0.097173</text:p>
              </table:table-cell>
              <table:table-cell office:value-type="float" office:value="0.120572">
                <text:p>0.120572</text:p>
              </table:table-cell>
              <table:table-cell office:value-type="float" office:value="0.142915">
                <text:p>0.142915</text:p>
              </table:table-cell>
              <table:table-cell office:value-type="float" office:value="0.166485">
                <text:p>0.166485</text:p>
              </table:table-cell>
              <table:table-cell office:value-type="float" office:value="0.195976">
                <text:p>0.195976</text:p>
              </table:table-cell>
              <table:table-cell office:value-type="float" office:value="0.244072">
                <text:p>0.244072</text:p>
              </table:table-cell>
              <table:table-cell office:value-type="float" office:value="0.343849">
                <text:p>0.343849</text:p>
              </table:table-cell>
              <table:table-cell office:value-type="float" office:value="0.454694">
                <text:p>0.454694</text:p>
              </table:table-cell>
              <table:table-cell office:value-type="float" office:value="0.111187">
                <text:p>0.1111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36713">
                <text:p>-0.36713</text:p>
              </table:table-cell>
              <table:table-cell office:value-type="float" office:value="0.045238">
                <text:p>0.045238</text:p>
              </table:table-cell>
              <table:table-cell office:value-type="float" office:value="0.075713">
                <text:p>0.075713</text:p>
              </table:table-cell>
              <table:table-cell office:value-type="float" office:value="0.094585">
                <text:p>0.094585</text:p>
              </table:table-cell>
              <table:table-cell office:value-type="float" office:value="0.119059">
                <text:p>0.119059</text:p>
              </table:table-cell>
              <table:table-cell office:value-type="float" office:value="0.141221">
                <text:p>0.141221</text:p>
              </table:table-cell>
              <table:table-cell office:value-type="float" office:value="0.162043">
                <text:p>0.162043</text:p>
              </table:table-cell>
              <table:table-cell office:value-type="float" office:value="0.193021">
                <text:p>0.193021</text:p>
              </table:table-cell>
              <table:table-cell office:value-type="float" office:value="0.240095">
                <text:p>0.240095</text:p>
              </table:table-cell>
              <table:table-cell office:value-type="float" office:value="0.341898">
                <text:p>0.341898</text:p>
              </table:table-cell>
              <table:table-cell office:value-type="float" office:value="0.454694">
                <text:p>0.454694</text:p>
              </table:table-cell>
              <table:table-cell office:value-type="float" office:value="0.104574">
                <text:p>0.1045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248957">
                <text:p>-0.248957</text:p>
              </table:table-cell>
              <table:table-cell office:value-type="float" office:value="0.047986">
                <text:p>0.047986</text:p>
              </table:table-cell>
              <table:table-cell office:value-type="float" office:value="0.080139">
                <text:p>0.080139</text:p>
              </table:table-cell>
              <table:table-cell office:value-type="float" office:value="0.100925">
                <text:p>0.100925</text:p>
              </table:table-cell>
              <table:table-cell office:value-type="float" office:value="0.121443">
                <text:p>0.121443</text:p>
              </table:table-cell>
              <table:table-cell office:value-type="float" office:value="0.146764">
                <text:p>0.146764</text:p>
              </table:table-cell>
              <table:table-cell office:value-type="float" office:value="0.169728">
                <text:p>0.169728</text:p>
              </table:table-cell>
              <table:table-cell office:value-type="float" office:value="0.193467">
                <text:p>0.193467</text:p>
              </table:table-cell>
              <table:table-cell office:value-type="float" office:value="0.243517">
                <text:p>0.243517</text:p>
              </table:table-cell>
              <table:table-cell office:value-type="float" office:value="0.34336">
                <text:p>0.34336</text:p>
              </table:table-cell>
              <table:table-cell office:value-type="float" office:value="0.454694">
                <text:p>0.454694</text:p>
              </table:table-cell>
              <table:table-cell office:value-type="float" office:value="0.119837">
                <text:p>0.1198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5502">
                <text:p>-0.45502</text:p>
              </table:table-cell>
              <table:table-cell office:value-type="float" office:value="0.036109">
                <text:p>0.036109</text:p>
              </table:table-cell>
              <table:table-cell office:value-type="float" office:value="0.073366">
                <text:p>0.073366</text:p>
              </table:table-cell>
              <table:table-cell office:value-type="float" office:value="0.096074">
                <text:p>0.096074</text:p>
              </table:table-cell>
              <table:table-cell office:value-type="float" office:value="0.123892">
                <text:p>0.123892</text:p>
              </table:table-cell>
              <table:table-cell office:value-type="float" office:value="0.151913">
                <text:p>0.151913</text:p>
              </table:table-cell>
              <table:table-cell office:value-type="float" office:value="0.177065">
                <text:p>0.177065</text:p>
              </table:table-cell>
              <table:table-cell office:value-type="float" office:value="0.204363">
                <text:p>0.204363</text:p>
              </table:table-cell>
              <table:table-cell office:value-type="float" office:value="0.264566">
                <text:p>0.264566</text:p>
              </table:table-cell>
              <table:table-cell office:value-type="float" office:value="0.352533">
                <text:p>0.352533</text:p>
              </table:table-cell>
              <table:table-cell office:value-type="float" office:value="0.454694">
                <text:p>0.454694</text:p>
              </table:table-cell>
              <table:table-cell office:value-type="float" office:value="0.102486">
                <text:p>0.1024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337282">
                <text:p>-0.337282</text:p>
              </table:table-cell>
              <table:table-cell office:value-type="float" office:value="0.042896">
                <text:p>0.042896</text:p>
              </table:table-cell>
              <table:table-cell office:value-type="float" office:value="0.078342">
                <text:p>0.078342</text:p>
              </table:table-cell>
              <table:table-cell office:value-type="float" office:value="0.101591">
                <text:p>0.101591</text:p>
              </table:table-cell>
              <table:table-cell office:value-type="float" office:value="0.120974">
                <text:p>0.120974</text:p>
              </table:table-cell>
              <table:table-cell office:value-type="float" office:value="0.151779">
                <text:p>0.151779</text:p>
              </table:table-cell>
              <table:table-cell office:value-type="float" office:value="0.191298">
                <text:p>0.191298</text:p>
              </table:table-cell>
              <table:table-cell office:value-type="float" office:value="0.223998">
                <text:p>0.223998</text:p>
              </table:table-cell>
              <table:table-cell office:value-type="float" office:value="0.276597">
                <text:p>0.276597</text:p>
              </table:table-cell>
              <table:table-cell office:value-type="float" office:value="0.363878">
                <text:p>0.363878</text:p>
              </table:table-cell>
              <table:table-cell office:value-type="float" office:value="0.454694">
                <text:p>0.454694</text:p>
              </table:table-cell>
              <table:table-cell office:value-type="float" office:value="0.121407">
                <text:p>0.1214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375324">
                <text:p>-0.375324</text:p>
              </table:table-cell>
              <table:table-cell office:value-type="float" office:value="0.041517">
                <text:p>0.041517</text:p>
              </table:table-cell>
              <table:table-cell office:value-type="float" office:value="0.068625">
                <text:p>0.068625</text:p>
              </table:table-cell>
              <table:table-cell office:value-type="float" office:value="0.097484">
                <text:p>0.097484</text:p>
              </table:table-cell>
              <table:table-cell office:value-type="float" office:value="0.120901">
                <text:p>0.120901</text:p>
              </table:table-cell>
              <table:table-cell office:value-type="float" office:value="0.15718">
                <text:p>0.15718</text:p>
              </table:table-cell>
              <table:table-cell office:value-type="float" office:value="0.193414">
                <text:p>0.193414</text:p>
              </table:table-cell>
              <table:table-cell office:value-type="float" office:value="0.224256">
                <text:p>0.224256</text:p>
              </table:table-cell>
              <table:table-cell office:value-type="float" office:value="0.271918">
                <text:p>0.271918</text:p>
              </table:table-cell>
              <table:table-cell office:value-type="float" office:value="0.358786">
                <text:p>0.358786</text:p>
              </table:table-cell>
              <table:table-cell office:value-type="float" office:value="0.454694">
                <text:p>0.454694</text:p>
              </table:table-cell>
              <table:table-cell office:value-type="float" office:value="0.115876">
                <text:p>0.1158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574374">
                <text:p>-0.574374</text:p>
              </table:table-cell>
              <table:table-cell office:value-type="float" office:value="0.033603">
                <text:p>0.033603</text:p>
              </table:table-cell>
              <table:table-cell office:value-type="float" office:value="0.071384">
                <text:p>0.071384</text:p>
              </table:table-cell>
              <table:table-cell office:value-type="float" office:value="0.106765">
                <text:p>0.106765</text:p>
              </table:table-cell>
              <table:table-cell office:value-type="float" office:value="0.140259">
                <text:p>0.140259</text:p>
              </table:table-cell>
              <table:table-cell office:value-type="float" office:value="0.16281">
                <text:p>0.16281</text:p>
              </table:table-cell>
              <table:table-cell office:value-type="float" office:value="0.194877">
                <text:p>0.194877</text:p>
              </table:table-cell>
              <table:table-cell office:value-type="float" office:value="0.229891">
                <text:p>0.229891</text:p>
              </table:table-cell>
              <table:table-cell office:value-type="float" office:value="0.278203">
                <text:p>0.278203</text:p>
              </table:table-cell>
              <table:table-cell office:value-type="float" office:value="0.361447">
                <text:p>0.361447</text:p>
              </table:table-cell>
              <table:table-cell office:value-type="float" office:value="0.454694">
                <text:p>0.454694</text:p>
              </table:table-cell>
              <table:table-cell office:value-type="float" office:value="0.100486">
                <text:p>0.1004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366579">
                <text:p>-0.366579</text:p>
              </table:table-cell>
              <table:table-cell office:value-type="float" office:value="0.040317">
                <text:p>0.040317</text:p>
              </table:table-cell>
              <table:table-cell office:value-type="float" office:value="0.077816">
                <text:p>0.077816</text:p>
              </table:table-cell>
              <table:table-cell office:value-type="float" office:value="0.115274">
                <text:p>0.115274</text:p>
              </table:table-cell>
              <table:table-cell office:value-type="float" office:value="0.147452">
                <text:p>0.147452</text:p>
              </table:table-cell>
              <table:table-cell office:value-type="float" office:value="0.175586">
                <text:p>0.175586</text:p>
              </table:table-cell>
              <table:table-cell office:value-type="float" office:value="0.206964">
                <text:p>0.206964</text:p>
              </table:table-cell>
              <table:table-cell office:value-type="float" office:value="0.243506">
                <text:p>0.243506</text:p>
              </table:table-cell>
              <table:table-cell office:value-type="float" office:value="0.292356">
                <text:p>0.292356</text:p>
              </table:table-cell>
              <table:table-cell office:value-type="float" office:value="0.377142">
                <text:p>0.377142</text:p>
              </table:table-cell>
              <table:table-cell office:value-type="float" office:value="0.454694">
                <text:p>0.454694</text:p>
              </table:table-cell>
              <table:table-cell office:value-type="float" office:value="0.130983">
                <text:p>0.1309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331739">
                <text:p>-0.331739</text:p>
              </table:table-cell>
              <table:table-cell office:value-type="float" office:value="0.027535">
                <text:p>0.027535</text:p>
              </table:table-cell>
              <table:table-cell office:value-type="float" office:value="0.068723">
                <text:p>0.068723</text:p>
              </table:table-cell>
              <table:table-cell office:value-type="float" office:value="0.101466">
                <text:p>0.101466</text:p>
              </table:table-cell>
              <table:table-cell office:value-type="float" office:value="0.130223">
                <text:p>0.130223</text:p>
              </table:table-cell>
              <table:table-cell office:value-type="float" office:value="0.165709">
                <text:p>0.165709</text:p>
              </table:table-cell>
              <table:table-cell office:value-type="float" office:value="0.197618">
                <text:p>0.197618</text:p>
              </table:table-cell>
              <table:table-cell office:value-type="float" office:value="0.236788">
                <text:p>0.236788</text:p>
              </table:table-cell>
              <table:table-cell office:value-type="float" office:value="0.275776">
                <text:p>0.275776</text:p>
              </table:table-cell>
              <table:table-cell office:value-type="float" office:value="0.362847">
                <text:p>0.362847</text:p>
              </table:table-cell>
              <table:table-cell office:value-type="float" office:value="0.454694">
                <text:p>0.454694</text:p>
              </table:table-cell>
              <table:table-cell office:value-type="float" office:value="0.123495">
                <text:p>0.1234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453612">
                <text:p>-0.453612</text:p>
              </table:table-cell>
              <table:table-cell office:value-type="float" office:value="0.028626">
                <text:p>0.028626</text:p>
              </table:table-cell>
              <table:table-cell office:value-type="float" office:value="0.071989">
                <text:p>0.071989</text:p>
              </table:table-cell>
              <table:table-cell office:value-type="float" office:value="0.105962">
                <text:p>0.105962</text:p>
              </table:table-cell>
              <table:table-cell office:value-type="float" office:value="0.134001">
                <text:p>0.134001</text:p>
              </table:table-cell>
              <table:table-cell office:value-type="float" office:value="0.169205">
                <text:p>0.169205</text:p>
              </table:table-cell>
              <table:table-cell office:value-type="float" office:value="0.199905">
                <text:p>0.199905</text:p>
              </table:table-cell>
              <table:table-cell office:value-type="float" office:value="0.2395">
                <text:p>0.2395</text:p>
              </table:table-cell>
              <table:table-cell office:value-type="float" office:value="0.280582">
                <text:p>0.280582</text:p>
              </table:table-cell>
              <table:table-cell office:value-type="float" office:value="0.369965">
                <text:p>0.369965</text:p>
              </table:table-cell>
              <table:table-cell office:value-type="float" office:value="0.454694">
                <text:p>0.454694</text:p>
              </table:table-cell>
              <table:table-cell office:value-type="float" office:value="0.114612">
                <text:p>0.1146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491682">
                <text:p>-0.491682</text:p>
              </table:table-cell>
              <table:table-cell office:value-type="float" office:value="0.037802">
                <text:p>0.037802</text:p>
              </table:table-cell>
              <table:table-cell office:value-type="float" office:value="0.082816">
                <text:p>0.082816</text:p>
              </table:table-cell>
              <table:table-cell office:value-type="float" office:value="0.109147">
                <text:p>0.109147</text:p>
              </table:table-cell>
              <table:table-cell office:value-type="float" office:value="0.139682">
                <text:p>0.139682</text:p>
              </table:table-cell>
              <table:table-cell office:value-type="float" office:value="0.177485">
                <text:p>0.177485</text:p>
              </table:table-cell>
              <table:table-cell office:value-type="float" office:value="0.21185">
                <text:p>0.21185</text:p>
              </table:table-cell>
              <table:table-cell office:value-type="float" office:value="0.24472">
                <text:p>0.24472</text:p>
              </table:table-cell>
              <table:table-cell office:value-type="float" office:value="0.287184">
                <text:p>0.287184</text:p>
              </table:table-cell>
              <table:table-cell office:value-type="float" office:value="0.374382">
                <text:p>0.374382</text:p>
              </table:table-cell>
              <table:table-cell office:value-type="float" office:value="0.454694">
                <text:p>0.454694</text:p>
              </table:table-cell>
              <table:table-cell office:value-type="float" office:value="0.117339">
                <text:p>0.1173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289172">
                <text:p>-0.289172</text:p>
              </table:table-cell>
              <table:table-cell office:value-type="float" office:value="0.06209">
                <text:p>0.06209</text:p>
              </table:table-cell>
              <table:table-cell office:value-type="float" office:value="0.10143">
                <text:p>0.10143</text:p>
              </table:table-cell>
              <table:table-cell office:value-type="float" office:value="0.125019">
                <text:p>0.125019</text:p>
              </table:table-cell>
              <table:table-cell office:value-type="float" office:value="0.153239">
                <text:p>0.153239</text:p>
              </table:table-cell>
              <table:table-cell office:value-type="float" office:value="0.187802">
                <text:p>0.187802</text:p>
              </table:table-cell>
              <table:table-cell office:value-type="float" office:value="0.221351">
                <text:p>0.221351</text:p>
              </table:table-cell>
              <table:table-cell office:value-type="float" office:value="0.254404">
                <text:p>0.254404</text:p>
              </table:table-cell>
              <table:table-cell office:value-type="float" office:value="0.302939">
                <text:p>0.302939</text:p>
              </table:table-cell>
              <table:table-cell office:value-type="float" office:value="0.378752">
                <text:p>0.378752</text:p>
              </table:table-cell>
              <table:table-cell office:value-type="float" office:value="0.454694">
                <text:p>0.454694</text:p>
              </table:table-cell>
              <table:table-cell office:value-type="float" office:value="0.149785">
                <text:p>0.1497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249685">
                <text:p>-0.249685</text:p>
              </table:table-cell>
              <table:table-cell office:value-type="float" office:value="0.064246">
                <text:p>0.064246</text:p>
              </table:table-cell>
              <table:table-cell office:value-type="float" office:value="0.095031">
                <text:p>0.095031</text:p>
              </table:table-cell>
              <table:table-cell office:value-type="float" office:value="0.117124">
                <text:p>0.117124</text:p>
              </table:table-cell>
              <table:table-cell office:value-type="float" office:value="0.141821">
                <text:p>0.141821</text:p>
              </table:table-cell>
              <table:table-cell office:value-type="float" office:value="0.169099">
                <text:p>0.169099</text:p>
              </table:table-cell>
              <table:table-cell office:value-type="float" office:value="0.201694">
                <text:p>0.201694</text:p>
              </table:table-cell>
              <table:table-cell office:value-type="float" office:value="0.240027">
                <text:p>0.240027</text:p>
              </table:table-cell>
              <table:table-cell office:value-type="float" office:value="0.288026">
                <text:p>0.288026</text:p>
              </table:table-cell>
              <table:table-cell office:value-type="float" office:value="0.376245">
                <text:p>0.376245</text:p>
              </table:table-cell>
              <table:table-cell office:value-type="float" office:value="0.454694">
                <text:p>0.454694</text:p>
              </table:table-cell>
              <table:table-cell office:value-type="float" office:value="0.144363">
                <text:p>0.14436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373068">
                <text:p>-0.373068</text:p>
              </table:table-cell>
              <table:table-cell office:value-type="float" office:value="0.068487">
                <text:p>0.068487</text:p>
              </table:table-cell>
              <table:table-cell office:value-type="float" office:value="0.093439">
                <text:p>0.093439</text:p>
              </table:table-cell>
              <table:table-cell office:value-type="float" office:value="0.113264">
                <text:p>0.113264</text:p>
              </table:table-cell>
              <table:table-cell office:value-type="float" office:value="0.137334">
                <text:p>0.137334</text:p>
              </table:table-cell>
              <table:table-cell office:value-type="float" office:value="0.157035">
                <text:p>0.157035</text:p>
              </table:table-cell>
              <table:table-cell office:value-type="float" office:value="0.190672">
                <text:p>0.190672</text:p>
              </table:table-cell>
              <table:table-cell office:value-type="float" office:value="0.234263">
                <text:p>0.234263</text:p>
              </table:table-cell>
              <table:table-cell office:value-type="float" office:value="0.290532">
                <text:p>0.290532</text:p>
              </table:table-cell>
              <table:table-cell office:value-type="float" office:value="0.377163">
                <text:p>0.377163</text:p>
              </table:table-cell>
              <table:table-cell office:value-type="float" office:value="0.454694">
                <text:p>0.454694</text:p>
              </table:table-cell>
              <table:table-cell office:value-type="float" office:value="0.128912">
                <text:p>0.1289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324541">
                <text:p>-0.324541</text:p>
              </table:table-cell>
              <table:table-cell office:value-type="float" office:value="0.066951">
                <text:p>0.066951</text:p>
              </table:table-cell>
              <table:table-cell office:value-type="float" office:value="0.091884">
                <text:p>0.091884</text:p>
              </table:table-cell>
              <table:table-cell office:value-type="float" office:value="0.113479">
                <text:p>0.113479</text:p>
              </table:table-cell>
              <table:table-cell office:value-type="float" office:value="0.13981">
                <text:p>0.13981</text:p>
              </table:table-cell>
              <table:table-cell office:value-type="float" office:value="0.172065">
                <text:p>0.172065</text:p>
              </table:table-cell>
              <table:table-cell office:value-type="float" office:value="0.213515">
                <text:p>0.213515</text:p>
              </table:table-cell>
              <table:table-cell office:value-type="float" office:value="0.252678">
                <text:p>0.252678</text:p>
              </table:table-cell>
              <table:table-cell office:value-type="float" office:value="0.313578">
                <text:p>0.313578</text:p>
              </table:table-cell>
              <table:table-cell office:value-type="float" office:value="0.383698">
                <text:p>0.383698</text:p>
              </table:table-cell>
              <table:table-cell office:value-type="float" office:value="0.454694">
                <text:p>0.454694</text:p>
              </table:table-cell>
              <table:table-cell office:value-type="float" office:value="0.142312">
                <text:p>0.14231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9492">
                <text:p>-0.19492</text:p>
              </table:table-cell>
              <table:table-cell office:value-type="float" office:value="0.074394">
                <text:p>0.074394</text:p>
              </table:table-cell>
              <table:table-cell office:value-type="float" office:value="0.104302">
                <text:p>0.104302</text:p>
              </table:table-cell>
              <table:table-cell office:value-type="float" office:value="0.129121">
                <text:p>0.129121</text:p>
              </table:table-cell>
              <table:table-cell office:value-type="float" office:value="0.155901">
                <text:p>0.155901</text:p>
              </table:table-cell>
              <table:table-cell office:value-type="float" office:value="0.183787">
                <text:p>0.183787</text:p>
              </table:table-cell>
              <table:table-cell office:value-type="float" office:value="0.218171">
                <text:p>0.218171</text:p>
              </table:table-cell>
              <table:table-cell office:value-type="float" office:value="0.265243">
                <text:p>0.265243</text:p>
              </table:table-cell>
              <table:table-cell office:value-type="float" office:value="0.312895">
                <text:p>0.312895</text:p>
              </table:table-cell>
              <table:table-cell office:value-type="float" office:value="0.375772">
                <text:p>0.375772</text:p>
              </table:table-cell>
              <table:table-cell office:value-type="float" office:value="0.454694">
                <text:p>0.454694</text:p>
              </table:table-cell>
              <table:table-cell office:value-type="float" office:value="0.162467">
                <text:p>0.1624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124491">
                <text:p>-0.124491</text:p>
              </table:table-cell>
              <table:table-cell office:value-type="float" office:value="0.064681">
                <text:p>0.064681</text:p>
              </table:table-cell>
              <table:table-cell office:value-type="float" office:value="0.09901">
                <text:p>0.09901</text:p>
              </table:table-cell>
              <table:table-cell office:value-type="float" office:value="0.123913">
                <text:p>0.123913</text:p>
              </table:table-cell>
              <table:table-cell office:value-type="float" office:value="0.148141">
                <text:p>0.148141</text:p>
              </table:table-cell>
              <table:table-cell office:value-type="float" office:value="0.175778">
                <text:p>0.175778</text:p>
              </table:table-cell>
              <table:table-cell office:value-type="float" office:value="0.214551">
                <text:p>0.214551</text:p>
              </table:table-cell>
              <table:table-cell office:value-type="float" office:value="0.263496">
                <text:p>0.263496</text:p>
              </table:table-cell>
              <table:table-cell office:value-type="float" office:value="0.319813">
                <text:p>0.319813</text:p>
              </table:table-cell>
              <table:table-cell office:value-type="float" office:value="0.386779">
                <text:p>0.386779</text:p>
              </table:table-cell>
              <table:table-cell office:value-type="float" office:value="0.454694">
                <text:p>0.454694</text:p>
              </table:table-cell>
              <table:table-cell office:value-type="float" office:value="0.167167">
                <text:p>0.1671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658652">
                <text:p>-0.658652</text:p>
              </table:table-cell>
              <table:table-cell office:value-type="float" office:value="0.027457">
                <text:p>0.027457</text:p>
              </table:table-cell>
              <table:table-cell office:value-type="float" office:value="0.083361">
                <text:p>0.083361</text:p>
              </table:table-cell>
              <table:table-cell office:value-type="float" office:value="0.111457">
                <text:p>0.111457</text:p>
              </table:table-cell>
              <table:table-cell office:value-type="float" office:value="0.141478">
                <text:p>0.141478</text:p>
              </table:table-cell>
              <table:table-cell office:value-type="float" office:value="0.173063">
                <text:p>0.173063</text:p>
              </table:table-cell>
              <table:table-cell office:value-type="float" office:value="0.206244">
                <text:p>0.206244</text:p>
              </table:table-cell>
              <table:table-cell office:value-type="float" office:value="0.255481">
                <text:p>0.255481</text:p>
              </table:table-cell>
              <table:table-cell office:value-type="float" office:value="0.312661">
                <text:p>0.312661</text:p>
              </table:table-cell>
              <table:table-cell office:value-type="float" office:value="0.386938">
                <text:p>0.386938</text:p>
              </table:table-cell>
              <table:table-cell office:value-type="float" office:value="0.454694">
                <text:p>0.454694</text:p>
              </table:table-cell>
              <table:table-cell office:value-type="float" office:value="0.103949">
                <text:p>0.10394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249071">
                <text:p>-0.249071</text:p>
              </table:table-cell>
              <table:table-cell office:value-type="float" office:value="0.049425">
                <text:p>0.049425</text:p>
              </table:table-cell>
              <table:table-cell office:value-type="float" office:value="0.088627">
                <text:p>0.088627</text:p>
              </table:table-cell>
              <table:table-cell office:value-type="float" office:value="0.122342">
                <text:p>0.122342</text:p>
              </table:table-cell>
              <table:table-cell office:value-type="float" office:value="0.147309">
                <text:p>0.147309</text:p>
              </table:table-cell>
              <table:table-cell office:value-type="float" office:value="0.174469">
                <text:p>0.174469</text:p>
              </table:table-cell>
              <table:table-cell office:value-type="float" office:value="0.213492">
                <text:p>0.213492</text:p>
              </table:table-cell>
              <table:table-cell office:value-type="float" office:value="0.259842">
                <text:p>0.259842</text:p>
              </table:table-cell>
              <table:table-cell office:value-type="float" office:value="0.318805">
                <text:p>0.318805</text:p>
              </table:table-cell>
              <table:table-cell office:value-type="float" office:value="0.38161">
                <text:p>0.38161</text:p>
              </table:table-cell>
              <table:table-cell office:value-type="float" office:value="0.454694">
                <text:p>0.454694</text:p>
              </table:table-cell>
              <table:table-cell office:value-type="float" office:value="0.150685">
                <text:p>0.1506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208807">
                <text:p>-0.208807</text:p>
              </table:table-cell>
              <table:table-cell office:value-type="float" office:value="0.049972">
                <text:p>0.049972</text:p>
              </table:table-cell>
              <table:table-cell office:value-type="float" office:value="0.086494">
                <text:p>0.086494</text:p>
              </table:table-cell>
              <table:table-cell office:value-type="float" office:value="0.112895">
                <text:p>0.112895</text:p>
              </table:table-cell>
              <table:table-cell office:value-type="float" office:value="0.140171">
                <text:p>0.140171</text:p>
              </table:table-cell>
              <table:table-cell office:value-type="float" office:value="0.163803">
                <text:p>0.163803</text:p>
              </table:table-cell>
              <table:table-cell office:value-type="float" office:value="0.196236">
                <text:p>0.196236</text:p>
              </table:table-cell>
              <table:table-cell office:value-type="float" office:value="0.241556">
                <text:p>0.241556</text:p>
              </table:table-cell>
              <table:table-cell office:value-type="float" office:value="0.305784">
                <text:p>0.305784</text:p>
              </table:table-cell>
              <table:table-cell office:value-type="float" office:value="0.382655">
                <text:p>0.382655</text:p>
              </table:table-cell>
              <table:table-cell office:value-type="float" office:value="0.454694">
                <text:p>0.454694</text:p>
              </table:table-cell>
              <table:table-cell office:value-type="float" office:value="0.147076">
                <text:p>0.1470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01968">
                <text:p>-0.301968</text:p>
              </table:table-cell>
              <table:table-cell office:value-type="float" office:value="0.043211">
                <text:p>0.043211</text:p>
              </table:table-cell>
              <table:table-cell office:value-type="float" office:value="0.077699">
                <text:p>0.077699</text:p>
              </table:table-cell>
              <table:table-cell office:value-type="float" office:value="0.104362">
                <text:p>0.104362</text:p>
              </table:table-cell>
              <table:table-cell office:value-type="float" office:value="0.126049">
                <text:p>0.126049</text:p>
              </table:table-cell>
              <table:table-cell office:value-type="float" office:value="0.154568">
                <text:p>0.154568</text:p>
              </table:table-cell>
              <table:table-cell office:value-type="float" office:value="0.192859">
                <text:p>0.192859</text:p>
              </table:table-cell>
              <table:table-cell office:value-type="float" office:value="0.239478">
                <text:p>0.239478</text:p>
              </table:table-cell>
              <table:table-cell office:value-type="float" office:value="0.299731">
                <text:p>0.299731</text:p>
              </table:table-cell>
              <table:table-cell office:value-type="float" office:value="0.384475">
                <text:p>0.384475</text:p>
              </table:table-cell>
              <table:table-cell office:value-type="float" office:value="0.454694">
                <text:p>0.454694</text:p>
              </table:table-cell>
              <table:table-cell office:value-type="float" office:value="0.132047">
                <text:p>0.1320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129621">
                <text:p>-0.129621</text:p>
              </table:table-cell>
              <table:table-cell office:value-type="float" office:value="0.057027">
                <text:p>0.057027</text:p>
              </table:table-cell>
              <table:table-cell office:value-type="float" office:value="0.094178">
                <text:p>0.094178</text:p>
              </table:table-cell>
              <table:table-cell office:value-type="float" office:value="0.121077">
                <text:p>0.121077</text:p>
              </table:table-cell>
              <table:table-cell office:value-type="float" office:value="0.148692">
                <text:p>0.148692</text:p>
              </table:table-cell>
              <table:table-cell office:value-type="float" office:value="0.168831">
                <text:p>0.168831</text:p>
              </table:table-cell>
              <table:table-cell office:value-type="float" office:value="0.208467">
                <text:p>0.208467</text:p>
              </table:table-cell>
              <table:table-cell office:value-type="float" office:value="0.256805">
                <text:p>0.256805</text:p>
              </table:table-cell>
              <table:table-cell office:value-type="float" office:value="0.30623">
                <text:p>0.30623</text:p>
              </table:table-cell>
              <table:table-cell office:value-type="float" office:value="0.383708">
                <text:p>0.383708</text:p>
              </table:table-cell>
              <table:table-cell office:value-type="float" office:value="0.454694">
                <text:p>0.454694</text:p>
              </table:table-cell>
              <table:table-cell office:value-type="float" office:value="0.161539">
                <text:p>0.1615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81206">
                <text:p>-0.381206</text:p>
              </table:table-cell>
              <table:table-cell office:value-type="float" office:value="0.05125">
                <text:p>0.05125</text:p>
              </table:table-cell>
              <table:table-cell office:value-type="float" office:value="0.098664">
                <text:p>0.098664</text:p>
              </table:table-cell>
              <table:table-cell office:value-type="float" office:value="0.132998">
                <text:p>0.132998</text:p>
              </table:table-cell>
              <table:table-cell office:value-type="float" office:value="0.152915">
                <text:p>0.152915</text:p>
              </table:table-cell>
              <table:table-cell office:value-type="float" office:value="0.176649">
                <text:p>0.176649</text:p>
              </table:table-cell>
              <table:table-cell office:value-type="float" office:value="0.214209">
                <text:p>0.214209</text:p>
              </table:table-cell>
              <table:table-cell office:value-type="float" office:value="0.271213">
                <text:p>0.271213</text:p>
              </table:table-cell>
              <table:table-cell office:value-type="float" office:value="0.323988">
                <text:p>0.323988</text:p>
              </table:table-cell>
              <table:table-cell office:value-type="float" office:value="0.395275">
                <text:p>0.395275</text:p>
              </table:table-cell>
              <table:table-cell office:value-type="float" office:value="0.454694">
                <text:p>0.454694</text:p>
              </table:table-cell>
              <table:table-cell office:value-type="float" office:value="0.143595">
                <text:p>0.1435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413467">
                <text:p>-0.413467</text:p>
              </table:table-cell>
              <table:table-cell office:value-type="float" office:value="0.054533">
                <text:p>0.054533</text:p>
              </table:table-cell>
              <table:table-cell office:value-type="float" office:value="0.097387">
                <text:p>0.097387</text:p>
              </table:table-cell>
              <table:table-cell office:value-type="float" office:value="0.131184">
                <text:p>0.131184</text:p>
              </table:table-cell>
              <table:table-cell office:value-type="float" office:value="0.154205">
                <text:p>0.154205</text:p>
              </table:table-cell>
              <table:table-cell office:value-type="float" office:value="0.180237">
                <text:p>0.180237</text:p>
              </table:table-cell>
              <table:table-cell office:value-type="float" office:value="0.227137">
                <text:p>0.227137</text:p>
              </table:table-cell>
              <table:table-cell office:value-type="float" office:value="0.277918">
                <text:p>0.277918</text:p>
              </table:table-cell>
              <table:table-cell office:value-type="float" office:value="0.327858">
                <text:p>0.327858</text:p>
              </table:table-cell>
              <table:table-cell office:value-type="float" office:value="0.395321">
                <text:p>0.395321</text:p>
              </table:table-cell>
              <table:table-cell office:value-type="float" office:value="0.454694">
                <text:p>0.454694</text:p>
              </table:table-cell>
              <table:table-cell office:value-type="float" office:value="0.143231">
                <text:p>0.1432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278613">
                <text:p>-0.278613</text:p>
              </table:table-cell>
              <table:table-cell office:value-type="float" office:value="0.068284">
                <text:p>0.068284</text:p>
              </table:table-cell>
              <table:table-cell office:value-type="float" office:value="0.103086">
                <text:p>0.103086</text:p>
              </table:table-cell>
              <table:table-cell office:value-type="float" office:value="0.132253">
                <text:p>0.132253</text:p>
              </table:table-cell>
              <table:table-cell office:value-type="float" office:value="0.156564">
                <text:p>0.156564</text:p>
              </table:table-cell>
              <table:table-cell office:value-type="float" office:value="0.189421">
                <text:p>0.189421</text:p>
              </table:table-cell>
              <table:table-cell office:value-type="float" office:value="0.228931">
                <text:p>0.228931</text:p>
              </table:table-cell>
              <table:table-cell office:value-type="float" office:value="0.278725">
                <text:p>0.278725</text:p>
              </table:table-cell>
              <table:table-cell office:value-type="float" office:value="0.327019">
                <text:p>0.327019</text:p>
              </table:table-cell>
              <table:table-cell office:value-type="float" office:value="0.397133">
                <text:p>0.397133</text:p>
              </table:table-cell>
              <table:table-cell office:value-type="float" office:value="0.454694">
                <text:p>0.454694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147353">
                <text:p>-0.147353</text:p>
              </table:table-cell>
              <table:table-cell office:value-type="float" office:value="0.077634">
                <text:p>0.077634</text:p>
              </table:table-cell>
              <table:table-cell office:value-type="float" office:value="0.108121">
                <text:p>0.108121</text:p>
              </table:table-cell>
              <table:table-cell office:value-type="float" office:value="0.139949">
                <text:p>0.139949</text:p>
              </table:table-cell>
              <table:table-cell office:value-type="float" office:value="0.166639">
                <text:p>0.166639</text:p>
              </table:table-cell>
              <table:table-cell office:value-type="float" office:value="0.196851">
                <text:p>0.196851</text:p>
              </table:table-cell>
              <table:table-cell office:value-type="float" office:value="0.237659">
                <text:p>0.237659</text:p>
              </table:table-cell>
              <table:table-cell office:value-type="float" office:value="0.279859">
                <text:p>0.279859</text:p>
              </table:table-cell>
              <table:table-cell office:value-type="float" office:value="0.326594">
                <text:p>0.326594</text:p>
              </table:table-cell>
              <table:table-cell office:value-type="float" office:value="0.408723">
                <text:p>0.408723</text:p>
              </table:table-cell>
              <table:table-cell office:value-type="float" office:value="0.454694">
                <text:p>0.454694</text:p>
              </table:table-cell>
              <table:table-cell office:value-type="float" office:value="0.179468">
                <text:p>0.1794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225411">
                <text:p>-0.225411</text:p>
              </table:table-cell>
              <table:table-cell office:value-type="float" office:value="0.073158">
                <text:p>0.073158</text:p>
              </table:table-cell>
              <table:table-cell office:value-type="float" office:value="0.103519">
                <text:p>0.103519</text:p>
              </table:table-cell>
              <table:table-cell office:value-type="float" office:value="0.133371">
                <text:p>0.133371</text:p>
              </table:table-cell>
              <table:table-cell office:value-type="float" office:value="0.164694">
                <text:p>0.164694</text:p>
              </table:table-cell>
              <table:table-cell office:value-type="float" office:value="0.196192">
                <text:p>0.196192</text:p>
              </table:table-cell>
              <table:table-cell office:value-type="float" office:value="0.232847">
                <text:p>0.232847</text:p>
              </table:table-cell>
              <table:table-cell office:value-type="float" office:value="0.278061">
                <text:p>0.278061</text:p>
              </table:table-cell>
              <table:table-cell office:value-type="float" office:value="0.31233">
                <text:p>0.31233</text:p>
              </table:table-cell>
              <table:table-cell office:value-type="float" office:value="0.390925">
                <text:p>0.390925</text:p>
              </table:table-cell>
              <table:table-cell office:value-type="float" office:value="0.454694">
                <text:p>0.454694</text:p>
              </table:table-cell>
              <table:table-cell office:value-type="float" office:value="0.165969">
                <text:p>0.16596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51233">
                <text:p>-0.351233</text:p>
              </table:table-cell>
              <table:table-cell office:value-type="float" office:value="0.066387">
                <text:p>0.066387</text:p>
              </table:table-cell>
              <table:table-cell office:value-type="float" office:value="0.099738">
                <text:p>0.099738</text:p>
              </table:table-cell>
              <table:table-cell office:value-type="float" office:value="0.125597">
                <text:p>0.125597</text:p>
              </table:table-cell>
              <table:table-cell office:value-type="float" office:value="0.160044">
                <text:p>0.160044</text:p>
              </table:table-cell>
              <table:table-cell office:value-type="float" office:value="0.193705">
                <text:p>0.193705</text:p>
              </table:table-cell>
              <table:table-cell office:value-type="float" office:value="0.236045">
                <text:p>0.236045</text:p>
              </table:table-cell>
              <table:table-cell office:value-type="float" office:value="0.288449">
                <text:p>0.288449</text:p>
              </table:table-cell>
              <table:table-cell office:value-type="float" office:value="0.315394">
                <text:p>0.315394</text:p>
              </table:table-cell>
              <table:table-cell office:value-type="float" office:value="0.391797">
                <text:p>0.391797</text:p>
              </table:table-cell>
              <table:table-cell office:value-type="float" office:value="0.454694">
                <text:p>0.454694</text:p>
              </table:table-cell>
              <table:table-cell office:value-type="float" office:value="0.152592">
                <text:p>0.1525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263091">
                <text:p>-0.263091</text:p>
              </table:table-cell>
              <table:table-cell office:value-type="float" office:value="0.066465">
                <text:p>0.066465</text:p>
              </table:table-cell>
              <table:table-cell office:value-type="float" office:value="0.094869">
                <text:p>0.094869</text:p>
              </table:table-cell>
              <table:table-cell office:value-type="float" office:value="0.130486">
                <text:p>0.130486</text:p>
              </table:table-cell>
              <table:table-cell office:value-type="float" office:value="0.172259">
                <text:p>0.172259</text:p>
              </table:table-cell>
              <table:table-cell office:value-type="float" office:value="0.203085">
                <text:p>0.203085</text:p>
              </table:table-cell>
              <table:table-cell office:value-type="float" office:value="0.24361">
                <text:p>0.24361</text:p>
              </table:table-cell>
              <table:table-cell office:value-type="float" office:value="0.297939">
                <text:p>0.297939</text:p>
              </table:table-cell>
              <table:table-cell office:value-type="float" office:value="0.32697">
                <text:p>0.32697</text:p>
              </table:table-cell>
              <table:table-cell office:value-type="float" office:value="0.402814">
                <text:p>0.402814</text:p>
              </table:table-cell>
              <table:table-cell office:value-type="float" office:value="0.454694">
                <text:p>0.454694</text:p>
              </table:table-cell>
              <table:table-cell office:value-type="float" office:value="0.167541">
                <text:p>0.16754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91289">
                <text:p>-0.391289</text:p>
              </table:table-cell>
              <table:table-cell office:value-type="float" office:value="0.064332">
                <text:p>0.064332</text:p>
              </table:table-cell>
              <table:table-cell office:value-type="float" office:value="0.09454">
                <text:p>0.09454</text:p>
              </table:table-cell>
              <table:table-cell office:value-type="float" office:value="0.124114">
                <text:p>0.124114</text:p>
              </table:table-cell>
              <table:table-cell office:value-type="float" office:value="0.169727">
                <text:p>0.169727</text:p>
              </table:table-cell>
              <table:table-cell office:value-type="float" office:value="0.205472">
                <text:p>0.205472</text:p>
              </table:table-cell>
              <table:table-cell office:value-type="float" office:value="0.250253">
                <text:p>0.250253</text:p>
              </table:table-cell>
              <table:table-cell office:value-type="float" office:value="0.301193">
                <text:p>0.301193</text:p>
              </table:table-cell>
              <table:table-cell office:value-type="float" office:value="0.330245">
                <text:p>0.330245</text:p>
              </table:table-cell>
              <table:table-cell office:value-type="float" office:value="0.396532">
                <text:p>0.396532</text:p>
              </table:table-cell>
              <table:table-cell office:value-type="float" office:value="0.454694">
                <text:p>0.454694</text:p>
              </table:table-cell>
              <table:table-cell office:value-type="float" office:value="0.154512">
                <text:p>0.1545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356863">
                <text:p>-0.356863</text:p>
              </table:table-cell>
              <table:table-cell office:value-type="float" office:value="0.064049">
                <text:p>0.064049</text:p>
              </table:table-cell>
              <table:table-cell office:value-type="float" office:value="0.099807">
                <text:p>0.099807</text:p>
              </table:table-cell>
              <table:table-cell office:value-type="float" office:value="0.133332">
                <text:p>0.133332</text:p>
              </table:table-cell>
              <table:table-cell office:value-type="float" office:value="0.180189">
                <text:p>0.180189</text:p>
              </table:table-cell>
              <table:table-cell office:value-type="float" office:value="0.210812">
                <text:p>0.210812</text:p>
              </table:table-cell>
              <table:table-cell office:value-type="float" office:value="0.262204">
                <text:p>0.262204</text:p>
              </table:table-cell>
              <table:table-cell office:value-type="float" office:value="0.301122">
                <text:p>0.301122</text:p>
              </table:table-cell>
              <table:table-cell office:value-type="float" office:value="0.327416">
                <text:p>0.327416</text:p>
              </table:table-cell>
              <table:table-cell office:value-type="float" office:value="0.401738">
                <text:p>0.401738</text:p>
              </table:table-cell>
              <table:table-cell office:value-type="float" office:value="0.454694">
                <text:p>0.454694</text:p>
              </table:table-cell>
              <table:table-cell office:value-type="float" office:value="0.162381">
                <text:p>0.16238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649295">
                <text:p>-0.649295</text:p>
              </table:table-cell>
              <table:table-cell office:value-type="float" office:value="0.047621">
                <text:p>0.047621</text:p>
              </table:table-cell>
              <table:table-cell office:value-type="float" office:value="0.090986">
                <text:p>0.090986</text:p>
              </table:table-cell>
              <table:table-cell office:value-type="float" office:value="0.127869">
                <text:p>0.127869</text:p>
              </table:table-cell>
              <table:table-cell office:value-type="float" office:value="0.173747">
                <text:p>0.173747</text:p>
              </table:table-cell>
              <table:table-cell office:value-type="float" office:value="0.21197">
                <text:p>0.21197</text:p>
              </table:table-cell>
              <table:table-cell office:value-type="float" office:value="0.258821">
                <text:p>0.258821</text:p>
              </table:table-cell>
              <table:table-cell office:value-type="float" office:value="0.292569">
                <text:p>0.292569</text:p>
              </table:table-cell>
              <table:table-cell office:value-type="float" office:value="0.320039">
                <text:p>0.320039</text:p>
              </table:table-cell>
              <table:table-cell office:value-type="float" office:value="0.390419">
                <text:p>0.390419</text:p>
              </table:table-cell>
              <table:table-cell office:value-type="float" office:value="0.454694">
                <text:p>0.454694</text:p>
              </table:table-cell>
              <table:table-cell office:value-type="float" office:value="0.126475">
                <text:p>0.1264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406157">
                <text:p>-0.406157</text:p>
              </table:table-cell>
              <table:table-cell office:value-type="float" office:value="0.059601">
                <text:p>0.059601</text:p>
              </table:table-cell>
              <table:table-cell office:value-type="float" office:value="0.102086">
                <text:p>0.102086</text:p>
              </table:table-cell>
              <table:table-cell office:value-type="float" office:value="0.142099">
                <text:p>0.142099</text:p>
              </table:table-cell>
              <table:table-cell office:value-type="float" office:value="0.182534">
                <text:p>0.182534</text:p>
              </table:table-cell>
              <table:table-cell office:value-type="float" office:value="0.217749">
                <text:p>0.217749</text:p>
              </table:table-cell>
              <table:table-cell office:value-type="float" office:value="0.251742">
                <text:p>0.251742</text:p>
              </table:table-cell>
              <table:table-cell office:value-type="float" office:value="0.286605">
                <text:p>0.286605</text:p>
              </table:table-cell>
              <table:table-cell office:value-type="float" office:value="0.325344">
                <text:p>0.325344</text:p>
              </table:table-cell>
              <table:table-cell office:value-type="float" office:value="0.404534">
                <text:p>0.404534</text:p>
              </table:table-cell>
              <table:table-cell office:value-type="float" office:value="0.454694">
                <text:p>0.454694</text:p>
              </table:table-cell>
              <table:table-cell office:value-type="float" office:value="0.156614">
                <text:p>0.15661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362314">
                <text:p>-0.362314</text:p>
              </table:table-cell>
              <table:table-cell office:value-type="float" office:value="0.057833">
                <text:p>0.057833</text:p>
              </table:table-cell>
              <table:table-cell office:value-type="float" office:value="0.088778">
                <text:p>0.088778</text:p>
              </table:table-cell>
              <table:table-cell office:value-type="float" office:value="0.124171">
                <text:p>0.124171</text:p>
              </table:table-cell>
              <table:table-cell office:value-type="float" office:value="0.173933">
                <text:p>0.173933</text:p>
              </table:table-cell>
              <table:table-cell office:value-type="float" office:value="0.217461">
                <text:p>0.217461</text:p>
              </table:table-cell>
              <table:table-cell office:value-type="float" office:value="0.253348">
                <text:p>0.253348</text:p>
              </table:table-cell>
              <table:table-cell office:value-type="float" office:value="0.28453">
                <text:p>0.28453</text:p>
              </table:table-cell>
              <table:table-cell office:value-type="float" office:value="0.318506">
                <text:p>0.318506</text:p>
              </table:table-cell>
              <table:table-cell office:value-type="float" office:value="0.398138">
                <text:p>0.398138</text:p>
              </table:table-cell>
              <table:table-cell office:value-type="float" office:value="0.454694">
                <text:p>0.454694</text:p>
              </table:table-cell>
              <table:table-cell office:value-type="float" office:value="0.155438">
                <text:p>0.15543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520745">
                <text:p>-0.520745</text:p>
              </table:table-cell>
              <table:table-cell office:value-type="float" office:value="0.036348">
                <text:p>0.036348</text:p>
              </table:table-cell>
              <table:table-cell office:value-type="float" office:value="0.075539">
                <text:p>0.075539</text:p>
              </table:table-cell>
              <table:table-cell office:value-type="float" office:value="0.109306">
                <text:p>0.109306</text:p>
              </table:table-cell>
              <table:table-cell office:value-type="float" office:value="0.144869">
                <text:p>0.144869</text:p>
              </table:table-cell>
              <table:table-cell office:value-type="float" office:value="0.179649">
                <text:p>0.179649</text:p>
              </table:table-cell>
              <table:table-cell office:value-type="float" office:value="0.217741">
                <text:p>0.217741</text:p>
              </table:table-cell>
              <table:table-cell office:value-type="float" office:value="0.267637">
                <text:p>0.267637</text:p>
              </table:table-cell>
              <table:table-cell office:value-type="float" office:value="0.313616">
                <text:p>0.313616</text:p>
              </table:table-cell>
              <table:table-cell office:value-type="float" office:value="0.394094">
                <text:p>0.394094</text:p>
              </table:table-cell>
              <table:table-cell office:value-type="float" office:value="0.454694">
                <text:p>0.454694</text:p>
              </table:table-cell>
              <table:table-cell office:value-type="float" office:value="0.121805">
                <text:p>0.12180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290837">
                <text:p>-0.290837</text:p>
              </table:table-cell>
              <table:table-cell office:value-type="float" office:value="0.047702">
                <text:p>0.047702</text:p>
              </table:table-cell>
              <table:table-cell office:value-type="float" office:value="0.084005">
                <text:p>0.084005</text:p>
              </table:table-cell>
              <table:table-cell office:value-type="float" office:value="0.120135">
                <text:p>0.120135</text:p>
              </table:table-cell>
              <table:table-cell office:value-type="float" office:value="0.159107">
                <text:p>0.159107</text:p>
              </table:table-cell>
              <table:table-cell office:value-type="float" office:value="0.190496">
                <text:p>0.190496</text:p>
              </table:table-cell>
              <table:table-cell office:value-type="float" office:value="0.223982">
                <text:p>0.223982</text:p>
              </table:table-cell>
              <table:table-cell office:value-type="float" office:value="0.264235">
                <text:p>0.264235</text:p>
              </table:table-cell>
              <table:table-cell office:value-type="float" office:value="0.308933">
                <text:p>0.308933</text:p>
              </table:table-cell>
              <table:table-cell office:value-type="float" office:value="0.386279">
                <text:p>0.386279</text:p>
              </table:table-cell>
              <table:table-cell office:value-type="float" office:value="0.454694">
                <text:p>0.454694</text:p>
              </table:table-cell>
              <table:table-cell office:value-type="float" office:value="0.149404">
                <text:p>0.1494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291677">
                <text:p>-0.291677</text:p>
              </table:table-cell>
              <table:table-cell office:value-type="float" office:value="0.036679">
                <text:p>0.036679</text:p>
              </table:table-cell>
              <table:table-cell office:value-type="float" office:value="0.072346">
                <text:p>0.072346</text:p>
              </table:table-cell>
              <table:table-cell office:value-type="float" office:value="0.109926">
                <text:p>0.109926</text:p>
              </table:table-cell>
              <table:table-cell office:value-type="float" office:value="0.152091">
                <text:p>0.152091</text:p>
              </table:table-cell>
              <table:table-cell office:value-type="float" office:value="0.18258">
                <text:p>0.18258</text:p>
              </table:table-cell>
              <table:table-cell office:value-type="float" office:value="0.216863">
                <text:p>0.216863</text:p>
              </table:table-cell>
              <table:table-cell office:value-type="float" office:value="0.255947">
                <text:p>0.255947</text:p>
              </table:table-cell>
              <table:table-cell office:value-type="float" office:value="0.301758">
                <text:p>0.301758</text:p>
              </table:table-cell>
              <table:table-cell office:value-type="float" office:value="0.388597">
                <text:p>0.388597</text:p>
              </table:table-cell>
              <table:table-cell office:value-type="float" office:value="0.45578">
                <text:p>0.45578</text:p>
              </table:table-cell>
              <table:table-cell office:value-type="float" office:value="0.142511">
                <text:p>0.1425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338532">
                <text:p>-0.338532</text:p>
              </table:table-cell>
              <table:table-cell office:value-type="float" office:value="0.024478">
                <text:p>0.024478</text:p>
              </table:table-cell>
              <table:table-cell office:value-type="float" office:value="0.068056">
                <text:p>0.068056</text:p>
              </table:table-cell>
              <table:table-cell office:value-type="float" office:value="0.094997">
                <text:p>0.094997</text:p>
              </table:table-cell>
              <table:table-cell office:value-type="float" office:value="0.124106">
                <text:p>0.124106</text:p>
              </table:table-cell>
              <table:table-cell office:value-type="float" office:value="0.153987">
                <text:p>0.153987</text:p>
              </table:table-cell>
              <table:table-cell office:value-type="float" office:value="0.191167">
                <text:p>0.191167</text:p>
              </table:table-cell>
              <table:table-cell office:value-type="float" office:value="0.252118">
                <text:p>0.252118</text:p>
              </table:table-cell>
              <table:table-cell office:value-type="float" office:value="0.300664">
                <text:p>0.300664</text:p>
              </table:table-cell>
              <table:table-cell office:value-type="float" office:value="0.387879">
                <text:p>0.387879</text:p>
              </table:table-cell>
              <table:table-cell office:value-type="float" office:value="0.45578">
                <text:p>0.45578</text:p>
              </table:table-cell>
              <table:table-cell office:value-type="float" office:value="0.125892">
                <text:p>0.1258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498594">
                <text:p>-0.498594</text:p>
              </table:table-cell>
              <table:table-cell office:value-type="float" office:value="0.026662">
                <text:p>0.026662</text:p>
              </table:table-cell>
              <table:table-cell office:value-type="float" office:value="0.065166">
                <text:p>0.065166</text:p>
              </table:table-cell>
              <table:table-cell office:value-type="float" office:value="0.09438">
                <text:p>0.09438</text:p>
              </table:table-cell>
              <table:table-cell office:value-type="float" office:value="0.122805">
                <text:p>0.122805</text:p>
              </table:table-cell>
              <table:table-cell office:value-type="float" office:value="0.157504">
                <text:p>0.157504</text:p>
              </table:table-cell>
              <table:table-cell office:value-type="float" office:value="0.19719">
                <text:p>0.19719</text:p>
              </table:table-cell>
              <table:table-cell office:value-type="float" office:value="0.252195">
                <text:p>0.252195</text:p>
              </table:table-cell>
              <table:table-cell office:value-type="float" office:value="0.31206">
                <text:p>0.31206</text:p>
              </table:table-cell>
              <table:table-cell office:value-type="float" office:value="0.392835">
                <text:p>0.392835</text:p>
              </table:table-cell>
              <table:table-cell office:value-type="float" office:value="0.45578">
                <text:p>0.45578</text:p>
              </table:table-cell>
              <table:table-cell office:value-type="float" office:value="0.11222">
                <text:p>0.1122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252293">
                <text:p>-0.252293</text:p>
              </table:table-cell>
              <table:table-cell office:value-type="float" office:value="0.045165">
                <text:p>0.045165</text:p>
              </table:table-cell>
              <table:table-cell office:value-type="float" office:value="0.077632">
                <text:p>0.077632</text:p>
              </table:table-cell>
              <table:table-cell office:value-type="float" office:value="0.107818">
                <text:p>0.107818</text:p>
              </table:table-cell>
              <table:table-cell office:value-type="float" office:value="0.140428">
                <text:p>0.140428</text:p>
              </table:table-cell>
              <table:table-cell office:value-type="float" office:value="0.176371">
                <text:p>0.176371</text:p>
              </table:table-cell>
              <table:table-cell office:value-type="float" office:value="0.219593">
                <text:p>0.219593</text:p>
              </table:table-cell>
              <table:table-cell office:value-type="float" office:value="0.264059">
                <text:p>0.264059</text:p>
              </table:table-cell>
              <table:table-cell office:value-type="float" office:value="0.321332">
                <text:p>0.321332</text:p>
              </table:table-cell>
              <table:table-cell office:value-type="float" office:value="0.399671">
                <text:p>0.399671</text:p>
              </table:table-cell>
              <table:table-cell office:value-type="float" office:value="0.45578">
                <text:p>0.45578</text:p>
              </table:table-cell>
              <table:table-cell office:value-type="float" office:value="0.149978">
                <text:p>0.14997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41518">
                <text:p>-0.41518</text:p>
              </table:table-cell>
              <table:table-cell office:value-type="float" office:value="0.024837">
                <text:p>0.024837</text:p>
              </table:table-cell>
              <table:table-cell office:value-type="float" office:value="0.065227">
                <text:p>0.065227</text:p>
              </table:table-cell>
              <table:table-cell office:value-type="float" office:value="0.097354">
                <text:p>0.097354</text:p>
              </table:table-cell>
              <table:table-cell office:value-type="float" office:value="0.135701">
                <text:p>0.135701</text:p>
              </table:table-cell>
              <table:table-cell office:value-type="float" office:value="0.170915">
                <text:p>0.170915</text:p>
              </table:table-cell>
              <table:table-cell office:value-type="float" office:value="0.219538">
                <text:p>0.219538</text:p>
              </table:table-cell>
              <table:table-cell office:value-type="float" office:value="0.271241">
                <text:p>0.271241</text:p>
              </table:table-cell>
              <table:table-cell office:value-type="float" office:value="0.324737">
                <text:p>0.324737</text:p>
              </table:table-cell>
              <table:table-cell office:value-type="float" office:value="0.402942">
                <text:p>0.402942</text:p>
              </table:table-cell>
              <table:table-cell office:value-type="float" office:value="0.45578">
                <text:p>0.45578</text:p>
              </table:table-cell>
              <table:table-cell office:value-type="float" office:value="0.129731">
                <text:p>0.12973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220669">
                <text:p>-0.220669</text:p>
              </table:table-cell>
              <table:table-cell office:value-type="float" office:value="0.035881">
                <text:p>0.035881</text:p>
              </table:table-cell>
              <table:table-cell office:value-type="float" office:value="0.074454">
                <text:p>0.074454</text:p>
              </table:table-cell>
              <table:table-cell office:value-type="float" office:value="0.108745">
                <text:p>0.108745</text:p>
              </table:table-cell>
              <table:table-cell office:value-type="float" office:value="0.144031">
                <text:p>0.144031</text:p>
              </table:table-cell>
              <table:table-cell office:value-type="float" office:value="0.182271">
                <text:p>0.182271</text:p>
              </table:table-cell>
              <table:table-cell office:value-type="float" office:value="0.221051">
                <text:p>0.221051</text:p>
              </table:table-cell>
              <table:table-cell office:value-type="float" office:value="0.273517">
                <text:p>0.273517</text:p>
              </table:table-cell>
              <table:table-cell office:value-type="float" office:value="0.325192">
                <text:p>0.325192</text:p>
              </table:table-cell>
              <table:table-cell office:value-type="float" office:value="0.403375">
                <text:p>0.403375</text:p>
              </table:table-cell>
              <table:table-cell office:value-type="float" office:value="0.45578">
                <text:p>0.45578</text:p>
              </table:table-cell>
              <table:table-cell office:value-type="float" office:value="0.154785">
                <text:p>0.1547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330871">
                <text:p>-0.330871</text:p>
              </table:table-cell>
              <table:table-cell office:value-type="float" office:value="0.033938">
                <text:p>0.033938</text:p>
              </table:table-cell>
              <table:table-cell office:value-type="float" office:value="0.069926">
                <text:p>0.069926</text:p>
              </table:table-cell>
              <table:table-cell office:value-type="float" office:value="0.0964">
                <text:p>0.0964</text:p>
              </table:table-cell>
              <table:table-cell office:value-type="float" office:value="0.134063">
                <text:p>0.134063</text:p>
              </table:table-cell>
              <table:table-cell office:value-type="float" office:value="0.170448">
                <text:p>0.170448</text:p>
              </table:table-cell>
              <table:table-cell office:value-type="float" office:value="0.209983">
                <text:p>0.209983</text:p>
              </table:table-cell>
              <table:table-cell office:value-type="float" office:value="0.257342">
                <text:p>0.257342</text:p>
              </table:table-cell>
              <table:table-cell office:value-type="float" office:value="0.30959">
                <text:p>0.30959</text:p>
              </table:table-cell>
              <table:table-cell office:value-type="float" office:value="0.384406">
                <text:p>0.384406</text:p>
              </table:table-cell>
              <table:table-cell office:value-type="float" office:value="0.45578">
                <text:p>0.45578</text:p>
              </table:table-cell>
              <table:table-cell office:value-type="float" office:value="0.133523">
                <text:p>0.13352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487947">
                <text:p>-0.487947</text:p>
              </table:table-cell>
              <table:table-cell office:value-type="float" office:value="0.033107">
                <text:p>0.033107</text:p>
              </table:table-cell>
              <table:table-cell office:value-type="float" office:value="0.074141">
                <text:p>0.074141</text:p>
              </table:table-cell>
              <table:table-cell office:value-type="float" office:value="0.108647">
                <text:p>0.108647</text:p>
              </table:table-cell>
              <table:table-cell office:value-type="float" office:value="0.146813">
                <text:p>0.146813</text:p>
              </table:table-cell>
              <table:table-cell office:value-type="float" office:value="0.184332">
                <text:p>0.184332</text:p>
              </table:table-cell>
              <table:table-cell office:value-type="float" office:value="0.215857">
                <text:p>0.215857</text:p>
              </table:table-cell>
              <table:table-cell office:value-type="float" office:value="0.263031">
                <text:p>0.263031</text:p>
              </table:table-cell>
              <table:table-cell office:value-type="float" office:value="0.316429">
                <text:p>0.316429</text:p>
              </table:table-cell>
              <table:table-cell office:value-type="float" office:value="0.396766">
                <text:p>0.396766</text:p>
              </table:table-cell>
              <table:table-cell office:value-type="float" office:value="0.457365">
                <text:p>0.457365</text:p>
              </table:table-cell>
              <table:table-cell office:value-type="float" office:value="0.125118">
                <text:p>0.1251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203384">
                <text:p>-0.203384</text:p>
              </table:table-cell>
              <table:table-cell office:value-type="float" office:value="0.053214">
                <text:p>0.053214</text:p>
              </table:table-cell>
              <table:table-cell office:value-type="float" office:value="0.086032">
                <text:p>0.086032</text:p>
              </table:table-cell>
              <table:table-cell office:value-type="float" office:value="0.118353">
                <text:p>0.118353</text:p>
              </table:table-cell>
              <table:table-cell office:value-type="float" office:value="0.155908">
                <text:p>0.155908</text:p>
              </table:table-cell>
              <table:table-cell office:value-type="float" office:value="0.191917">
                <text:p>0.191917</text:p>
              </table:table-cell>
              <table:table-cell office:value-type="float" office:value="0.232388">
                <text:p>0.232388</text:p>
              </table:table-cell>
              <table:table-cell office:value-type="float" office:value="0.279903">
                <text:p>0.279903</text:p>
              </table:table-cell>
              <table:table-cell office:value-type="float" office:value="0.338114">
                <text:p>0.338114</text:p>
              </table:table-cell>
              <table:table-cell office:value-type="float" office:value="0.411507">
                <text:p>0.411507</text:p>
              </table:table-cell>
              <table:table-cell office:value-type="float" office:value="0.457365">
                <text:p>0.457365</text:p>
              </table:table-cell>
              <table:table-cell office:value-type="float" office:value="0.166395">
                <text:p>0.1663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525705">
                <text:p>-0.525705</text:p>
              </table:table-cell>
              <table:table-cell office:value-type="float" office:value="0.039495">
                <text:p>0.039495</text:p>
              </table:table-cell>
              <table:table-cell office:value-type="float" office:value="0.079821">
                <text:p>0.079821</text:p>
              </table:table-cell>
              <table:table-cell office:value-type="float" office:value="0.112629">
                <text:p>0.112629</text:p>
              </table:table-cell>
              <table:table-cell office:value-type="float" office:value="0.162524">
                <text:p>0.162524</text:p>
              </table:table-cell>
              <table:table-cell office:value-type="float" office:value="0.200505">
                <text:p>0.200505</text:p>
              </table:table-cell>
              <table:table-cell office:value-type="float" office:value="0.253576">
                <text:p>0.253576</text:p>
              </table:table-cell>
              <table:table-cell office:value-type="float" office:value="0.300237">
                <text:p>0.300237</text:p>
              </table:table-cell>
              <table:table-cell office:value-type="float" office:value="0.342395">
                <text:p>0.342395</text:p>
              </table:table-cell>
              <table:table-cell office:value-type="float" office:value="0.414211">
                <text:p>0.414211</text:p>
              </table:table-cell>
              <table:table-cell office:value-type="float" office:value="0.457365">
                <text:p>0.457365</text:p>
              </table:table-cell>
              <table:table-cell office:value-type="float" office:value="0.137969">
                <text:p>0.1379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477429">
                <text:p>-0.477429</text:p>
              </table:table-cell>
              <table:table-cell office:value-type="float" office:value="0.049551">
                <text:p>0.049551</text:p>
              </table:table-cell>
              <table:table-cell office:value-type="float" office:value="0.086718">
                <text:p>0.086718</text:p>
              </table:table-cell>
              <table:table-cell office:value-type="float" office:value="0.122094">
                <text:p>0.122094</text:p>
              </table:table-cell>
              <table:table-cell office:value-type="float" office:value="0.170648">
                <text:p>0.170648</text:p>
              </table:table-cell>
              <table:table-cell office:value-type="float" office:value="0.203724">
                <text:p>0.203724</text:p>
              </table:table-cell>
              <table:table-cell office:value-type="float" office:value="0.250922">
                <text:p>0.250922</text:p>
              </table:table-cell>
              <table:table-cell office:value-type="float" office:value="0.295512">
                <text:p>0.295512</text:p>
              </table:table-cell>
              <table:table-cell office:value-type="float" office:value="0.333204">
                <text:p>0.333204</text:p>
              </table:table-cell>
              <table:table-cell office:value-type="float" office:value="0.409926">
                <text:p>0.409926</text:p>
              </table:table-cell>
              <table:table-cell office:value-type="float" office:value="0.457365">
                <text:p>0.457365</text:p>
              </table:table-cell>
              <table:table-cell office:value-type="float" office:value="0.144487">
                <text:p>0.1444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641182">
                <text:p>-0.641182</text:p>
              </table:table-cell>
              <table:table-cell office:value-type="float" office:value="0.044661">
                <text:p>0.044661</text:p>
              </table:table-cell>
              <table:table-cell office:value-type="float" office:value="0.079835">
                <text:p>0.079835</text:p>
              </table:table-cell>
              <table:table-cell office:value-type="float" office:value="0.111087">
                <text:p>0.111087</text:p>
              </table:table-cell>
              <table:table-cell office:value-type="float" office:value="0.153059">
                <text:p>0.153059</text:p>
              </table:table-cell>
              <table:table-cell office:value-type="float" office:value="0.200988">
                <text:p>0.200988</text:p>
              </table:table-cell>
              <table:table-cell office:value-type="float" office:value="0.248699">
                <text:p>0.248699</text:p>
              </table:table-cell>
              <table:table-cell office:value-type="float" office:value="0.296117">
                <text:p>0.296117</text:p>
              </table:table-cell>
              <table:table-cell office:value-type="float" office:value="0.323966">
                <text:p>0.323966</text:p>
              </table:table-cell>
              <table:table-cell office:value-type="float" office:value="0.401914">
                <text:p>0.401914</text:p>
              </table:table-cell>
              <table:table-cell office:value-type="float" office:value="0.457365">
                <text:p>0.457365</text:p>
              </table:table-cell>
              <table:table-cell office:value-type="float" office:value="0.121914">
                <text:p>0.12191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315653">
                <text:p>-0.315653</text:p>
              </table:table-cell>
              <table:table-cell office:value-type="float" office:value="0.05688">
                <text:p>0.05688</text:p>
              </table:table-cell>
              <table:table-cell office:value-type="float" office:value="0.100058">
                <text:p>0.100058</text:p>
              </table:table-cell>
              <table:table-cell office:value-type="float" office:value="0.133915">
                <text:p>0.133915</text:p>
              </table:table-cell>
              <table:table-cell office:value-type="float" office:value="0.172782">
                <text:p>0.172782</text:p>
              </table:table-cell>
              <table:table-cell office:value-type="float" office:value="0.208201">
                <text:p>0.208201</text:p>
              </table:table-cell>
              <table:table-cell office:value-type="float" office:value="0.257918">
                <text:p>0.257918</text:p>
              </table:table-cell>
              <table:table-cell office:value-type="float" office:value="0.296843">
                <text:p>0.296843</text:p>
              </table:table-cell>
              <table:table-cell office:value-type="float" office:value="0.331594">
                <text:p>0.331594</text:p>
              </table:table-cell>
              <table:table-cell office:value-type="float" office:value="0.41154">
                <text:p>0.41154</text:p>
              </table:table-cell>
              <table:table-cell office:value-type="float" office:value="0.457365">
                <text:p>0.457365</text:p>
              </table:table-cell>
              <table:table-cell office:value-type="float" office:value="0.165408">
                <text:p>0.16540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288565">
                <text:p>-0.288565</text:p>
              </table:table-cell>
              <table:table-cell office:value-type="float" office:value="0.055366">
                <text:p>0.055366</text:p>
              </table:table-cell>
              <table:table-cell office:value-type="float" office:value="0.089037">
                <text:p>0.089037</text:p>
              </table:table-cell>
              <table:table-cell office:value-type="float" office:value="0.124389">
                <text:p>0.124389</text:p>
              </table:table-cell>
              <table:table-cell office:value-type="float" office:value="0.159555">
                <text:p>0.159555</text:p>
              </table:table-cell>
              <table:table-cell office:value-type="float" office:value="0.196205">
                <text:p>0.196205</text:p>
              </table:table-cell>
              <table:table-cell office:value-type="float" office:value="0.250976">
                <text:p>0.250976</text:p>
              </table:table-cell>
              <table:table-cell office:value-type="float" office:value="0.28598">
                <text:p>0.28598</text:p>
              </table:table-cell>
              <table:table-cell office:value-type="float" office:value="0.323982">
                <text:p>0.323982</text:p>
              </table:table-cell>
              <table:table-cell office:value-type="float" office:value="0.406813">
                <text:p>0.406813</text:p>
              </table:table-cell>
              <table:table-cell office:value-type="float" office:value="0.457365">
                <text:p>0.457365</text:p>
              </table:table-cell>
              <table:table-cell office:value-type="float" office:value="0.160374">
                <text:p>0.16037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152808">
                <text:p>-0.152808</text:p>
              </table:table-cell>
              <table:table-cell office:value-type="float" office:value="0.05933">
                <text:p>0.05933</text:p>
              </table:table-cell>
              <table:table-cell office:value-type="float" office:value="0.089044">
                <text:p>0.089044</text:p>
              </table:table-cell>
              <table:table-cell office:value-type="float" office:value="0.121133">
                <text:p>0.121133</text:p>
              </table:table-cell>
              <table:table-cell office:value-type="float" office:value="0.155802">
                <text:p>0.155802</text:p>
              </table:table-cell>
              <table:table-cell office:value-type="float" office:value="0.194608">
                <text:p>0.194608</text:p>
              </table:table-cell>
              <table:table-cell office:value-type="float" office:value="0.248671">
                <text:p>0.248671</text:p>
              </table:table-cell>
              <table:table-cell office:value-type="float" office:value="0.288774">
                <text:p>0.288774</text:p>
              </table:table-cell>
              <table:table-cell office:value-type="float" office:value="0.335973">
                <text:p>0.335973</text:p>
              </table:table-cell>
              <table:table-cell office:value-type="float" office:value="0.40523">
                <text:p>0.40523</text:p>
              </table:table-cell>
              <table:table-cell office:value-type="float" office:value="0.457365">
                <text:p>0.457365</text:p>
              </table:table-cell>
              <table:table-cell office:value-type="float" office:value="0.174576">
                <text:p>0.1745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276165">
                <text:p>-0.276165</text:p>
              </table:table-cell>
              <table:table-cell office:value-type="float" office:value="0.060642">
                <text:p>0.060642</text:p>
              </table:table-cell>
              <table:table-cell office:value-type="float" office:value="0.095459">
                <text:p>0.095459</text:p>
              </table:table-cell>
              <table:table-cell office:value-type="float" office:value="0.127863">
                <text:p>0.127863</text:p>
              </table:table-cell>
              <table:table-cell office:value-type="float" office:value="0.17106">
                <text:p>0.17106</text:p>
              </table:table-cell>
              <table:table-cell office:value-type="float" office:value="0.212389">
                <text:p>0.212389</text:p>
              </table:table-cell>
              <table:table-cell office:value-type="float" office:value="0.255294">
                <text:p>0.255294</text:p>
              </table:table-cell>
              <table:table-cell office:value-type="float" office:value="0.291643">
                <text:p>0.291643</text:p>
              </table:table-cell>
              <table:table-cell office:value-type="float" office:value="0.332167">
                <text:p>0.332167</text:p>
              </table:table-cell>
              <table:table-cell office:value-type="float" office:value="0.397946">
                <text:p>0.397946</text:p>
              </table:table-cell>
              <table:table-cell office:value-type="float" office:value="0.457365">
                <text:p>0.457365</text:p>
              </table:table-cell>
              <table:table-cell office:value-type="float" office:value="0.16683">
                <text:p>0.166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19534">
                <text:p>-0.319534</text:p>
              </table:table-cell>
              <table:table-cell office:value-type="float" office:value="0.051804">
                <text:p>0.051804</text:p>
              </table:table-cell>
              <table:table-cell office:value-type="float" office:value="0.100395">
                <text:p>0.100395</text:p>
              </table:table-cell>
              <table:table-cell office:value-type="float" office:value="0.143044">
                <text:p>0.143044</text:p>
              </table:table-cell>
              <table:table-cell office:value-type="float" office:value="0.179764">
                <text:p>0.179764</text:p>
              </table:table-cell>
              <table:table-cell office:value-type="float" office:value="0.218733">
                <text:p>0.218733</text:p>
              </table:table-cell>
              <table:table-cell office:value-type="float" office:value="0.260055">
                <text:p>0.260055</text:p>
              </table:table-cell>
              <table:table-cell office:value-type="float" office:value="0.296531">
                <text:p>0.296531</text:p>
              </table:table-cell>
              <table:table-cell office:value-type="float" office:value="0.342168">
                <text:p>0.342168</text:p>
              </table:table-cell>
              <table:table-cell office:value-type="float" office:value="0.403677">
                <text:p>0.403677</text:p>
              </table:table-cell>
              <table:table-cell office:value-type="float" office:value="0.457365">
                <text:p>0.457365</text:p>
              </table:table-cell>
              <table:table-cell office:value-type="float" office:value="0.167664">
                <text:p>0.16766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314484">
                <text:p>-0.314484</text:p>
              </table:table-cell>
              <table:table-cell office:value-type="float" office:value="0.060045">
                <text:p>0.060045</text:p>
              </table:table-cell>
              <table:table-cell office:value-type="float" office:value="0.105826">
                <text:p>0.105826</text:p>
              </table:table-cell>
              <table:table-cell office:value-type="float" office:value="0.145206">
                <text:p>0.145206</text:p>
              </table:table-cell>
              <table:table-cell office:value-type="float" office:value="0.179362">
                <text:p>0.179362</text:p>
              </table:table-cell>
              <table:table-cell office:value-type="float" office:value="0.222111">
                <text:p>0.222111</text:p>
              </table:table-cell>
              <table:table-cell office:value-type="float" office:value="0.264364">
                <text:p>0.264364</text:p>
              </table:table-cell>
              <table:table-cell office:value-type="float" office:value="0.305554">
                <text:p>0.305554</text:p>
              </table:table-cell>
              <table:table-cell office:value-type="float" office:value="0.348979">
                <text:p>0.348979</text:p>
              </table:table-cell>
              <table:table-cell office:value-type="float" office:value="0.40765">
                <text:p>0.40765</text:p>
              </table:table-cell>
              <table:table-cell office:value-type="float" office:value="0.457365">
                <text:p>0.457365</text:p>
              </table:table-cell>
              <table:table-cell office:value-type="float" office:value="0.172461">
                <text:p>0.17246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227844">
                <text:p>-0.227844</text:p>
              </table:table-cell>
              <table:table-cell office:value-type="float" office:value="0.064836">
                <text:p>0.064836</text:p>
              </table:table-cell>
              <table:table-cell office:value-type="float" office:value="0.102963">
                <text:p>0.102963</text:p>
              </table:table-cell>
              <table:table-cell office:value-type="float" office:value="0.1448">
                <text:p>0.1448</text:p>
              </table:table-cell>
              <table:table-cell office:value-type="float" office:value="0.183707">
                <text:p>0.183707</text:p>
              </table:table-cell>
              <table:table-cell office:value-type="float" office:value="0.22478">
                <text:p>0.22478</text:p>
              </table:table-cell>
              <table:table-cell office:value-type="float" office:value="0.271284">
                <text:p>0.271284</text:p>
              </table:table-cell>
              <table:table-cell office:value-type="float" office:value="0.312035">
                <text:p>0.312035</text:p>
              </table:table-cell>
              <table:table-cell office:value-type="float" office:value="0.355097">
                <text:p>0.355097</text:p>
              </table:table-cell>
              <table:table-cell office:value-type="float" office:value="0.406487">
                <text:p>0.406487</text:p>
              </table:table-cell>
              <table:table-cell office:value-type="float" office:value="0.457365">
                <text:p>0.457365</text:p>
              </table:table-cell>
              <table:table-cell office:value-type="float" office:value="0.183814">
                <text:p>0.1838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392882">
                <text:p>-0.392882</text:p>
              </table:table-cell>
              <table:table-cell office:value-type="float" office:value="0.050077">
                <text:p>0.050077</text:p>
              </table:table-cell>
              <table:table-cell office:value-type="float" office:value="0.088371">
                <text:p>0.088371</text:p>
              </table:table-cell>
              <table:table-cell office:value-type="float" office:value="0.135773">
                <text:p>0.135773</text:p>
              </table:table-cell>
              <table:table-cell office:value-type="float" office:value="0.176042">
                <text:p>0.176042</text:p>
              </table:table-cell>
              <table:table-cell office:value-type="float" office:value="0.222119">
                <text:p>0.222119</text:p>
              </table:table-cell>
              <table:table-cell office:value-type="float" office:value="0.269213">
                <text:p>0.269213</text:p>
              </table:table-cell>
              <table:table-cell office:value-type="float" office:value="0.311858">
                <text:p>0.311858</text:p>
              </table:table-cell>
              <table:table-cell office:value-type="float" office:value="0.355125">
                <text:p>0.355125</text:p>
              </table:table-cell>
              <table:table-cell office:value-type="float" office:value="0.408371">
                <text:p>0.408371</text:p>
              </table:table-cell>
              <table:table-cell office:value-type="float" office:value="0.457365">
                <text:p>0.457365</text:p>
              </table:table-cell>
              <table:table-cell office:value-type="float" office:value="0.162407">
                <text:p>0.16240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96502">
                <text:p>-0.396502</text:p>
              </table:table-cell>
              <table:table-cell office:value-type="float" office:value="0.052569">
                <text:p>0.052569</text:p>
              </table:table-cell>
              <table:table-cell office:value-type="float" office:value="0.085497">
                <text:p>0.085497</text:p>
              </table:table-cell>
              <table:table-cell office:value-type="float" office:value="0.127334">
                <text:p>0.127334</text:p>
              </table:table-cell>
              <table:table-cell office:value-type="float" office:value="0.173385">
                <text:p>0.173385</text:p>
              </table:table-cell>
              <table:table-cell office:value-type="float" office:value="0.215085">
                <text:p>0.215085</text:p>
              </table:table-cell>
              <table:table-cell office:value-type="float" office:value="0.261305">
                <text:p>0.261305</text:p>
              </table:table-cell>
              <table:table-cell office:value-type="float" office:value="0.302484">
                <text:p>0.302484</text:p>
              </table:table-cell>
              <table:table-cell office:value-type="float" office:value="0.359177">
                <text:p>0.359177</text:p>
              </table:table-cell>
              <table:table-cell office:value-type="float" office:value="0.418185">
                <text:p>0.418185</text:p>
              </table:table-cell>
              <table:table-cell office:value-type="float" office:value="0.457365">
                <text:p>0.457365</text:p>
              </table:table-cell>
              <table:table-cell office:value-type="float" office:value="0.159852">
                <text:p>0.15985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2186">
                <text:p>-0.22186</text:p>
              </table:table-cell>
              <table:table-cell office:value-type="float" office:value="0.065406">
                <text:p>0.065406</text:p>
              </table:table-cell>
              <table:table-cell office:value-type="float" office:value="0.090995">
                <text:p>0.090995</text:p>
              </table:table-cell>
              <table:table-cell office:value-type="float" office:value="0.12412">
                <text:p>0.12412</text:p>
              </table:table-cell>
              <table:table-cell office:value-type="float" office:value="0.184518">
                <text:p>0.184518</text:p>
              </table:table-cell>
              <table:table-cell office:value-type="float" office:value="0.220553">
                <text:p>0.220553</text:p>
              </table:table-cell>
              <table:table-cell office:value-type="float" office:value="0.260148">
                <text:p>0.260148</text:p>
              </table:table-cell>
              <table:table-cell office:value-type="float" office:value="0.309521">
                <text:p>0.309521</text:p>
              </table:table-cell>
              <table:table-cell office:value-type="float" office:value="0.36097">
                <text:p>0.36097</text:p>
              </table:table-cell>
              <table:table-cell office:value-type="float" office:value="0.421979">
                <text:p>0.421979</text:p>
              </table:table-cell>
              <table:table-cell office:value-type="float" office:value="0.457365">
                <text:p>0.457365</text:p>
              </table:table-cell>
              <table:table-cell office:value-type="float" office:value="0.181635">
                <text:p>0.1816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439874">
                <text:p>-0.439874</text:p>
              </table:table-cell>
              <table:table-cell office:value-type="float" office:value="0.044213">
                <text:p>0.044213</text:p>
              </table:table-cell>
              <table:table-cell office:value-type="float" office:value="0.081996">
                <text:p>0.081996</text:p>
              </table:table-cell>
              <table:table-cell office:value-type="float" office:value="0.109043">
                <text:p>0.109043</text:p>
              </table:table-cell>
              <table:table-cell office:value-type="float" office:value="0.165441">
                <text:p>0.165441</text:p>
              </table:table-cell>
              <table:table-cell office:value-type="float" office:value="0.219132">
                <text:p>0.219132</text:p>
              </table:table-cell>
              <table:table-cell office:value-type="float" office:value="0.265773">
                <text:p>0.265773</text:p>
              </table:table-cell>
              <table:table-cell office:value-type="float" office:value="0.308714">
                <text:p>0.308714</text:p>
              </table:table-cell>
              <table:table-cell office:value-type="float" office:value="0.357517">
                <text:p>0.357517</text:p>
              </table:table-cell>
              <table:table-cell office:value-type="float" office:value="0.419719">
                <text:p>0.419719</text:p>
              </table:table-cell>
              <table:table-cell office:value-type="float" office:value="0.457365">
                <text:p>0.457365</text:p>
              </table:table-cell>
              <table:table-cell office:value-type="float" office:value="0.153167">
                <text:p>0.1531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310642">
                <text:p>-0.310642</text:p>
              </table:table-cell>
              <table:table-cell office:value-type="float" office:value="0.055645">
                <text:p>0.055645</text:p>
              </table:table-cell>
              <table:table-cell office:value-type="float" office:value="0.092804">
                <text:p>0.092804</text:p>
              </table:table-cell>
              <table:table-cell office:value-type="float" office:value="0.117581">
                <text:p>0.117581</text:p>
              </table:table-cell>
              <table:table-cell office:value-type="float" office:value="0.15745">
                <text:p>0.15745</text:p>
              </table:table-cell>
              <table:table-cell office:value-type="float" office:value="0.210455">
                <text:p>0.210455</text:p>
              </table:table-cell>
              <table:table-cell office:value-type="float" office:value="0.260546">
                <text:p>0.260546</text:p>
              </table:table-cell>
              <table:table-cell office:value-type="float" office:value="0.308149">
                <text:p>0.308149</text:p>
              </table:table-cell>
              <table:table-cell office:value-type="float" office:value="0.356848">
                <text:p>0.356848</text:p>
              </table:table-cell>
              <table:table-cell office:value-type="float" office:value="0.41961">
                <text:p>0.41961</text:p>
              </table:table-cell>
              <table:table-cell office:value-type="float" office:value="0.457365">
                <text:p>0.457365</text:p>
              </table:table-cell>
              <table:table-cell office:value-type="float" office:value="0.166845">
                <text:p>0.16684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307262">
                <text:p>-0.307262</text:p>
              </table:table-cell>
              <table:table-cell office:value-type="float" office:value="0.056588">
                <text:p>0.056588</text:p>
              </table:table-cell>
              <table:table-cell office:value-type="float" office:value="0.099222">
                <text:p>0.099222</text:p>
              </table:table-cell>
              <table:table-cell office:value-type="float" office:value="0.134996">
                <text:p>0.134996</text:p>
              </table:table-cell>
              <table:table-cell office:value-type="float" office:value="0.170195">
                <text:p>0.170195</text:p>
              </table:table-cell>
              <table:table-cell office:value-type="float" office:value="0.231296">
                <text:p>0.231296</text:p>
              </table:table-cell>
              <table:table-cell office:value-type="float" office:value="0.277248">
                <text:p>0.277248</text:p>
              </table:table-cell>
              <table:table-cell office:value-type="float" office:value="0.315966">
                <text:p>0.315966</text:p>
              </table:table-cell>
              <table:table-cell office:value-type="float" office:value="0.365632">
                <text:p>0.365632</text:p>
              </table:table-cell>
              <table:table-cell office:value-type="float" office:value="0.42794">
                <text:p>0.42794</text:p>
              </table:table-cell>
              <table:table-cell office:value-type="float" office:value="0.457365">
                <text:p>0.457365</text:p>
              </table:table-cell>
              <table:table-cell office:value-type="float" office:value="0.177182">
                <text:p>0.1771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472169">
                <text:p>-0.472169</text:p>
              </table:table-cell>
              <table:table-cell office:value-type="float" office:value="0.054264">
                <text:p>0.054264</text:p>
              </table:table-cell>
              <table:table-cell office:value-type="float" office:value="0.101849">
                <text:p>0.101849</text:p>
              </table:table-cell>
              <table:table-cell office:value-type="float" office:value="0.157393">
                <text:p>0.157393</text:p>
              </table:table-cell>
              <table:table-cell office:value-type="float" office:value="0.217514">
                <text:p>0.217514</text:p>
              </table:table-cell>
              <table:table-cell office:value-type="float" office:value="0.260917">
                <text:p>0.260917</text:p>
              </table:table-cell>
              <table:table-cell office:value-type="float" office:value="0.294901">
                <text:p>0.294901</text:p>
              </table:table-cell>
              <table:table-cell office:value-type="float" office:value="0.32548">
                <text:p>0.32548</text:p>
              </table:table-cell>
              <table:table-cell office:value-type="float" office:value="0.37059">
                <text:p>0.37059</text:p>
              </table:table-cell>
              <table:table-cell office:value-type="float" office:value="0.426427">
                <text:p>0.426427</text:p>
              </table:table-cell>
              <table:table-cell office:value-type="float" office:value="0.457365">
                <text:p>0.457365</text:p>
              </table:table-cell>
              <table:table-cell office:value-type="float" office:value="0.173716">
                <text:p>0.1737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342075">
                <text:p>-0.342075</text:p>
              </table:table-cell>
              <table:table-cell office:value-type="float" office:value="0.074731">
                <text:p>0.074731</text:p>
              </table:table-cell>
              <table:table-cell office:value-type="float" office:value="0.114573">
                <text:p>0.114573</text:p>
              </table:table-cell>
              <table:table-cell office:value-type="float" office:value="0.170028">
                <text:p>0.170028</text:p>
              </table:table-cell>
              <table:table-cell office:value-type="float" office:value="0.22042">
                <text:p>0.22042</text:p>
              </table:table-cell>
              <table:table-cell office:value-type="float" office:value="0.275274">
                <text:p>0.275274</text:p>
              </table:table-cell>
              <table:table-cell office:value-type="float" office:value="0.307995">
                <text:p>0.307995</text:p>
              </table:table-cell>
              <table:table-cell office:value-type="float" office:value="0.343038">
                <text:p>0.343038</text:p>
              </table:table-cell>
              <table:table-cell office:value-type="float" office:value="0.383115">
                <text:p>0.383115</text:p>
              </table:table-cell>
              <table:table-cell office:value-type="float" office:value="0.430543">
                <text:p>0.430543</text:p>
              </table:table-cell>
              <table:table-cell office:value-type="float" office:value="0.457365">
                <text:p>0.457365</text:p>
              </table:table-cell>
              <table:table-cell office:value-type="float" office:value="0.197764">
                <text:p>0.19776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798607">
                <text:p>-0.798607</text:p>
              </table:table-cell>
              <table:table-cell office:value-type="float" office:value="0.037927">
                <text:p>0.037927</text:p>
              </table:table-cell>
              <table:table-cell office:value-type="float" office:value="0.076557">
                <text:p>0.076557</text:p>
              </table:table-cell>
              <table:table-cell office:value-type="float" office:value="0.125434">
                <text:p>0.125434</text:p>
              </table:table-cell>
              <table:table-cell office:value-type="float" office:value="0.189416">
                <text:p>0.189416</text:p>
              </table:table-cell>
              <table:table-cell office:value-type="float" office:value="0.251415">
                <text:p>0.251415</text:p>
              </table:table-cell>
              <table:table-cell office:value-type="float" office:value="0.297383">
                <text:p>0.297383</text:p>
              </table:table-cell>
              <table:table-cell office:value-type="float" office:value="0.332829">
                <text:p>0.332829</text:p>
              </table:table-cell>
              <table:table-cell office:value-type="float" office:value="0.376585">
                <text:p>0.376585</text:p>
              </table:table-cell>
              <table:table-cell office:value-type="float" office:value="0.424634">
                <text:p>0.424634</text:p>
              </table:table-cell>
              <table:table-cell office:value-type="float" office:value="0.457365">
                <text:p>0.457365</text:p>
              </table:table-cell>
              <table:table-cell office:value-type="float" office:value="0.131357">
                <text:p>0.1313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350785">
                <text:p>-0.350785</text:p>
              </table:table-cell>
              <table:table-cell office:value-type="float" office:value="0.048276">
                <text:p>0.048276</text:p>
              </table:table-cell>
              <table:table-cell office:value-type="float" office:value="0.085302">
                <text:p>0.085302</text:p>
              </table:table-cell>
              <table:table-cell office:value-type="float" office:value="0.124228">
                <text:p>0.124228</text:p>
              </table:table-cell>
              <table:table-cell office:value-type="float" office:value="0.187584">
                <text:p>0.187584</text:p>
              </table:table-cell>
              <table:table-cell office:value-type="float" office:value="0.259675">
                <text:p>0.259675</text:p>
              </table:table-cell>
              <table:table-cell office:value-type="float" office:value="0.300446">
                <text:p>0.300446</text:p>
              </table:table-cell>
              <table:table-cell office:value-type="float" office:value="0.334628">
                <text:p>0.334628</text:p>
              </table:table-cell>
              <table:table-cell office:value-type="float" office:value="0.381673">
                <text:p>0.381673</text:p>
              </table:table-cell>
              <table:table-cell office:value-type="float" office:value="0.427766">
                <text:p>0.427766</text:p>
              </table:table-cell>
              <table:table-cell office:value-type="float" office:value="0.457365">
                <text:p>0.457365</text:p>
              </table:table-cell>
              <table:table-cell office:value-type="float" office:value="0.179879">
                <text:p>0.17987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265062">
                <text:p>-0.265062</text:p>
              </table:table-cell>
              <table:table-cell office:value-type="float" office:value="0.056852">
                <text:p>0.056852</text:p>
              </table:table-cell>
              <table:table-cell office:value-type="float" office:value="0.088792">
                <text:p>0.088792</text:p>
              </table:table-cell>
              <table:table-cell office:value-type="float" office:value="0.122224">
                <text:p>0.122224</text:p>
              </table:table-cell>
              <table:table-cell office:value-type="float" office:value="0.170331">
                <text:p>0.170331</text:p>
              </table:table-cell>
              <table:table-cell office:value-type="float" office:value="0.233791">
                <text:p>0.233791</text:p>
              </table:table-cell>
              <table:table-cell office:value-type="float" office:value="0.293858">
                <text:p>0.293858</text:p>
              </table:table-cell>
              <table:table-cell office:value-type="float" office:value="0.327954">
                <text:p>0.327954</text:p>
              </table:table-cell>
              <table:table-cell office:value-type="float" office:value="0.368682">
                <text:p>0.368682</text:p>
              </table:table-cell>
              <table:table-cell office:value-type="float" office:value="0.42233">
                <text:p>0.42233</text:p>
              </table:table-cell>
              <table:table-cell office:value-type="float" office:value="0.457365">
                <text:p>0.457365</text:p>
              </table:table-cell>
              <table:table-cell office:value-type="float" office:value="0.181975">
                <text:p>0.18197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264409">
                <text:p>-0.264409</text:p>
              </table:table-cell>
              <table:table-cell office:value-type="float" office:value="0.057524">
                <text:p>0.057524</text:p>
              </table:table-cell>
              <table:table-cell office:value-type="float" office:value="0.084754">
                <text:p>0.084754</text:p>
              </table:table-cell>
              <table:table-cell office:value-type="float" office:value="0.115335">
                <text:p>0.115335</text:p>
              </table:table-cell>
              <table:table-cell office:value-type="float" office:value="0.163004">
                <text:p>0.163004</text:p>
              </table:table-cell>
              <table:table-cell office:value-type="float" office:value="0.230206">
                <text:p>0.230206</text:p>
              </table:table-cell>
              <table:table-cell office:value-type="float" office:value="0.295636">
                <text:p>0.295636</text:p>
              </table:table-cell>
              <table:table-cell office:value-type="float" office:value="0.33077">
                <text:p>0.33077</text:p>
              </table:table-cell>
              <table:table-cell office:value-type="float" office:value="0.362225">
                <text:p>0.362225</text:p>
              </table:table-cell>
              <table:table-cell office:value-type="float" office:value="0.418749">
                <text:p>0.418749</text:p>
              </table:table-cell>
              <table:table-cell office:value-type="float" office:value="0.457365">
                <text:p>0.457365</text:p>
              </table:table-cell>
              <table:table-cell office:value-type="float" office:value="0.179379">
                <text:p>0.17937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390698">
                <text:p>-0.390698</text:p>
              </table:table-cell>
              <table:table-cell office:value-type="float" office:value="0.050369">
                <text:p>0.050369</text:p>
              </table:table-cell>
              <table:table-cell office:value-type="float" office:value="0.078496">
                <text:p>0.078496</text:p>
              </table:table-cell>
              <table:table-cell office:value-type="float" office:value="0.108932">
                <text:p>0.108932</text:p>
              </table:table-cell>
              <table:table-cell office:value-type="float" office:value="0.1409">
                <text:p>0.1409</text:p>
              </table:table-cell>
              <table:table-cell office:value-type="float" office:value="0.187059">
                <text:p>0.187059</text:p>
              </table:table-cell>
              <table:table-cell office:value-type="float" office:value="0.25865">
                <text:p>0.25865</text:p>
              </table:table-cell>
              <table:table-cell office:value-type="float" office:value="0.311592">
                <text:p>0.311592</text:p>
              </table:table-cell>
              <table:table-cell office:value-type="float" office:value="0.350696">
                <text:p>0.350696</text:p>
              </table:table-cell>
              <table:table-cell office:value-type="float" office:value="0.403352">
                <text:p>0.403352</text:p>
              </table:table-cell>
              <table:table-cell office:value-type="float" office:value="0.457365">
                <text:p>0.457365</text:p>
              </table:table-cell>
              <table:table-cell office:value-type="float" office:value="0.149935">
                <text:p>0.14993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237587">
                <text:p>-0.237587</text:p>
              </table:table-cell>
              <table:table-cell office:value-type="float" office:value="0.044919">
                <text:p>0.044919</text:p>
              </table:table-cell>
              <table:table-cell office:value-type="float" office:value="0.074536">
                <text:p>0.074536</text:p>
              </table:table-cell>
              <table:table-cell office:value-type="float" office:value="0.100991">
                <text:p>0.100991</text:p>
              </table:table-cell>
              <table:table-cell office:value-type="float" office:value="0.138719">
                <text:p>0.138719</text:p>
              </table:table-cell>
              <table:table-cell office:value-type="float" office:value="0.188604">
                <text:p>0.188604</text:p>
              </table:table-cell>
              <table:table-cell office:value-type="float" office:value="0.232238">
                <text:p>0.232238</text:p>
              </table:table-cell>
              <table:table-cell office:value-type="float" office:value="0.280533">
                <text:p>0.280533</text:p>
              </table:table-cell>
              <table:table-cell office:value-type="float" office:value="0.330429">
                <text:p>0.330429</text:p>
              </table:table-cell>
              <table:table-cell office:value-type="float" office:value="0.402539">
                <text:p>0.402539</text:p>
              </table:table-cell>
              <table:table-cell office:value-type="float" office:value="0.457365">
                <text:p>0.457365</text:p>
              </table:table-cell>
              <table:table-cell office:value-type="float" office:value="0.155592">
                <text:p>0.15559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190319">
                <text:p>-0.190319</text:p>
              </table:table-cell>
              <table:table-cell office:value-type="float" office:value="0.042814">
                <text:p>0.042814</text:p>
              </table:table-cell>
              <table:table-cell office:value-type="float" office:value="0.071379">
                <text:p>0.071379</text:p>
              </table:table-cell>
              <table:table-cell office:value-type="float" office:value="0.10388">
                <text:p>0.10388</text:p>
              </table:table-cell>
              <table:table-cell office:value-type="float" office:value="0.145088">
                <text:p>0.145088</text:p>
              </table:table-cell>
              <table:table-cell office:value-type="float" office:value="0.192663">
                <text:p>0.192663</text:p>
              </table:table-cell>
              <table:table-cell office:value-type="float" office:value="0.234397">
                <text:p>0.234397</text:p>
              </table:table-cell>
              <table:table-cell office:value-type="float" office:value="0.280726">
                <text:p>0.280726</text:p>
              </table:table-cell>
              <table:table-cell office:value-type="float" office:value="0.330827">
                <text:p>0.330827</text:p>
              </table:table-cell>
              <table:table-cell office:value-type="float" office:value="0.405159">
                <text:p>0.405159</text:p>
              </table:table-cell>
              <table:table-cell office:value-type="float" office:value="0.457365">
                <text:p>0.457365</text:p>
              </table:table-cell>
              <table:table-cell office:value-type="float" office:value="0.161661">
                <text:p>0.16166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271199">
                <text:p>-0.271199</text:p>
              </table:table-cell>
              <table:table-cell office:value-type="float" office:value="0.043932">
                <text:p>0.043932</text:p>
              </table:table-cell>
              <table:table-cell office:value-type="float" office:value="0.087614">
                <text:p>0.087614</text:p>
              </table:table-cell>
              <table:table-cell office:value-type="float" office:value="0.118069">
                <text:p>0.118069</text:p>
              </table:table-cell>
              <table:table-cell office:value-type="float" office:value="0.174896">
                <text:p>0.174896</text:p>
              </table:table-cell>
              <table:table-cell office:value-type="float" office:value="0.210108">
                <text:p>0.210108</text:p>
              </table:table-cell>
              <table:table-cell office:value-type="float" office:value="0.253717">
                <text:p>0.253717</text:p>
              </table:table-cell>
              <table:table-cell office:value-type="float" office:value="0.28997">
                <text:p>0.28997</text:p>
              </table:table-cell>
              <table:table-cell office:value-type="float" office:value="0.32966">
                <text:p>0.32966</text:p>
              </table:table-cell>
              <table:table-cell office:value-type="float" office:value="0.394868">
                <text:p>0.394868</text:p>
              </table:table-cell>
              <table:table-cell office:value-type="float" office:value="0.457365">
                <text:p>0.457365</text:p>
              </table:table-cell>
              <table:table-cell office:value-type="float" office:value="0.163163">
                <text:p>0.16316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323013">
                <text:p>-0.323013</text:p>
              </table:table-cell>
              <table:table-cell office:value-type="float" office:value="0.02861">
                <text:p>0.02861</text:p>
              </table:table-cell>
              <table:table-cell office:value-type="float" office:value="0.0686">
                <text:p>0.0686</text:p>
              </table:table-cell>
              <table:table-cell office:value-type="float" office:value="0.110364">
                <text:p>0.110364</text:p>
              </table:table-cell>
              <table:table-cell office:value-type="float" office:value="0.160672">
                <text:p>0.16067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1233">
                <text:p>0.261233</text:p>
              </table:table-cell>
              <table:table-cell office:value-type="float" office:value="0.295885">
                <text:p>0.295885</text:p>
              </table:table-cell>
              <table:table-cell office:value-type="float" office:value="0.344855">
                <text:p>0.344855</text:p>
              </table:table-cell>
              <table:table-cell office:value-type="float" office:value="0.399931">
                <text:p>0.399931</text:p>
              </table:table-cell>
              <table:table-cell office:value-type="float" office:value="0.457365">
                <text:p>0.457365</text:p>
              </table:table-cell>
              <table:table-cell office:value-type="float" office:value="0.154963">
                <text:p>0.1549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44087">
                <text:p>-0.44087</text:p>
              </table:table-cell>
              <table:table-cell office:value-type="float" office:value="0.039746">
                <text:p>0.039746</text:p>
              </table:table-cell>
              <table:table-cell office:value-type="float" office:value="0.079915">
                <text:p>0.079915</text:p>
              </table:table-cell>
              <table:table-cell office:value-type="float" office:value="0.11024">
                <text:p>0.11024</text:p>
              </table:table-cell>
              <table:table-cell office:value-type="float" office:value="0.15706">
                <text:p>0.15706</text:p>
              </table:table-cell>
              <table:table-cell office:value-type="float" office:value="0.200842">
                <text:p>0.200842</text:p>
              </table:table-cell>
              <table:table-cell office:value-type="float" office:value="0.258757">
                <text:p>0.258757</text:p>
              </table:table-cell>
              <table:table-cell office:value-type="float" office:value="0.29636">
                <text:p>0.29636</text:p>
              </table:table-cell>
              <table:table-cell office:value-type="float" office:value="0.34523">
                <text:p>0.34523</text:p>
              </table:table-cell>
              <table:table-cell office:value-type="float" office:value="0.39471">
                <text:p>0.39471</text:p>
              </table:table-cell>
              <table:table-cell office:value-type="float" office:value="0.457365">
                <text:p>0.457365</text:p>
              </table:table-cell>
              <table:table-cell office:value-type="float" office:value="0.144199">
                <text:p>0.1441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229623">
                <text:p>-0.229623</text:p>
              </table:table-cell>
              <table:table-cell office:value-type="float" office:value="0.056875">
                <text:p>0.056875</text:p>
              </table:table-cell>
              <table:table-cell office:value-type="float" office:value="0.090907">
                <text:p>0.090907</text:p>
              </table:table-cell>
              <table:table-cell office:value-type="float" office:value="0.129511">
                <text:p>0.129511</text:p>
              </table:table-cell>
              <table:table-cell office:value-type="float" office:value="0.172786">
                <text:p>0.172786</text:p>
              </table:table-cell>
              <table:table-cell office:value-type="float" office:value="0.218536">
                <text:p>0.218536</text:p>
              </table:table-cell>
              <table:table-cell office:value-type="float" office:value="0.2647">
                <text:p>0.2647</text:p>
              </table:table-cell>
              <table:table-cell office:value-type="float" office:value="0.298704">
                <text:p>0.298704</text:p>
              </table:table-cell>
              <table:table-cell office:value-type="float" office:value="0.347522">
                <text:p>0.347522</text:p>
              </table:table-cell>
              <table:table-cell office:value-type="float" office:value="0.398415">
                <text:p>0.398415</text:p>
              </table:table-cell>
              <table:table-cell office:value-type="float" office:value="0.457365">
                <text:p>0.457365</text:p>
              </table:table-cell>
              <table:table-cell office:value-type="float" office:value="0.174833">
                <text:p>0.1748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477318">
                <text:p>-0.477318</text:p>
              </table:table-cell>
              <table:table-cell office:value-type="float" office:value="0.047784">
                <text:p>0.047784</text:p>
              </table:table-cell>
              <table:table-cell office:value-type="float" office:value="0.083467">
                <text:p>0.083467</text:p>
              </table:table-cell>
              <table:table-cell office:value-type="float" office:value="0.11652">
                <text:p>0.11652</text:p>
              </table:table-cell>
              <table:table-cell office:value-type="float" office:value="0.157913">
                <text:p>0.157913</text:p>
              </table:table-cell>
              <table:table-cell office:value-type="float" office:value="0.215216">
                <text:p>0.215216</text:p>
              </table:table-cell>
              <table:table-cell office:value-type="float" office:value="0.262093">
                <text:p>0.262093</text:p>
              </table:table-cell>
              <table:table-cell office:value-type="float" office:value="0.29577">
                <text:p>0.29577</text:p>
              </table:table-cell>
              <table:table-cell office:value-type="float" office:value="0.338707">
                <text:p>0.338707</text:p>
              </table:table-cell>
              <table:table-cell office:value-type="float" office:value="0.394333">
                <text:p>0.394333</text:p>
              </table:table-cell>
              <table:table-cell office:value-type="float" office:value="0.457365">
                <text:p>0.457365</text:p>
              </table:table-cell>
              <table:table-cell office:value-type="float" office:value="0.143449">
                <text:p>0.14344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395427">
                <text:p>-0.395427</text:p>
              </table:table-cell>
              <table:table-cell office:value-type="float" office:value="0.045719">
                <text:p>0.045719</text:p>
              </table:table-cell>
              <table:table-cell office:value-type="float" office:value="0.086723">
                <text:p>0.086723</text:p>
              </table:table-cell>
              <table:table-cell office:value-type="float" office:value="0.125969">
                <text:p>0.125969</text:p>
              </table:table-cell>
              <table:table-cell office:value-type="float" office:value="0.17808">
                <text:p>0.17808</text:p>
              </table:table-cell>
              <table:table-cell office:value-type="float" office:value="0.225486">
                <text:p>0.225486</text:p>
              </table:table-cell>
              <table:table-cell office:value-type="float" office:value="0.271826">
                <text:p>0.271826</text:p>
              </table:table-cell>
              <table:table-cell office:value-type="float" office:value="0.313191">
                <text:p>0.313191</text:p>
              </table:table-cell>
              <table:table-cell office:value-type="float" office:value="0.346395">
                <text:p>0.346395</text:p>
              </table:table-cell>
              <table:table-cell office:value-type="float" office:value="0.404143">
                <text:p>0.404143</text:p>
              </table:table-cell>
              <table:table-cell office:value-type="float" office:value="0.457365">
                <text:p>0.457365</text:p>
              </table:table-cell>
              <table:table-cell office:value-type="float" office:value="0.160211">
                <text:p>0.16021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190313">
                <text:p>-0.190313</text:p>
              </table:table-cell>
              <table:table-cell office:value-type="float" office:value="0.052168">
                <text:p>0.052168</text:p>
              </table:table-cell>
              <table:table-cell office:value-type="float" office:value="0.084259">
                <text:p>0.084259</text:p>
              </table:table-cell>
              <table:table-cell office:value-type="float" office:value="0.119481">
                <text:p>0.119481</text:p>
              </table:table-cell>
              <table:table-cell office:value-type="float" office:value="0.17481">
                <text:p>0.17481</text:p>
              </table:table-cell>
              <table:table-cell office:value-type="float" office:value="0.219722">
                <text:p>0.219722</text:p>
              </table:table-cell>
              <table:table-cell office:value-type="float" office:value="0.273984">
                <text:p>0.273984</text:p>
              </table:table-cell>
              <table:table-cell office:value-type="float" office:value="0.309108">
                <text:p>0.309108</text:p>
              </table:table-cell>
              <table:table-cell office:value-type="float" office:value="0.358068">
                <text:p>0.358068</text:p>
              </table:table-cell>
              <table:table-cell office:value-type="float" office:value="0.414059">
                <text:p>0.414059</text:p>
              </table:table-cell>
              <table:table-cell office:value-type="float" office:value="0.457365">
                <text:p>0.457365</text:p>
              </table:table-cell>
              <table:table-cell office:value-type="float" office:value="0.181535">
                <text:p>0.1815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220524">
                <text:p>-0.220524</text:p>
              </table:table-cell>
              <table:table-cell office:value-type="float" office:value="0.070982">
                <text:p>0.070982</text:p>
              </table:table-cell>
              <table:table-cell office:value-type="float" office:value="0.102444">
                <text:p>0.102444</text:p>
              </table:table-cell>
              <table:table-cell office:value-type="float" office:value="0.142075">
                <text:p>0.142075</text:p>
              </table:table-cell>
              <table:table-cell office:value-type="float" office:value="0.184355">
                <text:p>0.184355</text:p>
              </table:table-cell>
              <table:table-cell office:value-type="float" office:value="0.226067">
                <text:p>0.226067</text:p>
              </table:table-cell>
              <table:table-cell office:value-type="float" office:value="0.278992">
                <text:p>0.278992</text:p>
              </table:table-cell>
              <table:table-cell office:value-type="float" office:value="0.316547">
                <text:p>0.316547</text:p>
              </table:table-cell>
              <table:table-cell office:value-type="float" office:value="0.357284">
                <text:p>0.357284</text:p>
              </table:table-cell>
              <table:table-cell office:value-type="float" office:value="0.409588">
                <text:p>0.409588</text:p>
              </table:table-cell>
              <table:table-cell office:value-type="float" office:value="0.457365">
                <text:p>0.457365</text:p>
              </table:table-cell>
              <table:table-cell office:value-type="float" office:value="0.186781">
                <text:p>0.18678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275567">
                <text:p>-0.275567</text:p>
              </table:table-cell>
              <table:table-cell office:value-type="float" office:value="0.056266">
                <text:p>0.056266</text:p>
              </table:table-cell>
              <table:table-cell office:value-type="float" office:value="0.087198">
                <text:p>0.087198</text:p>
              </table:table-cell>
              <table:table-cell office:value-type="float" office:value="0.124182">
                <text:p>0.124182</text:p>
              </table:table-cell>
              <table:table-cell office:value-type="float" office:value="0.17534">
                <text:p>0.17534</text:p>
              </table:table-cell>
              <table:table-cell office:value-type="float" office:value="0.215526">
                <text:p>0.215526</text:p>
              </table:table-cell>
              <table:table-cell office:value-type="float" office:value="0.26125">
                <text:p>0.26125</text:p>
              </table:table-cell>
              <table:table-cell office:value-type="float" office:value="0.308972">
                <text:p>0.308972</text:p>
              </table:table-cell>
              <table:table-cell office:value-type="float" office:value="0.35617">
                <text:p>0.35617</text:p>
              </table:table-cell>
              <table:table-cell office:value-type="float" office:value="0.403517">
                <text:p>0.403517</text:p>
              </table:table-cell>
              <table:table-cell office:value-type="float" office:value="0.457365">
                <text:p>0.457365</text:p>
              </table:table-cell>
              <table:table-cell office:value-type="float" office:value="0.171285">
                <text:p>0.1712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19177">
                <text:p>-0.19177</text:p>
              </table:table-cell>
              <table:table-cell office:value-type="float" office:value="0.048995">
                <text:p>0.048995</text:p>
              </table:table-cell>
              <table:table-cell office:value-type="float" office:value="0.078439">
                <text:p>0.078439</text:p>
              </table:table-cell>
              <table:table-cell office:value-type="float" office:value="0.107026">
                <text:p>0.107026</text:p>
              </table:table-cell>
              <table:table-cell office:value-type="float" office:value="0.157946">
                <text:p>0.157946</text:p>
              </table:table-cell>
              <table:table-cell office:value-type="float" office:value="0.203004">
                <text:p>0.203004</text:p>
              </table:table-cell>
              <table:table-cell office:value-type="float" office:value="0.251144">
                <text:p>0.251144</text:p>
              </table:table-cell>
              <table:table-cell office:value-type="float" office:value="0.298111">
                <text:p>0.298111</text:p>
              </table:table-cell>
              <table:table-cell office:value-type="float" office:value="0.344077">
                <text:p>0.344077</text:p>
              </table:table-cell>
              <table:table-cell office:value-type="float" office:value="0.401608">
                <text:p>0.401608</text:p>
              </table:table-cell>
              <table:table-cell office:value-type="float" office:value="0.457365">
                <text:p>0.457365</text:p>
              </table:table-cell>
              <table:table-cell office:value-type="float" office:value="0.169858">
                <text:p>0.1698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226457">
                <text:p>-0.226457</text:p>
              </table:table-cell>
              <table:table-cell office:value-type="float" office:value="0.05472">
                <text:p>0.05472</text:p>
              </table:table-cell>
              <table:table-cell office:value-type="float" office:value="0.084143">
                <text:p>0.084143</text:p>
              </table:table-cell>
              <table:table-cell office:value-type="float" office:value="0.122964">
                <text:p>0.122964</text:p>
              </table:table-cell>
              <table:table-cell office:value-type="float" office:value="0.1866">
                <text:p>0.1866</text:p>
              </table:table-cell>
              <table:table-cell office:value-type="float" office:value="0.243488">
                <text:p>0.243488</text:p>
              </table:table-cell>
              <table:table-cell office:value-type="float" office:value="0.285958">
                <text:p>0.285958</text:p>
              </table:table-cell>
              <table:table-cell office:value-type="float" office:value="0.321235">
                <text:p>0.321235</text:p>
              </table:table-cell>
              <table:table-cell office:value-type="float" office:value="0.356113">
                <text:p>0.356113</text:p>
              </table:table-cell>
              <table:table-cell office:value-type="float" office:value="0.407251">
                <text:p>0.407251</text:p>
              </table:table-cell>
              <table:table-cell office:value-type="float" office:value="0.457365">
                <text:p>0.457365</text:p>
              </table:table-cell>
              <table:table-cell office:value-type="float" office:value="0.183601">
                <text:p>0.18360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05762">
                <text:p>-0.105762</text:p>
              </table:table-cell>
              <table:table-cell office:value-type="float" office:value="0.056881">
                <text:p>0.056881</text:p>
              </table:table-cell>
              <table:table-cell office:value-type="float" office:value="0.094124">
                <text:p>0.094124</text:p>
              </table:table-cell>
              <table:table-cell office:value-type="float" office:value="0.139846">
                <text:p>0.139846</text:p>
              </table:table-cell>
              <table:table-cell office:value-type="float" office:value="0.196789">
                <text:p>0.196789</text:p>
              </table:table-cell>
              <table:table-cell office:value-type="float" office:value="0.246248">
                <text:p>0.246248</text:p>
              </table:table-cell>
              <table:table-cell office:value-type="float" office:value="0.283186">
                <text:p>0.283186</text:p>
              </table:table-cell>
              <table:table-cell office:value-type="float" office:value="0.31156">
                <text:p>0.31156</text:p>
              </table:table-cell>
              <table:table-cell office:value-type="float" office:value="0.345301">
                <text:p>0.345301</text:p>
              </table:table-cell>
              <table:table-cell office:value-type="float" office:value="0.402074">
                <text:p>0.402074</text:p>
              </table:table-cell>
              <table:table-cell office:value-type="float" office:value="0.457365">
                <text:p>0.457365</text:p>
              </table:table-cell>
              <table:table-cell office:value-type="float" office:value="0.197025">
                <text:p>0.1970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01819">
                <text:p>-0.101819</text:p>
              </table:table-cell>
              <table:table-cell office:value-type="float" office:value="0.052987">
                <text:p>0.052987</text:p>
              </table:table-cell>
              <table:table-cell office:value-type="float" office:value="0.086485">
                <text:p>0.086485</text:p>
              </table:table-cell>
              <table:table-cell office:value-type="float" office:value="0.115757">
                <text:p>0.115757</text:p>
              </table:table-cell>
              <table:table-cell office:value-type="float" office:value="0.175529">
                <text:p>0.175529</text:p>
              </table:table-cell>
              <table:table-cell office:value-type="float" office:value="0.236023">
                <text:p>0.236023</text:p>
              </table:table-cell>
              <table:table-cell office:value-type="float" office:value="0.274294">
                <text:p>0.274294</text:p>
              </table:table-cell>
              <table:table-cell office:value-type="float" office:value="0.305068">
                <text:p>0.305068</text:p>
              </table:table-cell>
              <table:table-cell office:value-type="float" office:value="0.336106">
                <text:p>0.336106</text:p>
              </table:table-cell>
              <table:table-cell office:value-type="float" office:value="0.392278">
                <text:p>0.392278</text:p>
              </table:table-cell>
              <table:table-cell office:value-type="float" office:value="0.457365">
                <text:p>0.457365</text:p>
              </table:table-cell>
              <table:table-cell office:value-type="float" office:value="0.187271">
                <text:p>0.18727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48412">
                <text:p>-0.148412</text:p>
              </table:table-cell>
              <table:table-cell office:value-type="float" office:value="0.055283">
                <text:p>0.055283</text:p>
              </table:table-cell>
              <table:table-cell office:value-type="float" office:value="0.090881">
                <text:p>0.090881</text:p>
              </table:table-cell>
              <table:table-cell office:value-type="float" office:value="0.12404">
                <text:p>0.12404</text:p>
              </table:table-cell>
              <table:table-cell office:value-type="float" office:value="0.180558">
                <text:p>0.180558</text:p>
              </table:table-cell>
              <table:table-cell office:value-type="float" office:value="0.233224">
                <text:p>0.233224</text:p>
              </table:table-cell>
              <table:table-cell office:value-type="float" office:value="0.277777">
                <text:p>0.277777</text:p>
              </table:table-cell>
              <table:table-cell office:value-type="float" office:value="0.314656">
                <text:p>0.314656</text:p>
              </table:table-cell>
              <table:table-cell office:value-type="float" office:value="0.344804">
                <text:p>0.344804</text:p>
              </table:table-cell>
              <table:table-cell office:value-type="float" office:value="0.399165">
                <text:p>0.399165</text:p>
              </table:table-cell>
              <table:table-cell office:value-type="float" office:value="0.457365">
                <text:p>0.457365</text:p>
              </table:table-cell>
              <table:table-cell office:value-type="float" office:value="0.187198">
                <text:p>0.18719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151542">
                <text:p>-0.151542</text:p>
              </table:table-cell>
              <table:table-cell office:value-type="float" office:value="0.059042">
                <text:p>0.059042</text:p>
              </table:table-cell>
              <table:table-cell office:value-type="float" office:value="0.09129">
                <text:p>0.09129</text:p>
              </table:table-cell>
              <table:table-cell office:value-type="float" office:value="0.120589">
                <text:p>0.120589</text:p>
              </table:table-cell>
              <table:table-cell office:value-type="float" office:value="0.170093">
                <text:p>0.170093</text:p>
              </table:table-cell>
              <table:table-cell office:value-type="float" office:value="0.227907">
                <text:p>0.227907</text:p>
              </table:table-cell>
              <table:table-cell office:value-type="float" office:value="0.274895">
                <text:p>0.274895</text:p>
              </table:table-cell>
              <table:table-cell office:value-type="float" office:value="0.312204">
                <text:p>0.312204</text:p>
              </table:table-cell>
              <table:table-cell office:value-type="float" office:value="0.341166">
                <text:p>0.341166</text:p>
              </table:table-cell>
              <table:table-cell office:value-type="float" office:value="0.405555">
                <text:p>0.405555</text:p>
              </table:table-cell>
              <table:table-cell office:value-type="float" office:value="0.457365">
                <text:p>0.457365</text:p>
              </table:table-cell>
              <table:table-cell office:value-type="float" office:value="0.18512">
                <text:p>0.185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06739">
                <text:p>-0.106739</text:p>
              </table:table-cell>
              <table:table-cell office:value-type="float" office:value="0.054713">
                <text:p>0.054713</text:p>
              </table:table-cell>
              <table:table-cell office:value-type="float" office:value="0.090138">
                <text:p>0.090138</text:p>
              </table:table-cell>
              <table:table-cell office:value-type="float" office:value="0.125498">
                <text:p>0.125498</text:p>
              </table:table-cell>
              <table:table-cell office:value-type="float" office:value="0.179422">
                <text:p>0.179422</text:p>
              </table:table-cell>
              <table:table-cell office:value-type="float" office:value="0.225781">
                <text:p>0.225781</text:p>
              </table:table-cell>
              <table:table-cell office:value-type="float" office:value="0.276951">
                <text:p>0.276951</text:p>
              </table:table-cell>
              <table:table-cell office:value-type="float" office:value="0.313696">
                <text:p>0.313696</text:p>
              </table:table-cell>
              <table:table-cell office:value-type="float" office:value="0.345285">
                <text:p>0.345285</text:p>
              </table:table-cell>
              <table:table-cell office:value-type="float" office:value="0.412222">
                <text:p>0.412222</text:p>
              </table:table-cell>
              <table:table-cell office:value-type="float" office:value="0.457365">
                <text:p>0.457365</text:p>
              </table:table-cell>
              <table:table-cell office:value-type="float" office:value="0.191697">
                <text:p>0.19169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108635">
                <text:p>-0.108635</text:p>
              </table:table-cell>
              <table:table-cell office:value-type="float" office:value="0.057522">
                <text:p>0.057522</text:p>
              </table:table-cell>
              <table:table-cell office:value-type="float" office:value="0.094356">
                <text:p>0.094356</text:p>
              </table:table-cell>
              <table:table-cell office:value-type="float" office:value="0.140645">
                <text:p>0.140645</text:p>
              </table:table-cell>
              <table:table-cell office:value-type="float" office:value="0.209642">
                <text:p>0.209642</text:p>
              </table:table-cell>
              <table:table-cell office:value-type="float" office:value="0.268114">
                <text:p>0.268114</text:p>
              </table:table-cell>
              <table:table-cell office:value-type="float" office:value="0.307098">
                <text:p>0.307098</text:p>
              </table:table-cell>
              <table:table-cell office:value-type="float" office:value="0.333956">
                <text:p>0.333956</text:p>
              </table:table-cell>
              <table:table-cell office:value-type="float" office:value="0.363402">
                <text:p>0.363402</text:p>
              </table:table-cell>
              <table:table-cell office:value-type="float" office:value="0.418191">
                <text:p>0.418191</text:p>
              </table:table-cell>
              <table:table-cell office:value-type="float" office:value="0.458698">
                <text:p>0.458698</text:p>
              </table:table-cell>
              <table:table-cell office:value-type="float" office:value="0.208429">
                <text:p>0.20842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2281">
                <text:p>0.032281</text:p>
              </table:table-cell>
              <table:table-cell office:value-type="float" office:value="0.068591">
                <text:p>0.068591</text:p>
              </table:table-cell>
              <table:table-cell office:value-type="float" office:value="0.105169">
                <text:p>0.105169</text:p>
              </table:table-cell>
              <table:table-cell office:value-type="float" office:value="0.163629">
                <text:p>0.163629</text:p>
              </table:table-cell>
              <table:table-cell office:value-type="float" office:value="0.221914">
                <text:p>0.221914</text:p>
              </table:table-cell>
              <table:table-cell office:value-type="float" office:value="0.265533">
                <text:p>0.265533</text:p>
              </table:table-cell>
              <table:table-cell office:value-type="float" office:value="0.298735">
                <text:p>0.298735</text:p>
              </table:table-cell>
              <table:table-cell office:value-type="float" office:value="0.327834">
                <text:p>0.327834</text:p>
              </table:table-cell>
              <table:table-cell office:value-type="float" office:value="0.358808">
                <text:p>0.358808</text:p>
              </table:table-cell>
              <table:table-cell office:value-type="float" office:value="0.413901">
                <text:p>0.413901</text:p>
              </table:table-cell>
              <table:table-cell office:value-type="float" office:value="0.458698">
                <text:p>0.458698</text:p>
              </table:table-cell>
              <table:table-cell office:value-type="float" office:value="0.225639">
                <text:p>0.22563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72023">
                <text:p>-0.172023</text:p>
              </table:table-cell>
              <table:table-cell office:value-type="float" office:value="0.064845">
                <text:p>0.064845</text:p>
              </table:table-cell>
              <table:table-cell office:value-type="float" office:value="0.094064">
                <text:p>0.094064</text:p>
              </table:table-cell>
              <table:table-cell office:value-type="float" office:value="0.154235">
                <text:p>0.154235</text:p>
              </table:table-cell>
              <table:table-cell office:value-type="float" office:value="0.21167">
                <text:p>0.21167</text:p>
              </table:table-cell>
              <table:table-cell office:value-type="float" office:value="0.269953">
                <text:p>0.269953</text:p>
              </table:table-cell>
              <table:table-cell office:value-type="float" office:value="0.30282">
                <text:p>0.30282</text:p>
              </table:table-cell>
              <table:table-cell office:value-type="float" office:value="0.327715">
                <text:p>0.327715</text:p>
              </table:table-cell>
              <table:table-cell office:value-type="float" office:value="0.366743">
                <text:p>0.366743</text:p>
              </table:table-cell>
              <table:table-cell office:value-type="float" office:value="0.417659">
                <text:p>0.417659</text:p>
              </table:table-cell>
              <table:table-cell office:value-type="float" office:value="0.458698">
                <text:p>0.458698</text:p>
              </table:table-cell>
              <table:table-cell office:value-type="float" office:value="0.203768">
                <text:p>0.20376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088868">
                <text:p>-0.088868</text:p>
              </table:table-cell>
              <table:table-cell office:value-type="float" office:value="0.0669">
                <text:p>0.0669</text:p>
              </table:table-cell>
              <table:table-cell office:value-type="float" office:value="0.093213">
                <text:p>0.093213</text:p>
              </table:table-cell>
              <table:table-cell office:value-type="float" office:value="0.136963">
                <text:p>0.136963</text:p>
              </table:table-cell>
              <table:table-cell office:value-type="float" office:value="0.189223">
                <text:p>0.189223</text:p>
              </table:table-cell>
              <table:table-cell office:value-type="float" office:value="0.237436">
                <text:p>0.237436</text:p>
              </table:table-cell>
              <table:table-cell office:value-type="float" office:value="0.286877">
                <text:p>0.286877</text:p>
              </table:table-cell>
              <table:table-cell office:value-type="float" office:value="0.323216">
                <text:p>0.323216</text:p>
              </table:table-cell>
              <table:table-cell office:value-type="float" office:value="0.370214">
                <text:p>0.370214</text:p>
              </table:table-cell>
              <table:table-cell office:value-type="float" office:value="0.41826">
                <text:p>0.41826</text:p>
              </table:table-cell>
              <table:table-cell office:value-type="float" office:value="0.458698">
                <text:p>0.458698</text:p>
              </table:table-cell>
              <table:table-cell office:value-type="float" office:value="0.203343">
                <text:p>0.2033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37392">
                <text:p>-0.137392</text:p>
              </table:table-cell>
              <table:table-cell office:value-type="float" office:value="0.064406">
                <text:p>0.064406</text:p>
              </table:table-cell>
              <table:table-cell office:value-type="float" office:value="0.087012">
                <text:p>0.087012</text:p>
              </table:table-cell>
              <table:table-cell office:value-type="float" office:value="0.120885">
                <text:p>0.120885</text:p>
              </table:table-cell>
              <table:table-cell office:value-type="float" office:value="0.174907">
                <text:p>0.174907</text:p>
              </table:table-cell>
              <table:table-cell office:value-type="float" office:value="0.223738">
                <text:p>0.223738</text:p>
              </table:table-cell>
              <table:table-cell office:value-type="float" office:value="0.271201">
                <text:p>0.271201</text:p>
              </table:table-cell>
              <table:table-cell office:value-type="float" office:value="0.310626">
                <text:p>0.310626</text:p>
              </table:table-cell>
              <table:table-cell office:value-type="float" office:value="0.346125">
                <text:p>0.346125</text:p>
              </table:table-cell>
              <table:table-cell office:value-type="float" office:value="0.409962">
                <text:p>0.409962</text:p>
              </table:table-cell>
              <table:table-cell office:value-type="float" office:value="0.458698">
                <text:p>0.458698</text:p>
              </table:table-cell>
              <table:table-cell office:value-type="float" office:value="0.187147">
                <text:p>0.18714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3442">
                <text:p>0.03442</text:p>
              </table:table-cell>
              <table:table-cell office:value-type="float" office:value="0.077263">
                <text:p>0.077263</text:p>
              </table:table-cell>
              <table:table-cell office:value-type="float" office:value="0.10964">
                <text:p>0.10964</text:p>
              </table:table-cell>
              <table:table-cell office:value-type="float" office:value="0.145111">
                <text:p>0.145111</text:p>
              </table:table-cell>
              <table:table-cell office:value-type="float" office:value="0.192682">
                <text:p>0.192682</text:p>
              </table:table-cell>
              <table:table-cell office:value-type="float" office:value="0.235151">
                <text:p>0.235151</text:p>
              </table:table-cell>
              <table:table-cell office:value-type="float" office:value="0.290193">
                <text:p>0.290193</text:p>
              </table:table-cell>
              <table:table-cell office:value-type="float" office:value="0.323668">
                <text:p>0.323668</text:p>
              </table:table-cell>
              <table:table-cell office:value-type="float" office:value="0.363564">
                <text:p>0.363564</text:p>
              </table:table-cell>
              <table:table-cell office:value-type="float" office:value="0.41894">
                <text:p>0.41894</text:p>
              </table:table-cell>
              <table:table-cell office:value-type="float" office:value="0.458698">
                <text:p>0.458698</text:p>
              </table:table-cell>
              <table:table-cell office:value-type="float" office:value="0.219063">
                <text:p>0.21906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396">
                <text:p>0.000396</text:p>
              </table:table-cell>
              <table:table-cell office:value-type="float" office:value="0.088698">
                <text:p>0.088698</text:p>
              </table:table-cell>
              <table:table-cell office:value-type="float" office:value="0.131559">
                <text:p>0.131559</text:p>
              </table:table-cell>
              <table:table-cell office:value-type="float" office:value="0.188867">
                <text:p>0.188867</text:p>
              </table:table-cell>
              <table:table-cell office:value-type="float" office:value="0.226245">
                <text:p>0.226245</text:p>
              </table:table-cell>
              <table:table-cell office:value-type="float" office:value="0.278054">
                <text:p>0.278054</text:p>
              </table:table-cell>
              <table:table-cell office:value-type="float" office:value="0.309284">
                <text:p>0.309284</text:p>
              </table:table-cell>
              <table:table-cell office:value-type="float" office:value="0.340439">
                <text:p>0.340439</text:p>
              </table:table-cell>
              <table:table-cell office:value-type="float" office:value="0.378695">
                <text:p>0.378695</text:p>
              </table:table-cell>
              <table:table-cell office:value-type="float" office:value="0.425125">
                <text:p>0.425125</text:p>
              </table:table-cell>
              <table:table-cell office:value-type="float" office:value="0.458698">
                <text:p>0.458698</text:p>
              </table:table-cell>
              <table:table-cell office:value-type="float" office:value="0.236736">
                <text:p>0.23673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40235">
                <text:p>0.040235</text:p>
              </table:table-cell>
              <table:table-cell office:value-type="float" office:value="0.080377">
                <text:p>0.080377</text:p>
              </table:table-cell>
              <table:table-cell office:value-type="float" office:value="0.113937">
                <text:p>0.113937</text:p>
              </table:table-cell>
              <table:table-cell office:value-type="float" office:value="0.165511">
                <text:p>0.165511</text:p>
              </table:table-cell>
              <table:table-cell office:value-type="float" office:value="0.218411">
                <text:p>0.218411</text:p>
              </table:table-cell>
              <table:table-cell office:value-type="float" office:value="0.269935">
                <text:p>0.269935</text:p>
              </table:table-cell>
              <table:table-cell office:value-type="float" office:value="0.309554">
                <text:p>0.309554</text:p>
              </table:table-cell>
              <table:table-cell office:value-type="float" office:value="0.337299">
                <text:p>0.337299</text:p>
              </table:table-cell>
              <table:table-cell office:value-type="float" office:value="0.367562">
                <text:p>0.367562</text:p>
              </table:table-cell>
              <table:table-cell office:value-type="float" office:value="0.41928">
                <text:p>0.41928</text:p>
              </table:table-cell>
              <table:table-cell office:value-type="float" office:value="0.458698">
                <text:p>0.458698</text:p>
              </table:table-cell>
              <table:table-cell office:value-type="float" office:value="0.23221">
                <text:p>0.2322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82914">
                <text:p>-0.082914</text:p>
              </table:table-cell>
              <table:table-cell office:value-type="float" office:value="0.094456">
                <text:p>0.094456</text:p>
              </table:table-cell>
              <table:table-cell office:value-type="float" office:value="0.145325">
                <text:p>0.145325</text:p>
              </table:table-cell>
              <table:table-cell office:value-type="float" office:value="0.195289">
                <text:p>0.195289</text:p>
              </table:table-cell>
              <table:table-cell office:value-type="float" office:value="0.235397">
                <text:p>0.235397</text:p>
              </table:table-cell>
              <table:table-cell office:value-type="float" office:value="0.278316">
                <text:p>0.278316</text:p>
              </table:table-cell>
              <table:table-cell office:value-type="float" office:value="0.30651">
                <text:p>0.30651</text:p>
              </table:table-cell>
              <table:table-cell office:value-type="float" office:value="0.341172">
                <text:p>0.341172</text:p>
              </table:table-cell>
              <table:table-cell office:value-type="float" office:value="0.375218">
                <text:p>0.375218</text:p>
              </table:table-cell>
              <table:table-cell office:value-type="float" office:value="0.420909">
                <text:p>0.420909</text:p>
              </table:table-cell>
              <table:table-cell office:value-type="float" office:value="0.458698">
                <text:p>0.458698</text:p>
              </table:table-cell>
              <table:table-cell office:value-type="float" office:value="0.230968">
                <text:p>0.23096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047486">
                <text:p>-0.047486</text:p>
              </table:table-cell>
              <table:table-cell office:value-type="float" office:value="0.08423">
                <text:p>0.08423</text:p>
              </table:table-cell>
              <table:table-cell office:value-type="float" office:value="0.141433">
                <text:p>0.141433</text:p>
              </table:table-cell>
              <table:table-cell office:value-type="float" office:value="0.180644">
                <text:p>0.180644</text:p>
              </table:table-cell>
              <table:table-cell office:value-type="float" office:value="0.227582">
                <text:p>0.227582</text:p>
              </table:table-cell>
              <table:table-cell office:value-type="float" office:value="0.282487">
                <text:p>0.282487</text:p>
              </table:table-cell>
              <table:table-cell office:value-type="float" office:value="0.312271">
                <text:p>0.312271</text:p>
              </table:table-cell>
              <table:table-cell office:value-type="float" office:value="0.343135">
                <text:p>0.343135</text:p>
              </table:table-cell>
              <table:table-cell office:value-type="float" office:value="0.379119">
                <text:p>0.379119</text:p>
              </table:table-cell>
              <table:table-cell office:value-type="float" office:value="0.428716">
                <text:p>0.428716</text:p>
              </table:table-cell>
              <table:table-cell office:value-type="float" office:value="0.458698">
                <text:p>0.458698</text:p>
              </table:table-cell>
              <table:table-cell office:value-type="float" office:value="0.233213">
                <text:p>0.23321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52312">
                <text:p>0.052312</text:p>
              </table:table-cell>
              <table:table-cell office:value-type="float" office:value="0.10875">
                <text:p>0.10875</text:p>
              </table:table-cell>
              <table:table-cell office:value-type="float" office:value="0.160352">
                <text:p>0.160352</text:p>
              </table:table-cell>
              <table:table-cell office:value-type="float" office:value="0.2053">
                <text:p>0.2053</text:p>
              </table:table-cell>
              <table:table-cell office:value-type="float" office:value="0.247823">
                <text:p>0.247823</text:p>
              </table:table-cell>
              <table:table-cell office:value-type="float" office:value="0.289217">
                <text:p>0.289217</text:p>
              </table:table-cell>
              <table:table-cell office:value-type="float" office:value="0.312645">
                <text:p>0.312645</text:p>
              </table:table-cell>
              <table:table-cell office:value-type="float" office:value="0.348328">
                <text:p>0.348328</text:p>
              </table:table-cell>
              <table:table-cell office:value-type="float" office:value="0.376623">
                <text:p>0.376623</text:p>
              </table:table-cell>
              <table:table-cell office:value-type="float" office:value="0.424413">
                <text:p>0.424413</text:p>
              </table:table-cell>
              <table:table-cell office:value-type="float" office:value="0.458698">
                <text:p>0.458698</text:p>
              </table:table-cell>
              <table:table-cell office:value-type="float" office:value="0.252576">
                <text:p>0.25257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2735">
                <text:p>0.002735</text:p>
              </table:table-cell>
              <table:table-cell office:value-type="float" office:value="0.109219">
                <text:p>0.109219</text:p>
              </table:table-cell>
              <table:table-cell office:value-type="float" office:value="0.166503">
                <text:p>0.166503</text:p>
              </table:table-cell>
              <table:table-cell office:value-type="float" office:value="0.203994">
                <text:p>0.203994</text:p>
              </table:table-cell>
              <table:table-cell office:value-type="float" office:value="0.253571">
                <text:p>0.253571</text:p>
              </table:table-cell>
              <table:table-cell office:value-type="float" office:value="0.29106">
                <text:p>0.29106</text:p>
              </table:table-cell>
              <table:table-cell office:value-type="float" office:value="0.318193">
                <text:p>0.318193</text:p>
              </table:table-cell>
              <table:table-cell office:value-type="float" office:value="0.352848">
                <text:p>0.352848</text:p>
              </table:table-cell>
              <table:table-cell office:value-type="float" office:value="0.381708">
                <text:p>0.381708</text:p>
              </table:table-cell>
              <table:table-cell office:value-type="float" office:value="0.431463">
                <text:p>0.431463</text:p>
              </table:table-cell>
              <table:table-cell office:value-type="float" office:value="0.474132">
                <text:p>0.474132</text:p>
              </table:table-cell>
              <table:table-cell office:value-type="float" office:value="0.25113">
                <text:p>0.2511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56253">
                <text:p>0.056253</text:p>
              </table:table-cell>
              <table:table-cell office:value-type="float" office:value="0.113817">
                <text:p>0.113817</text:p>
              </table:table-cell>
              <table:table-cell office:value-type="float" office:value="0.16892">
                <text:p>0.16892</text:p>
              </table:table-cell>
              <table:table-cell office:value-type="float" office:value="0.218277">
                <text:p>0.218277</text:p>
              </table:table-cell>
              <table:table-cell office:value-type="float" office:value="0.260897">
                <text:p>0.260897</text:p>
              </table:table-cell>
              <table:table-cell office:value-type="float" office:value="0.292686">
                <text:p>0.292686</text:p>
              </table:table-cell>
              <table:table-cell office:value-type="float" office:value="0.31909">
                <text:p>0.31909</text:p>
              </table:table-cell>
              <table:table-cell office:value-type="float" office:value="0.352353">
                <text:p>0.352353</text:p>
              </table:table-cell>
              <table:table-cell office:value-type="float" office:value="0.382818">
                <text:p>0.382818</text:p>
              </table:table-cell>
              <table:table-cell office:value-type="float" office:value="0.433553">
                <text:p>0.433553</text:p>
              </table:table-cell>
              <table:table-cell office:value-type="float" office:value="0.474132">
                <text:p>0.474132</text:p>
              </table:table-cell>
              <table:table-cell office:value-type="float" office:value="0.259866">
                <text:p>0.25986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11912">
                <text:p>0.011912</text:p>
              </table:table-cell>
              <table:table-cell office:value-type="float" office:value="0.110203">
                <text:p>0.110203</text:p>
              </table:table-cell>
              <table:table-cell office:value-type="float" office:value="0.163504">
                <text:p>0.163504</text:p>
              </table:table-cell>
              <table:table-cell office:value-type="float" office:value="0.213771">
                <text:p>0.213771</text:p>
              </table:table-cell>
              <table:table-cell office:value-type="float" office:value="0.259903">
                <text:p>0.259903</text:p>
              </table:table-cell>
              <table:table-cell office:value-type="float" office:value="0.293277">
                <text:p>0.293277</text:p>
              </table:table-cell>
              <table:table-cell office:value-type="float" office:value="0.328239">
                <text:p>0.328239</text:p>
              </table:table-cell>
              <table:table-cell office:value-type="float" office:value="0.360782">
                <text:p>0.360782</text:p>
              </table:table-cell>
              <table:table-cell office:value-type="float" office:value="0.393792">
                <text:p>0.393792</text:p>
              </table:table-cell>
              <table:table-cell office:value-type="float" office:value="0.425666">
                <text:p>0.425666</text:p>
              </table:table-cell>
              <table:table-cell office:value-type="float" office:value="0.474132">
                <text:p>0.474132</text:p>
              </table:table-cell>
              <table:table-cell office:value-type="float" office:value="0.256105">
                <text:p>0.25610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17971">
                <text:p>0.017971</text:p>
              </table:table-cell>
              <table:table-cell office:value-type="float" office:value="0.119604">
                <text:p>0.119604</text:p>
              </table:table-cell>
              <table:table-cell office:value-type="float" office:value="0.170563">
                <text:p>0.170563</text:p>
              </table:table-cell>
              <table:table-cell office:value-type="float" office:value="0.220227">
                <text:p>0.220227</text:p>
              </table:table-cell>
              <table:table-cell office:value-type="float" office:value="0.266303">
                <text:p>0.266303</text:p>
              </table:table-cell>
              <table:table-cell office:value-type="float" office:value="0.295239">
                <text:p>0.295239</text:p>
              </table:table-cell>
              <table:table-cell office:value-type="float" office:value="0.330295">
                <text:p>0.330295</text:p>
              </table:table-cell>
              <table:table-cell office:value-type="float" office:value="0.360984">
                <text:p>0.360984</text:p>
              </table:table-cell>
              <table:table-cell office:value-type="float" office:value="0.386645">
                <text:p>0.386645</text:p>
              </table:table-cell>
              <table:table-cell office:value-type="float" office:value="0.425856">
                <text:p>0.425856</text:p>
              </table:table-cell>
              <table:table-cell office:value-type="float" office:value="0.474132">
                <text:p>0.474132</text:p>
              </table:table-cell>
              <table:table-cell office:value-type="float" office:value="0.259369">
                <text:p>0.25936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11008">
                <text:p>0.011008</text:p>
              </table:table-cell>
              <table:table-cell office:value-type="float" office:value="0.107484">
                <text:p>0.107484</text:p>
              </table:table-cell>
              <table:table-cell office:value-type="float" office:value="0.154547">
                <text:p>0.154547</text:p>
              </table:table-cell>
              <table:table-cell office:value-type="float" office:value="0.216759">
                <text:p>0.216759</text:p>
              </table:table-cell>
              <table:table-cell office:value-type="float" office:value="0.257797">
                <text:p>0.257797</text:p>
              </table:table-cell>
              <table:table-cell office:value-type="float" office:value="0.29475">
                <text:p>0.29475</text:p>
              </table:table-cell>
              <table:table-cell office:value-type="float" office:value="0.331794">
                <text:p>0.331794</text:p>
              </table:table-cell>
              <table:table-cell office:value-type="float" office:value="0.359252">
                <text:p>0.359252</text:p>
              </table:table-cell>
              <table:table-cell office:value-type="float" office:value="0.381751">
                <text:p>0.381751</text:p>
              </table:table-cell>
              <table:table-cell office:value-type="float" office:value="0.41983">
                <text:p>0.41983</text:p>
              </table:table-cell>
              <table:table-cell office:value-type="float" office:value="0.474132">
                <text:p>0.474132</text:p>
              </table:table-cell>
              <table:table-cell office:value-type="float" office:value="0.253497">
                <text:p>0.2534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456">
                <text:p>0.00456</text:p>
              </table:table-cell>
              <table:table-cell office:value-type="float" office:value="0.105637">
                <text:p>0.105637</text:p>
              </table:table-cell>
              <table:table-cell office:value-type="float" office:value="0.137524">
                <text:p>0.137524</text:p>
              </table:table-cell>
              <table:table-cell office:value-type="float" office:value="0.203478">
                <text:p>0.203478</text:p>
              </table:table-cell>
              <table:table-cell office:value-type="float" office:value="0.248919">
                <text:p>0.248919</text:p>
              </table:table-cell>
              <table:table-cell office:value-type="float" office:value="0.289768">
                <text:p>0.289768</text:p>
              </table:table-cell>
              <table:table-cell office:value-type="float" office:value="0.328754">
                <text:p>0.328754</text:p>
              </table:table-cell>
              <table:table-cell office:value-type="float" office:value="0.357359">
                <text:p>0.357359</text:p>
              </table:table-cell>
              <table:table-cell office:value-type="float" office:value="0.389144">
                <text:p>0.389144</text:p>
              </table:table-cell>
              <table:table-cell office:value-type="float" office:value="0.430024">
                <text:p>0.430024</text:p>
              </table:table-cell>
              <table:table-cell office:value-type="float" office:value="0.474852">
                <text:p>0.474852</text:p>
              </table:table-cell>
              <table:table-cell office:value-type="float" office:value="0.249517">
                <text:p>0.2495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038091">
                <text:p>-0.038091</text:p>
              </table:table-cell>
              <table:table-cell office:value-type="float" office:value="0.111309">
                <text:p>0.111309</text:p>
              </table:table-cell>
              <table:table-cell office:value-type="float" office:value="0.16923">
                <text:p>0.16923</text:p>
              </table:table-cell>
              <table:table-cell office:value-type="float" office:value="0.22349">
                <text:p>0.22349</text:p>
              </table:table-cell>
              <table:table-cell office:value-type="float" office:value="0.258159">
                <text:p>0.258159</text:p>
              </table:table-cell>
              <table:table-cell office:value-type="float" office:value="0.297005">
                <text:p>0.297005</text:p>
              </table:table-cell>
              <table:table-cell office:value-type="float" office:value="0.335484">
                <text:p>0.335484</text:p>
              </table:table-cell>
              <table:table-cell office:value-type="float" office:value="0.367227">
                <text:p>0.367227</text:p>
              </table:table-cell>
              <table:table-cell office:value-type="float" office:value="0.396467">
                <text:p>0.396467</text:p>
              </table:table-cell>
              <table:table-cell office:value-type="float" office:value="0.430607">
                <text:p>0.430607</text:p>
              </table:table-cell>
              <table:table-cell office:value-type="float" office:value="0.474852">
                <text:p>0.474852</text:p>
              </table:table-cell>
              <table:table-cell office:value-type="float" office:value="0.255089">
                <text:p>0.25508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5688">
                <text:p>0.005688</text:p>
              </table:table-cell>
              <table:table-cell office:value-type="float" office:value="0.102123">
                <text:p>0.102123</text:p>
              </table:table-cell>
              <table:table-cell office:value-type="float" office:value="0.142466">
                <text:p>0.142466</text:p>
              </table:table-cell>
              <table:table-cell office:value-type="float" office:value="0.196675">
                <text:p>0.196675</text:p>
              </table:table-cell>
              <table:table-cell office:value-type="float" office:value="0.24385">
                <text:p>0.24385</text:p>
              </table:table-cell>
              <table:table-cell office:value-type="float" office:value="0.27345">
                <text:p>0.27345</text:p>
              </table:table-cell>
              <table:table-cell office:value-type="float" office:value="0.312959">
                <text:p>0.312959</text:p>
              </table:table-cell>
              <table:table-cell office:value-type="float" office:value="0.35495">
                <text:p>0.35495</text:p>
              </table:table-cell>
              <table:table-cell office:value-type="float" office:value="0.389715">
                <text:p>0.389715</text:p>
              </table:table-cell>
              <table:table-cell office:value-type="float" office:value="0.424241">
                <text:p>0.424241</text:p>
              </table:table-cell>
              <table:table-cell office:value-type="float" office:value="0.474852">
                <text:p>0.474852</text:p>
              </table:table-cell>
              <table:table-cell office:value-type="float" office:value="0.244612">
                <text:p>0.24461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46933">
                <text:p>0.046933</text:p>
              </table:table-cell>
              <table:table-cell office:value-type="float" office:value="0.098066">
                <text:p>0.098066</text:p>
              </table:table-cell>
              <table:table-cell office:value-type="float" office:value="0.140387">
                <text:p>0.140387</text:p>
              </table:table-cell>
              <table:table-cell office:value-type="float" office:value="0.199692">
                <text:p>0.199692</text:p>
              </table:table-cell>
              <table:table-cell office:value-type="float" office:value="0.24545">
                <text:p>0.24545</text:p>
              </table:table-cell>
              <table:table-cell office:value-type="float" office:value="0.278476">
                <text:p>0.278476</text:p>
              </table:table-cell>
              <table:table-cell office:value-type="float" office:value="0.311686">
                <text:p>0.311686</text:p>
              </table:table-cell>
              <table:table-cell office:value-type="float" office:value="0.348553">
                <text:p>0.348553</text:p>
              </table:table-cell>
              <table:table-cell office:value-type="float" office:value="0.384599">
                <text:p>0.384599</text:p>
              </table:table-cell>
              <table:table-cell office:value-type="float" office:value="0.423249">
                <text:p>0.423249</text:p>
              </table:table-cell>
              <table:table-cell office:value-type="float" office:value="0.474852">
                <text:p>0.474852</text:p>
              </table:table-cell>
              <table:table-cell office:value-type="float" office:value="0.247709">
                <text:p>0.24770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51333">
                <text:p>0.051333</text:p>
              </table:table-cell>
              <table:table-cell office:value-type="float" office:value="0.107714">
                <text:p>0.107714</text:p>
              </table:table-cell>
              <table:table-cell office:value-type="float" office:value="0.154305">
                <text:p>0.154305</text:p>
              </table:table-cell>
              <table:table-cell office:value-type="float" office:value="0.204343">
                <text:p>0.204343</text:p>
              </table:table-cell>
              <table:table-cell office:value-type="float" office:value="0.259645">
                <text:p>0.259645</text:p>
              </table:table-cell>
              <table:table-cell office:value-type="float" office:value="0.300389">
                <text:p>0.300389</text:p>
              </table:table-cell>
              <table:table-cell office:value-type="float" office:value="0.336958">
                <text:p>0.336958</text:p>
              </table:table-cell>
              <table:table-cell office:value-type="float" office:value="0.360898">
                <text:p>0.360898</text:p>
              </table:table-cell>
              <table:table-cell office:value-type="float" office:value="0.386399">
                <text:p>0.386399</text:p>
              </table:table-cell>
              <table:table-cell office:value-type="float" office:value="0.428891">
                <text:p>0.428891</text:p>
              </table:table-cell>
              <table:table-cell office:value-type="float" office:value="0.474852">
                <text:p>0.474852</text:p>
              </table:table-cell>
              <table:table-cell office:value-type="float" office:value="0.259087">
                <text:p>0.2590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766">
                <text:p>0.003766</text:p>
              </table:table-cell>
              <table:table-cell office:value-type="float" office:value="0.108149">
                <text:p>0.108149</text:p>
              </table:table-cell>
              <table:table-cell office:value-type="float" office:value="0.172728">
                <text:p>0.172728</text:p>
              </table:table-cell>
              <table:table-cell office:value-type="float" office:value="0.219228">
                <text:p>0.219228</text:p>
              </table:table-cell>
              <table:table-cell office:value-type="float" office:value="0.2657">
                <text:p>0.2657</text:p>
              </table:table-cell>
              <table:table-cell office:value-type="float" office:value="0.300887">
                <text:p>0.300887</text:p>
              </table:table-cell>
              <table:table-cell office:value-type="float" office:value="0.331965">
                <text:p>0.331965</text:p>
              </table:table-cell>
              <table:table-cell office:value-type="float" office:value="0.361988">
                <text:p>0.361988</text:p>
              </table:table-cell>
              <table:table-cell office:value-type="float" office:value="0.392342">
                <text:p>0.392342</text:p>
              </table:table-cell>
              <table:table-cell office:value-type="float" office:value="0.431085">
                <text:p>0.431085</text:p>
              </table:table-cell>
              <table:table-cell office:value-type="float" office:value="0.474852">
                <text:p>0.474852</text:p>
              </table:table-cell>
              <table:table-cell office:value-type="float" office:value="0.258784">
                <text:p>0.25878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58599">
                <text:p>0.058599</text:p>
              </table:table-cell>
              <table:table-cell office:value-type="float" office:value="0.120389">
                <text:p>0.120389</text:p>
              </table:table-cell>
              <table:table-cell office:value-type="float" office:value="0.173852">
                <text:p>0.173852</text:p>
              </table:table-cell>
              <table:table-cell office:value-type="float" office:value="0.222941">
                <text:p>0.222941</text:p>
              </table:table-cell>
              <table:table-cell office:value-type="float" office:value="0.271146">
                <text:p>0.271146</text:p>
              </table:table-cell>
              <table:table-cell office:value-type="float" office:value="0.314451">
                <text:p>0.314451</text:p>
              </table:table-cell>
              <table:table-cell office:value-type="float" office:value="0.340222">
                <text:p>0.340222</text:p>
              </table:table-cell>
              <table:table-cell office:value-type="float" office:value="0.366323">
                <text:p>0.366323</text:p>
              </table:table-cell>
              <table:table-cell office:value-type="float" office:value="0.392271">
                <text:p>0.392271</text:p>
              </table:table-cell>
              <table:table-cell office:value-type="float" office:value="0.432346">
                <text:p>0.432346</text:p>
              </table:table-cell>
              <table:table-cell office:value-type="float" office:value="0.474852">
                <text:p>0.474852</text:p>
              </table:table-cell>
              <table:table-cell office:value-type="float" office:value="0.269254">
                <text:p>0.26925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2249">
                <text:p>0.02249</text:p>
              </table:table-cell>
              <table:table-cell office:value-type="float" office:value="0.115198">
                <text:p>0.115198</text:p>
              </table:table-cell>
              <table:table-cell office:value-type="float" office:value="0.165131">
                <text:p>0.165131</text:p>
              </table:table-cell>
              <table:table-cell office:value-type="float" office:value="0.229498">
                <text:p>0.229498</text:p>
              </table:table-cell>
              <table:table-cell office:value-type="float" office:value="0.284438">
                <text:p>0.284438</text:p>
              </table:table-cell>
              <table:table-cell office:value-type="float" office:value="0.321567">
                <text:p>0.321567</text:p>
              </table:table-cell>
              <table:table-cell office:value-type="float" office:value="0.353358">
                <text:p>0.353358</text:p>
              </table:table-cell>
              <table:table-cell office:value-type="float" office:value="0.378584">
                <text:p>0.378584</text:p>
              </table:table-cell>
              <table:table-cell office:value-type="float" office:value="0.39881">
                <text:p>0.39881</text:p>
              </table:table-cell>
              <table:table-cell office:value-type="float" office:value="0.434061">
                <text:p>0.434061</text:p>
              </table:table-cell>
              <table:table-cell office:value-type="float" office:value="0.474852">
                <text:p>0.474852</text:p>
              </table:table-cell>
              <table:table-cell office:value-type="float" office:value="0.270314">
                <text:p>0.27031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31592">
                <text:p>0.031592</text:p>
              </table:table-cell>
              <table:table-cell office:value-type="float" office:value="0.135958">
                <text:p>0.135958</text:p>
              </table:table-cell>
              <table:table-cell office:value-type="float" office:value="0.186629">
                <text:p>0.186629</text:p>
              </table:table-cell>
              <table:table-cell office:value-type="float" office:value="0.231224">
                <text:p>0.231224</text:p>
              </table:table-cell>
              <table:table-cell office:value-type="float" office:value="0.269659">
                <text:p>0.269659</text:p>
              </table:table-cell>
              <table:table-cell office:value-type="float" office:value="0.317805">
                <text:p>0.317805</text:p>
              </table:table-cell>
              <table:table-cell office:value-type="float" office:value="0.346627">
                <text:p>0.346627</text:p>
              </table:table-cell>
              <table:table-cell office:value-type="float" office:value="0.374284">
                <text:p>0.374284</text:p>
              </table:table-cell>
              <table:table-cell office:value-type="float" office:value="0.393334">
                <text:p>0.393334</text:p>
              </table:table-cell>
              <table:table-cell office:value-type="float" office:value="0.430614">
                <text:p>0.430614</text:p>
              </table:table-cell>
              <table:table-cell office:value-type="float" office:value="0.474852">
                <text:p>0.474852</text:p>
              </table:table-cell>
              <table:table-cell office:value-type="float" office:value="0.271773">
                <text:p>0.2717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81169">
                <text:p>0.081169</text:p>
              </table:table-cell>
              <table:table-cell office:value-type="float" office:value="0.163007">
                <text:p>0.163007</text:p>
              </table:table-cell>
              <table:table-cell office:value-type="float" office:value="0.216145">
                <text:p>0.216145</text:p>
              </table:table-cell>
              <table:table-cell office:value-type="float" office:value="0.25576">
                <text:p>0.25576</text:p>
              </table:table-cell>
              <table:table-cell office:value-type="float" office:value="0.290397">
                <text:p>0.290397</text:p>
              </table:table-cell>
              <table:table-cell office:value-type="float" office:value="0.327462">
                <text:p>0.327462</text:p>
              </table:table-cell>
              <table:table-cell office:value-type="float" office:value="0.349516">
                <text:p>0.349516</text:p>
              </table:table-cell>
              <table:table-cell office:value-type="float" office:value="0.372721">
                <text:p>0.372721</text:p>
              </table:table-cell>
              <table:table-cell office:value-type="float" office:value="0.392717">
                <text:p>0.392717</text:p>
              </table:table-cell>
              <table:table-cell office:value-type="float" office:value="0.426235">
                <text:p>0.426235</text:p>
              </table:table-cell>
              <table:table-cell office:value-type="float" office:value="0.474852">
                <text:p>0.474852</text:p>
              </table:table-cell>
              <table:table-cell office:value-type="float" office:value="0.287513">
                <text:p>0.2875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7538">
                <text:p>0.077538</text:p>
              </table:table-cell>
              <table:table-cell office:value-type="float" office:value="0.150827">
                <text:p>0.150827</text:p>
              </table:table-cell>
              <table:table-cell office:value-type="float" office:value="0.200988">
                <text:p>0.200988</text:p>
              </table:table-cell>
              <table:table-cell office:value-type="float" office:value="0.248078">
                <text:p>0.248078</text:p>
              </table:table-cell>
              <table:table-cell office:value-type="float" office:value="0.286594">
                <text:p>0.286594</text:p>
              </table:table-cell>
              <table:table-cell office:value-type="float" office:value="0.326328">
                <text:p>0.326328</text:p>
              </table:table-cell>
              <table:table-cell office:value-type="float" office:value="0.348809">
                <text:p>0.348809</text:p>
              </table:table-cell>
              <table:table-cell office:value-type="float" office:value="0.372101">
                <text:p>0.372101</text:p>
              </table:table-cell>
              <table:table-cell office:value-type="float" office:value="0.395519">
                <text:p>0.395519</text:p>
              </table:table-cell>
              <table:table-cell office:value-type="float" office:value="0.43158">
                <text:p>0.43158</text:p>
              </table:table-cell>
              <table:table-cell office:value-type="float" office:value="0.474852">
                <text:p>0.474852</text:p>
              </table:table-cell>
              <table:table-cell office:value-type="float" office:value="0.283836">
                <text:p>0.28383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70783">
                <text:p>0.070783</text:p>
              </table:table-cell>
              <table:table-cell office:value-type="float" office:value="0.140365">
                <text:p>0.140365</text:p>
              </table:table-cell>
              <table:table-cell office:value-type="float" office:value="0.189193">
                <text:p>0.189193</text:p>
              </table:table-cell>
              <table:table-cell office:value-type="float" office:value="0.248145">
                <text:p>0.248145</text:p>
              </table:table-cell>
              <table:table-cell office:value-type="float" office:value="0.284751">
                <text:p>0.284751</text:p>
              </table:table-cell>
              <table:table-cell office:value-type="float" office:value="0.312336">
                <text:p>0.312336</text:p>
              </table:table-cell>
              <table:table-cell office:value-type="float" office:value="0.343447">
                <text:p>0.343447</text:p>
              </table:table-cell>
              <table:table-cell office:value-type="float" office:value="0.366838">
                <text:p>0.366838</text:p>
              </table:table-cell>
              <table:table-cell office:value-type="float" office:value="0.386701">
                <text:p>0.386701</text:p>
              </table:table-cell>
              <table:table-cell office:value-type="float" office:value="0.426404">
                <text:p>0.426404</text:p>
              </table:table-cell>
              <table:table-cell office:value-type="float" office:value="0.474852">
                <text:p>0.474852</text:p>
              </table:table-cell>
              <table:table-cell office:value-type="float" office:value="0.276896">
                <text:p>0.27689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71411">
                <text:p>0.071411</text:p>
              </table:table-cell>
              <table:table-cell office:value-type="float" office:value="0.133099">
                <text:p>0.133099</text:p>
              </table:table-cell>
              <table:table-cell office:value-type="float" office:value="0.189112">
                <text:p>0.189112</text:p>
              </table:table-cell>
              <table:table-cell office:value-type="float" office:value="0.235274">
                <text:p>0.235274</text:p>
              </table:table-cell>
              <table:table-cell office:value-type="float" office:value="0.276553">
                <text:p>0.276553</text:p>
              </table:table-cell>
              <table:table-cell office:value-type="float" office:value="0.30612">
                <text:p>0.30612</text:p>
              </table:table-cell>
              <table:table-cell office:value-type="float" office:value="0.331078">
                <text:p>0.331078</text:p>
              </table:table-cell>
              <table:table-cell office:value-type="float" office:value="0.355797">
                <text:p>0.355797</text:p>
              </table:table-cell>
              <table:table-cell office:value-type="float" office:value="0.382862">
                <text:p>0.382862</text:p>
              </table:table-cell>
              <table:table-cell office:value-type="float" office:value="0.424336">
                <text:p>0.424336</text:p>
              </table:table-cell>
              <table:table-cell office:value-type="float" office:value="0.474852">
                <text:p>0.474852</text:p>
              </table:table-cell>
              <table:table-cell office:value-type="float" office:value="0.270564">
                <text:p>0.27056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53294">
                <text:p>0.053294</text:p>
              </table:table-cell>
              <table:table-cell office:value-type="float" office:value="0.11491">
                <text:p>0.11491</text:p>
              </table:table-cell>
              <table:table-cell office:value-type="float" office:value="0.158759">
                <text:p>0.158759</text:p>
              </table:table-cell>
              <table:table-cell office:value-type="float" office:value="0.202542">
                <text:p>0.202542</text:p>
              </table:table-cell>
              <table:table-cell office:value-type="float" office:value="0.261501">
                <text:p>0.261501</text:p>
              </table:table-cell>
              <table:table-cell office:value-type="float" office:value="0.307149">
                <text:p>0.307149</text:p>
              </table:table-cell>
              <table:table-cell office:value-type="float" office:value="0.332792">
                <text:p>0.332792</text:p>
              </table:table-cell>
              <table:table-cell office:value-type="float" office:value="0.360654">
                <text:p>0.360654</text:p>
              </table:table-cell>
              <table:table-cell office:value-type="float" office:value="0.388763">
                <text:p>0.388763</text:p>
              </table:table-cell>
              <table:table-cell office:value-type="float" office:value="0.424972">
                <text:p>0.424972</text:p>
              </table:table-cell>
              <table:table-cell office:value-type="float" office:value="0.474852">
                <text:p>0.474852</text:p>
              </table:table-cell>
              <table:table-cell office:value-type="float" office:value="0.260534">
                <text:p>0.26053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023662">
                <text:p>-0.023662</text:p>
              </table:table-cell>
              <table:table-cell office:value-type="float" office:value="0.120158">
                <text:p>0.120158</text:p>
              </table:table-cell>
              <table:table-cell office:value-type="float" office:value="0.158257">
                <text:p>0.158257</text:p>
              </table:table-cell>
              <table:table-cell office:value-type="float" office:value="0.202529">
                <text:p>0.202529</text:p>
              </table:table-cell>
              <table:table-cell office:value-type="float" office:value="0.250395">
                <text:p>0.250395</text:p>
              </table:table-cell>
              <table:table-cell office:value-type="float" office:value="0.28844">
                <text:p>0.28844</text:p>
              </table:table-cell>
              <table:table-cell office:value-type="float" office:value="0.31404">
                <text:p>0.31404</text:p>
              </table:table-cell>
              <table:table-cell office:value-type="float" office:value="0.344732">
                <text:p>0.344732</text:p>
              </table:table-cell>
              <table:table-cell office:value-type="float" office:value="0.380209">
                <text:p>0.380209</text:p>
              </table:table-cell>
              <table:table-cell office:value-type="float" office:value="0.421205">
                <text:p>0.421205</text:p>
              </table:table-cell>
              <table:table-cell office:value-type="float" office:value="0.474852">
                <text:p>0.474852</text:p>
              </table:table-cell>
              <table:table-cell office:value-type="float" office:value="0.24563">
                <text:p>0.2456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52132">
                <text:p>0.052132</text:p>
              </table:table-cell>
              <table:table-cell office:value-type="float" office:value="0.099622">
                <text:p>0.099622</text:p>
              </table:table-cell>
              <table:table-cell office:value-type="float" office:value="0.156487">
                <text:p>0.156487</text:p>
              </table:table-cell>
              <table:table-cell office:value-type="float" office:value="0.209411">
                <text:p>0.209411</text:p>
              </table:table-cell>
              <table:table-cell office:value-type="float" office:value="0.255218">
                <text:p>0.255218</text:p>
              </table:table-cell>
              <table:table-cell office:value-type="float" office:value="0.29313">
                <text:p>0.29313</text:p>
              </table:table-cell>
              <table:table-cell office:value-type="float" office:value="0.319767">
                <text:p>0.319767</text:p>
              </table:table-cell>
              <table:table-cell office:value-type="float" office:value="0.351108">
                <text:p>0.351108</text:p>
              </table:table-cell>
              <table:table-cell office:value-type="float" office:value="0.377707">
                <text:p>0.377707</text:p>
              </table:table-cell>
              <table:table-cell office:value-type="float" office:value="0.420761">
                <text:p>0.420761</text:p>
              </table:table-cell>
              <table:table-cell office:value-type="float" office:value="0.474852">
                <text:p>0.474852</text:p>
              </table:table-cell>
              <table:table-cell office:value-type="float" office:value="0.253534">
                <text:p>0.25353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41965">
                <text:p>0.041965</text:p>
              </table:table-cell>
              <table:table-cell office:value-type="float" office:value="0.09272">
                <text:p>0.09272</text:p>
              </table:table-cell>
              <table:table-cell office:value-type="float" office:value="0.136923">
                <text:p>0.136923</text:p>
              </table:table-cell>
              <table:table-cell office:value-type="float" office:value="0.192125">
                <text:p>0.192125</text:p>
              </table:table-cell>
              <table:table-cell office:value-type="float" office:value="0.233224">
                <text:p>0.233224</text:p>
              </table:table-cell>
              <table:table-cell office:value-type="float" office:value="0.281175">
                <text:p>0.281175</text:p>
              </table:table-cell>
              <table:table-cell office:value-type="float" office:value="0.309276">
                <text:p>0.309276</text:p>
              </table:table-cell>
              <table:table-cell office:value-type="float" office:value="0.346128">
                <text:p>0.346128</text:p>
              </table:table-cell>
              <table:table-cell office:value-type="float" office:value="0.377747">
                <text:p>0.377747</text:p>
              </table:table-cell>
              <table:table-cell office:value-type="float" office:value="0.42142">
                <text:p>0.42142</text:p>
              </table:table-cell>
              <table:table-cell office:value-type="float" office:value="0.474852">
                <text:p>0.474852</text:p>
              </table:table-cell>
              <table:table-cell office:value-type="float" office:value="0.24327">
                <text:p>0.2432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45175">
                <text:p>0.045175</text:p>
              </table:table-cell>
              <table:table-cell office:value-type="float" office:value="0.095552">
                <text:p>0.095552</text:p>
              </table:table-cell>
              <table:table-cell office:value-type="float" office:value="0.135034">
                <text:p>0.135034</text:p>
              </table:table-cell>
              <table:table-cell office:value-type="float" office:value="0.188976">
                <text:p>0.188976</text:p>
              </table:table-cell>
              <table:table-cell office:value-type="float" office:value="0.231295">
                <text:p>0.231295</text:p>
              </table:table-cell>
              <table:table-cell office:value-type="float" office:value="0.279688">
                <text:p>0.279688</text:p>
              </table:table-cell>
              <table:table-cell office:value-type="float" office:value="0.310826">
                <text:p>0.310826</text:p>
              </table:table-cell>
              <table:table-cell office:value-type="float" office:value="0.346501">
                <text:p>0.346501</text:p>
              </table:table-cell>
              <table:table-cell office:value-type="float" office:value="0.381441">
                <text:p>0.381441</text:p>
              </table:table-cell>
              <table:table-cell office:value-type="float" office:value="0.429871">
                <text:p>0.429871</text:p>
              </table:table-cell>
              <table:table-cell office:value-type="float" office:value="0.474852">
                <text:p>0.474852</text:p>
              </table:table-cell>
              <table:table-cell office:value-type="float" office:value="0.244436">
                <text:p>0.24443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043878">
                <text:p>-0.043878</text:p>
              </table:table-cell>
              <table:table-cell office:value-type="float" office:value="0.087902">
                <text:p>0.087902</text:p>
              </table:table-cell>
              <table:table-cell office:value-type="float" office:value="0.125423">
                <text:p>0.125423</text:p>
              </table:table-cell>
              <table:table-cell office:value-type="float" office:value="0.178197">
                <text:p>0.178197</text:p>
              </table:table-cell>
              <table:table-cell office:value-type="float" office:value="0.224924">
                <text:p>0.224924</text:p>
              </table:table-cell>
              <table:table-cell office:value-type="float" office:value="0.272967">
                <text:p>0.272967</text:p>
              </table:table-cell>
              <table:table-cell office:value-type="float" office:value="0.304269">
                <text:p>0.304269</text:p>
              </table:table-cell>
              <table:table-cell office:value-type="float" office:value="0.335524">
                <text:p>0.335524</text:p>
              </table:table-cell>
              <table:table-cell office:value-type="float" office:value="0.375965">
                <text:p>0.375965</text:p>
              </table:table-cell>
              <table:table-cell office:value-type="float" office:value="0.430154">
                <text:p>0.430154</text:p>
              </table:table-cell>
              <table:table-cell office:value-type="float" office:value="0.474852">
                <text:p>0.474852</text:p>
              </table:table-cell>
              <table:table-cell office:value-type="float" office:value="0.229145">
                <text:p>0.22914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012981">
                <text:p>-0.012981</text:p>
              </table:table-cell>
              <table:table-cell office:value-type="float" office:value="0.083824">
                <text:p>0.083824</text:p>
              </table:table-cell>
              <table:table-cell office:value-type="float" office:value="0.118092">
                <text:p>0.118092</text:p>
              </table:table-cell>
              <table:table-cell office:value-type="float" office:value="0.173593">
                <text:p>0.173593</text:p>
              </table:table-cell>
              <table:table-cell office:value-type="float" office:value="0.221993">
                <text:p>0.221993</text:p>
              </table:table-cell>
              <table:table-cell office:value-type="float" office:value="0.272579">
                <text:p>0.272579</text:p>
              </table:table-cell>
              <table:table-cell office:value-type="float" office:value="0.308421">
                <text:p>0.308421</text:p>
              </table:table-cell>
              <table:table-cell office:value-type="float" office:value="0.339449">
                <text:p>0.339449</text:p>
              </table:table-cell>
              <table:table-cell office:value-type="float" office:value="0.37782">
                <text:p>0.37782</text:p>
              </table:table-cell>
              <table:table-cell office:value-type="float" office:value="0.42955">
                <text:p>0.42955</text:p>
              </table:table-cell>
              <table:table-cell office:value-type="float" office:value="0.474852">
                <text:p>0.474852</text:p>
              </table:table-cell>
              <table:table-cell office:value-type="float" office:value="0.231234">
                <text:p>0.2312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06969">
                <text:p>-0.06969</text:p>
              </table:table-cell>
              <table:table-cell office:value-type="float" office:value="0.069418">
                <text:p>0.069418</text:p>
              </table:table-cell>
              <table:table-cell office:value-type="float" office:value="0.112703">
                <text:p>0.112703</text:p>
              </table:table-cell>
              <table:table-cell office:value-type="float" office:value="0.159825">
                <text:p>0.159825</text:p>
              </table:table-cell>
              <table:table-cell office:value-type="float" office:value="0.217954">
                <text:p>0.217954</text:p>
              </table:table-cell>
              <table:table-cell office:value-type="float" office:value="0.268339">
                <text:p>0.268339</text:p>
              </table:table-cell>
              <table:table-cell office:value-type="float" office:value="0.309296">
                <text:p>0.309296</text:p>
              </table:table-cell>
              <table:table-cell office:value-type="float" office:value="0.338327">
                <text:p>0.338327</text:p>
              </table:table-cell>
              <table:table-cell office:value-type="float" office:value="0.375164">
                <text:p>0.375164</text:p>
              </table:table-cell>
              <table:table-cell office:value-type="float" office:value="0.429594">
                <text:p>0.429594</text:p>
              </table:table-cell>
              <table:table-cell office:value-type="float" office:value="0.474852">
                <text:p>0.474852</text:p>
              </table:table-cell>
              <table:table-cell office:value-type="float" office:value="0.221093">
                <text:p>0.22109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09126">
                <text:p>-0.09126</text:p>
              </table:table-cell>
              <table:table-cell office:value-type="float" office:value="0.076345">
                <text:p>0.076345</text:p>
              </table:table-cell>
              <table:table-cell office:value-type="float" office:value="0.112857">
                <text:p>0.112857</text:p>
              </table:table-cell>
              <table:table-cell office:value-type="float" office:value="0.162519">
                <text:p>0.162519</text:p>
              </table:table-cell>
              <table:table-cell office:value-type="float" office:value="0.217967">
                <text:p>0.217967</text:p>
              </table:table-cell>
              <table:table-cell office:value-type="float" office:value="0.265325">
                <text:p>0.265325</text:p>
              </table:table-cell>
              <table:table-cell office:value-type="float" office:value="0.308326">
                <text:p>0.308326</text:p>
              </table:table-cell>
              <table:table-cell office:value-type="float" office:value="0.337188">
                <text:p>0.337188</text:p>
              </table:table-cell>
              <table:table-cell office:value-type="float" office:value="0.367929">
                <text:p>0.367929</text:p>
              </table:table-cell>
              <table:table-cell office:value-type="float" office:value="0.422361">
                <text:p>0.422361</text:p>
              </table:table-cell>
              <table:table-cell office:value-type="float" office:value="0.474852">
                <text:p>0.474852</text:p>
              </table:table-cell>
              <table:table-cell office:value-type="float" office:value="0.217956">
                <text:p>0.2179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09952">
                <text:p>-0.09952</text:p>
              </table:table-cell>
              <table:table-cell office:value-type="float" office:value="0.070089">
                <text:p>0.070089</text:p>
              </table:table-cell>
              <table:table-cell office:value-type="float" office:value="0.106103">
                <text:p>0.106103</text:p>
              </table:table-cell>
              <table:table-cell office:value-type="float" office:value="0.156325">
                <text:p>0.156325</text:p>
              </table:table-cell>
              <table:table-cell office:value-type="float" office:value="0.208852">
                <text:p>0.208852</text:p>
              </table:table-cell>
              <table:table-cell office:value-type="float" office:value="0.26033">
                <text:p>0.26033</text:p>
              </table:table-cell>
              <table:table-cell office:value-type="float" office:value="0.299607">
                <text:p>0.299607</text:p>
              </table:table-cell>
              <table:table-cell office:value-type="float" office:value="0.332214">
                <text:p>0.332214</text:p>
              </table:table-cell>
              <table:table-cell office:value-type="float" office:value="0.371138">
                <text:p>0.371138</text:p>
              </table:table-cell>
              <table:table-cell office:value-type="float" office:value="0.430473">
                <text:p>0.430473</text:p>
              </table:table-cell>
              <table:table-cell office:value-type="float" office:value="0.474852">
                <text:p>0.474852</text:p>
              </table:table-cell>
              <table:table-cell office:value-type="float" office:value="0.213561">
                <text:p>0.21356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135931">
                <text:p>-0.135931</text:p>
              </table:table-cell>
              <table:table-cell office:value-type="float" office:value="0.077085">
                <text:p>0.077085</text:p>
              </table:table-cell>
              <table:table-cell office:value-type="float" office:value="0.10765">
                <text:p>0.10765</text:p>
              </table:table-cell>
              <table:table-cell office:value-type="float" office:value="0.169934">
                <text:p>0.169934</text:p>
              </table:table-cell>
              <table:table-cell office:value-type="float" office:value="0.225217">
                <text:p>0.225217</text:p>
              </table:table-cell>
              <table:table-cell office:value-type="float" office:value="0.264773">
                <text:p>0.264773</text:p>
              </table:table-cell>
              <table:table-cell office:value-type="float" office:value="0.29335">
                <text:p>0.29335</text:p>
              </table:table-cell>
              <table:table-cell office:value-type="float" office:value="0.327073">
                <text:p>0.327073</text:p>
              </table:table-cell>
              <table:table-cell office:value-type="float" office:value="0.365874">
                <text:p>0.365874</text:p>
              </table:table-cell>
              <table:table-cell office:value-type="float" office:value="0.428558">
                <text:p>0.428558</text:p>
              </table:table-cell>
              <table:table-cell office:value-type="float" office:value="0.474852">
                <text:p>0.474852</text:p>
              </table:table-cell>
              <table:table-cell office:value-type="float" office:value="0.212358">
                <text:p>0.21235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058714">
                <text:p>-0.058714</text:p>
              </table:table-cell>
              <table:table-cell office:value-type="float" office:value="0.06803">
                <text:p>0.06803</text:p>
              </table:table-cell>
              <table:table-cell office:value-type="float" office:value="0.0986">
                <text:p>0.0986</text:p>
              </table:table-cell>
              <table:table-cell office:value-type="float" office:value="0.156959">
                <text:p>0.156959</text:p>
              </table:table-cell>
              <table:table-cell office:value-type="float" office:value="0.216389">
                <text:p>0.216389</text:p>
              </table:table-cell>
              <table:table-cell office:value-type="float" office:value="0.262794">
                <text:p>0.262794</text:p>
              </table:table-cell>
              <table:table-cell office:value-type="float" office:value="0.293973">
                <text:p>0.293973</text:p>
              </table:table-cell>
              <table:table-cell office:value-type="float" office:value="0.317907">
                <text:p>0.317907</text:p>
              </table:table-cell>
              <table:table-cell office:value-type="float" office:value="0.350408">
                <text:p>0.350408</text:p>
              </table:table-cell>
              <table:table-cell office:value-type="float" office:value="0.427757">
                <text:p>0.427757</text:p>
              </table:table-cell>
              <table:table-cell office:value-type="float" office:value="0.474852">
                <text:p>0.474852</text:p>
              </table:table-cell>
              <table:table-cell office:value-type="float" office:value="0.21341">
                <text:p>0.213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023841">
                <text:p>-0.023841</text:p>
              </table:table-cell>
              <table:table-cell office:value-type="float" office:value="0.058951">
                <text:p>0.058951</text:p>
              </table:table-cell>
              <table:table-cell office:value-type="float" office:value="0.093918">
                <text:p>0.093918</text:p>
              </table:table-cell>
              <table:table-cell office:value-type="float" office:value="0.147974">
                <text:p>0.147974</text:p>
              </table:table-cell>
              <table:table-cell office:value-type="float" office:value="0.211231">
                <text:p>0.211231</text:p>
              </table:table-cell>
              <table:table-cell office:value-type="float" office:value="0.259444">
                <text:p>0.259444</text:p>
              </table:table-cell>
              <table:table-cell office:value-type="float" office:value="0.296958">
                <text:p>0.296958</text:p>
              </table:table-cell>
              <table:table-cell office:value-type="float" office:value="0.330792">
                <text:p>0.330792</text:p>
              </table:table-cell>
              <table:table-cell office:value-type="float" office:value="0.379558">
                <text:p>0.379558</text:p>
              </table:table-cell>
              <table:table-cell office:value-type="float" office:value="0.430507">
                <text:p>0.430507</text:p>
              </table:table-cell>
              <table:table-cell office:value-type="float" office:value="0.474852">
                <text:p>0.474852</text:p>
              </table:table-cell>
              <table:table-cell office:value-type="float" office:value="0.218549">
                <text:p>0.21854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0.228963">
                <text:p>-0.228963</text:p>
              </table:table-cell>
              <table:table-cell office:value-type="float" office:value="0.064107">
                <text:p>0.064107</text:p>
              </table:table-cell>
              <table:table-cell office:value-type="float" office:value="0.098036">
                <text:p>0.098036</text:p>
              </table:table-cell>
              <table:table-cell office:value-type="float" office:value="0.155096">
                <text:p>0.155096</text:p>
              </table:table-cell>
              <table:table-cell office:value-type="float" office:value="0.227289">
                <text:p>0.227289</text:p>
              </table:table-cell>
              <table:table-cell office:value-type="float" office:value="0.26963">
                <text:p>0.26963</text:p>
              </table:table-cell>
              <table:table-cell office:value-type="float" office:value="0.30667">
                <text:p>0.30667</text:p>
              </table:table-cell>
              <table:table-cell office:value-type="float" office:value="0.342494">
                <text:p>0.342494</text:p>
              </table:table-cell>
              <table:table-cell office:value-type="float" office:value="0.390407">
                <text:p>0.390407</text:p>
              </table:table-cell>
              <table:table-cell office:value-type="float" office:value="0.433951">
                <text:p>0.433951</text:p>
              </table:table-cell>
              <table:table-cell office:value-type="float" office:value="0.474852">
                <text:p>0.474852</text:p>
              </table:table-cell>
              <table:table-cell office:value-type="float" office:value="0.205872">
                <text:p>0.20587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11203">
                <text:p>-0.11203</text:p>
              </table:table-cell>
              <table:table-cell office:value-type="float" office:value="0.064216">
                <text:p>0.064216</text:p>
              </table:table-cell>
              <table:table-cell office:value-type="float" office:value="0.096332">
                <text:p>0.096332</text:p>
              </table:table-cell>
              <table:table-cell office:value-type="float" office:value="0.144192">
                <text:p>0.144192</text:p>
              </table:table-cell>
              <table:table-cell office:value-type="float" office:value="0.203369">
                <text:p>0.203369</text:p>
              </table:table-cell>
              <table:table-cell office:value-type="float" office:value="0.263874">
                <text:p>0.263874</text:p>
              </table:table-cell>
              <table:table-cell office:value-type="float" office:value="0.309279">
                <text:p>0.309279</text:p>
              </table:table-cell>
              <table:table-cell office:value-type="float" office:value="0.343894">
                <text:p>0.343894</text:p>
              </table:table-cell>
              <table:table-cell office:value-type="float" office:value="0.387424">
                <text:p>0.387424</text:p>
              </table:table-cell>
              <table:table-cell office:value-type="float" office:value="0.42944">
                <text:p>0.42944</text:p>
              </table:table-cell>
              <table:table-cell office:value-type="float" office:value="0.474852">
                <text:p>0.474852</text:p>
              </table:table-cell>
              <table:table-cell office:value-type="float" office:value="0.212999">
                <text:p>0.212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06404">
                <text:p>-0.06404</text:p>
              </table:table-cell>
              <table:table-cell office:value-type="float" office:value="0.076485">
                <text:p>0.076485</text:p>
              </table:table-cell>
              <table:table-cell office:value-type="float" office:value="0.118093">
                <text:p>0.118093</text:p>
              </table:table-cell>
              <table:table-cell office:value-type="float" office:value="0.163922">
                <text:p>0.163922</text:p>
              </table:table-cell>
              <table:table-cell office:value-type="float" office:value="0.21767">
                <text:p>0.21767</text:p>
              </table:table-cell>
              <table:table-cell office:value-type="float" office:value="0.261604">
                <text:p>0.261604</text:p>
              </table:table-cell>
              <table:table-cell office:value-type="float" office:value="0.313513">
                <text:p>0.313513</text:p>
              </table:table-cell>
              <table:table-cell office:value-type="float" office:value="0.353418">
                <text:p>0.353418</text:p>
              </table:table-cell>
              <table:table-cell office:value-type="float" office:value="0.385583">
                <text:p>0.385583</text:p>
              </table:table-cell>
              <table:table-cell office:value-type="float" office:value="0.427472">
                <text:p>0.427472</text:p>
              </table:table-cell>
              <table:table-cell office:value-type="float" office:value="0.474852">
                <text:p>0.474852</text:p>
              </table:table-cell>
              <table:table-cell office:value-type="float" office:value="0.225372">
                <text:p>0.22537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01298">
                <text:p>-0.01298</text:p>
              </table:table-cell>
              <table:table-cell office:value-type="float" office:value="0.072138">
                <text:p>0.072138</text:p>
              </table:table-cell>
              <table:table-cell office:value-type="float" office:value="0.11923">
                <text:p>0.11923</text:p>
              </table:table-cell>
              <table:table-cell office:value-type="float" office:value="0.169737">
                <text:p>0.169737</text:p>
              </table:table-cell>
              <table:table-cell office:value-type="float" office:value="0.222818">
                <text:p>0.222818</text:p>
              </table:table-cell>
              <table:table-cell office:value-type="float" office:value="0.261655">
                <text:p>0.261655</text:p>
              </table:table-cell>
              <table:table-cell office:value-type="float" office:value="0.30397">
                <text:p>0.30397</text:p>
              </table:table-cell>
              <table:table-cell office:value-type="float" office:value="0.349971">
                <text:p>0.349971</text:p>
              </table:table-cell>
              <table:table-cell office:value-type="float" office:value="0.389041">
                <text:p>0.389041</text:p>
              </table:table-cell>
              <table:table-cell office:value-type="float" office:value="0.433097">
                <text:p>0.433097</text:p>
              </table:table-cell>
              <table:table-cell office:value-type="float" office:value="0.474852">
                <text:p>0.474852</text:p>
              </table:table-cell>
              <table:table-cell office:value-type="float" office:value="0.230868">
                <text:p>0.2308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29233">
                <text:p>0.029233</text:p>
              </table:table-cell>
              <table:table-cell office:value-type="float" office:value="0.090524">
                <text:p>0.090524</text:p>
              </table:table-cell>
              <table:table-cell office:value-type="float" office:value="0.132378">
                <text:p>0.132378</text:p>
              </table:table-cell>
              <table:table-cell office:value-type="float" office:value="0.177186">
                <text:p>0.177186</text:p>
              </table:table-cell>
              <table:table-cell office:value-type="float" office:value="0.227816">
                <text:p>0.227816</text:p>
              </table:table-cell>
              <table:table-cell office:value-type="float" office:value="0.262375">
                <text:p>0.262375</text:p>
              </table:table-cell>
              <table:table-cell office:value-type="float" office:value="0.300846">
                <text:p>0.300846</text:p>
              </table:table-cell>
              <table:table-cell office:value-type="float" office:value="0.350338">
                <text:p>0.350338</text:p>
              </table:table-cell>
              <table:table-cell office:value-type="float" office:value="0.394172">
                <text:p>0.394172</text:p>
              </table:table-cell>
              <table:table-cell office:value-type="float" office:value="0.440632">
                <text:p>0.440632</text:p>
              </table:table-cell>
              <table:table-cell office:value-type="float" office:value="0.474852">
                <text:p>0.474852</text:p>
              </table:table-cell>
              <table:table-cell office:value-type="float" office:value="0.24055">
                <text:p>0.2405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765">
                <text:p>0.000765</text:p>
              </table:table-cell>
              <table:table-cell office:value-type="float" office:value="0.084033">
                <text:p>0.084033</text:p>
              </table:table-cell>
              <table:table-cell office:value-type="float" office:value="0.11904">
                <text:p>0.11904</text:p>
              </table:table-cell>
              <table:table-cell office:value-type="float" office:value="0.162623">
                <text:p>0.162623</text:p>
              </table:table-cell>
              <table:table-cell office:value-type="float" office:value="0.216088">
                <text:p>0.216088</text:p>
              </table:table-cell>
              <table:table-cell office:value-type="float" office:value="0.261951">
                <text:p>0.261951</text:p>
              </table:table-cell>
              <table:table-cell office:value-type="float" office:value="0.300452">
                <text:p>0.300452</text:p>
              </table:table-cell>
              <table:table-cell office:value-type="float" office:value="0.348891">
                <text:p>0.348891</text:p>
              </table:table-cell>
              <table:table-cell office:value-type="float" office:value="0.395896">
                <text:p>0.395896</text:p>
              </table:table-cell>
              <table:table-cell office:value-type="float" office:value="0.440102">
                <text:p>0.440102</text:p>
              </table:table-cell>
              <table:table-cell office:value-type="float" office:value="0.474852">
                <text:p>0.474852</text:p>
              </table:table-cell>
              <table:table-cell office:value-type="float" office:value="0.232984">
                <text:p>0.23298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121622">
                <text:p>-0.121622</text:p>
              </table:table-cell>
              <table:table-cell office:value-type="float" office:value="0.096215">
                <text:p>0.096215</text:p>
              </table:table-cell>
              <table:table-cell office:value-type="float" office:value="0.132657">
                <text:p>0.132657</text:p>
              </table:table-cell>
              <table:table-cell office:value-type="float" office:value="0.185003">
                <text:p>0.185003</text:p>
              </table:table-cell>
              <table:table-cell office:value-type="float" office:value="0.242769">
                <text:p>0.242769</text:p>
              </table:table-cell>
              <table:table-cell office:value-type="float" office:value="0.281932">
                <text:p>0.281932</text:p>
              </table:table-cell>
              <table:table-cell office:value-type="float" office:value="0.322856">
                <text:p>0.322856</text:p>
              </table:table-cell>
              <table:table-cell office:value-type="float" office:value="0.36595">
                <text:p>0.36595</text:p>
              </table:table-cell>
              <table:table-cell office:value-type="float" office:value="0.399427">
                <text:p>0.399427</text:p>
              </table:table-cell>
              <table:table-cell office:value-type="float" office:value="0.4364">
                <text:p>0.4364</text:p>
              </table:table-cell>
              <table:table-cell office:value-type="float" office:value="0.474852">
                <text:p>0.474852</text:p>
              </table:table-cell>
              <table:table-cell office:value-type="float" office:value="0.234159">
                <text:p>0.23415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1428">
                <text:p>0.001428</text:p>
              </table:table-cell>
              <table:table-cell office:value-type="float" office:value="0.091626">
                <text:p>0.091626</text:p>
              </table:table-cell>
              <table:table-cell office:value-type="float" office:value="0.141333">
                <text:p>0.141333</text:p>
              </table:table-cell>
              <table:table-cell office:value-type="float" office:value="0.217157">
                <text:p>0.217157</text:p>
              </table:table-cell>
              <table:table-cell office:value-type="float" office:value="0.258216">
                <text:p>0.258216</text:p>
              </table:table-cell>
              <table:table-cell office:value-type="float" office:value="0.298654">
                <text:p>0.298654</text:p>
              </table:table-cell>
              <table:table-cell office:value-type="float" office:value="0.331042">
                <text:p>0.331042</text:p>
              </table:table-cell>
              <table:table-cell office:value-type="float" office:value="0.361781">
                <text:p>0.361781</text:p>
              </table:table-cell>
              <table:table-cell office:value-type="float" office:value="0.399389">
                <text:p>0.399389</text:p>
              </table:table-cell>
              <table:table-cell office:value-type="float" office:value="0.434665">
                <text:p>0.434665</text:p>
              </table:table-cell>
              <table:table-cell office:value-type="float" office:value="0.474852">
                <text:p>0.474852</text:p>
              </table:table-cell>
              <table:table-cell office:value-type="float" office:value="0.253529">
                <text:p>0.25352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40007">
                <text:p>0.040007</text:p>
              </table:table-cell>
              <table:table-cell office:value-type="float" office:value="0.098378">
                <text:p>0.098378</text:p>
              </table:table-cell>
              <table:table-cell office:value-type="float" office:value="0.151551">
                <text:p>0.151551</text:p>
              </table:table-cell>
              <table:table-cell office:value-type="float" office:value="0.221457">
                <text:p>0.221457</text:p>
              </table:table-cell>
              <table:table-cell office:value-type="float" office:value="0.277355">
                <text:p>0.277355</text:p>
              </table:table-cell>
              <table:table-cell office:value-type="float" office:value="0.315226">
                <text:p>0.315226</text:p>
              </table:table-cell>
              <table:table-cell office:value-type="float" office:value="0.350522">
                <text:p>0.350522</text:p>
              </table:table-cell>
              <table:table-cell office:value-type="float" office:value="0.380429">
                <text:p>0.380429</text:p>
              </table:table-cell>
              <table:table-cell office:value-type="float" office:value="0.408094">
                <text:p>0.408094</text:p>
              </table:table-cell>
              <table:table-cell office:value-type="float" office:value="0.440015">
                <text:p>0.440015</text:p>
              </table:table-cell>
              <table:table-cell office:value-type="float" office:value="0.474852">
                <text:p>0.474852</text:p>
              </table:table-cell>
              <table:table-cell office:value-type="float" office:value="0.268303">
                <text:p>0.26830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029846">
                <text:p>-0.029846</text:p>
              </table:table-cell>
              <table:table-cell office:value-type="float" office:value="0.1079">
                <text:p>0.1079</text:p>
              </table:table-cell>
              <table:table-cell office:value-type="float" office:value="0.159419">
                <text:p>0.159419</text:p>
              </table:table-cell>
              <table:table-cell office:value-type="float" office:value="0.215616">
                <text:p>0.215616</text:p>
              </table:table-cell>
              <table:table-cell office:value-type="float" office:value="0.265686">
                <text:p>0.265686</text:p>
              </table:table-cell>
              <table:table-cell office:value-type="float" office:value="0.307608">
                <text:p>0.307608</text:p>
              </table:table-cell>
              <table:table-cell office:value-type="float" office:value="0.345681">
                <text:p>0.345681</text:p>
              </table:table-cell>
              <table:table-cell office:value-type="float" office:value="0.372167">
                <text:p>0.372167</text:p>
              </table:table-cell>
              <table:table-cell office:value-type="float" office:value="0.402935">
                <text:p>0.402935</text:p>
              </table:table-cell>
              <table:table-cell office:value-type="float" office:value="0.437803">
                <text:p>0.437803</text:p>
              </table:table-cell>
              <table:table-cell office:value-type="float" office:value="0.474852">
                <text:p>0.474852</text:p>
              </table:table-cell>
              <table:table-cell office:value-type="float" office:value="0.258497">
                <text:p>0.25849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7231">
                <text:p>0.07231</text:p>
              </table:table-cell>
              <table:table-cell office:value-type="float" office:value="0.11989">
                <text:p>0.11989</text:p>
              </table:table-cell>
              <table:table-cell office:value-type="float" office:value="0.175233">
                <text:p>0.175233</text:p>
              </table:table-cell>
              <table:table-cell office:value-type="float" office:value="0.227814">
                <text:p>0.227814</text:p>
              </table:table-cell>
              <table:table-cell office:value-type="float" office:value="0.269003">
                <text:p>0.269003</text:p>
              </table:table-cell>
              <table:table-cell office:value-type="float" office:value="0.308119">
                <text:p>0.308119</text:p>
              </table:table-cell>
              <table:table-cell office:value-type="float" office:value="0.342797">
                <text:p>0.342797</text:p>
              </table:table-cell>
              <table:table-cell office:value-type="float" office:value="0.372879">
                <text:p>0.372879</text:p>
              </table:table-cell>
              <table:table-cell office:value-type="float" office:value="0.401031">
                <text:p>0.401031</text:p>
              </table:table-cell>
              <table:table-cell office:value-type="float" office:value="0.435439">
                <text:p>0.435439</text:p>
              </table:table-cell>
              <table:table-cell office:value-type="float" office:value="0.474852">
                <text:p>0.474852</text:p>
              </table:table-cell>
              <table:table-cell office:value-type="float" office:value="0.272451">
                <text:p>0.27245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020751">
                <text:p>-0.020751</text:p>
              </table:table-cell>
              <table:table-cell office:value-type="float" office:value="0.116646">
                <text:p>0.116646</text:p>
              </table:table-cell>
              <table:table-cell office:value-type="float" office:value="0.174799">
                <text:p>0.174799</text:p>
              </table:table-cell>
              <table:table-cell office:value-type="float" office:value="0.213582">
                <text:p>0.213582</text:p>
              </table:table-cell>
              <table:table-cell office:value-type="float" office:value="0.256098">
                <text:p>0.256098</text:p>
              </table:table-cell>
              <table:table-cell office:value-type="float" office:value="0.298621">
                <text:p>0.298621</text:p>
              </table:table-cell>
              <table:table-cell office:value-type="float" office:value="0.34402">
                <text:p>0.34402</text:p>
              </table:table-cell>
              <table:table-cell office:value-type="float" office:value="0.375526">
                <text:p>0.375526</text:p>
              </table:table-cell>
              <table:table-cell office:value-type="float" office:value="0.402237">
                <text:p>0.402237</text:p>
              </table:table-cell>
              <table:table-cell office:value-type="float" office:value="0.439095">
                <text:p>0.439095</text:p>
              </table:table-cell>
              <table:table-cell office:value-type="float" office:value="0.474852">
                <text:p>0.474852</text:p>
              </table:table-cell>
              <table:table-cell office:value-type="float" office:value="0.259987">
                <text:p>0.2599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9347">
                <text:p>0.019347</text:p>
              </table:table-cell>
              <table:table-cell office:value-type="float" office:value="0.106429">
                <text:p>0.106429</text:p>
              </table:table-cell>
              <table:table-cell office:value-type="float" office:value="0.160612">
                <text:p>0.160612</text:p>
              </table:table-cell>
              <table:table-cell office:value-type="float" office:value="0.205631">
                <text:p>0.205631</text:p>
              </table:table-cell>
              <table:table-cell office:value-type="float" office:value="0.256238">
                <text:p>0.256238</text:p>
              </table:table-cell>
              <table:table-cell office:value-type="float" office:value="0.296105">
                <text:p>0.296105</text:p>
              </table:table-cell>
              <table:table-cell office:value-type="float" office:value="0.335189">
                <text:p>0.335189</text:p>
              </table:table-cell>
              <table:table-cell office:value-type="float" office:value="0.369405">
                <text:p>0.369405</text:p>
              </table:table-cell>
              <table:table-cell office:value-type="float" office:value="0.399893">
                <text:p>0.399893</text:p>
              </table:table-cell>
              <table:table-cell office:value-type="float" office:value="0.439435">
                <text:p>0.439435</text:p>
              </table:table-cell>
              <table:table-cell office:value-type="float" office:value="0.474852">
                <text:p>0.474852</text:p>
              </table:table-cell>
              <table:table-cell office:value-type="float" office:value="0.258828">
                <text:p>0.25882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7042">
                <text:p>0.057042</text:p>
              </table:table-cell>
              <table:table-cell office:value-type="float" office:value="0.109132">
                <text:p>0.109132</text:p>
              </table:table-cell>
              <table:table-cell office:value-type="float" office:value="0.157116">
                <text:p>0.157116</text:p>
              </table:table-cell>
              <table:table-cell office:value-type="float" office:value="0.199464">
                <text:p>0.199464</text:p>
              </table:table-cell>
              <table:table-cell office:value-type="float" office:value="0.243987">
                <text:p>0.243987</text:p>
              </table:table-cell>
              <table:table-cell office:value-type="float" office:value="0.291723">
                <text:p>0.291723</text:p>
              </table:table-cell>
              <table:table-cell office:value-type="float" office:value="0.333558">
                <text:p>0.333558</text:p>
              </table:table-cell>
              <table:table-cell office:value-type="float" office:value="0.370837">
                <text:p>0.370837</text:p>
              </table:table-cell>
              <table:table-cell office:value-type="float" office:value="0.398787">
                <text:p>0.398787</text:p>
              </table:table-cell>
              <table:table-cell office:value-type="float" office:value="0.437456">
                <text:p>0.437456</text:p>
              </table:table-cell>
              <table:table-cell office:value-type="float" office:value="0.474852">
                <text:p>0.474852</text:p>
              </table:table-cell>
              <table:table-cell office:value-type="float" office:value="0.25991">
                <text:p>0.259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10946">
                <text:p>0.010946</text:p>
              </table:table-cell>
              <table:table-cell office:value-type="float" office:value="0.107481">
                <text:p>0.107481</text:p>
              </table:table-cell>
              <table:table-cell office:value-type="float" office:value="0.157853">
                <text:p>0.157853</text:p>
              </table:table-cell>
              <table:table-cell office:value-type="float" office:value="0.204337">
                <text:p>0.204337</text:p>
              </table:table-cell>
              <table:table-cell office:value-type="float" office:value="0.259781">
                <text:p>0.259781</text:p>
              </table:table-cell>
              <table:table-cell office:value-type="float" office:value="0.297861">
                <text:p>0.297861</text:p>
              </table:table-cell>
              <table:table-cell office:value-type="float" office:value="0.334687">
                <text:p>0.334687</text:p>
              </table:table-cell>
              <table:table-cell office:value-type="float" office:value="0.375943">
                <text:p>0.375943</text:p>
              </table:table-cell>
              <table:table-cell office:value-type="float" office:value="0.407258">
                <text:p>0.407258</text:p>
              </table:table-cell>
              <table:table-cell office:value-type="float" office:value="0.448343">
                <text:p>0.448343</text:p>
              </table:table-cell>
              <table:table-cell office:value-type="float" office:value="0.474852">
                <text:p>0.474852</text:p>
              </table:table-cell>
              <table:table-cell office:value-type="float" office:value="0.260449">
                <text:p>0.26044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027761">
                <text:p>-0.027761</text:p>
              </table:table-cell>
              <table:table-cell office:value-type="float" office:value="0.093739">
                <text:p>0.093739</text:p>
              </table:table-cell>
              <table:table-cell office:value-type="float" office:value="0.132349">
                <text:p>0.132349</text:p>
              </table:table-cell>
              <table:table-cell office:value-type="float" office:value="0.175638">
                <text:p>0.175638</text:p>
              </table:table-cell>
              <table:table-cell office:value-type="float" office:value="0.230156">
                <text:p>0.230156</text:p>
              </table:table-cell>
              <table:table-cell office:value-type="float" office:value="0.267192">
                <text:p>0.267192</text:p>
              </table:table-cell>
              <table:table-cell office:value-type="float" office:value="0.311072">
                <text:p>0.311072</text:p>
              </table:table-cell>
              <table:table-cell office:value-type="float" office:value="0.356198">
                <text:p>0.356198</text:p>
              </table:table-cell>
              <table:table-cell office:value-type="float" office:value="0.391499">
                <text:p>0.391499</text:p>
              </table:table-cell>
              <table:table-cell office:value-type="float" office:value="0.435471">
                <text:p>0.435471</text:p>
              </table:table-cell>
              <table:table-cell office:value-type="float" office:value="0.474852">
                <text:p>0.474852</text:p>
              </table:table-cell>
              <table:table-cell office:value-type="float" office:value="0.236555">
                <text:p>0.23655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023817">
                <text:p>-0.023817</text:p>
              </table:table-cell>
              <table:table-cell office:value-type="float" office:value="0.100723">
                <text:p>0.100723</text:p>
              </table:table-cell>
              <table:table-cell office:value-type="float" office:value="0.156664">
                <text:p>0.156664</text:p>
              </table:table-cell>
              <table:table-cell office:value-type="float" office:value="0.212188">
                <text:p>0.212188</text:p>
              </table:table-cell>
              <table:table-cell office:value-type="float" office:value="0.251156">
                <text:p>0.251156</text:p>
              </table:table-cell>
              <table:table-cell office:value-type="float" office:value="0.292851">
                <text:p>0.292851</text:p>
              </table:table-cell>
              <table:table-cell office:value-type="float" office:value="0.337105">
                <text:p>0.337105</text:p>
              </table:table-cell>
              <table:table-cell office:value-type="float" office:value="0.372929">
                <text:p>0.372929</text:p>
              </table:table-cell>
              <table:table-cell office:value-type="float" office:value="0.402908">
                <text:p>0.402908</text:p>
              </table:table-cell>
              <table:table-cell office:value-type="float" office:value="0.441045">
                <text:p>0.441045</text:p>
              </table:table-cell>
              <table:table-cell office:value-type="float" office:value="0.474852">
                <text:p>0.474852</text:p>
              </table:table-cell>
              <table:table-cell office:value-type="float" office:value="0.254375">
                <text:p>0.25437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8955">
                <text:p>0.008955</text:p>
              </table:table-cell>
              <table:table-cell office:value-type="float" office:value="0.120045">
                <text:p>0.120045</text:p>
              </table:table-cell>
              <table:table-cell office:value-type="float" office:value="0.185364">
                <text:p>0.185364</text:p>
              </table:table-cell>
              <table:table-cell office:value-type="float" office:value="0.230551">
                <text:p>0.230551</text:p>
              </table:table-cell>
              <table:table-cell office:value-type="float" office:value="0.270942">
                <text:p>0.270942</text:p>
              </table:table-cell>
              <table:table-cell office:value-type="float" office:value="0.297662">
                <text:p>0.297662</text:p>
              </table:table-cell>
              <table:table-cell office:value-type="float" office:value="0.333279">
                <text:p>0.333279</text:p>
              </table:table-cell>
              <table:table-cell office:value-type="float" office:value="0.371881">
                <text:p>0.371881</text:p>
              </table:table-cell>
              <table:table-cell office:value-type="float" office:value="0.404115">
                <text:p>0.404115</text:p>
              </table:table-cell>
              <table:table-cell office:value-type="float" office:value="0.432149">
                <text:p>0.432149</text:p>
              </table:table-cell>
              <table:table-cell office:value-type="float" office:value="0.474852">
                <text:p>0.474852</text:p>
              </table:table-cell>
              <table:table-cell office:value-type="float" office:value="0.265494">
                <text:p>0.26549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065355">
                <text:p>-0.065355</text:p>
              </table:table-cell>
              <table:table-cell office:value-type="float" office:value="0.119987">
                <text:p>0.119987</text:p>
              </table:table-cell>
              <table:table-cell office:value-type="float" office:value="0.182195">
                <text:p>0.182195</text:p>
              </table:table-cell>
              <table:table-cell office:value-type="float" office:value="0.231585">
                <text:p>0.231585</text:p>
              </table:table-cell>
              <table:table-cell office:value-type="float" office:value="0.278954">
                <text:p>0.278954</text:p>
              </table:table-cell>
              <table:table-cell office:value-type="float" office:value="0.304128">
                <text:p>0.304128</text:p>
              </table:table-cell>
              <table:table-cell office:value-type="float" office:value="0.338633">
                <text:p>0.338633</text:p>
              </table:table-cell>
              <table:table-cell office:value-type="float" office:value="0.366819">
                <text:p>0.366819</text:p>
              </table:table-cell>
              <table:table-cell office:value-type="float" office:value="0.397181">
                <text:p>0.397181</text:p>
              </table:table-cell>
              <table:table-cell office:value-type="float" office:value="0.430606">
                <text:p>0.430606</text:p>
              </table:table-cell>
              <table:table-cell office:value-type="float" office:value="0.474852">
                <text:p>0.474852</text:p>
              </table:table-cell>
              <table:table-cell office:value-type="float" office:value="0.258473">
                <text:p>0.25847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029418">
                <text:p>-0.029418</text:p>
              </table:table-cell>
              <table:table-cell office:value-type="float" office:value="0.108208">
                <text:p>0.108208</text:p>
              </table:table-cell>
              <table:table-cell office:value-type="float" office:value="0.16533">
                <text:p>0.16533</text:p>
              </table:table-cell>
              <table:table-cell office:value-type="float" office:value="0.218259">
                <text:p>0.218259</text:p>
              </table:table-cell>
              <table:table-cell office:value-type="float" office:value="0.262596">
                <text:p>0.262596</text:p>
              </table:table-cell>
              <table:table-cell office:value-type="float" office:value="0.303602">
                <text:p>0.303602</text:p>
              </table:table-cell>
              <table:table-cell office:value-type="float" office:value="0.329824">
                <text:p>0.329824</text:p>
              </table:table-cell>
              <table:table-cell office:value-type="float" office:value="0.357879">
                <text:p>0.357879</text:p>
              </table:table-cell>
              <table:table-cell office:value-type="float" office:value="0.383229">
                <text:p>0.383229</text:p>
              </table:table-cell>
              <table:table-cell office:value-type="float" office:value="0.431377">
                <text:p>0.431377</text:p>
              </table:table-cell>
              <table:table-cell office:value-type="float" office:value="0.474852">
                <text:p>0.474852</text:p>
              </table:table-cell>
              <table:table-cell office:value-type="float" office:value="0.253089">
                <text:p>0.25308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157074">
                <text:p>-0.157074</text:p>
              </table:table-cell>
              <table:table-cell office:value-type="float" office:value="0.108063">
                <text:p>0.108063</text:p>
              </table:table-cell>
              <table:table-cell office:value-type="float" office:value="0.175756">
                <text:p>0.175756</text:p>
              </table:table-cell>
              <table:table-cell office:value-type="float" office:value="0.237207">
                <text:p>0.237207</text:p>
              </table:table-cell>
              <table:table-cell office:value-type="float" office:value="0.28996">
                <text:p>0.28996</text:p>
              </table:table-cell>
              <table:table-cell office:value-type="float" office:value="0.316595">
                <text:p>0.316595</text:p>
              </table:table-cell>
              <table:table-cell office:value-type="float" office:value="0.345844">
                <text:p>0.345844</text:p>
              </table:table-cell>
              <table:table-cell office:value-type="float" office:value="0.360956">
                <text:p>0.360956</text:p>
              </table:table-cell>
              <table:table-cell office:value-type="float" office:value="0.383615">
                <text:p>0.383615</text:p>
              </table:table-cell>
              <table:table-cell office:value-type="float" office:value="0.426496">
                <text:p>0.426496</text:p>
              </table:table-cell>
              <table:table-cell office:value-type="float" office:value="0.474852">
                <text:p>0.474852</text:p>
              </table:table-cell>
              <table:table-cell office:value-type="float" office:value="0.248742">
                <text:p>0.24874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18074">
                <text:p>0.018074</text:p>
              </table:table-cell>
              <table:table-cell office:value-type="float" office:value="0.121224">
                <text:p>0.121224</text:p>
              </table:table-cell>
              <table:table-cell office:value-type="float" office:value="0.185007">
                <text:p>0.185007</text:p>
              </table:table-cell>
              <table:table-cell office:value-type="float" office:value="0.247484">
                <text:p>0.247484</text:p>
              </table:table-cell>
              <table:table-cell office:value-type="float" office:value="0.296778">
                <text:p>0.296778</text:p>
              </table:table-cell>
              <table:table-cell office:value-type="float" office:value="0.330406">
                <text:p>0.330406</text:p>
              </table:table-cell>
              <table:table-cell office:value-type="float" office:value="0.354424">
                <text:p>0.354424</text:p>
              </table:table-cell>
              <table:table-cell office:value-type="float" office:value="0.372725">
                <text:p>0.372725</text:p>
              </table:table-cell>
              <table:table-cell office:value-type="float" office:value="0.399763">
                <text:p>0.399763</text:p>
              </table:table-cell>
              <table:table-cell office:value-type="float" office:value="0.435748">
                <text:p>0.435748</text:p>
              </table:table-cell>
              <table:table-cell office:value-type="float" office:value="0.474852">
                <text:p>0.474852</text:p>
              </table:table-cell>
              <table:table-cell office:value-type="float" office:value="0.276163">
                <text:p>0.27616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55651">
                <text:p>0.055651</text:p>
              </table:table-cell>
              <table:table-cell office:value-type="float" office:value="0.105923">
                <text:p>0.105923</text:p>
              </table:table-cell>
              <table:table-cell office:value-type="float" office:value="0.174277">
                <text:p>0.174277</text:p>
              </table:table-cell>
              <table:table-cell office:value-type="float" office:value="0.229946">
                <text:p>0.229946</text:p>
              </table:table-cell>
              <table:table-cell office:value-type="float" office:value="0.270231">
                <text:p>0.270231</text:p>
              </table:table-cell>
              <table:table-cell office:value-type="float" office:value="0.301931">
                <text:p>0.301931</text:p>
              </table:table-cell>
              <table:table-cell office:value-type="float" office:value="0.340135">
                <text:p>0.340135</text:p>
              </table:table-cell>
              <table:table-cell office:value-type="float" office:value="0.361782">
                <text:p>0.361782</text:p>
              </table:table-cell>
              <table:table-cell office:value-type="float" office:value="0.38887">
                <text:p>0.38887</text:p>
              </table:table-cell>
              <table:table-cell office:value-type="float" office:value="0.430318">
                <text:p>0.430318</text:p>
              </table:table-cell>
              <table:table-cell office:value-type="float" office:value="0.474852">
                <text:p>0.474852</text:p>
              </table:table-cell>
              <table:table-cell office:value-type="float" office:value="0.265906">
                <text:p>0.26590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025653">
                <text:p>-0.025653</text:p>
              </table:table-cell>
              <table:table-cell office:value-type="float" office:value="0.108111">
                <text:p>0.108111</text:p>
              </table:table-cell>
              <table:table-cell office:value-type="float" office:value="0.170348">
                <text:p>0.170348</text:p>
              </table:table-cell>
              <table:table-cell office:value-type="float" office:value="0.229226">
                <text:p>0.229226</text:p>
              </table:table-cell>
              <table:table-cell office:value-type="float" office:value="0.273464">
                <text:p>0.273464</text:p>
              </table:table-cell>
              <table:table-cell office:value-type="float" office:value="0.307821">
                <text:p>0.307821</text:p>
              </table:table-cell>
              <table:table-cell office:value-type="float" office:value="0.343027">
                <text:p>0.343027</text:p>
              </table:table-cell>
              <table:table-cell office:value-type="float" office:value="0.364477">
                <text:p>0.364477</text:p>
              </table:table-cell>
              <table:table-cell office:value-type="float" office:value="0.39496">
                <text:p>0.39496</text:p>
              </table:table-cell>
              <table:table-cell office:value-type="float" office:value="0.43055">
                <text:p>0.43055</text:p>
              </table:table-cell>
              <table:table-cell office:value-type="float" office:value="0.474852">
                <text:p>0.474852</text:p>
              </table:table-cell>
              <table:table-cell office:value-type="float" office:value="0.259633">
                <text:p>0.2596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015557">
                <text:p>-0.015557</text:p>
              </table:table-cell>
              <table:table-cell office:value-type="float" office:value="0.112329">
                <text:p>0.112329</text:p>
              </table:table-cell>
              <table:table-cell office:value-type="float" office:value="0.17682">
                <text:p>0.17682</text:p>
              </table:table-cell>
              <table:table-cell office:value-type="float" office:value="0.229875">
                <text:p>0.229875</text:p>
              </table:table-cell>
              <table:table-cell office:value-type="float" office:value="0.273921">
                <text:p>0.273921</text:p>
              </table:table-cell>
              <table:table-cell office:value-type="float" office:value="0.301248">
                <text:p>0.301248</text:p>
              </table:table-cell>
              <table:table-cell office:value-type="float" office:value="0.339366">
                <text:p>0.339366</text:p>
              </table:table-cell>
              <table:table-cell office:value-type="float" office:value="0.365092">
                <text:p>0.365092</text:p>
              </table:table-cell>
              <table:table-cell office:value-type="float" office:value="0.389223">
                <text:p>0.389223</text:p>
              </table:table-cell>
              <table:table-cell office:value-type="float" office:value="0.431236">
                <text:p>0.431236</text:p>
              </table:table-cell>
              <table:table-cell office:value-type="float" office:value="0.474852">
                <text:p>0.474852</text:p>
              </table:table-cell>
              <table:table-cell office:value-type="float" office:value="0.260355">
                <text:p>0.26035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72771">
                <text:p>0.072771</text:p>
              </table:table-cell>
              <table:table-cell office:value-type="float" office:value="0.133264">
                <text:p>0.133264</text:p>
              </table:table-cell>
              <table:table-cell office:value-type="float" office:value="0.195571">
                <text:p>0.195571</text:p>
              </table:table-cell>
              <table:table-cell office:value-type="float" office:value="0.235245">
                <text:p>0.235245</text:p>
              </table:table-cell>
              <table:table-cell office:value-type="float" office:value="0.275368">
                <text:p>0.275368</text:p>
              </table:table-cell>
              <table:table-cell office:value-type="float" office:value="0.30837">
                <text:p>0.30837</text:p>
              </table:table-cell>
              <table:table-cell office:value-type="float" office:value="0.344797">
                <text:p>0.344797</text:p>
              </table:table-cell>
              <table:table-cell office:value-type="float" office:value="0.368033">
                <text:p>0.368033</text:p>
              </table:table-cell>
              <table:table-cell office:value-type="float" office:value="0.391931">
                <text:p>0.391931</text:p>
              </table:table-cell>
              <table:table-cell office:value-type="float" office:value="0.434495">
                <text:p>0.434495</text:p>
              </table:table-cell>
              <table:table-cell office:value-type="float" office:value="0.474852">
                <text:p>0.474852</text:p>
              </table:table-cell>
              <table:table-cell office:value-type="float" office:value="0.275985">
                <text:p>0.27598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67473">
                <text:p>0.067473</text:p>
              </table:table-cell>
              <table:table-cell office:value-type="float" office:value="0.131451">
                <text:p>0.131451</text:p>
              </table:table-cell>
              <table:table-cell office:value-type="float" office:value="0.190703">
                <text:p>0.190703</text:p>
              </table:table-cell>
              <table:table-cell office:value-type="float" office:value="0.236011">
                <text:p>0.236011</text:p>
              </table:table-cell>
              <table:table-cell office:value-type="float" office:value="0.27869">
                <text:p>0.27869</text:p>
              </table:table-cell>
              <table:table-cell office:value-type="float" office:value="0.310496">
                <text:p>0.310496</text:p>
              </table:table-cell>
              <table:table-cell office:value-type="float" office:value="0.347131">
                <text:p>0.347131</text:p>
              </table:table-cell>
              <table:table-cell office:value-type="float" office:value="0.37298">
                <text:p>0.37298</text:p>
              </table:table-cell>
              <table:table-cell office:value-type="float" office:value="0.397495">
                <text:p>0.397495</text:p>
              </table:table-cell>
              <table:table-cell office:value-type="float" office:value="0.42969">
                <text:p>0.42969</text:p>
              </table:table-cell>
              <table:table-cell office:value-type="float" office:value="0.474852">
                <text:p>0.474852</text:p>
              </table:table-cell>
              <table:table-cell office:value-type="float" office:value="0.276212">
                <text:p>0.27621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071697">
                <text:p>-0.071697</text:p>
              </table:table-cell>
              <table:table-cell office:value-type="float" office:value="0.099116">
                <text:p>0.099116</text:p>
              </table:table-cell>
              <table:table-cell office:value-type="float" office:value="0.144012">
                <text:p>0.144012</text:p>
              </table:table-cell>
              <table:table-cell office:value-type="float" office:value="0.203058">
                <text:p>0.203058</text:p>
              </table:table-cell>
              <table:table-cell office:value-type="float" office:value="0.255489">
                <text:p>0.255489</text:p>
              </table:table-cell>
              <table:table-cell office:value-type="float" office:value="0.294443">
                <text:p>0.294443</text:p>
              </table:table-cell>
              <table:table-cell office:value-type="float" office:value="0.336359">
                <text:p>0.336359</text:p>
              </table:table-cell>
              <table:table-cell office:value-type="float" office:value="0.356265">
                <text:p>0.356265</text:p>
              </table:table-cell>
              <table:table-cell office:value-type="float" office:value="0.382332">
                <text:p>0.382332</text:p>
              </table:table-cell>
              <table:table-cell office:value-type="float" office:value="0.425782">
                <text:p>0.425782</text:p>
              </table:table-cell>
              <table:table-cell office:value-type="float" office:value="0.474852">
                <text:p>0.474852</text:p>
              </table:table-cell>
              <table:table-cell office:value-type="float" office:value="0.242516">
                <text:p>0.2425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066011">
                <text:p>-0.066011</text:p>
              </table:table-cell>
              <table:table-cell office:value-type="float" office:value="0.107995">
                <text:p>0.107995</text:p>
              </table:table-cell>
              <table:table-cell office:value-type="float" office:value="0.163398">
                <text:p>0.163398</text:p>
              </table:table-cell>
              <table:table-cell office:value-type="float" office:value="0.204087">
                <text:p>0.204087</text:p>
              </table:table-cell>
              <table:table-cell office:value-type="float" office:value="0.249301">
                <text:p>0.249301</text:p>
              </table:table-cell>
              <table:table-cell office:value-type="float" office:value="0.288124">
                <text:p>0.288124</text:p>
              </table:table-cell>
              <table:table-cell office:value-type="float" office:value="0.331736">
                <text:p>0.331736</text:p>
              </table:table-cell>
              <table:table-cell office:value-type="float" office:value="0.358034">
                <text:p>0.358034</text:p>
              </table:table-cell>
              <table:table-cell office:value-type="float" office:value="0.375852">
                <text:p>0.375852</text:p>
              </table:table-cell>
              <table:table-cell office:value-type="float" office:value="0.417982">
                <text:p>0.417982</text:p>
              </table:table-cell>
              <table:table-cell office:value-type="float" office:value="0.474852">
                <text:p>0.474852</text:p>
              </table:table-cell>
              <table:table-cell office:value-type="float" office:value="0.24305">
                <text:p>0.2430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026661">
                <text:p>-0.026661</text:p>
              </table:table-cell>
              <table:table-cell office:value-type="float" office:value="0.115726">
                <text:p>0.115726</text:p>
              </table:table-cell>
              <table:table-cell office:value-type="float" office:value="0.169265">
                <text:p>0.169265</text:p>
              </table:table-cell>
              <table:table-cell office:value-type="float" office:value="0.215166">
                <text:p>0.215166</text:p>
              </table:table-cell>
              <table:table-cell office:value-type="float" office:value="0.263992">
                <text:p>0.263992</text:p>
              </table:table-cell>
              <table:table-cell office:value-type="float" office:value="0.306215">
                <text:p>0.306215</text:p>
              </table:table-cell>
              <table:table-cell office:value-type="float" office:value="0.346244">
                <text:p>0.346244</text:p>
              </table:table-cell>
              <table:table-cell office:value-type="float" office:value="0.369405">
                <text:p>0.369405</text:p>
              </table:table-cell>
              <table:table-cell office:value-type="float" office:value="0.393382">
                <text:p>0.393382</text:p>
              </table:table-cell>
              <table:table-cell office:value-type="float" office:value="0.432386">
                <text:p>0.432386</text:p>
              </table:table-cell>
              <table:table-cell office:value-type="float" office:value="0.474852">
                <text:p>0.474852</text:p>
              </table:table-cell>
              <table:table-cell office:value-type="float" office:value="0.258512">
                <text:p>0.25851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188886">
                <text:p>-0.188886</text:p>
              </table:table-cell>
              <table:table-cell office:value-type="float" office:value="0.137079">
                <text:p>0.137079</text:p>
              </table:table-cell>
              <table:table-cell office:value-type="float" office:value="0.197224">
                <text:p>0.197224</text:p>
              </table:table-cell>
              <table:table-cell office:value-type="float" office:value="0.24802">
                <text:p>0.24802</text:p>
              </table:table-cell>
              <table:table-cell office:value-type="float" office:value="0.282338">
                <text:p>0.282338</text:p>
              </table:table-cell>
              <table:table-cell office:value-type="float" office:value="0.323028">
                <text:p>0.323028</text:p>
              </table:table-cell>
              <table:table-cell office:value-type="float" office:value="0.355795">
                <text:p>0.355795</text:p>
              </table:table-cell>
              <table:table-cell office:value-type="float" office:value="0.373229">
                <text:p>0.373229</text:p>
              </table:table-cell>
              <table:table-cell office:value-type="float" office:value="0.394164">
                <text:p>0.394164</text:p>
              </table:table-cell>
              <table:table-cell office:value-type="float" office:value="0.428901">
                <text:p>0.428901</text:p>
              </table:table-cell>
              <table:table-cell office:value-type="float" office:value="0.474852">
                <text:p>0.474852</text:p>
              </table:table-cell>
              <table:table-cell office:value-type="float" office:value="0.255089">
                <text:p>0.25508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055487">
                <text:p>-0.055487</text:p>
              </table:table-cell>
              <table:table-cell office:value-type="float" office:value="0.149593">
                <text:p>0.149593</text:p>
              </table:table-cell>
              <table:table-cell office:value-type="float" office:value="0.196023">
                <text:p>0.196023</text:p>
              </table:table-cell>
              <table:table-cell office:value-type="float" office:value="0.248652">
                <text:p>0.248652</text:p>
              </table:table-cell>
              <table:table-cell office:value-type="float" office:value="0.280696">
                <text:p>0.280696</text:p>
              </table:table-cell>
              <table:table-cell office:value-type="float" office:value="0.320489">
                <text:p>0.320489</text:p>
              </table:table-cell>
              <table:table-cell office:value-type="float" office:value="0.351011">
                <text:p>0.351011</text:p>
              </table:table-cell>
              <table:table-cell office:value-type="float" office:value="0.373442">
                <text:p>0.373442</text:p>
              </table:table-cell>
              <table:table-cell office:value-type="float" office:value="0.394728">
                <text:p>0.394728</text:p>
              </table:table-cell>
              <table:table-cell office:value-type="float" office:value="0.425215">
                <text:p>0.425215</text:p>
              </table:table-cell>
              <table:table-cell office:value-type="float" office:value="0.474852">
                <text:p>0.474852</text:p>
              </table:table-cell>
              <table:table-cell office:value-type="float" office:value="0.268436">
                <text:p>0.26843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0.010025">
                <text:p>-0.010025</text:p>
              </table:table-cell>
              <table:table-cell office:value-type="float" office:value="0.14093">
                <text:p>0.14093</text:p>
              </table:table-cell>
              <table:table-cell office:value-type="float" office:value="0.193454">
                <text:p>0.193454</text:p>
              </table:table-cell>
              <table:table-cell office:value-type="float" office:value="0.240555">
                <text:p>0.240555</text:p>
              </table:table-cell>
              <table:table-cell office:value-type="float" office:value="0.269924">
                <text:p>0.269924</text:p>
              </table:table-cell>
              <table:table-cell office:value-type="float" office:value="0.300691">
                <text:p>0.300691</text:p>
              </table:table-cell>
              <table:table-cell office:value-type="float" office:value="0.336058">
                <text:p>0.336058</text:p>
              </table:table-cell>
              <table:table-cell office:value-type="float" office:value="0.36825">
                <text:p>0.36825</text:p>
              </table:table-cell>
              <table:table-cell office:value-type="float" office:value="0.392499">
                <text:p>0.392499</text:p>
              </table:table-cell>
              <table:table-cell office:value-type="float" office:value="0.424421">
                <text:p>0.424421</text:p>
              </table:table-cell>
              <table:table-cell office:value-type="float" office:value="0.474852">
                <text:p>0.474852</text:p>
              </table:table-cell>
              <table:table-cell office:value-type="float" office:value="0.265676">
                <text:p>0.26567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02162">
                <text:p>-0.02162</text:p>
              </table:table-cell>
              <table:table-cell office:value-type="float" office:value="0.121741">
                <text:p>0.121741</text:p>
              </table:table-cell>
              <table:table-cell office:value-type="float" office:value="0.175691">
                <text:p>0.175691</text:p>
              </table:table-cell>
              <table:table-cell office:value-type="float" office:value="0.222233">
                <text:p>0.222233</text:p>
              </table:table-cell>
              <table:table-cell office:value-type="float" office:value="0.264183">
                <text:p>0.264183</text:p>
              </table:table-cell>
              <table:table-cell office:value-type="float" office:value="0.284907">
                <text:p>0.284907</text:p>
              </table:table-cell>
              <table:table-cell office:value-type="float" office:value="0.313771">
                <text:p>0.313771</text:p>
              </table:table-cell>
              <table:table-cell office:value-type="float" office:value="0.343313">
                <text:p>0.343313</text:p>
              </table:table-cell>
              <table:table-cell office:value-type="float" office:value="0.381993">
                <text:p>0.381993</text:p>
              </table:table-cell>
              <table:table-cell office:value-type="float" office:value="0.423378">
                <text:p>0.423378</text:p>
              </table:table-cell>
              <table:table-cell office:value-type="float" office:value="0.474852">
                <text:p>0.474852</text:p>
              </table:table-cell>
              <table:table-cell office:value-type="float" office:value="0.250959">
                <text:p>0.250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